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 manifest:media-type="application/vnd.oasis.opendocument.formula"/>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7/content.xml" manifest:media-type="text/xml"/>
  <manifest:file-entry manifest:full-path="Object 7/Configurations2/" manifest:media-type="application/vnd.sun.xml.ui.configuration"/>
  <manifest:file-entry manifest:full-path="Object 7/settings.xml" manifest:media-type="text/xml"/>
  <manifest:file-entry manifest:full-path="Object 7/" manifest:version="1.2"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Pictures/1000000000000462000000587CE155E8D689C890.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Bitstream Vera Sans" svg:font-family="'Bitstream Vera Sans'" style:font-adornments="Roman" style:font-family-generic="swiss" style:font-pitch="variable"/>
    <style:font-face style:name="Bitstream Vera Sans1" svg:font-family="'Bitstream Vera Sans'" style:font-adornments="Gras" style:font-family-generic="swiss" style:font-pitch="variable"/>
    <style:font-face style:name="Bitstream Vera Sans2" svg:font-family="'Bitstream Vera Sans'" style:font-adornments="Oblique" style:font-family-generic="swiss" style:font-pitch="variable"/>
    <style:font-face style:name="Bitstream Vera Sans3" svg:font-family="'Bitstream Vera Sans'" style:font-family-generic="swiss" style:font-pitch="variable"/>
    <style:font-face style:name="Bitstream Vera Sans4" svg:font-family="'Bitstream Vera Sans'" style:font-adornments="Bold Oblique" style:font-family-generic="swiss" style:font-pitch="variable"/>
    <style:font-face style:name="Bitstream Vera Sans5" svg:font-family="'Bitstream Vera Sans'" style:font-family-generic="roman" style:font-pitch="variable"/>
    <style:font-face style:name="Bitstream Vera Serif" svg:font-family="'Bitstream Vera Serif'" style:font-adornments="Roman" style:font-family-generic="roman" style:font-pitch="variable"/>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Liberation Sans" svg:font-family="'Liberation Sans'" style:font-family-generic="roman" style:font-pitch="variable"/>
    <style:font-face style:name="Lucida Sans" svg:font-family="'Lucida Sans'" style:font-pitch="variable"/>
    <style:font-face style:name="Lucida Sans Unicode" svg:font-family="'Lucida Sans Unicode'" style:font-pitch="variable"/>
    <style:font-face style:name="Lucida Sans Unicode1" svg:font-family="'Lucida Sans Unicode'" style:font-family-generic="system" style:font-pitch="variable"/>
    <style:font-face style:name="Lucida Sans1" svg:font-family="'Lucida Sans'"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pitch="variable" style:font-charset="x-symbol"/>
    <style:font-face style:name="OpenSymbol1" svg:font-family="OpenSymbol" style:font-adornments="Oblique" style:font-pitch="variable" style:font-charset="x-symbol"/>
    <style:font-face style:name="OpenSymbol2" svg:font-family="OpenSymbol" style:font-pitch="variable"/>
    <style:font-face style:name="SimSun" svg:font-family="SimSun" style:font-family-generic="system" style:font-pitch="variable"/>
    <style:font-face style:name="SimSun1" svg:font-family="SimSun" style:font-pitch="variable"/>
    <style:font-face style:name="StarSymbol" svg:font-family="StarSymbol" style:font-charset="x-symbol"/>
    <style:font-face style:name="Tahoma" svg:font-family="Tahoma" style:font-pitch="variable"/>
    <style:font-face style:name="Tahoma1" svg:font-family="Tahoma"/>
    <style:font-face style:name="Tahoma2" svg:font-family="Tahoma" style:font-family-generic="system" style:font-pitch="variable"/>
    <style:font-face style:name="Times New Roman" svg:font-family="'Times New Roman'" style:font-family-generic="roman" style:font-pitch="variable"/>
    <style:font-face style:name="Times New Roman1" svg:font-family="'Times New Roman'" style:font-adornments="Italique" style:font-family-generic="roman" style:font-pitch="variable"/>
    <style:font-face style:name="Times New Roman2" svg:font-family="'Times New Roman'" style:font-family-generic="swiss" style:font-pitch="variable"/>
  </office:font-face-decls>
  <office:automatic-styles>
    <style:style style:name="Tableau1" style:family="table">
      <style:table-properties style:width="4.35cm" table:align="right"/>
    </style:style>
    <style:style style:name="Tableau1.A" style:family="table-column">
      <style:table-column-properties style:column-width="1.309cm"/>
    </style:style>
    <style:style style:name="Tableau1.B" style:family="table-column">
      <style:table-column-properties style:column-width="1.385cm"/>
    </style:style>
    <style:style style:name="Tableau1.C" style:family="table-column">
      <style:table-column-properties style:column-width="1.656cm"/>
    </style:style>
    <style:style style:name="Tableau1.1" style:family="table-row">
      <style:table-row-properties style:row-height="0.801cm"/>
    </style:style>
    <style:style style:name="Tableau1.A1" style:family="table-cell">
      <style:table-cell-properties style:vertical-align="middle" fo:padding="0.097cm" fo:border-left="0.5pt solid #d7e12c" fo:border-right="none" fo:border-top="0.5pt solid #d7e12c" fo:border-bottom="0.5pt solid #d7e12c"/>
    </style:style>
    <style:style style:name="Tableau1.C1" style:family="table-cell">
      <style:table-cell-properties style:vertical-align="middle" fo:padding="0.097cm" fo:border="0.5pt solid #d7e12c"/>
    </style:style>
    <style:style style:name="Tableau1.A2" style:family="table-cell">
      <style:table-cell-properties style:vertical-align="middle" fo:background-color="transparent" fo:padding="0.097cm" fo:border-left="0.5pt solid #d7e12c" fo:border-right="none" fo:border-top="none" fo:border-bottom="0.5pt solid #d7e12c">
        <style:background-image/>
      </style:table-cell-properties>
    </style:style>
    <style:style style:name="Tableau1.C2" style:family="table-cell">
      <style:table-cell-properties style:vertical-align="middle" fo:background-color="transparent" fo:padding="0.097cm" fo:border-left="0.5pt solid #d7e12c" fo:border-right="0.5pt solid #d7e12c" fo:border-top="none" fo:border-bottom="0.5pt solid #d7e12c">
        <style:background-image/>
      </style:table-cell-properties>
    </style:style>
    <style:style style:name="Tableau2" style:family="table">
      <style:table-properties style:width="4.35cm" table:align="center"/>
    </style:style>
    <style:style style:name="Tableau2.A" style:family="table-column">
      <style:table-column-properties style:column-width="1.45cm"/>
    </style:style>
    <style:style style:name="Tableau2.1" style:family="table-row">
      <style:table-row-properties style:min-row-height="0.801cm"/>
    </style:style>
    <style:style style:name="Tableau2.A1" style:family="table-cell">
      <style:table-cell-properties style:vertical-align="middle" fo:padding="0.097cm" fo:border-left="0.5pt solid #d7e12c" fo:border-right="none" fo:border-top="0.5pt solid #d7e12c" fo:border-bottom="0.5pt solid #d7e12c"/>
    </style:style>
    <style:style style:name="Tableau2.C1" style:family="table-cell">
      <style:table-cell-properties style:vertical-align="middle" fo:padding="0.097cm" fo:border="0.5pt solid #d7e12c"/>
    </style:style>
    <style:style style:name="Tableau2.A2" style:family="table-cell">
      <style:table-cell-properties style:vertical-align="middle" fo:padding="0.097cm" fo:border-left="0.5pt solid #d7e12c" fo:border-right="none" fo:border-top="none" fo:border-bottom="0.5pt solid #d7e12c"/>
    </style:style>
    <style:style style:name="Tableau2.C2" style:family="table-cell">
      <style:table-cell-properties style:vertical-align="middle" fo:padding="0.097cm" fo:border-left="0.5pt solid #d7e12c" fo:border-right="0.5pt solid #d7e12c" fo:border-top="none" fo:border-bottom="0.5pt solid #d7e12c"/>
    </style:style>
    <style:style style:name="Tableau2.C3" style:family="table-cell" style:data-style-name="N0">
      <style:table-cell-properties style:vertical-align="middle" fo:padding="0.097cm" fo:border-left="0.5pt solid #d7e12c" fo:border-right="0.5pt solid #d7e12c" fo:border-top="none" fo:border-bottom="0.5pt solid #d7e12c"/>
    </style:style>
    <style:style style:name="P1" style:family="paragraph" style:parent-style-name="Header">
      <loext:graphic-properties draw:fill="solid" draw:fill-color="#cccccc" draw:opacity="100%"/>
      <style:paragraph-properties fo:text-align="center" style:justify-single-word="false" fo:background-color="#cccccc" fo:padding="0.019cm" fo:border="0.99pt solid #000000" style:shadow="none"/>
      <style:text-properties style:font-name="Bitstream Vera Sans4" fo:font-size="11pt" fo:font-style="italic" fo:text-shadow="1pt 1pt" fo:font-weight="bold"/>
    </style:style>
    <style:style style:name="P2" style:family="paragraph" style:parent-style-name="Footer">
      <style:paragraph-properties fo:margin-left="0.9cm" fo:margin-right="0cm" fo:text-indent="0cm" style:auto-text-indent="false">
        <style:tab-stops/>
      </style:paragraph-properties>
      <style:text-properties fo:font-variant="small-caps" fo:color="#000000" loext:opacity="100%" style:font-name="Bitstream Vera Sans3" fo:font-size="11pt" fo:font-style="italic" fo:font-weight="bold" style:font-size-asian="11pt" style:font-style-asian="italic" style:font-weight-asian="bold" style:font-size-complex="11pt" style:font-style-complex="italic" style:font-weight-complex="bold"/>
    </style:style>
    <style:style style:name="P3" style:family="paragraph" style:parent-style-name="Footer">
      <style:paragraph-properties fo:margin-left="1.101cm" fo:margin-right="0cm" fo:text-indent="0cm" style:auto-text-indent="false">
        <style:tab-stops/>
      </style:paragraph-properties>
      <style:text-properties fo:font-variant="small-caps" fo:color="#000000" loext:opacity="100%" style:font-name="Bitstream Vera Sans3" fo:font-size="11pt" fo:font-style="italic" fo:font-weight="bold" style:font-size-asian="11pt" style:font-style-asian="italic" style:font-weight-asian="bold" style:font-size-complex="11pt" style:font-style-complex="italic" style:font-weight-complex="bold"/>
    </style:style>
    <style:style style:name="P4" style:family="paragraph" style:parent-style-name="Footer">
      <style:paragraph-properties fo:margin-left="0cm" fo:margin-right="0.9cm" fo:text-align="end" style:justify-single-word="false" fo:text-indent="0cm" style:auto-text-indent="false">
        <style:tab-stops/>
      </style:paragraph-properties>
      <style:text-properties fo:font-variant="small-caps" fo:color="#000000" loext:opacity="100%" style:font-name="Bitstream Vera Sans3" fo:font-size="11pt" fo:font-style="italic" fo:font-weight="bold" style:font-size-asian="11pt" style:font-style-asian="italic" style:font-weight-asian="bold" style:font-size-complex="11pt" style:font-style-complex="italic" style:font-weight-complex="bold"/>
    </style:style>
    <style:style style:name="P5" style:family="paragraph" style:parent-style-name="Footer">
      <style:paragraph-properties fo:margin-left="0cm" fo:margin-right="0.9cm" fo:text-align="end" style:justify-single-word="false" fo:text-indent="0cm" style:auto-text-indent="false" style:shadow="none">
        <style:tab-stops/>
      </style:paragraph-properties>
      <style:text-properties fo:font-variant="small-caps" fo:color="#000000" loext:opacity="100%" style:font-name="Bitstream Vera Sans3" fo:font-size="11pt" fo:font-style="italic" fo:font-weight="bold" style:font-size-asian="11pt" style:font-style-asian="italic" style:font-weight-asian="bold" style:font-size-complex="11pt" style:font-style-complex="italic" style:font-weight-complex="bold"/>
    </style:style>
    <style:style style:name="P6" style:family="paragraph" style:parent-style-name="Footer">
      <style:paragraph-properties fo:margin-left="0.9cm" fo:margin-right="0cm" fo:text-align="start" style:justify-single-word="false" fo:text-indent="0cm" style:auto-text-indent="false">
        <style:tab-stops/>
      </style:paragraph-properties>
      <style:text-properties fo:font-variant="small-caps" fo:color="#000000" loext:opacity="100%" style:font-name="Bitstream Vera Sans3" fo:font-size="11pt" fo:font-style="italic" fo:font-weight="bold" style:font-size-asian="11pt" style:font-style-asian="italic" style:font-weight-asian="bold" style:font-size-complex="11pt" style:font-style-complex="italic" style:font-weight-complex="bold"/>
    </style:style>
    <style:style style:name="P7" style:family="paragraph" style:parent-style-name="Footer">
      <style:text-properties fo:font-variant="small-caps" fo:color="#000000" loext:opacity="100%" style:font-name="Bitstream Vera Sans3" fo:font-size="11pt" fo:font-style="italic" fo:font-weight="bold" style:font-size-asian="11pt" style:font-style-asian="italic" style:font-weight-asian="bold" style:font-size-complex="11pt" style:font-style-complex="italic" style:font-weight-complex="bold"/>
    </style:style>
    <style:style style:name="P8" style:family="paragraph" style:parent-style-name="_5f_En-tête">
      <loext:graphic-properties draw:fill="solid" draw:fill-color="#cccccc" draw:opacity="100%"/>
      <style:paragraph-properties fo:text-align="center" style:justify-single-word="false" fo:background-color="#cccccc" fo:padding="0.019cm" fo:border="0.99pt solid #000000" style:shadow="none"/>
      <style:text-properties fo:font-variant="small-caps" style:font-name="Bitstream Vera Sans4" fo:font-size="11pt" fo:font-style="italic" fo:text-shadow="1pt 1pt" fo:font-weight="bold"/>
    </style:style>
    <style:style style:name="P9" style:family="paragraph" style:parent-style-name="Header">
      <loext:graphic-properties draw:fill="solid" draw:fill-color="#cccccc" draw:opacity="100%"/>
      <style:paragraph-properties fo:text-align="center" style:justify-single-word="false" fo:background-color="#cccccc" fo:padding="0.019cm" fo:border="0.99pt solid #000000" style:shadow="none"/>
      <style:text-properties fo:font-variant="small-caps" style:font-name="Bitstream Vera Sans4" fo:font-size="11pt" fo:font-style="italic" fo:text-shadow="1pt 1pt" fo:font-weight="bold"/>
    </style:style>
    <style:style style:name="P10" style:family="paragraph" style:parent-style-name="Footer">
      <style:paragraph-properties fo:margin-left="0.9cm" fo:margin-right="0cm" fo:text-align="start" style:justify-single-word="false" fo:text-indent="0cm" style:auto-text-indent="false" style:shadow="none">
        <style:tab-stops/>
      </style:paragraph-properties>
      <style:text-properties fo:font-variant="small-caps" fo:color="#ff660d" loext:opacity="100%" style:font-name="Bitstream Vera Sans3" fo:font-size="11pt" fo:font-style="italic" fo:font-weight="bold" style:font-size-asian="11pt" style:font-style-asian="italic" style:font-weight-asian="bold" style:font-size-complex="11pt" style:font-style-complex="italic" style:font-weight-complex="bold"/>
    </style:style>
    <style:style style:name="P11" style:family="paragraph" style:parent-style-name="Footer">
      <style:paragraph-properties fo:margin-left="0cm" fo:margin-right="0.9cm" fo:text-align="end" style:justify-single-word="false" fo:text-indent="0cm" style:auto-text-indent="false">
        <style:tab-stops/>
      </style:paragraph-properties>
      <style:text-properties fo:font-variant="small-caps" fo:color="#ff660d" loext:opacity="100%" style:font-name="Bitstream Vera Sans3" fo:font-size="11pt" fo:font-style="italic" fo:font-weight="bold" style:font-size-asian="11pt" style:font-style-asian="italic" style:font-weight-asian="bold" style:font-size-complex="11pt" style:font-style-complex="italic" style:font-weight-complex="bold"/>
    </style:style>
    <style:style style:name="P12" style:family="paragraph" style:parent-style-name="Standard">
      <style:text-properties fo:font-size="2pt" style:font-size-asian="2pt" style:font-size-complex="2pt"/>
    </style:style>
    <style:style style:name="P13" style:family="paragraph" style:parent-style-name="Header">
      <style:text-properties fo:font-size="3pt" style:font-size-asian="4pt" style:font-size-complex="4pt"/>
    </style:style>
    <style:style style:name="P14" style:family="paragraph" style:parent-style-name="Header">
      <style:paragraph-properties fo:margin-left="6.399cm" fo:margin-right="0cm" fo:text-indent="0cm" style:auto-text-indent="false"/>
      <style:text-properties style:font-name="Bitstream Vera Sans3" fo:font-size="13pt" fo:font-weight="bold" style:font-size-asian="13pt" style:font-weight-asian="bold" style:font-size-complex="13pt" style:font-weight-complex="bold"/>
    </style:style>
    <style:style style:name="P15" style:family="paragraph" style:parent-style-name="Header">
      <style:paragraph-properties fo:margin-left="7.001cm" fo:margin-right="0cm" fo:text-indent="0cm" style:auto-text-indent="false"/>
      <style:text-properties style:font-name="Bitstream Vera Sans3" fo:font-size="11pt" fo:font-weight="normal" style:font-size-asian="11pt" style:font-weight-asian="normal" style:font-size-complex="11pt" style:font-weight-complex="normal"/>
    </style:style>
    <style:style style:name="P16" style:family="paragraph" style:parent-style-name="Footer">
      <style:text-properties style:font-name="Bitstream Vera Sans3" fo:font-size="10pt" fo:font-style="italic" fo:font-weight="bold" style:font-size-asian="10pt" style:font-style-asian="italic" style:font-weight-asian="bold" style:font-size-complex="10pt" style:font-style-complex="italic" style:font-weight-complex="bold"/>
    </style:style>
    <style:style style:name="P17" style:family="paragraph" style:parent-style-name="Footer">
      <style:paragraph-properties fo:margin-left="0cm" fo:margin-right="0.7cm" fo:text-indent="0cm" style:auto-text-indent="false">
        <style:tab-stops/>
      </style:paragraph-properties>
      <style:text-properties style:font-name="Bitstream Vera Sans3" fo:font-size="10pt" fo:font-style="italic" fo:font-weight="bold" style:font-size-asian="10pt" style:font-style-asian="italic" style:font-weight-asian="bold" style:font-size-complex="10pt" style:font-style-complex="italic" style:font-weight-complex="bold"/>
    </style:style>
    <style:style style:name="P18" style:family="paragraph" style:parent-style-name="Footer">
      <style:paragraph-properties fo:margin-left="0.7cm" fo:margin-right="0cm" fo:text-indent="0cm" style:auto-text-indent="false">
        <style:tab-stops/>
      </style:paragraph-properties>
      <style:text-properties style:font-name="Bitstream Vera Sans3" fo:font-size="10pt" fo:font-style="italic" fo:font-weight="bold" style:font-size-asian="10pt" style:font-style-asian="italic" style:font-weight-asian="bold" style:font-size-complex="10pt" style:font-style-complex="italic" style:font-weight-complex="bold"/>
    </style:style>
    <style:style style:name="P19" style:family="paragraph" style:parent-style-name="Standard" style:master-page-name="">
      <style:paragraph-properties fo:margin-top="0cm" fo:margin-bottom="0cm" style:contextual-spacing="false" style:page-number="auto" fo:break-before="auto" fo:break-after="auto"/>
      <style:text-properties style:font-name="Bitstream Vera Sans3" fo:font-size="10pt" style:font-size-asian="10pt" style:font-size-complex="10pt"/>
    </style:style>
    <style:style style:name="P20" style:family="paragraph" style:parent-style-name="Standard">
      <style:text-properties fo:font-size="6pt" style:font-size-asian="6pt" style:font-size-complex="6pt"/>
    </style:style>
    <style:style style:name="P21" style:family="paragraph" style:parent-style-name="Folio">
      <style:paragraph-properties fo:text-align="center" style:justify-single-word="false"/>
      <style:text-properties fo:font-size="8pt" style:font-size-asian="8pt" style:font-size-complex="8pt"/>
    </style:style>
    <style:style style:name="P22" style:family="paragraph" style:parent-style-name="_5f_Paragraphe_20_livret_20_">
      <style:paragraph-properties fo:margin-top="0.3cm" fo:margin-bottom="0cm" style:contextual-spacing="false">
        <style:tab-stops>
          <style:tab-stop style:position="9.2cm" style:leader-style="dotted" style:leader-text="."/>
        </style:tab-stops>
      </style:paragraph-properties>
      <style:text-properties style:use-window-font-color="true" loext:opacity="0%" officeooo:paragraph-rsid="000e8266"/>
    </style:style>
    <style:style style:name="P23" style:family="paragraph" style:parent-style-name="Header">
      <style:text-properties fo:font-size="14pt" style:font-size-asian="14pt" style:font-size-complex="14pt"/>
    </style:style>
    <style:style style:name="P24" style:family="paragraph" style:parent-style-name="Header">
      <style:paragraph-properties fo:text-align="end" style:justify-single-word="false"/>
      <style:text-properties fo:font-size="12pt" style:font-size-asian="12pt" style:font-size-complex="12pt"/>
    </style:style>
    <style:style style:name="P25" style:family="paragraph" style:parent-style-name="Standard">
      <style:paragraph-properties fo:margin-top="0.101cm" fo:margin-bottom="0cm" style:contextual-spacing="false"/>
    </style:style>
    <style:style style:name="P26" style:family="paragraph" style:parent-style-name="_5f_Paragraphe_20_livret_20_réponse_20_élève">
      <style:paragraph-properties fo:margin-top="0.101cm" fo:margin-bottom="0cm" style:contextual-spacing="false"/>
    </style:style>
    <style:style style:name="P27" style:family="paragraph" style:parent-style-name="_5f_Paragraphe_20_livret_20_réponse_20_élève">
      <style:paragraph-properties fo:margin-top="0.101cm" fo:margin-bottom="0cm" style:contextual-spacing="false">
        <style:tab-stops>
          <style:tab-stop style:position="9.2cm" style:leader-style="dotted" style:leader-text="."/>
        </style:tab-stops>
      </style:paragraph-properties>
    </style:style>
    <style:style style:name="P28" style:family="paragraph" style:parent-style-name="_5f_Paragraphe_20_livret_20_">
      <style:paragraph-properties fo:margin-top="0.199cm" fo:margin-bottom="0cm" style:contextual-spacing="false">
        <style:tab-stops>
          <style:tab-stop style:position="9.2cm" style:leader-style="dotted" style:leader-text="."/>
        </style:tab-stops>
      </style:paragraph-properties>
    </style:style>
    <style:style style:name="P29" style:family="paragraph" style:parent-style-name="_5f_Paragraphe_20_livret_20_">
      <style:paragraph-properties fo:margin-top="0.3cm" fo:margin-bottom="0cm" style:contextual-spacing="false">
        <style:tab-stops>
          <style:tab-stop style:position="9.2cm" style:leader-style="dotted" style:leader-text="."/>
        </style:tab-stops>
      </style:paragraph-properties>
    </style:style>
    <style:style style:name="P30" style:family="paragraph" style:parent-style-name="_5f_Paragraphe_20_livret_20_">
      <style:paragraph-properties fo:margin-top="0.3cm" fo:margin-bottom="0cm" style:contextual-spacing="false">
        <style:tab-stops>
          <style:tab-stop style:position="9.2cm" style:leader-style="dotted" style:leader-text="."/>
        </style:tab-stops>
      </style:paragraph-properties>
      <style:text-properties officeooo:paragraph-rsid="000e8266"/>
    </style:style>
    <style:style style:name="P31" style:family="paragraph" style:parent-style-name="_5f_Paragraphe_20_livret_20_réponse_20_élève">
      <style:paragraph-properties fo:margin-top="0.101cm" fo:margin-bottom="0cm" style:contextual-spacing="false">
        <style:tab-stops>
          <style:tab-stop style:position="9.2cm" style:leader-style="dotted" style:leader-text="."/>
        </style:tab-stops>
      </style:paragraph-properties>
      <style:text-properties officeooo:paragraph-rsid="000e8266"/>
    </style:style>
    <style:style style:name="P32" style:family="paragraph" style:parent-style-name="Standard">
      <style:paragraph-properties fo:margin-top="0.199cm" fo:margin-bottom="0cm" style:contextual-spacing="false"/>
      <style:text-properties fo:color="#c74028" loext:opacity="100%" fo:font-size="10pt" fo:font-weight="bold" style:font-size-asian="10pt" style:font-weight-asian="bold" style:font-size-complex="10pt" style:font-weight-complex="bold"/>
    </style:style>
    <style:style style:name="P33" style:family="paragraph" style:parent-style-name="_5f_Paragraphe_20_livret_20_">
      <style:paragraph-properties fo:margin-top="0.199cm" fo:margin-bottom="0cm" style:contextual-spacing="false"/>
    </style:style>
    <style:style style:name="P34" style:family="paragraph" style:parent-style-name="_5f_Paragraphe_20_livret_20_">
      <style:paragraph-properties fo:margin-top="0.199cm" fo:margin-bottom="0cm" style:contextual-spacing="false">
        <style:tab-stops>
          <style:tab-stop style:position="9.2cm" style:leader-style="dotted" style:leader-text="."/>
        </style:tab-stops>
      </style:paragraph-properties>
      <style:text-properties style:text-position="0% 100%"/>
    </style:style>
    <style:style style:name="P35" style:family="paragraph" style:parent-style-name="Standard">
      <style:paragraph-properties fo:margin-top="0cm" fo:margin-bottom="0.101cm" style:contextual-spacing="false"/>
      <style:text-properties fo:color="#000000" loext:opacity="100%" style:font-name="Bitstream Vera Sans3" fo:font-size="10pt" fo:font-style="normal" fo:font-weight="bold" style:font-name-asian="Times New Roman" style:font-size-asian="10pt" style:font-style-asian="normal" style:font-weight-asian="bold" style:font-name-complex="Times New Roman" style:font-size-complex="10pt" style:font-style-complex="normal" style:font-weight-complex="bold"/>
    </style:style>
    <style:style style:name="P36" style:family="paragraph" style:parent-style-name="Standard">
      <style:paragraph-properties fo:margin-top="0.499cm" fo:margin-bottom="0cm" style:contextual-spacing="false"/>
    </style:style>
    <style:style style:name="P37" style:family="paragraph" style:parent-style-name="_5f_Paragraphe_20_livret_20_">
      <style:paragraph-properties fo:margin-top="0.4cm" fo:margin-bottom="0cm" style:contextual-spacing="false"/>
    </style:style>
    <style:style style:name="P38" style:family="paragraph" style:parent-style-name="_5f_Paragraphe_20_livret_20_">
      <style:paragraph-properties fo:margin-top="0.3cm" fo:margin-bottom="0cm" style:contextual-spacing="false"/>
    </style:style>
    <style:style style:name="P39" style:family="paragraph" style:parent-style-name="FILET_5f_POINTILLES">
      <style:text-properties officeooo:paragraph-rsid="000eb2d2"/>
    </style:style>
    <style:style style:name="P40" style:family="paragraph" style:parent-style-name="Exo_5f_Num">
      <style:paragraph-properties fo:margin-top="0.55cm" fo:margin-bottom="0.101cm" style:contextual-spacing="false"/>
      <style:text-properties style:font-name="Bitstream Vera Sans3" fo:font-size="10pt" style:font-size-asian="10pt" style:font-size-complex="10pt"/>
    </style:style>
    <style:style style:name="P41" style:family="paragraph" style:parent-style-name="Exo_5f_Num" style:list-style-name="Num_5f_Exo">
      <style:paragraph-properties fo:margin-top="0.801cm" fo:margin-bottom="0.15cm" style:contextual-spacing="false"/>
    </style:style>
    <style:style style:name="P42" style:family="paragraph" style:parent-style-name="Exo_5f_Num" style:list-style-name="Num_5f_Exo">
      <style:paragraph-properties fo:margin-top="0.6cm" fo:margin-bottom="0.101cm" style:contextual-spacing="false"/>
    </style:style>
    <style:style style:name="P43" style:family="paragraph" style:parent-style-name="Exo_5f_Num" style:list-style-name="Num_5f_Exo">
      <style:paragraph-properties fo:margin-top="0.42cm" fo:margin-bottom="0.199cm" style:contextual-spacing="false"/>
    </style:style>
    <style:style style:name="P44" style:family="paragraph" style:parent-style-name="Exo_5f_Num">
      <style:paragraph-properties fo:margin-top="0.801cm" fo:margin-bottom="0.15cm" style:contextual-spacing="false"/>
    </style:style>
    <style:style style:name="P45" style:family="paragraph" style:parent-style-name="Exo_5f_Num">
      <style:paragraph-properties fo:margin-top="0.85cm" fo:margin-bottom="0.101cm" style:contextual-spacing="false"/>
    </style:style>
    <style:style style:name="P46" style:family="paragraph" style:parent-style-name="Exo_5f_Num">
      <style:paragraph-properties fo:margin-top="0.85cm" fo:margin-bottom="0.101cm" style:contextual-spacing="false" fo:break-before="column"/>
    </style:style>
    <style:style style:name="P47" style:family="paragraph" style:parent-style-name="Exo_5f_Num">
      <style:paragraph-properties fo:margin-top="1.05cm" fo:margin-bottom="0.101cm" style:contextual-spacing="false"/>
    </style:style>
    <style:style style:name="P48" style:family="paragraph" style:parent-style-name="Exo_5f_Num">
      <style:paragraph-properties fo:margin-top="0.499cm" fo:margin-bottom="0cm" style:contextual-spacing="false"/>
    </style:style>
    <style:style style:name="P49" style:family="paragraph" style:parent-style-name="Exo_5f_Num">
      <style:paragraph-properties fo:margin-top="0.42cm" fo:margin-bottom="0cm" style:contextual-spacing="false"/>
    </style:style>
    <style:style style:name="P50" style:family="paragraph" style:parent-style-name="Exo_5f_Num" style:list-style-name="_5f_Numérotation_20_des_20_exercices_20_livrets">
      <style:paragraph-properties fo:margin-top="0.42cm" fo:margin-bottom="0.199cm" style:contextual-spacing="false"/>
    </style:style>
    <style:style style:name="P51" style:family="paragraph" style:parent-style-name="Exo_5f_Num" style:list-style-name="_5f_Numérotation_20_des_20_exercices_20_livrets">
      <style:paragraph-properties fo:margin-top="0.42cm" fo:margin-bottom="0.199cm" style:contextual-spacing="false"/>
      <style:text-properties officeooo:paragraph-rsid="000eb2d2"/>
    </style:style>
    <style:style style:name="P52" style:family="paragraph" style:parent-style-name="Exo_5f_Num" style:list-style-name="_5f_Numérotation_20_des_20_exercices_20_livrets">
      <style:paragraph-properties fo:margin-top="0.42cm" fo:margin-bottom="0.199cm" style:contextual-spacing="false"/>
      <style:text-properties officeooo:paragraph-rsid="000f02af"/>
    </style:style>
    <style:style style:name="P53" style:family="paragraph" style:parent-style-name="Exo_5f_Num" style:list-style-name="_5f_Numérotation_20_des_20_exercices_20_livrets">
      <style:paragraph-properties fo:margin-top="0.42cm" fo:margin-bottom="0.199cm" style:contextual-spacing="false"/>
      <style:text-properties officeooo:paragraph-rsid="000f7bdb"/>
    </style:style>
    <style:style style:name="P54" style:family="paragraph" style:parent-style-name="Exo_5f_Num" style:list-style-name="_5f_Numérotation_20_des_20_exercices_20_livrets">
      <style:paragraph-properties fo:margin-top="0.42cm" fo:margin-bottom="0.199cm" style:contextual-spacing="false" fo:text-align="start" style:justify-single-word="false"/>
    </style:style>
    <style:style style:name="P55" style:family="paragraph" style:parent-style-name="Exo_5f_Num" style:list-style-name="_5f_Numérotation_20_des_20_exercices_20_livrets">
      <style:paragraph-properties fo:margin-top="0.42cm" fo:margin-bottom="0.199cm" style:contextual-spacing="false"/>
      <style:text-properties fo:color="#000000" loext:opacity="100%" style:text-position="0% 100%" style:font-name="Times New Roman" fo:font-size="12pt" fo:font-style="italic" fo:font-weight="normal" officeooo:paragraph-rsid="000eb2d2" fo:background-color="#ffff00" style:font-name-asian="OpenSymbol" style:font-size-asian="12pt" style:font-style-asian="italic" style:font-name-complex="OpenSymbol" style:font-size-complex="12pt" style:font-style-complex="italic"/>
    </style:style>
    <style:style style:name="P56" style:family="paragraph" style:parent-style-name="FILET_5f_POINTILLES" style:list-style-name="liste_5f_abc">
      <style:paragraph-properties style:line-height-at-least="0.801cm"/>
    </style:style>
    <style:style style:name="P57" style:family="paragraph" style:parent-style-name="FILET_5f_POINTILLES" style:list-style-name="_5f_Numérotation_20_des_20_exercices_20_livrets"/>
    <style:style style:name="P58" style:family="paragraph" style:parent-style-name="FILET_5f_POINTILLES" style:list-style-name="_5f_Numérotation_20_des_20_exercices_20_livrets">
      <style:text-properties officeooo:paragraph-rsid="000eb2d2"/>
    </style:style>
    <style:style style:name="P59" style:family="paragraph" style:parent-style-name="FILET_5f_POINTILLES" style:list-style-name="_5f_Numérotation_20_des_20_exercices_20_livrets">
      <style:paragraph-properties fo:margin-top="0.101cm" fo:margin-bottom="0cm" style:contextual-spacing="false"/>
    </style:style>
    <style:style style:name="P60" style:family="paragraph" style:parent-style-name="FILET_5f_POINTILLES" style:list-style-name="_5f_Numérotation_20_des_20_exercices_20_livrets">
      <style:paragraph-properties fo:margin-top="0.101cm" fo:margin-bottom="0cm" style:contextual-spacing="false"/>
      <style:text-properties officeooo:paragraph-rsid="000f02af"/>
    </style:style>
    <style:style style:name="P61" style:family="paragraph" style:parent-style-name="Standard" style:list-style-name="liste_5f_abc"/>
    <style:style style:name="P62" style:family="paragraph" style:parent-style-name="Standard" style:list-style-name="liste_5f_abc">
      <style:paragraph-properties fo:margin-top="0.101cm" fo:margin-bottom="0cm" style:contextual-spacing="false"/>
    </style:style>
    <style:style style:name="P63" style:family="paragraph" style:parent-style-name="Standard" style:list-style-name="liste_5f_abc">
      <style:paragraph-properties fo:margin-top="0.6cm" fo:margin-bottom="0cm" style:contextual-spacing="false"/>
    </style:style>
    <style:style style:name="P64" style:family="paragraph" style:parent-style-name="Standard" style:list-style-name="liste_5f_abc">
      <style:paragraph-properties fo:margin-top="0.101cm" fo:margin-bottom="0.101cm" style:contextual-spacing="false"/>
    </style:style>
    <style:style style:name="P65" style:family="paragraph" style:parent-style-name="Standard" style:master-page-name="_5f_Fiche_20_éditeur_20_série_20_2_20_une_20_colonne_20_impaire_20__28_G_29_">
      <style:paragraph-properties style:page-number="25" fo:break-before="auto" fo:break-after="auto"/>
    </style:style>
    <style:style style:name="P66" style:family="paragraph" style:parent-style-name="_5f_Paragraphe_20_livret_20_" style:list-style-name="_5f_Numérotation_20_des_20_exercices_20_livrets">
      <style:paragraph-properties fo:margin-top="0.199cm" fo:margin-bottom="0cm" style:contextual-spacing="false"/>
    </style:style>
    <style:style style:name="P67" style:family="paragraph" style:parent-style-name="_5f_Paragraphe_20_livret_20_" style:master-page-name="">
      <loext:graphic-properties draw:fill="none"/>
      <style:paragraph-properties fo:margin-left="0cm" fo:margin-right="0cm" fo:margin-top="0.4cm" fo:margin-bottom="0cm" style:contextual-spacing="false" fo:line-height="0.43cm" fo:text-align="justify" style:justify-single-word="false" fo:text-indent="0cm" style:auto-text-indent="false" style:page-number="auto" fo:background-color="transparent" style:shadow="none">
        <style:tab-stops/>
      </style:paragraph-properties>
      <style:text-properties officeooo:paragraph-rsid="000f031a"/>
    </style:style>
    <style:style style:name="P68" style:family="paragraph" style:parent-style-name="_5f_Paragraphe_20_livret_20_">
      <loext:graphic-properties draw:fill="none"/>
      <style:paragraph-properties fo:margin-left="0cm" fo:margin-right="0cm" fo:margin-top="0.4cm" fo:margin-bottom="0cm" style:contextual-spacing="false" fo:line-height="0.43cm" fo:text-align="justify" style:justify-single-word="false" fo:text-indent="0cm" style:auto-text-indent="false" fo:background-color="transparent" style:shadow="none">
        <style:tab-stops/>
      </style:paragraph-properties>
      <style:text-properties officeooo:paragraph-rsid="000f031a"/>
    </style:style>
    <style:style style:name="P69" style:family="paragraph" style:parent-style-name="_5f_Paragraphe_20_livret_20_" style:list-style-name="Num_5f_Exo">
      <style:paragraph-properties fo:margin-top="0.199cm" fo:margin-bottom="0cm" style:contextual-spacing="false"/>
    </style:style>
    <style:style style:name="P70" style:family="paragraph" style:parent-style-name="_5f_Paragraphe_20_livret_20_" style:list-style-name="Num_5f_Exo">
      <style:paragraph-properties fo:margin-top="0.199cm" fo:margin-bottom="0cm" style:contextual-spacing="false"/>
      <style:text-properties officeooo:paragraph-rsid="000b619b"/>
    </style:style>
    <style:style style:name="P71" style:family="paragraph" style:parent-style-name="_5f_Paragraphe_20_livret_20_" style:list-style-name="Num_5f_Exo">
      <style:paragraph-properties fo:text-align="center" style:justify-single-word="false"/>
    </style:style>
    <style:style style:name="P72" style:family="paragraph" style:parent-style-name="_5f_Paragraphe_20_livret_20_" style:list-style-name="Num_5f_Exo">
      <style:paragraph-properties fo:margin-top="0.199cm" fo:margin-bottom="0cm" style:contextual-spacing="false" fo:text-align="center" style:justify-single-word="false"/>
    </style:style>
    <style:style style:name="P73" style:family="paragraph" style:parent-style-name="_5f_Paragraphe_20_livret_20_" style:list-style-name="Num_5f_Exo">
      <style:paragraph-properties fo:text-align="center" style:justify-single-word="false"/>
      <style:text-properties fo:font-size="9pt" fo:background-color="#ffff00" style:font-size-asian="9pt" style:font-size-complex="9pt"/>
    </style:style>
    <style:style style:name="P74" style:family="paragraph" style:parent-style-name="_5f_Paragraphe_20_livret_20_" style:list-style-name="Num_5f_Exo">
      <style:paragraph-properties fo:margin-top="0.199cm" fo:margin-bottom="0cm" style:contextual-spacing="false" fo:text-align="center" style:justify-single-word="false"/>
      <style:text-properties fo:font-size="9pt" fo:background-color="#ffff00" style:font-size-asian="9pt" style:font-size-complex="9pt"/>
    </style:style>
    <style:style style:name="P75" style:family="paragraph" style:parent-style-name="_5f_Paragraphe_20_livret_20_" style:list-style-name="Num_5f_Exo">
      <style:paragraph-properties fo:text-align="center" style:justify-single-word="false"/>
      <style:text-properties fo:color="#000000" loext:opacity="100%" fo:font-size="9pt" fo:background-color="#ffff00" style:font-size-asian="9pt" style:font-size-complex="9pt"/>
    </style:style>
    <style:style style:name="P76" style:family="paragraph" style:parent-style-name="_5f_Paragraphe_20_livret_20_" style:list-style-name="_5f_Numérotation_20_des_20_exercices_20_livrets">
      <style:paragraph-properties fo:margin-top="0.3cm" fo:margin-bottom="0cm" style:contextual-spacing="false"/>
      <style:text-properties style:use-window-font-color="true" loext:opacity="0%"/>
    </style:style>
    <style:style style:name="P77" style:family="paragraph" style:parent-style-name="_5f_Paragraphe_20_livret_20_" style:list-style-name="_5f_Numérotation_20_des_20_exercices_20_livrets">
      <style:paragraph-properties fo:margin-top="0.3cm" fo:margin-bottom="0cm" style:contextual-spacing="false">
        <style:tab-stops>
          <style:tab-stop style:position="9.2cm" style:leader-style="dotted" style:leader-text="."/>
        </style:tab-stops>
      </style:paragraph-properties>
      <style:text-properties style:use-window-font-color="true" loext:opacity="0%" officeooo:paragraph-rsid="000e8266"/>
    </style:style>
    <style:style style:name="P78" style:family="paragraph" style:parent-style-name="_5f_Paragraphe_20_livret_20_" style:list-style-name="liste_5f_abc">
      <style:paragraph-properties fo:margin-top="0.199cm" fo:margin-bottom="0cm" style:contextual-spacing="false"/>
      <style:text-properties style:font-name="Bitstream Vera Sans3" fo:font-size="10pt" style:font-size-asian="10pt" style:font-size-complex="10pt"/>
    </style:style>
    <style:style style:name="P79" style:family="paragraph" style:parent-style-name="_5f_Paragraphe_20_livret_20_" style:list-style-name="_5f_Numérotation_20_des_20_exercices_20_livrets" style:master-page-name="">
      <style:paragraph-properties fo:margin-left="0cm" fo:margin-right="0cm" fo:margin-top="0.199cm" fo:margin-bottom="0cm" style:contextual-spacing="false" fo:text-align="justify" style:justify-single-word="false" fo:text-indent="0cm" style:auto-text-indent="false" style:page-number="auto" style:shadow="none">
        <style:tab-stops/>
      </style:paragraph-properties>
    </style:style>
    <style:style style:name="P80" style:family="paragraph" style:parent-style-name="_5f_Paragraphe_20_livret_20_" style:list-style-name="_5f_Numérotation_20_des_20_exercices_20_livrets">
      <style:paragraph-properties fo:margin-left="0cm" fo:margin-right="0cm" fo:margin-top="0.199cm" fo:margin-bottom="0cm" style:contextual-spacing="false" fo:text-align="justify" style:justify-single-word="false" fo:text-indent="0cm" style:auto-text-indent="false" style:shadow="none">
        <style:tab-stops/>
      </style:paragraph-properties>
    </style:style>
    <style:style style:name="P81" style:family="paragraph" style:parent-style-name="_5f_Paragraphe_20_livret_20_" style:list-style-name="_5f_Numérotation_20_des_20_exercices_20_livrets">
      <style:paragraph-properties fo:margin-left="0cm" fo:margin-right="0cm" fo:margin-top="0.199cm" fo:margin-bottom="0cm" style:contextual-spacing="false" fo:text-align="justify" style:justify-single-word="false" fo:text-indent="0cm" style:auto-text-indent="false" style:shadow="none">
        <style:tab-stops/>
      </style:paragraph-properties>
      <style:text-properties officeooo:paragraph-rsid="000e8266"/>
    </style:style>
    <style:style style:name="P82" style:family="paragraph" style:parent-style-name="_5f_Paragraphe_20_livret_20_" style:list-style-name="liste_5f_abc">
      <style:paragraph-properties fo:margin-top="0.199cm" fo:margin-bottom="0cm" style:contextual-spacing="false"/>
    </style:style>
    <style:style style:name="P83" style:family="paragraph" style:parent-style-name="_5f_Paragraphe_20_livret_20_" style:list-style-name="liste_5f_abc">
      <style:paragraph-properties fo:margin-top="0.3cm" fo:margin-bottom="0cm" style:contextual-spacing="false"/>
    </style:style>
    <style:style style:name="P84" style:family="paragraph" style:parent-style-name="_5f_Paragraphe_20_livret_20_" style:list-style-name="_5f_Numérotation_20_des_20_exercices_20_livrets">
      <style:paragraph-properties fo:margin-top="0.3cm" fo:margin-bottom="0cm" style:contextual-spacing="false" fo:line-height="100%"/>
    </style:style>
    <style:style style:name="P85" style:family="paragraph" style:parent-style-name="_5f_Paragraphe_20_livret_20_" style:list-style-name="_5f_Numérotation_20_des_20_exercices_20_livrets">
      <style:paragraph-properties fo:margin-top="0.3cm" fo:margin-bottom="0cm" style:contextual-spacing="false" fo:line-height="100%"/>
      <style:text-properties officeooo:paragraph-rsid="000f031a"/>
    </style:style>
    <style:style style:name="P86" style:family="paragraph" style:parent-style-name="_5f_Paragraphe_20_livret_20_" style:list-style-name="_5f_Numérotation_20_des_20_exercices_20_livrets">
      <style:paragraph-properties fo:margin-left="0cm" fo:margin-right="0cm" fo:margin-top="0.3cm" fo:margin-bottom="0cm" style:contextual-spacing="false" fo:line-height="100%" fo:text-indent="0cm" style:auto-text-indent="false"/>
    </style:style>
    <style:style style:name="P87" style:family="paragraph" style:parent-style-name="_5f_Paragraphe_20_livret_20_">
      <style:paragraph-properties fo:margin-top="0.3cm" fo:margin-bottom="0cm" style:contextual-spacing="false" fo:line-height="100%"/>
    </style:style>
    <style:style style:name="P88" style:family="paragraph" style:parent-style-name="_5f_Paragraphe_20_livret_20_" style:list-style-name="_5f_Numérotation_20_des_20_exercices_20_livrets">
      <loext:graphic-properties draw:fill="none"/>
      <style:paragraph-properties fo:margin-left="0cm" fo:margin-right="0cm" fo:margin-top="0.3cm" fo:margin-bottom="0cm" style:contextual-spacing="false" fo:line-height="100%" fo:text-align="justify" style:justify-single-word="false" fo:text-indent="0cm" style:auto-text-indent="false" fo:background-color="transparent" style:shadow="none">
        <style:tab-stops/>
      </style:paragraph-properties>
    </style:style>
    <style:style style:name="P89" style:family="paragraph" style:parent-style-name="_5f_Paragraphe_20_livret_20_" style:list-style-name="_5f_Numérotation_20_des_20_exercices_20_livrets">
      <loext:graphic-properties draw:fill="none"/>
      <style:paragraph-properties fo:margin-left="0cm" fo:margin-right="0cm" fo:margin-top="0.3cm" fo:margin-bottom="0cm" style:contextual-spacing="false" fo:line-height="100%" fo:text-align="justify" style:justify-single-word="false" fo:text-indent="0cm" style:auto-text-indent="false" fo:background-color="transparent" style:shadow="none">
        <style:tab-stops/>
      </style:paragraph-properties>
      <style:text-properties officeooo:paragraph-rsid="000f031a"/>
    </style:style>
    <style:style style:name="P90" style:family="paragraph" style:parent-style-name="_5f_Paragraphe_20_livret_20_" style:list-style-name="_5f_Numérotation_20_des_20_exercices_20_livrets">
      <loext:graphic-properties draw:fill="none"/>
      <style:paragraph-properties fo:margin-left="0cm" fo:margin-right="0cm" fo:margin-top="0.3cm" fo:margin-bottom="0cm" style:contextual-spacing="false" fo:line-height="100%" fo:text-align="justify" style:justify-single-word="false" fo:text-indent="0cm" style:auto-text-indent="false" fo:background-color="transparent" style:shadow="none">
        <style:tab-stops/>
      </style:paragraph-properties>
      <style:text-properties officeooo:paragraph-rsid="000f031a"/>
    </style:style>
    <style:style style:name="P91" style:family="paragraph" style:parent-style-name="_5f_Paragraphe_20_livret_20_" style:list-style-name="_5f_Numérotation_20_des_20_exercices_20_livrets" style:master-page-name="">
      <loext:graphic-properties draw:fill="none"/>
      <style:paragraph-properties fo:margin-left="0cm" fo:margin-right="0cm" fo:margin-top="0.3cm" fo:margin-bottom="0cm" style:contextual-spacing="false" fo:line-height="100%" fo:text-align="justify" style:justify-single-word="false" fo:text-indent="0cm" style:auto-text-indent="false" style:page-number="auto" fo:background-color="transparent" style:shadow="none">
        <style:tab-stops/>
      </style:paragraph-properties>
      <style:text-properties officeooo:paragraph-rsid="000f031a"/>
    </style:style>
    <style:style style:name="P92" style:family="paragraph" style:parent-style-name="_5f_Paragraphe_20_livret_20_" style:list-style-name="_5f_Numérotation_20_des_20_exercices_20_livrets" style:master-page-name="">
      <loext:graphic-properties draw:fill="none"/>
      <style:paragraph-properties fo:margin-left="0cm" fo:margin-right="0cm" fo:margin-top="0.3cm" fo:margin-bottom="0cm" style:contextual-spacing="false" fo:line-height="100%" fo:text-align="justify" style:justify-single-word="false" fo:text-indent="0cm" style:auto-text-indent="false" style:page-number="auto" fo:background-color="transparent" style:shadow="none">
        <style:tab-stops/>
      </style:paragraph-properties>
    </style:style>
    <style:style style:name="P93" style:family="paragraph" style:parent-style-name="_5f_Paragraphe_20_livret_20_" style:list-style-name="_5f_Numérotation_20_des_20_exercices_20_livrets">
      <loext:graphic-properties draw:fill="none"/>
      <style:paragraph-properties fo:margin-left="0cm" fo:margin-right="0cm" fo:margin-top="0.3cm" fo:margin-bottom="0cm" style:contextual-spacing="false" fo:line-height="100%" fo:text-align="justify" style:justify-single-word="false" fo:text-indent="0cm" style:auto-text-indent="false" fo:background-color="transparent" style:shadow="none">
        <style:tab-stops/>
      </style:paragraph-properties>
    </style:style>
    <style:style style:name="P94" style:family="paragraph" style:parent-style-name="_5f_Paragraphe_20_livret_20_" style:list-style-name="_5f_Numérotation_20_des_20_exercices_20_livrets" style:master-page-name="">
      <loext:graphic-properties draw:fill="none"/>
      <style:paragraph-properties fo:margin-left="0cm" fo:margin-right="0cm" fo:margin-top="0.3cm" fo:margin-bottom="0cm" style:contextual-spacing="false" fo:line-height="100%" fo:text-align="justify" style:justify-single-word="false" fo:text-indent="0cm" style:auto-text-indent="false" style:page-number="auto" fo:background-color="transparent" style:shadow="none">
        <style:tab-stops/>
      </style:paragraph-properties>
      <style:text-properties officeooo:paragraph-rsid="000dab84"/>
    </style:style>
    <style:style style:name="P95" style:family="paragraph" style:parent-style-name="_5f_Paragraphe_20_livret_20_" style:list-style-name="_5f_Numérotation_20_des_20_exercices_20_livrets">
      <style:paragraph-properties fo:margin-top="0.3cm" fo:margin-bottom="0cm" style:contextual-spacing="false" fo:line-height="100%">
        <style:tab-stops>
          <style:tab-stop style:position="8.999cm" style:leader-style="dotted" style:leader-text="."/>
        </style:tab-stops>
      </style:paragraph-properties>
    </style:style>
    <style:style style:name="P96" style:family="paragraph" style:parent-style-name="_5f_Paragraphe_20_livret_20_réponse_20_élève" style:list-style-name="liste_5f_abc">
      <style:paragraph-properties fo:margin-top="0cm" fo:margin-bottom="0cm" style:contextual-spacing="false" fo:text-align="start" style:justify-single-word="false"/>
    </style:style>
    <style:style style:name="P97" style:family="paragraph" style:parent-style-name="_5f_Paragraphe_20_livret_20_réponse_20_élève" style:list-style-name="Num_5f_Exo"/>
    <style:style style:name="P98" style:family="paragraph" style:parent-style-name="_5f_Paragraphe_20_livret_20_réponse_20_élève" style:list-style-name="Num_5f_Exo">
      <style:text-properties officeooo:paragraph-rsid="000dab84"/>
    </style:style>
    <style:style style:name="P99" style:family="paragraph" style:parent-style-name="_5f_Paragraphe_20_livret_20_réponse_20_élève" style:list-style-name="liste_5f_abc">
      <style:paragraph-properties fo:margin-top="0cm" fo:margin-bottom="0cm" style:contextual-spacing="false">
        <style:tab-stops>
          <style:tab-stop style:position="8.999cm" style:leader-style="dotted" style:leader-text="."/>
        </style:tab-stops>
      </style:paragraph-properties>
    </style:style>
    <style:style style:name="P100" style:family="paragraph" style:parent-style-name="_5f_Paragraphe_20_livret_20_réponse_20_élève">
      <style:paragraph-properties fo:margin-top="0.199cm" fo:margin-bottom="0cm" style:contextual-spacing="false">
        <style:tab-stops>
          <style:tab-stop style:position="8.999cm" style:leader-style="dotted" style:leader-text="."/>
        </style:tab-stops>
      </style:paragraph-properties>
      <style:text-properties officeooo:paragraph-rsid="000f031a"/>
    </style:style>
    <style:style style:name="P101" style:family="paragraph" style:parent-style-name="_5f_Paragraphe_20_livret_20_réponse_20_élève" style:list-style-name="liste_5f_abc"/>
    <style:style style:name="P102" style:family="paragraph" style:parent-style-name="_5f_Paragraphe_20_livret_20_réponse_20_élève" style:list-style-name="liste_5f_abc" style:master-page-name="">
      <style:paragraph-properties fo:margin-top="0.101cm" fo:margin-bottom="0cm" style:contextual-spacing="false" style:page-number="auto"/>
    </style:style>
    <style:style style:name="P103" style:family="paragraph" style:parent-style-name="_5f_Paragraphe_20_livret_20_réponse_20_élève" style:list-style-name="liste_5f_abc">
      <style:paragraph-properties fo:margin-top="0cm" fo:margin-bottom="0cm" style:contextual-spacing="false" style:line-height-at-least="0.7cm" fo:text-align="justify" style:justify-single-word="false" style:shadow="none">
        <style:tab-stops/>
      </style:paragraph-properties>
    </style:style>
    <style:style style:name="P104" style:family="paragraph" style:parent-style-name="_5f_Paragraphe_20_livret_20_réponse_20_élève" style:list-style-name="liste_5f_abc" style:master-page-name="">
      <style:paragraph-properties fo:margin-top="0cm" fo:margin-bottom="0cm" style:contextual-spacing="false" style:line-height-at-least="0.7cm" fo:text-align="justify" style:justify-single-word="false" style:page-number="auto" fo:break-after="column" style:shadow="none">
        <style:tab-stops/>
      </style:paragraph-properties>
    </style:style>
    <style:style style:name="P105" style:family="paragraph" style:parent-style-name="_5f_Paragraphe_20_livret_20_réponse_20_élève" style:list-style-name="liste_5f_abc">
      <style:paragraph-properties fo:margin-top="0.199cm" fo:margin-bottom="0.199cm" style:contextual-spacing="false" fo:line-height="100%" fo:break-before="column"/>
    </style:style>
    <style:style style:name="P106" style:family="paragraph" style:parent-style-name="_5f_Paragraphe_20_livret_20_réponse_20_élève" style:list-style-name="liste_5f_abc">
      <style:paragraph-properties fo:margin-top="0.199cm" fo:margin-bottom="0.199cm" style:contextual-spacing="false" fo:line-height="100%"/>
    </style:style>
    <style:style style:name="P107" style:family="paragraph" style:parent-style-name="_5f_Paragraphe_20_livret_20_réponse_20_élève" style:list-style-name="liste_5f_abc">
      <style:paragraph-properties fo:margin-top="0cm" fo:margin-bottom="0cm" style:contextual-spacing="false" fo:line-height="100%" fo:text-align="justify" style:justify-single-word="false" style:shadow="none">
        <style:tab-stops/>
      </style:paragraph-properties>
    </style:style>
    <style:style style:name="P108" style:family="paragraph" style:parent-style-name="_5f_Paragraphe_20_livret_20_réponse_20_élève" style:list-style-name="_5f_Numérotation_20_des_20_exercices_20_livrets" style:master-page-name="">
      <loext:graphic-properties draw:fill="none"/>
      <style:paragraph-properties fo:margin-left="0cm" fo:margin-right="0cm" fo:margin-top="0.3cm" fo:margin-bottom="0cm" style:contextual-spacing="false" fo:line-height="100%" fo:text-align="justify" style:justify-single-word="false" fo:text-indent="0cm" style:auto-text-indent="false" style:page-number="auto" fo:background-color="transparent" style:shadow="none">
        <style:tab-stops/>
      </style:paragraph-properties>
    </style:style>
    <style:style style:name="P109" style:family="paragraph" style:parent-style-name="_5f_Paragraphe_20_livret_20_réponse_20_élève" style:list-style-name="_5f_Numérotation_20_des_20_exercices_20_livrets">
      <style:paragraph-properties fo:margin-left="0cm" fo:margin-right="0cm" fo:margin-top="0.3cm" fo:margin-bottom="0cm" style:contextual-spacing="false" fo:line-height="100%" fo:text-indent="0cm" style:auto-text-indent="false"/>
      <style:text-properties officeooo:paragraph-rsid="000e8266"/>
    </style:style>
    <style:style style:name="P110" style:family="paragraph" style:parent-style-name="_5f_Paragraphe_20_livret_20_réponse_20_élève" style:list-style-name="_5f_Numérotation_20_des_20_exercices_20_livrets">
      <style:paragraph-properties fo:margin-left="0cm" fo:margin-right="0cm" fo:margin-top="0.3cm" fo:margin-bottom="0cm" style:contextual-spacing="false" fo:line-height="100%" fo:text-indent="0cm" style:auto-text-indent="false"/>
    </style:style>
    <style:style style:name="P111" style:family="paragraph" style:parent-style-name="_5f_Paragraphe_20_livret_20_réponse_20_élève" style:list-style-name="_5f_Numérotation_20_des_20_exercices_20_livrets">
      <style:paragraph-properties fo:margin-top="0.3cm" fo:margin-bottom="0cm" style:contextual-spacing="false" fo:line-height="100%">
        <style:tab-stops>
          <style:tab-stop style:position="8.999cm" style:leader-style="dotted" style:leader-text="."/>
        </style:tab-stops>
      </style:paragraph-properties>
    </style:style>
    <style:style style:name="P112" style:family="paragraph" style:parent-style-name="_5f_Paragraphe_20_livret_20_réponse_20_élève" style:list-style-name="_5f_Numérotation_20_des_20_exercices_20_livrets">
      <style:paragraph-properties fo:margin-top="0.3cm" fo:margin-bottom="0cm" style:contextual-spacing="false" fo:line-height="100%">
        <style:tab-stops>
          <style:tab-stop style:position="8.999cm" style:leader-style="dotted" style:leader-text="."/>
        </style:tab-stops>
      </style:paragraph-properties>
      <style:text-properties officeooo:paragraph-rsid="000f031a"/>
    </style:style>
    <style:style style:name="P113" style:family="paragraph" style:parent-style-name="_5f_Paragraphe_20_livret_20_réponse_20_élève">
      <style:paragraph-properties fo:margin-top="0.3cm" fo:margin-bottom="0cm" style:contextual-spacing="false" fo:line-height="100%"/>
    </style:style>
    <style:style style:name="P114" style:family="paragraph" style:parent-style-name="_5f_Paragraphe_20_livret_20_réponse_20_élève" style:list-style-name="_5f_Numérotation_20_des_20_exercices_20_livrets" style:master-page-name="">
      <loext:graphic-properties draw:fill="none"/>
      <style:paragraph-properties fo:margin-left="0cm" fo:margin-right="0cm" fo:margin-top="0.3cm" fo:margin-bottom="0cm" style:contextual-spacing="false" fo:line-height="100%" fo:text-align="start" style:justify-single-word="false" fo:text-indent="0cm" style:auto-text-indent="false" style:page-number="auto" fo:background-color="transparent" style:shadow="none">
        <style:tab-stops/>
      </style:paragraph-properties>
      <style:text-properties officeooo:paragraph-rsid="000f031a"/>
    </style:style>
    <style:style style:name="P115" style:family="paragraph" style:parent-style-name="_5f_Paragraphe_20_livret_20_réponse_20_élève" style:list-style-name="_5f_Numérotation_20_des_20_exercices_20_livrets">
      <loext:graphic-properties draw:fill="none"/>
      <style:paragraph-properties fo:margin-left="0cm" fo:margin-right="0cm" fo:margin-top="0.3cm" fo:margin-bottom="0cm" style:contextual-spacing="false" fo:line-height="100%" fo:text-align="start" style:justify-single-word="false" fo:text-indent="0cm" style:auto-text-indent="false" fo:background-color="transparent" style:shadow="none">
        <style:tab-stops/>
      </style:paragraph-properties>
      <style:text-properties officeooo:paragraph-rsid="000f031a"/>
    </style:style>
    <style:style style:name="P116" style:family="paragraph" style:parent-style-name="_5f_Paragraphe_20_livret_20_réponse_20_élève">
      <style:paragraph-properties fo:margin-top="0.3cm" fo:margin-bottom="0cm" style:contextual-spacing="false" fo:line-height="100%">
        <style:tab-stops>
          <style:tab-stop style:position="9.2cm" style:leader-style="dotted" style:leader-text="."/>
        </style:tab-stops>
      </style:paragraph-properties>
    </style:style>
    <style:style style:name="P117" style:family="paragraph" style:parent-style-name="_5f_Paragraphe_20_livret_20_réponse_20_élève" style:list-style-name="liste_5f_abc">
      <style:paragraph-properties style:line-height-at-least="0.801cm">
        <style:tab-stops>
          <style:tab-stop style:position="0cm"/>
          <style:tab-stop style:position="9.2cm" style:type="right" style:leader-style="dotted" style:leader-text="."/>
        </style:tab-stops>
      </style:paragraph-properties>
    </style:style>
    <style:style style:name="P118" style:family="paragraph" style:parent-style-name="_5f_Paragraphe_20_énoncé_20_après_20_numéro_20_second">
      <style:paragraph-properties fo:margin-top="0.4cm" fo:margin-bottom="0cm" style:contextual-spacing="false"/>
    </style:style>
    <style:style style:name="P119" style:family="paragraph" style:parent-style-name="_5f_Paragraphe_20_énoncé_20_après_20_numéro_20_second" style:list-style-name="_5f_Numérotation_20_des_20_exercices_20_livrets">
      <style:paragraph-properties fo:margin-top="0.4cm" fo:margin-bottom="0cm" style:contextual-spacing="false"/>
    </style:style>
    <style:style style:name="P120" style:family="paragraph" style:parent-style-name="_5f_Paragraphe_20_énoncé_20_après_20_numéro_20_second" style:list-style-name="_5f_Numérotation_20_des_20_exercices_20_livrets">
      <style:paragraph-properties fo:margin-top="0.4cm" fo:margin-bottom="0cm" style:contextual-spacing="false"/>
      <style:text-properties officeooo:paragraph-rsid="000eb2d2"/>
    </style:style>
    <style:style style:name="P121" style:family="paragraph" style:parent-style-name="_5f_Pied_20_de_20_page" style:list-style-name=""/>
    <style:style style:name="P122" style:family="paragraph" style:parent-style-name="_5f_Pied_20_de_20_page" style:list-style-name="">
      <style:paragraph-properties fo:text-align="end" style:justify-single-word="false"/>
    </style:style>
    <style:style style:name="P123" style:family="paragraph" style:parent-style-name="_5f_Pied_20_de_20_page">
      <style:paragraph-properties fo:text-align="end" style:justify-single-word="false"/>
    </style:style>
    <style:style style:name="P124" style:family="paragraph" style:parent-style-name="_5f_Pied_20_de_20_page" style:list-style-name="">
      <style:paragraph-properties fo:margin-left="0.9cm" fo:margin-right="0cm" fo:text-indent="0cm" style:auto-text-indent="false" style:shadow="none">
        <style:tab-stops/>
      </style:paragraph-properties>
      <style:text-properties fo:font-variant="small-caps" fo:color="#000000" loext:opacity="100%" style:font-name="Bitstream Vera Sans3" fo:font-size="11pt" fo:font-style="italic" fo:font-weight="bold" style:font-size-asian="11pt" style:font-style-asian="italic" style:font-weight-asian="bold" style:font-size-complex="11pt" style:font-style-complex="italic" style:font-weight-complex="bold"/>
    </style:style>
    <style:style style:name="P125" style:family="paragraph" style:parent-style-name="_5f_Réponse_20_exemple" style:list-style-name="Num_5f_Exo">
      <style:paragraph-properties fo:margin-top="0.15cm" fo:margin-bottom="0.15cm" style:contextual-spacing="false" fo:text-align="center" style:justify-single-word="false" fo:padding-left="0.21cm" fo:padding-right="0.199cm" fo:padding-top="0.049cm" fo:padding-bottom="0.049cm" fo:border="0.06pt solid #f2ffe5" style:shadow="none"/>
      <style:text-properties fo:font-size="9pt" fo:background-color="#ffff00" style:font-size-asian="9pt" style:font-size-complex="9pt"/>
    </style:style>
    <style:style style:name="P126" style:family="paragraph" style:parent-style-name="_5f_Réponse_20_exemple" style:list-style-name="Num_5f_Exo">
      <style:paragraph-properties fo:margin-top="0.15cm" fo:margin-bottom="0.15cm" style:contextual-spacing="false" fo:text-align="center" style:justify-single-word="false" fo:padding-left="0.21cm" fo:padding-right="0.199cm" fo:padding-top="0.049cm" fo:padding-bottom="0.049cm" fo:border="0.06pt solid #f2ffe5" style:shadow="none"/>
    </style:style>
    <style:style style:name="P127" style:family="paragraph" style:parent-style-name="_5f_Titre_20_d_27_exercices_20_livret" style:list-style-name="">
      <style:paragraph-properties fo:margin-top="0cm" fo:margin-bottom="0cm" style:contextual-spacing="false">
        <style:tab-stops>
          <style:tab-stop style:position="8.999cm" style:leader-style="dotted" style:leader-text="."/>
        </style:tab-stops>
      </style:paragraph-properties>
    </style:style>
    <style:style style:name="P128" style:family="paragraph">
      <loext:graphic-properties draw:fill="solid" draw:fill-color="#6fb544"/>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Times New Roman" fo:font-size="24pt" fo:font-style="normal" fo:text-shadow="none" style:text-underline-style="none" fo:font-weight="normal" style:font-name-asian="Lucida Sans Unicode" style:font-size-asian="24pt" style:font-style-asian="normal" style:font-weight-asian="normal" style:font-name-complex="Tahoma" style:font-size-complex="24pt" style:font-style-complex="normal" style:font-weight-complex="normal" style:text-emphasize="none" style:font-relief="none"/>
    </style:style>
    <style:style style:name="P129" style:family="paragraph">
      <loext:graphic-properties draw:fill="none"/>
      <style:paragraph-properties fo:text-align="center"/>
    </style:style>
    <style:style style:name="P130" style:family="paragraph">
      <loext:graphic-properties draw:fill="solid" draw:fill-color="#6fb544" draw:secondary-fill-color="#99cc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style:use-window-font-color="true" loext:opacity="0%" style:text-outline="false" style:text-line-through-style="none" style:text-line-through-type="none" style:text-position="0% 100%" style:font-name="Times New Roman" fo:font-size="24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24pt" style:language-asian="fr" style:country-asian="FR" style:font-style-asian="normal" style:font-weight-asian="normal" style:font-name-complex="Tahoma" style:font-size-complex="24pt" style:language-complex="fr" style:country-complex="FR" style:font-style-complex="normal" style:font-weight-complex="normal" style:text-emphasize="none" style:text-scale="100%" style:font-relief="none" fo:hyphenate="false"/>
    </style:style>
    <style:style style:name="P131" style:family="paragraph">
      <loext:graphic-properties draw:fill="solid" draw:fill-color="#ad4296" draw:secondary-fill-color="#99cc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style:use-window-font-color="true" loext:opacity="0%" style:text-outline="false" style:text-line-through-style="none" style:text-line-through-type="none" style:text-position="0% 100%" style:font-name="Times New Roman" fo:font-size="24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24pt" style:language-asian="fr" style:country-asian="FR" style:font-style-asian="normal" style:font-weight-asian="normal" style:font-name-complex="Tahoma" style:font-size-complex="24pt" style:language-complex="fr" style:country-complex="FR" style:font-style-complex="normal" style:font-weight-complex="normal" style:text-emphasize="none" style:text-scale="100%" style:font-relief="none" fo:hyphenate="false"/>
    </style:style>
    <style:style style:name="P132" style:family="paragraph">
      <loext:graphic-properties draw:fill="none"/>
      <style:paragraph-properties fo:text-align="center"/>
      <style:text-properties fo:font-size="12pt"/>
    </style:style>
    <style:style style:name="P133" style:family="paragraph">
      <style:paragraph-properties fo:margin-top="0cm" fo:margin-bottom="0.199cm" fo:text-align="center" style:writing-mode="lr-tb"/>
      <style:text-properties fo:color="#ffffff" loext:opacity="100%" style:font-name="Bitstream Vera Sans3" fo:font-size="11pt" fo:font-weight="bold" style:font-size-asian="11pt" style:font-weight-asian="bold" style:font-size-complex="11pt" style:font-weight-complex="bold"/>
    </style:style>
    <style:style style:name="P134" style:family="paragraph">
      <loext:graphic-properties draw:fill-color="#c74028"/>
      <style:paragraph-properties fo:margin-top="0cm" fo:margin-bottom="0.199cm" fo:text-align="center" style:writing-mode="lr-tb"/>
      <style:text-properties fo:color="#ffffff" loext:opacity="100%" style:font-name="Bitstream Vera Sans3" fo:font-size="11pt" fo:font-weight="bold" style:font-size-asian="11pt" style:font-weight-asian="bold" style:font-size-complex="11pt" style:font-weight-complex="bold"/>
    </style:style>
    <style:style style:name="P135" style:family="paragraph">
      <style:paragraph-properties fo:text-align="center"/>
    </style:style>
    <style:style style:name="P136" style:family="paragraph">
      <loext:graphic-properties draw:fill="none" draw:fill-color="#ffffff"/>
      <style:paragraph-properties fo:text-align="center" style:writing-mode="lr-tb"/>
      <style:text-properties fo:color="#ffffff" loext:opacity="100%" style:font-name="Bitstream Vera Sans3" fo:font-size="16pt" fo:font-weight="bold" style:font-size-asian="16pt" style:font-weight-asian="bold" style:font-size-complex="16pt" style:font-weight-complex="bold"/>
    </style:style>
    <style:style style:name="P137" style:family="paragraph">
      <loext:graphic-properties draw:fill="solid" draw:fill-color="#d7e12c"/>
    </style:style>
    <style:style style:name="P138" style:family="paragraph">
      <loext:graphic-properties draw:fill="solid" draw:fill-color="#d7e12c"/>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1" style:family="text">
      <style:text-properties fo:font-variant="small-caps"/>
    </style:style>
    <style:style style:name="T2" style:family="text">
      <style:text-properties fo:font-variant="small-caps" fo:color="#000000" loext:opacity="100%" style:font-name="Bitstream Vera Sans3" fo:font-size="11pt" fo:font-style="italic" fo:font-weight="bold" style:font-size-asian="11pt" style:font-style-asian="italic" style:font-weight-asian="bold" style:font-size-complex="11pt" style:font-style-complex="italic" style:font-weight-complex="bold"/>
    </style:style>
    <style:style style:name="T3" style:family="text">
      <style:text-properties fo:font-variant="small-caps" fo:font-size="15pt" style:font-size-asian="15pt" style:font-size-complex="15pt"/>
    </style:style>
    <style:style style:name="T4" style:family="text">
      <style:text-properties fo:font-size="12pt" style:font-size-asian="12pt" style:font-size-complex="12pt"/>
    </style:style>
    <style:style style:name="T5" style:family="text">
      <style:text-properties fo:font-size="12pt" style:font-size-asian="12pt" style:font-style-asian="normal" style:font-size-complex="12pt" style:font-style-complex="normal"/>
    </style:style>
    <style:style style:name="T6" style:family="text">
      <style:text-properties fo:font-size="12pt" fo:font-style="italic" style:font-size-asian="12pt" style:font-size-complex="12pt"/>
    </style:style>
    <style:style style:name="T7" style:family="text">
      <style:text-properties fo:font-size="12pt" style:text-underline-style="none" fo:background-color="transparent" loext:char-shading-value="0" style:font-name-asian="Times New Roman" style:font-size-asian="12pt" style:font-weight-asian="normal" style:font-name-complex="Times New Roman" style:font-size-complex="12pt" style:font-weight-complex="normal"/>
    </style:style>
    <style:style style:name="T8" style:family="text">
      <style:text-properties fo:font-size="12pt" fo:background-color="transparent" loext:char-shading-value="0" style:font-name-asian="Times New Roman" style:font-size-asian="12pt" style:font-weight-asian="normal" style:font-name-complex="Times New Roman" style:font-size-complex="12pt" style:font-weight-complex="normal"/>
    </style:style>
    <style:style style:name="T9" style:family="text">
      <style:text-properties style:text-position="super 58%"/>
    </style:style>
    <style:style style:name="T10" style:family="text">
      <style:text-properties style:text-position="super 58%" style:font-name="Bitstream Vera Sans3"/>
    </style:style>
    <style:style style:name="T11" style:family="text">
      <style:text-properties style:text-position="super 58%" fo:font-style="normal"/>
    </style:style>
    <style:style style:name="T12" style:family="text">
      <style:text-properties style:text-position="super 58%" fo:background-color="#ffff00" loext:char-shading-value="0"/>
    </style:style>
    <style:style style:name="T13" style:family="text">
      <style:text-properties style:font-name="Times New Roman" fo:font-size="12pt" fo:font-style="italic" style:font-name-asian="OpenSymbol" style:font-size-asian="12pt" style:font-style-asian="italic" style:font-name-complex="OpenSymbol" style:font-size-complex="12pt" style:font-style-complex="italic"/>
    </style:style>
    <style:style style:name="T14" style:family="text">
      <style:text-properties style:font-name="Times New Roman" fo:font-size="12pt" fo:font-style="italic" style:font-size-asian="12pt" style:font-style-asian="italic" style:font-size-complex="12pt" style:font-style-complex="italic"/>
    </style:style>
    <style:style style:name="T15" style:family="text">
      <style:text-properties style:font-name="Times New Roman" fo:font-size="12pt" fo:font-style="italic" style:text-underline-style="none" fo:font-weight="normal" style:font-size-asian="12pt" style:font-style-asian="italic" style:font-weight-asian="normal" style:font-size-complex="12pt" style:font-style-complex="italic" style:font-weight-complex="normal"/>
    </style:style>
    <style:style style:name="T16" style:family="text">
      <style:text-properties style:font-name="Times New Roman" fo:font-size="12pt" fo:font-style="italic" fo:background-color="#ffff00" loext:char-shading-value="0" style:font-size-asian="12pt" style:font-style-asian="italic" style:font-size-complex="12pt" style:font-style-complex="italic"/>
    </style:style>
    <style:style style:name="T17" style:family="text">
      <style:text-properties style:font-name="Times New Roman" fo:font-size="12pt" fo:font-style="italic" fo:background-color="#ffff00" loext:char-shading-value="0" style:font-name-asian="OpenSymbol" style:font-size-asian="12pt" style:font-style-asian="italic" style:font-name-complex="OpenSymbol" style:font-size-complex="12pt" style:font-style-complex="italic"/>
    </style:style>
    <style:style style:name="T18" style:family="text">
      <style:text-properties style:font-name="Times New Roman" fo:font-size="12pt" style:font-size-asian="12pt" style:font-size-complex="12pt"/>
    </style:style>
    <style:style style:name="T19" style:family="text">
      <style:text-properties style:font-name="Times New Roman" fo:font-style="italic" style:font-style-asian="italic" style:font-style-complex="italic"/>
    </style:style>
    <style:style style:name="T20" style:family="text">
      <style:text-properties style:font-name="OpenSymbol"/>
    </style:style>
    <style:style style:name="T21" style:family="text">
      <style:text-properties style:font-name="OpenSymbol" fo:font-style="normal" style:font-name-asian="OpenSymbol" style:font-style-asian="normal" style:font-name-complex="OpenSymbol" style:font-style-complex="normal"/>
    </style:style>
    <style:style style:name="T22" style:family="text">
      <style:text-properties style:font-name="OpenSymbol" fo:font-style="normal" style:font-style-asian="normal" style:font-style-complex="normal"/>
    </style:style>
    <style:style style:name="T23" style:family="text">
      <style:text-properties style:font-name="OpenSymbol" fo:font-style="normal" fo:background-color="#ffff00" loext:char-shading-value="0" style:font-style-asian="normal" style:font-style-complex="normal"/>
    </style:style>
    <style:style style:name="T24" style:family="text">
      <style:text-properties style:font-name="OpenSymbol" fo:font-style="normal" fo:background-color="#ffff00" loext:char-shading-value="0" style:font-name-asian="OpenSymbol" style:font-style-asian="normal" style:font-name-complex="OpenSymbol" style:font-style-complex="normal"/>
    </style:style>
    <style:style style:name="T25" style:family="text">
      <style:text-properties style:font-name="OpenSymbol" fo:font-size="10pt" fo:font-style="normal" style:font-name-asian="OpenSymbol" style:font-size-asian="10pt" style:font-style-asian="normal" style:font-name-complex="OpenSymbol" style:font-size-complex="10pt" style:font-style-complex="normal"/>
    </style:style>
    <style:style style:name="T26" style:family="text">
      <style:text-properties style:font-name="OpenSymbol" fo:font-size="10pt" fo:font-style="normal" style:font-name-asian="OpenSymbol" style:font-size-asian="8.75pt" style:font-style-asian="normal" style:font-name-complex="OpenSymbol" style:font-size-complex="10pt" style:font-style-complex="normal"/>
    </style:style>
    <style:style style:name="T27" style:family="text">
      <style:text-properties style:font-name="OpenSymbol" fo:font-size="10pt" fo:font-style="normal" fo:font-weight="normal" style:font-name-asian="OpenSymbol" style:font-size-asian="10pt" style:font-style-asian="normal" style:font-weight-asian="normal" style:font-name-complex="OpenSymbol" style:font-size-complex="10pt" style:font-style-complex="normal" style:font-weight-complex="normal"/>
    </style:style>
    <style:style style:name="T28" style:family="text">
      <style:text-properties style:font-name="OpenSymbol" fo:font-size="10pt" fo:font-style="normal" fo:font-weight="normal" fo:background-color="#ffff00" loext:char-shading-value="0" style:font-name-asian="OpenSymbol" style:font-size-asian="10pt" style:font-style-asian="normal" style:font-weight-asian="normal" style:font-name-complex="OpenSymbol" style:font-size-complex="10pt" style:font-style-complex="normal" style:font-weight-complex="normal"/>
    </style:style>
    <style:style style:name="T29" style:family="text">
      <style:text-properties style:font-name="OpenSymbol" fo:font-size="10pt" fo:font-style="normal" style:text-underline-style="none" fo:font-weight="normal" style:font-name-asian="OpenSymbol" style:font-size-asian="10pt" style:font-style-asian="normal" style:font-weight-asian="normal" style:font-name-complex="OpenSymbol" style:font-size-complex="10pt" style:font-style-complex="normal" style:font-weight-complex="normal"/>
    </style:style>
    <style:style style:name="T30" style:family="text">
      <style:text-properties style:font-name="OpenSymbol" fo:font-size="10pt" fo:font-style="normal" fo:background-color="#ffff00" loext:char-shading-value="0" style:font-name-asian="OpenSymbol" style:font-size-asian="10pt" style:font-style-asian="normal" style:font-name-complex="OpenSymbol" style:font-size-complex="10pt" style:font-style-complex="normal"/>
    </style:style>
    <style:style style:name="T31" style:family="text">
      <style:text-properties style:font-name="OpenSymbol" fo:font-size="12pt" fo:font-style="normal" style:font-name-asian="OpenSymbol" style:font-size-asian="12pt" style:font-style-asian="normal" style:font-name-complex="OpenSymbol" style:font-size-complex="12pt" style:font-style-complex="normal"/>
    </style:style>
    <style:style style:name="T32" style:family="text">
      <style:text-properties style:font-name="OpenSymbol" fo:font-size="9pt" fo:font-style="normal" fo:background-color="#ffff00" loext:char-shading-value="0" style:font-name-asian="OpenSymbol" style:font-size-asian="9pt" style:font-style-asian="normal" style:font-name-complex="OpenSymbol" style:font-size-complex="9pt" style:font-style-complex="normal"/>
    </style:style>
    <style:style style:name="T33" style:family="text">
      <style:text-properties style:font-name="Bitstream Vera Sans3" fo:font-style="normal" style:font-name-asian="OpenSymbol" style:font-style-asian="normal" style:font-name-complex="OpenSymbol" style:font-style-complex="normal"/>
    </style:style>
    <style:style style:name="T34" style:family="text">
      <style:text-properties style:font-name="Bitstream Vera Sans3" fo:font-style="normal" style:font-style-asian="normal" style:font-style-complex="normal"/>
    </style:style>
    <style:style style:name="T35" style:family="text">
      <style:text-properties style:font-name="Bitstream Vera Sans3" fo:font-style="normal" fo:background-color="#ffff00" loext:char-shading-value="0" style:font-style-asian="normal" style:font-style-complex="normal"/>
    </style:style>
    <style:style style:name="T36" style:family="text">
      <style:text-properties style:font-name="Bitstream Vera Sans3" fo:font-style="normal" fo:background-color="#ffff00" loext:char-shading-value="0" style:font-name-asian="OpenSymbol" style:font-style-asian="normal" style:font-name-complex="OpenSymbol" style:font-style-complex="normal"/>
    </style:style>
    <style:style style:name="T37" style:family="text">
      <style:text-properties style:font-name="Bitstream Vera Sans3" fo:font-size="10pt" fo:font-style="normal" style:font-name-asian="OpenSymbol" style:font-size-asian="10pt" style:font-style-asian="normal" style:font-name-complex="OpenSymbol" style:font-size-complex="10pt" style:font-style-complex="normal"/>
    </style:style>
    <style:style style:name="T38" style:family="text">
      <style:text-properties style:font-name="Bitstream Vera Sans3" fo:font-size="10pt" fo:font-style="normal" style:font-name-asian="OpenSymbol" style:font-style-asian="normal" style:font-name-complex="OpenSymbol" style:font-style-complex="normal"/>
    </style:style>
    <style:style style:name="T39" style:family="text">
      <style:text-properties style:font-name="Bitstream Vera Sans3" fo:font-size="10pt" fo:font-style="normal" style:font-size-asian="10pt" style:font-style-asian="normal" style:font-size-complex="10pt" style:font-style-complex="normal"/>
    </style:style>
    <style:style style:name="T40" style:family="text">
      <style:text-properties style:font-name="Bitstream Vera Sans3" fo:font-size="10pt" fo:font-style="normal" style:text-underline-style="none" fo:font-weight="normal" style:font-size-asian="10pt" style:font-style-asian="normal" style:font-weight-asian="normal" style:font-size-complex="10pt" style:font-style-complex="normal" style:font-weight-complex="normal"/>
    </style:style>
    <style:style style:name="T41" style:family="text">
      <style:text-properties style:font-name="Bitstream Vera Sans3" fo:font-size="10pt" fo:font-style="normal" style:text-underline-style="none" fo:font-weight="normal" style:font-name-asian="OpenSymbol" style:font-size-asian="10pt" style:font-style-asian="normal" style:font-weight-asian="normal" style:font-name-complex="OpenSymbol" style:font-size-complex="10pt" style:font-style-complex="normal" style:font-weight-complex="normal"/>
    </style:style>
    <style:style style:name="T42" style:family="text">
      <style:text-properties style:font-name="Bitstream Vera Sans3" fo:font-size="10pt" fo:font-style="normal" style:font-style-asian="normal" style:font-style-complex="normal"/>
    </style:style>
    <style:style style:name="T43" style:family="text">
      <style:text-properties style:font-name="Bitstream Vera Sans3" fo:font-size="10pt" fo:font-style="normal" fo:background-color="#ffff00" loext:char-shading-value="0" style:font-name-asian="OpenSymbol" style:font-size-asian="10pt" style:font-style-asian="normal" style:font-name-complex="OpenSymbol" style:font-size-complex="10pt" style:font-style-complex="normal"/>
    </style:style>
    <style:style style:name="T44" style:family="text">
      <style:text-properties style:font-name="Bitstream Vera Sans3" fo:font-size="10pt" style:font-size-asian="10pt" style:font-size-complex="10pt"/>
    </style:style>
    <style:style style:name="T45" style:family="text">
      <style:text-properties style:font-name="Bitstream Vera Sans3" fo:font-size="10pt" officeooo:rsid="000eb2d2" style:font-size-asian="10pt" style:font-size-complex="10pt"/>
    </style:style>
    <style:style style:name="T46" style:family="text">
      <style:text-properties style:font-name="Bitstream Vera Sans3" fo:font-size="10pt" fo:font-style="italic" style:font-name-asian="OpenSymbol" style:font-size-asian="10pt" style:font-style-asian="normal" style:font-name-complex="OpenSymbol" style:font-size-complex="10pt" style:font-style-complex="normal"/>
    </style:style>
    <style:style style:name="T47" style:family="text">
      <style:text-properties style:font-name="Bitstream Vera Sans3" fo:font-size="10pt" style:text-underline-style="none" fo:font-weight="normal" style:font-size-asian="10pt" style:font-weight-asian="normal" style:font-size-complex="10pt" style:font-weight-complex="normal"/>
    </style:style>
    <style:style style:name="T48" style:family="text">
      <style:text-properties style:font-name="Bitstream Vera Sans3" fo:font-size="12pt" fo:font-style="normal" style:font-size-asian="12pt" style:font-style-asian="normal" style:font-size-complex="12pt" style:font-style-complex="normal"/>
    </style:style>
    <style:style style:name="T49" style:family="text">
      <style:text-properties style:font-name="Bitstream Vera Sans3" fo:font-size="12pt" fo:font-style="normal" style:font-name-asian="OpenSymbol" style:font-size-asian="12pt" style:font-style-asian="normal" style:font-name-complex="OpenSymbol" style:font-size-complex="12pt" style:font-style-complex="normal"/>
    </style:style>
    <style:style style:name="T50" style:family="text">
      <style:text-properties style:font-name="Bitstream Vera Sans3" fo:font-size="9pt" fo:font-style="normal" fo:background-color="#ffff00" loext:char-shading-value="0" style:font-name-asian="OpenSymbol" style:font-size-asian="9pt" style:font-style-asian="normal" style:font-name-complex="OpenSymbol" style:font-size-complex="9pt" style:font-style-complex="normal"/>
    </style:style>
    <style:style style:name="T51" style:family="text">
      <style:text-properties style:font-name="Bitstream Vera Sans3" fo:font-size="9pt" fo:font-style="normal" fo:background-color="#ffff00" loext:char-shading-value="0" style:font-size-asian="9pt" style:font-style-asian="normal" style:font-size-complex="9pt" style:font-style-complex="normal"/>
    </style:style>
    <style:style style:name="T52" style:family="text">
      <style:text-properties style:text-position="0% 100%"/>
    </style:style>
    <style:style style:name="T53" style:family="text">
      <style:text-properties style:text-position="0% 100%" style:font-name="OpenSymbol" fo:font-style="normal" style:font-name-asian="OpenSymbol" style:font-style-asian="normal" style:font-name-complex="OpenSymbol" style:font-style-complex="normal"/>
    </style:style>
    <style:style style:name="T54" style:family="text">
      <style:text-properties style:text-position="0% 100%" style:font-name="OpenSymbol" fo:font-style="normal" style:font-style-asian="normal" style:font-style-complex="normal"/>
    </style:style>
    <style:style style:name="T55" style:family="text">
      <style:text-properties style:text-position="0% 100%" style:font-name="OpenSymbol" fo:font-style="normal" fo:background-color="#ffff00" loext:char-shading-value="0" style:font-name-asian="OpenSymbol" style:font-style-asian="normal" style:font-name-complex="OpenSymbol" style:font-style-complex="normal"/>
    </style:style>
    <style:style style:name="T56" style:family="text">
      <style:text-properties style:text-position="0% 100%" style:font-name="OpenSymbol" fo:font-size="10pt" fo:font-style="normal" fo:font-weight="normal" style:font-name-asian="OpenSymbol" style:font-size-asian="10pt" style:font-style-asian="normal" style:font-weight-asian="normal" style:font-name-complex="OpenSymbol" style:font-size-complex="10pt" style:font-style-complex="normal" style:font-weight-complex="normal"/>
    </style:style>
    <style:style style:name="T57" style:family="text">
      <style:text-properties style:text-position="0% 100%" style:font-name="OpenSymbol" fo:font-size="10pt" fo:font-style="normal" fo:font-weight="normal" fo:background-color="#ffff00" loext:char-shading-value="0" style:font-name-asian="OpenSymbol" style:font-size-asian="10pt" style:font-style-asian="normal" style:font-weight-asian="normal" style:font-name-complex="OpenSymbol" style:font-size-complex="10pt" style:font-style-complex="normal" style:font-weight-complex="normal"/>
    </style:style>
    <style:style style:name="T58" style:family="text">
      <style:text-properties style:text-position="0% 100%" style:font-name="OpenSymbol" fo:font-size="10pt" fo:font-style="normal" style:font-name-asian="OpenSymbol" style:font-size-asian="10pt" style:font-style-asian="normal" style:font-name-complex="OpenSymbol" style:font-size-complex="10pt" style:font-style-complex="normal"/>
    </style:style>
    <style:style style:name="T59" style:family="text">
      <style:text-properties style:text-position="0% 100%" style:font-name="OpenSymbol" fo:font-size="10pt" fo:font-style="normal" style:font-size-asian="10pt" style:font-style-asian="normal" style:font-size-complex="10pt" style:font-style-complex="normal"/>
    </style:style>
    <style:style style:name="T60" style:family="text">
      <style:text-properties style:text-position="0% 100%" style:font-name="OpenSymbol" fo:font-size="10pt" fo:font-style="normal" fo:background-color="#ffff00" loext:char-shading-value="0" style:font-name-asian="OpenSymbol" style:font-size-asian="10pt" style:font-style-asian="normal" style:font-name-complex="OpenSymbol" style:font-size-complex="10pt" style:font-style-complex="normal"/>
    </style:style>
    <style:style style:name="T61" style:family="text">
      <style:text-properties style:text-position="0% 100%" style:font-name="OpenSymbol" fo:font-size="10pt" fo:font-style="italic" fo:font-weight="normal" fo:background-color="#ffff00" loext:char-shading-value="0" style:font-name-asian="OpenSymbol" style:font-size-asian="10pt" style:font-style-asian="italic" style:font-weight-asian="normal" style:font-name-complex="OpenSymbol" style:font-size-complex="10pt" style:font-style-complex="italic" style:font-weight-complex="normal"/>
    </style:style>
    <style:style style:name="T62" style:family="text">
      <style:text-properties style:text-position="0% 100%" style:font-name="Bitstream Vera Sans3"/>
    </style:style>
    <style:style style:name="T63" style:family="text">
      <style:text-properties style:text-position="0% 100%" style:font-name="Bitstream Vera Sans3" fo:font-style="normal" style:font-name-asian="OpenSymbol" style:font-style-asian="normal" style:font-name-complex="OpenSymbol" style:font-style-complex="normal"/>
    </style:style>
    <style:style style:name="T64" style:family="text">
      <style:text-properties style:text-position="0% 100%" style:font-name="Bitstream Vera Sans3" fo:font-style="normal" style:font-style-asian="normal" style:font-style-complex="normal"/>
    </style:style>
    <style:style style:name="T65" style:family="text">
      <style:text-properties style:text-position="0% 100%" style:font-name="Bitstream Vera Sans3" fo:font-style="normal" fo:background-color="#ffff00" loext:char-shading-value="0" style:font-name-asian="OpenSymbol" style:font-style-asian="normal" style:font-name-complex="OpenSymbol" style:font-style-complex="normal"/>
    </style:style>
    <style:style style:name="T66" style:family="text">
      <style:text-properties style:text-position="0% 100%" style:font-name="Bitstream Vera Sans3" fo:font-size="10pt" fo:font-style="normal" style:font-name-asian="OpenSymbol" style:font-size-asian="10pt" style:font-style-asian="normal" style:font-name-complex="OpenSymbol" style:font-size-complex="10pt" style:font-style-complex="normal"/>
    </style:style>
    <style:style style:name="T67" style:family="text">
      <style:text-properties style:text-position="0% 100%" style:font-name="Bitstream Vera Sans3" fo:font-size="10pt" fo:font-style="normal" style:font-size-asian="10pt" style:font-style-asian="normal" style:font-size-complex="10pt" style:font-style-complex="normal"/>
    </style:style>
    <style:style style:name="T68" style:family="text">
      <style:text-properties style:text-position="0% 100%" style:font-name="Bitstream Vera Sans3" fo:font-size="10pt" fo:font-style="normal" fo:background-color="#ffff00" loext:char-shading-value="0" style:font-name-asian="OpenSymbol" style:font-size-asian="10pt" style:font-style-asian="normal" style:font-name-complex="OpenSymbol" style:font-size-complex="10pt" style:font-style-complex="normal"/>
    </style:style>
    <style:style style:name="T69" style:family="text">
      <style:text-properties style:text-position="0% 100%" style:font-name="Bitstream Vera Sans3" fo:font-size="10pt" fo:font-style="normal" officeooo:rsid="000bd280" fo:background-color="#ffff00" loext:char-shading-value="0" style:font-name-asian="OpenSymbol" style:font-size-asian="10pt" style:font-style-asian="normal" style:font-name-complex="OpenSymbol" style:font-size-complex="10pt" style:font-style-complex="normal"/>
    </style:style>
    <style:style style:name="T70" style:family="text">
      <style:text-properties style:text-position="0% 100%" style:font-name="Bitstream Vera Sans3" fo:font-size="10pt" fo:font-style="normal" officeooo:rsid="000bd280" fo:background-color="#ffff00" loext:char-shading-value="0" style:font-name-asian="OpenSymbol" style:font-size-asian="10pt" style:font-style-asian="normal" style:font-weight-asian="normal" style:font-name-complex="OpenSymbol" style:font-size-complex="10pt" style:font-style-complex="normal" style:font-weight-complex="normal"/>
    </style:style>
    <style:style style:name="T71" style:family="text">
      <style:text-properties style:text-position="0% 100%" style:font-name="Bitstream Vera Sans3" fo:font-size="10pt" fo:font-style="normal" officeooo:rsid="000f02af" fo:background-color="#ffff00" loext:char-shading-value="0" style:font-name-asian="OpenSymbol" style:font-size-asian="10pt" style:font-style-asian="normal" style:font-weight-asian="normal" style:font-name-complex="OpenSymbol" style:font-size-complex="10pt" style:font-style-complex="normal" style:font-weight-complex="normal"/>
    </style:style>
    <style:style style:name="T72" style:family="text">
      <style:text-properties style:text-position="0% 100%" style:font-name="Bitstream Vera Sans3" fo:font-size="10pt" style:font-size-asian="10pt" style:font-size-complex="10pt"/>
    </style:style>
    <style:style style:name="T73" style:family="text">
      <style:text-properties style:text-position="0% 100%" style:font-name="Bitstream Vera Sans3" fo:font-size="10pt" fo:font-style="italic" fo:background-color="#ffff00" loext:char-shading-value="0" style:font-name-asian="OpenSymbol" style:font-size-asian="10pt" style:font-style-asian="normal" style:font-name-complex="OpenSymbol" style:font-size-complex="10pt" style:font-style-complex="normal"/>
    </style:style>
    <style:style style:name="T74" style:family="text">
      <style:text-properties style:text-position="0% 100%" style:font-name="Bitstream Vera Sans3" fo:font-size="10pt" fo:font-style="italic" officeooo:rsid="000bd280" fo:background-color="#ffff00" loext:char-shading-value="0" style:font-name-asian="OpenSymbol" style:font-size-asian="10pt" style:font-name-complex="OpenSymbol" style:font-size-complex="10pt"/>
    </style:style>
    <style:style style:name="T75" style:family="text">
      <style:text-properties style:text-position="0% 100%" style:font-name="Bitstream Vera Sans3" fo:font-size="10pt" fo:font-style="italic" fo:background-color="#ffff00" loext:char-shading-value="0" style:font-name-asian="OpenSymbol" style:font-size-asian="10pt" style:font-style-asian="italic" style:font-name-complex="OpenSymbol" style:font-size-complex="10pt" style:font-style-complex="italic"/>
    </style:style>
    <style:style style:name="T76" style:family="text">
      <style:text-properties style:text-position="0% 100%" style:font-name="Bitstream Vera Sans3" fo:font-size="10pt" officeooo:rsid="000bd280" fo:background-color="#ffff00" loext:char-shading-value="0" style:font-name-asian="OpenSymbol" style:font-size-asian="10pt" style:font-name-complex="OpenSymbol" style:font-size-complex="10pt"/>
    </style:style>
    <style:style style:name="T77" style:family="text">
      <style:text-properties style:text-position="0% 100%" style:font-name="Bitstream Vera Sans3" fo:font-style="italic" fo:background-color="#ffff00" loext:char-shading-value="0" style:font-name-asian="OpenSymbol" style:font-style-asian="italic" style:font-name-complex="OpenSymbol" style:font-style-complex="italic"/>
    </style:style>
    <style:style style:name="T78" style:family="text">
      <style:text-properties style:text-position="0% 100%" style:font-name-asian="OpenSymbol" style:font-size-asian="10pt" style:font-style-asian="italic" style:font-name-complex="OpenSymbol" style:font-size-complex="10pt" style:font-style-complex="italic"/>
    </style:style>
    <style:style style:name="T79" style:family="text">
      <style:text-properties style:text-position="0% 100%" style:font-name-asian="OpenSymbol" style:font-style-asian="normal" style:font-name-complex="OpenSymbol" style:font-style-complex="normal"/>
    </style:style>
    <style:style style:name="T80" style:family="text">
      <style:text-properties style:text-position="0% 100%" style:font-name-asian="OpenSymbol" style:font-name-complex="OpenSymbol"/>
    </style:style>
    <style:style style:name="T81" style:family="text">
      <style:text-properties style:text-position="0% 100%" fo:font-style="normal"/>
    </style:style>
    <style:style style:name="T82" style:family="text">
      <style:text-properties style:text-position="0% 100%" fo:font-style="normal" fo:background-color="#ffff00" loext:char-shading-value="0" style:font-name-asian="OpenSymbol" style:font-name-complex="OpenSymbol"/>
    </style:style>
    <style:style style:name="T83" style:family="text">
      <style:text-properties style:text-position="0% 100%" fo:font-style="normal" fo:background-color="#ffff00" loext:char-shading-value="0" style:font-name-asian="OpenSymbol" style:font-style-asian="normal" style:font-name-complex="OpenSymbol" style:font-style-complex="normal"/>
    </style:style>
    <style:style style:name="T84" style:family="text">
      <style:text-properties style:text-position="0% 100%" style:font-name="Times New Roman" fo:font-size="10pt" fo:font-style="normal" style:font-name-asian="OpenSymbol" style:font-size-asian="10pt" style:font-style-asian="normal" style:font-name-complex="OpenSymbol" style:font-size-complex="10pt" style:font-style-complex="normal"/>
    </style:style>
    <style:style style:name="T85" style:family="text">
      <style:text-properties style:text-position="0% 100%" style:font-name="Times New Roman" fo:font-size="12pt" fo:font-style="italic" style:font-size-asian="12pt" style:font-style-asian="italic" style:font-size-complex="12pt" style:font-style-complex="italic"/>
    </style:style>
    <style:style style:name="T86" style:family="text">
      <style:text-properties style:text-position="0% 100%" fo:font-size="12pt" fo:font-style="italic" style:font-size-asian="12pt" style:font-size-complex="12pt"/>
    </style:style>
    <style:style style:name="T87" style:family="text">
      <style:text-properties style:text-position="0% 100%" fo:font-size="12pt" fo:font-style="italic" fo:background-color="#ffff00" loext:char-shading-value="0" style:font-name-asian="OpenSymbol" style:font-size-asian="12pt" style:font-name-complex="OpenSymbol" style:font-size-complex="12pt"/>
    </style:style>
    <style:style style:name="T88" style:family="text">
      <style:text-properties style:text-position="0% 100%" fo:font-size="12pt" fo:font-style="italic" officeooo:rsid="000bd280" fo:background-color="#ffff00" loext:char-shading-value="0" style:font-name-asian="OpenSymbol" style:font-size-asian="12pt" style:font-name-complex="OpenSymbol" style:font-size-complex="12pt"/>
    </style:style>
    <style:style style:name="T89" style:family="text">
      <style:text-properties style:text-position="0% 100%" fo:font-size="12pt" fo:font-style="italic" fo:background-color="#ffff00" loext:char-shading-value="0" style:font-name-asian="OpenSymbol" style:font-size-asian="12pt" style:font-style-asian="italic" style:font-name-complex="OpenSymbol" style:font-size-complex="12pt" style:font-style-complex="italic"/>
    </style:style>
    <style:style style:name="T90" style:family="text">
      <style:text-properties style:text-position="0% 100%" fo:font-size="12pt" fo:font-style="italic" officeooo:rsid="000bd280" fo:background-color="#ffff00" loext:char-shading-value="0" style:font-name-asian="OpenSymbol" style:font-size-asian="12pt" style:font-style-asian="italic" style:font-name-complex="OpenSymbol" style:font-size-complex="12pt" style:font-style-complex="italic"/>
    </style:style>
    <style:style style:name="T91" style:family="text">
      <style:text-properties style:text-position="0% 100%" fo:font-size="12pt" style:font-size-asian="12pt" style:font-size-complex="12pt"/>
    </style:style>
    <style:style style:name="T92" style:family="text">
      <style:text-properties style:text-position="0% 100%" fo:font-size="12pt" fo:font-style="normal" fo:background-color="#ffff00" loext:char-shading-value="0" style:font-name-asian="OpenSymbol" style:font-size-asian="12pt" style:font-style-asian="normal" style:font-name-complex="OpenSymbol" style:font-size-complex="12pt" style:font-style-complex="normal"/>
    </style:style>
    <style:style style:name="T93" style:family="text">
      <style:text-properties style:text-position="0% 100%" fo:font-size="12pt" fo:font-style="normal" officeooo:rsid="000bd280" fo:background-color="#ffff00" loext:char-shading-value="0" style:font-name-asian="OpenSymbol" style:font-size-asian="12pt" style:font-style-asian="normal" style:font-name-complex="OpenSymbol" style:font-size-complex="12pt" style:font-style-complex="normal"/>
    </style:style>
    <style:style style:name="T94" style:family="text">
      <style:text-properties style:text-position="0% 100%" fo:font-size="12pt" officeooo:rsid="000bd280" fo:background-color="#ffff00" loext:char-shading-value="0" style:font-name-asian="OpenSymbol" style:font-size-asian="12pt" style:font-name-complex="OpenSymbol" style:font-size-complex="12pt"/>
    </style:style>
    <style:style style:name="T95" style:family="text">
      <style:text-properties style:text-position="0% 100%" style:font-name="Times New Roman1" fo:font-size="12pt" fo:font-style="italic" fo:font-weight="normal" style:font-size-asian="12pt" style:font-style-asian="italic" style:font-size-complex="12pt" style:font-style-complex="italic"/>
    </style:style>
    <style:style style:name="T96" style:family="text">
      <style:text-properties style:text-position="0% 100%" style:font-name="Times New Roman1" fo:font-size="12pt" fo:font-style="italic" fo:font-weight="normal" style:font-style-asian="italic" style:font-style-complex="italic"/>
    </style:style>
    <style:style style:name="T97" style:family="text">
      <style:text-properties style:text-position="0% 100%" fo:background-color="#ffff00" loext:char-shading-value="0" style:font-name-asian="OpenSymbol" style:font-name-complex="OpenSymbol"/>
    </style:style>
    <style:style style:name="T98" style:family="text">
      <style:text-properties style:text-position="0% 100%" fo:font-weight="normal" fo:background-color="#ffff00" loext:char-shading-value="0" style:font-name-asian="OpenSymbol" style:font-name-complex="OpenSymbol"/>
    </style:style>
    <style:style style:name="T99" style:family="text">
      <style:text-properties style:text-position="0% 100%" fo:font-style="italic" fo:background-color="#ffff00" loext:char-shading-value="0" style:font-name-asian="OpenSymbol" style:font-style-asian="italic" style:font-name-complex="OpenSymbol" style:font-style-complex="italic"/>
    </style:style>
    <style:style style:name="T100" style:family="text">
      <style:text-properties style:text-position="0% 100%" fo:font-size="10pt" fo:font-style="normal" fo:background-color="#ffff00" loext:char-shading-value="0" style:font-name-asian="OpenSymbol" style:font-size-asian="10pt" style:font-name-complex="OpenSymbol" style:font-size-complex="10pt"/>
    </style:style>
    <style:style style:name="T101" style:family="text">
      <style:text-properties style:text-position="0% 100%" fo:font-size="10pt" fo:font-style="normal" fo:background-color="#ffff00" loext:char-shading-value="0" style:font-name-asian="OpenSymbol" style:font-size-asian="10pt" style:font-style-asian="normal" style:font-name-complex="OpenSymbol" style:font-size-complex="10pt" style:font-style-complex="normal"/>
    </style:style>
    <style:style style:name="T102" style:family="text">
      <style:text-properties style:text-position="0% 100%" fo:font-size="10pt" fo:font-style="italic" fo:background-color="#ffff00" loext:char-shading-value="0" style:font-name-asian="OpenSymbol" style:font-size-asian="10pt" style:font-name-complex="OpenSymbol" style:font-size-complex="10pt"/>
    </style:style>
    <style:style style:name="T103" style:family="text">
      <style:text-properties style:text-position="0% 100%" fo:font-size="10pt" fo:font-style="italic" fo:background-color="#ffff00" loext:char-shading-value="0" style:font-name-asian="OpenSymbol" style:font-size-asian="10pt" style:font-style-asian="italic" style:font-name-complex="OpenSymbol" style:font-size-complex="10pt" style:font-style-complex="italic"/>
    </style:style>
    <style:style style:name="T104" style:family="text">
      <style:text-properties style:text-position="0% 100%" style:font-name="OpenSymbol2" fo:font-size="10pt" fo:font-style="normal" fo:background-color="#ffff00" loext:char-shading-value="0" style:font-name-asian="OpenSymbol" style:font-size-asian="10pt" style:font-name-complex="OpenSymbol" style:font-size-complex="10pt"/>
    </style:style>
    <style:style style:name="T105" style:family="text">
      <style:text-properties style:text-position="0% 100%" style:font-name="OpenSymbol2" fo:font-size="10pt" fo:font-style="normal" officeooo:rsid="000bd280" fo:background-color="#ffff00" loext:char-shading-value="0" style:font-name-asian="OpenSymbol" style:font-size-asian="10pt" style:font-style-asian="normal" style:font-weight-asian="normal" style:font-name-complex="OpenSymbol" style:font-size-complex="10pt" style:font-style-complex="normal" style:font-weight-complex="normal"/>
    </style:style>
    <style:style style:name="T106" style:family="text">
      <style:text-properties style:text-position="0% 100%" style:font-name="OpenSymbol2" fo:font-size="10pt" fo:font-style="normal" fo:font-weight="normal" officeooo:rsid="000eb2d2" fo:background-color="#ffff00" loext:char-shading-value="0" style:font-name-asian="OpenSymbol" style:font-size-asian="10pt" style:font-name-complex="OpenSymbol" style:font-size-complex="10pt"/>
    </style:style>
    <style:style style:name="T107" style:family="text">
      <style:text-properties fo:font-style="normal"/>
    </style:style>
    <style:style style:name="T108" style:family="text">
      <style:text-properties fo:font-style="normal" style:font-style-asian="normal" style:font-style-complex="normal"/>
    </style:style>
    <style:style style:name="T109" style:family="text">
      <style:text-properties style:use-window-font-color="true" loext:opacity="0%"/>
    </style:style>
    <style:style style:name="T110" style:family="text">
      <style:text-properties style:use-window-font-color="true" loext:opacity="0%" style:font-name="OpenSymbol" fo:font-size="10pt" fo:font-style="normal" style:text-underline-style="none" fo:font-weight="normal" style:font-size-asian="10pt" style:font-style-asian="normal" style:font-weight-asian="normal" style:font-size-complex="10pt" style:font-style-complex="normal" style:font-weight-complex="normal"/>
    </style:style>
    <style:style style:name="T111" style:family="text">
      <style:text-properties style:use-window-font-color="true" loext:opacity="0%" style:font-name="OpenSymbol" fo:font-size="10pt" fo:font-style="normal" fo:background-color="#ffff00" loext:char-shading-value="0" style:font-name-asian="OpenSymbol" style:font-size-asian="10pt" style:font-style-asian="normal" style:font-name-complex="OpenSymbol" style:font-size-complex="10pt" style:font-style-complex="normal"/>
    </style:style>
    <style:style style:name="T112" style:family="text">
      <style:text-properties style:use-window-font-color="true" loext:opacity="0%" style:font-name="OpenSymbol" fo:font-size="10pt" fo:font-style="normal" fo:font-weight="normal" fo:background-color="#ffff00" loext:char-shading-value="0" style:font-name-asian="OpenSymbol" style:font-size-asian="10pt" style:font-style-asian="normal" style:font-weight-asian="normal" style:font-name-complex="OpenSymbol" style:font-size-complex="10pt" style:font-style-complex="normal" style:font-weight-complex="normal"/>
    </style:style>
    <style:style style:name="T113" style:family="text">
      <style:text-properties style:use-window-font-color="true" loext:opacity="0%" style:font-name="OpenSymbol" fo:font-style="normal" fo:background-color="#ffff00" loext:char-shading-value="0" style:font-style-asian="normal" style:font-style-complex="normal"/>
    </style:style>
    <style:style style:name="T114" style:family="text">
      <style:text-properties style:use-window-font-color="true" loext:opacity="0%" style:font-name="OpenSymbol" fo:font-style="normal" fo:background-color="#ffff00" loext:char-shading-value="0" style:font-name-asian="OpenSymbol" style:font-style-asian="normal" style:font-name-complex="OpenSymbol" style:font-style-complex="normal"/>
    </style:style>
    <style:style style:name="T115" style:family="text">
      <style:text-properties style:use-window-font-color="true" loext:opacity="0%" style:font-name="OpenSymbol" fo:font-style="normal" style:font-style-asian="normal" style:font-style-complex="normal"/>
    </style:style>
    <style:style style:name="T116" style:family="text">
      <style:text-properties style:use-window-font-color="true" loext:opacity="0%" style:font-name="OpenSymbol" fo:font-style="normal" style:font-name-asian="OpenSymbol" style:font-style-asian="normal" style:font-name-complex="OpenSymbol" style:font-style-complex="normal"/>
    </style:style>
    <style:style style:name="T117" style:family="text">
      <style:text-properties style:use-window-font-color="true" loext:opacity="0%" style:font-name="OpenSymbol" fo:font-size="12pt" fo:font-style="normal" style:font-name-asian="OpenSymbol" style:font-size-asian="12pt" style:font-style-asian="normal" style:font-name-complex="OpenSymbol" style:font-size-complex="12pt" style:font-style-complex="normal"/>
    </style:style>
    <style:style style:name="T118" style:family="text">
      <style:text-properties style:use-window-font-color="true" loext:opacity="0%" style:text-position="super 58%"/>
    </style:style>
    <style:style style:name="T119" style:family="text">
      <style:text-properties style:use-window-font-color="true" loext:opacity="0%" style:text-position="super 58%" style:font-name="Bitstream Vera Sans3" fo:font-size="10pt" fo:font-style="normal" style:text-underline-style="none" fo:font-weight="normal" fo:background-color="transparent" loext:char-shading-value="0" style:font-name-asian="Times New Roman" style:font-size-asian="10pt" style:font-style-asian="normal" style:font-weight-asian="normal" style:font-name-complex="Times New Roman" style:font-size-complex="10pt" style:font-style-complex="normal" style:font-weight-complex="normal"/>
    </style:style>
    <style:style style:name="T120" style:family="text">
      <style:text-properties style:use-window-font-color="true" loext:opacity="0%" style:text-position="super 58%" fo:font-style="normal" fo:background-color="#ffff00" loext:char-shading-value="0" style:font-name-asian="OpenSymbol" style:font-style-asian="normal" style:font-name-complex="OpenSymbol" style:font-style-complex="normal"/>
    </style:style>
    <style:style style:name="T121" style:family="text">
      <style:text-properties style:use-window-font-color="true" loext:opacity="0%" style:text-position="super 58%" fo:font-style="normal" fo:background-color="#ffff00" loext:char-shading-value="0" style:font-style-asian="normal" style:font-style-complex="normal"/>
    </style:style>
    <style:style style:name="T122" style:family="text">
      <style:text-properties style:use-window-font-color="true" loext:opacity="0%" style:text-position="0% 100%"/>
    </style:style>
    <style:style style:name="T123" style:family="text">
      <style:text-properties style:use-window-font-color="true" loext:opacity="0%" style:text-position="0% 100%" style:font-name="Bitstream Vera Sans3" fo:font-size="10pt" fo:font-style="normal" style:text-underline-style="none" fo:font-weight="normal" fo:background-color="transparent" loext:char-shading-value="0" style:font-name-asian="Times New Roman" style:font-size-asian="10pt" style:font-style-asian="normal" style:font-weight-asian="normal" style:font-name-complex="Times New Roman" style:font-size-complex="10pt" style:font-style-complex="normal" style:font-weight-complex="normal"/>
    </style:style>
    <style:style style:name="T124" style:family="text">
      <style:text-properties style:use-window-font-color="true" loext:opacity="0%" style:text-position="0% 100%" style:font-name="Bitstream Vera Sans3" fo:font-size="10pt" fo:font-style="normal" style:text-underline-style="none" fo:font-weight="normal" fo:background-color="transparent" loext:char-shading-value="0" style:font-name-asian="OpenSymbol" style:font-size-asian="10pt" style:font-style-asian="normal" style:font-weight-asian="normal" style:font-name-complex="OpenSymbol" style:font-size-complex="10pt" style:font-style-complex="normal" style:font-weight-complex="normal"/>
    </style:style>
    <style:style style:name="T125" style:family="text">
      <style:text-properties style:use-window-font-color="true" loext:opacity="0%" style:text-position="0% 100%" style:font-name="Bitstream Vera Sans3" fo:font-size="10pt" fo:font-style="normal" fo:background-color="#ffff00" loext:char-shading-value="0" style:font-name-asian="OpenSymbol" style:font-size-asian="10pt" style:font-style-asian="normal" style:font-name-complex="OpenSymbol" style:font-size-complex="10pt" style:font-style-complex="normal"/>
    </style:style>
    <style:style style:name="T126" style:family="text">
      <style:text-properties style:use-window-font-color="true" loext:opacity="0%" style:text-position="0% 100%" style:font-name="Bitstream Vera Sans3" fo:font-size="10pt" fo:font-style="normal" fo:font-weight="normal" fo:background-color="#ffff00" loext:char-shading-value="0" style:font-name-asian="OpenSymbol" style:font-size-asian="10pt" style:font-style-asian="normal" style:font-weight-asian="normal" style:font-name-complex="OpenSymbol" style:font-size-complex="10pt" style:font-style-complex="normal" style:font-weight-complex="normal"/>
    </style:style>
    <style:style style:name="T127" style:family="text">
      <style:text-properties style:use-window-font-color="true" loext:opacity="0%" style:text-position="0% 100%" style:font-name="Bitstream Vera Sans3" fo:font-style="normal" fo:background-color="#ffff00" loext:char-shading-value="0" style:font-name-asian="OpenSymbol" style:font-size-asian="12pt" style:font-style-asian="normal" style:font-name-complex="OpenSymbol" style:font-size-complex="12pt" style:font-style-complex="normal"/>
    </style:style>
    <style:style style:name="T128" style:family="text">
      <style:text-properties style:use-window-font-color="true" loext:opacity="0%" style:text-position="0% 100%" style:font-name="Bitstream Vera Sans3" fo:font-style="normal" fo:background-color="#ffff00" loext:char-shading-value="0" style:font-name-asian="OpenSymbol" style:font-style-asian="normal" style:font-name-complex="OpenSymbol" style:font-style-complex="normal"/>
    </style:style>
    <style:style style:name="T129" style:family="text">
      <style:text-properties style:use-window-font-color="true" loext:opacity="0%" style:text-position="0% 100%" style:font-name="Bitstream Vera Sans3" fo:font-style="normal" style:font-name-asian="OpenSymbol" style:font-style-asian="normal" style:font-name-complex="OpenSymbol" style:font-style-complex="normal"/>
    </style:style>
    <style:style style:name="T130" style:family="text">
      <style:text-properties style:use-window-font-color="true" loext:opacity="0%" style:text-position="0% 100%" style:font-name="Bitstream Vera Sans3" fo:font-style="normal" fo:font-weight="normal" fo:background-color="#ffff00" loext:char-shading-value="0" style:font-name-asian="OpenSymbol" style:font-size-asian="12pt" style:font-style-asian="normal" style:font-name-complex="OpenSymbol" style:font-size-complex="12pt" style:font-style-complex="normal"/>
    </style:style>
    <style:style style:name="T131" style:family="text">
      <style:text-properties style:use-window-font-color="true" loext:opacity="0%" style:text-position="0% 100%" style:font-name="Bitstream Vera Sans3" fo:font-size="12pt" fo:font-style="normal" fo:background-color="#ffff00" loext:char-shading-value="0" style:font-name-asian="OpenSymbol" style:font-size-asian="12pt" style:font-style-asian="normal" style:font-name-complex="OpenSymbol" style:font-size-complex="12pt" style:font-style-complex="normal"/>
    </style:style>
    <style:style style:name="T132" style:family="text">
      <style:text-properties style:use-window-font-color="true" loext:opacity="0%" style:text-position="0% 100%" style:font-name="Bitstream Vera Sans3" fo:font-weight="normal" fo:background-color="#ffff00" loext:char-shading-value="0" style:font-name-asian="OpenSymbol" style:font-size-asian="12pt" style:font-style-asian="normal" style:font-name-complex="OpenSymbol" style:font-size-complex="12pt" style:font-style-complex="normal"/>
    </style:style>
    <style:style style:name="T133" style:family="text">
      <style:text-properties style:use-window-font-color="true" loext:opacity="0%" style:text-position="0% 100%" style:font-name="Times New Roman" fo:font-size="12pt" fo:font-style="italic" style:text-underline-style="none" fo:font-weight="normal" fo:background-color="transparent" loext:char-shading-value="0" style:font-name-asian="Times New Roman" style:font-size-asian="12pt" style:font-style-asian="italic" style:font-weight-asian="normal" style:font-name-complex="Times New Roman" style:font-size-complex="12pt" style:font-style-complex="italic" style:font-weight-complex="normal"/>
    </style:style>
    <style:style style:name="T134" style:family="text">
      <style:text-properties style:use-window-font-color="true" loext:opacity="0%" style:text-position="0% 100%" style:font-name="Times New Roman" fo:font-size="12pt" fo:font-style="italic" fo:background-color="#ffff00" loext:char-shading-value="0" style:font-name-asian="OpenSymbol" style:font-size-asian="12pt" style:font-style-asian="italic" style:font-name-complex="OpenSymbol" style:font-size-complex="12pt" style:font-style-complex="italic"/>
    </style:style>
    <style:style style:name="T135" style:family="text">
      <style:text-properties style:use-window-font-color="true" loext:opacity="0%" style:text-position="0% 100%" style:font-name="OpenSymbol" fo:font-size="10pt" fo:font-style="normal" style:text-underline-style="none" fo:font-weight="normal" fo:background-color="transparent" loext:char-shading-value="0" style:font-name-asian="Times New Roman" style:font-size-asian="10pt" style:font-style-asian="normal" style:font-weight-asian="normal" style:font-name-complex="Times New Roman" style:font-size-complex="10pt" style:font-style-complex="normal" style:font-weight-complex="normal"/>
    </style:style>
    <style:style style:name="T136" style:family="text">
      <style:text-properties style:use-window-font-color="true" loext:opacity="0%" style:text-position="0% 100%" style:font-name="OpenSymbol" fo:font-size="10pt" fo:font-style="normal" style:text-underline-style="none" fo:font-weight="normal" fo:background-color="transparent" loext:char-shading-value="0" style:font-name-asian="OpenSymbol" style:font-size-asian="10pt" style:font-style-asian="normal" style:font-weight-asian="normal" style:font-name-complex="OpenSymbol" style:font-size-complex="10pt" style:font-style-complex="normal" style:font-weight-complex="normal"/>
    </style:style>
    <style:style style:name="T137" style:family="text">
      <style:text-properties style:use-window-font-color="true" loext:opacity="0%" style:text-position="0% 100%" style:font-name="OpenSymbol" fo:font-size="10pt" fo:font-style="normal" fo:font-weight="normal" fo:background-color="#ffff00" loext:char-shading-value="0" style:font-name-asian="OpenSymbol" style:font-size-asian="10pt" style:font-style-asian="normal" style:font-weight-asian="normal" style:font-name-complex="OpenSymbol" style:font-size-complex="10pt" style:font-style-complex="normal" style:font-weight-complex="normal"/>
    </style:style>
    <style:style style:name="T138" style:family="text">
      <style:text-properties style:use-window-font-color="true" loext:opacity="0%" style:text-position="0% 100%" style:font-name="OpenSymbol" fo:font-size="10pt" fo:font-style="normal" fo:background-color="#ffff00" loext:char-shading-value="0" style:font-name-asian="OpenSymbol" style:font-size-asian="10pt" style:font-style-asian="normal" style:font-name-complex="OpenSymbol" style:font-size-complex="10pt" style:font-style-complex="normal"/>
    </style:style>
    <style:style style:name="T139" style:family="text">
      <style:text-properties style:use-window-font-color="true" loext:opacity="0%" style:text-position="0% 100%" style:font-name="OpenSymbol" fo:font-style="normal" fo:background-color="#ffff00" loext:char-shading-value="0" style:font-name-asian="OpenSymbol" style:font-size-asian="12pt" style:font-style-asian="normal" style:font-name-complex="OpenSymbol" style:font-size-complex="12pt" style:font-style-complex="normal"/>
    </style:style>
    <style:style style:name="T140" style:family="text">
      <style:text-properties style:use-window-font-color="true" loext:opacity="0%" style:text-position="0% 100%" style:font-name="OpenSymbol" fo:font-style="normal" fo:background-color="#ffff00" loext:char-shading-value="0" style:font-name-asian="OpenSymbol" style:font-style-asian="normal" style:font-name-complex="OpenSymbol" style:font-style-complex="normal"/>
    </style:style>
    <style:style style:name="T141" style:family="text">
      <style:text-properties style:use-window-font-color="true" loext:opacity="0%" style:text-position="0% 100%" style:font-name="OpenSymbol" fo:font-style="normal" style:font-name-asian="OpenSymbol" style:font-style-asian="normal" style:font-name-complex="OpenSymbol" style:font-style-complex="normal"/>
    </style:style>
    <style:style style:name="T142" style:family="text">
      <style:text-properties style:use-window-font-color="true" loext:opacity="0%" style:text-position="0% 100%" style:font-name="OpenSymbol" fo:font-style="normal" fo:font-weight="normal" fo:background-color="#ffff00" loext:char-shading-value="0" style:font-name-asian="OpenSymbol" style:font-size-asian="12pt" style:font-style-asian="normal" style:font-name-complex="OpenSymbol" style:font-size-complex="12pt" style:font-style-complex="normal"/>
    </style:style>
    <style:style style:name="T143" style:family="text">
      <style:text-properties style:use-window-font-color="true" loext:opacity="0%" style:text-position="0% 100%" fo:background-color="#ffff00" loext:char-shading-value="0" style:font-name-asian="OpenSymbol" style:font-name-complex="OpenSymbol"/>
    </style:style>
    <style:style style:name="T144" style:family="text">
      <style:text-properties style:use-window-font-color="true" loext:opacity="0%" style:text-position="0% 100%" fo:background-color="#ffff00" loext:char-shading-value="0" style:font-name-asian="OpenSymbol" style:font-size-asian="10pt" style:font-style-asian="normal" style:font-name-complex="OpenSymbol" style:font-size-complex="10pt" style:font-style-complex="normal"/>
    </style:style>
    <style:style style:name="T145" style:family="text">
      <style:text-properties style:use-window-font-color="true" loext:opacity="0%" style:text-position="0% 100%" fo:background-color="#ffff00" loext:char-shading-value="0" style:font-name-asian="OpenSymbol" style:font-style-asian="normal" style:font-name-complex="OpenSymbol" style:font-style-complex="normal"/>
    </style:style>
    <style:style style:name="T146" style:family="text">
      <style:text-properties style:use-window-font-color="true" loext:opacity="0%" style:text-position="0% 100%" fo:background-color="#ffff00" loext:char-shading-value="0" style:font-name-asian="OpenSymbol" style:font-size-asian="12pt" style:font-style-asian="normal" style:font-name-complex="OpenSymbol" style:font-size-complex="12pt" style:font-style-complex="normal"/>
    </style:style>
    <style:style style:name="T147" style:family="text">
      <style:text-properties style:use-window-font-color="true" loext:opacity="0%" style:text-position="0% 100%" fo:font-style="normal" style:font-name-asian="OpenSymbol" style:font-size-asian="10pt" style:font-style-asian="normal" style:font-name-complex="OpenSymbol" style:font-size-complex="10pt" style:font-style-complex="normal"/>
    </style:style>
    <style:style style:name="T148" style:family="text">
      <style:text-properties style:use-window-font-color="true" loext:opacity="0%" style:text-position="0% 100%" fo:font-style="normal" fo:font-weight="normal" style:font-name-asian="OpenSymbol" style:font-size-asian="10pt" style:font-style-asian="normal" style:font-weight-asian="normal" style:font-name-complex="OpenSymbol" style:font-size-complex="10pt" style:font-style-complex="normal" style:font-weight-complex="normal"/>
    </style:style>
    <style:style style:name="T149" style:family="text">
      <style:text-properties style:use-window-font-color="true" loext:opacity="0%" style:text-position="0% 100%" fo:font-size="12pt" fo:background-color="#ffff00" loext:char-shading-value="0" style:font-name-asian="OpenSymbol" style:font-size-asian="12pt" style:font-style-asian="normal" style:font-name-complex="OpenSymbol" style:font-size-complex="12pt" style:font-style-complex="normal"/>
    </style:style>
    <style:style style:name="T150" style:family="text">
      <style:text-properties style:use-window-font-color="true" loext:opacity="0%" style:text-position="0% 100%" fo:font-size="12pt" fo:font-weight="normal" fo:background-color="#ffff00" loext:char-shading-value="0" style:font-name-asian="OpenSymbol" style:font-size-asian="12pt" style:font-style-asian="normal" style:font-name-complex="OpenSymbol" style:font-size-complex="12pt" style:font-style-complex="normal"/>
    </style:style>
    <style:style style:name="T151" style:family="text">
      <style:text-properties style:use-window-font-color="true" loext:opacity="0%" style:text-position="0% 100%" fo:font-size="12pt" style:font-name-asian="OpenSymbol" style:font-size-asian="12pt" style:font-style-asian="normal" style:font-name-complex="OpenSymbol" style:font-size-complex="12pt" style:font-style-complex="normal"/>
    </style:style>
    <style:style style:name="T152" style:family="text">
      <style:text-properties style:use-window-font-color="true" loext:opacity="0%" style:text-position="0% 100%" fo:font-weight="normal" fo:background-color="#ffff00" loext:char-shading-value="0" style:font-name-asian="OpenSymbol" style:font-size-asian="12pt" style:font-style-asian="normal" style:font-name-complex="OpenSymbol" style:font-size-complex="12pt" style:font-style-complex="normal"/>
    </style:style>
    <style:style style:name="T153" style:family="text">
      <style:text-properties style:use-window-font-color="true" loext:opacity="0%" style:text-position="0% 100%" fo:font-size="10pt" fo:font-style="italic" fo:font-weight="normal" fo:background-color="#ffff00" loext:char-shading-value="0" style:font-name-asian="OpenSymbol" style:font-size-asian="12pt" style:font-name-complex="OpenSymbol" style:font-size-complex="12pt"/>
    </style:style>
    <style:style style:name="T154" style:family="text">
      <style:text-properties style:use-window-font-color="true" loext:opacity="0%" style:text-position="0% 100%" fo:font-size="10pt" fo:font-style="italic" fo:font-weight="normal" fo:background-color="#ffff00" loext:char-shading-value="0" style:font-name-asian="OpenSymbol" style:font-size-asian="12pt" style:font-style-asian="italic" style:font-name-complex="OpenSymbol" style:font-size-complex="12pt" style:font-style-complex="italic"/>
    </style:style>
    <style:style style:name="T155" style:family="text">
      <style:text-properties style:use-window-font-color="true" loext:opacity="0%" style:text-position="0% 100%" fo:font-size="10pt" fo:font-style="normal" fo:font-weight="normal" fo:background-color="#ffff00" loext:char-shading-value="0" style:font-name-asian="OpenSymbol" style:font-size-asian="12pt" style:font-style-asian="normal" style:font-name-complex="OpenSymbol" style:font-size-complex="12pt" style:font-style-complex="normal"/>
    </style:style>
    <style:style style:name="T156" style:family="text">
      <style:text-properties style:use-window-font-color="true" loext:opacity="0%" style:text-position="0% 100%" style:font-name="Bitstream Vera Sans" fo:font-size="10pt" fo:font-style="normal" fo:font-weight="normal" officeooo:rsid="000eb2d2" fo:background-color="#ffff00" loext:char-shading-value="0" style:font-name-asian="OpenSymbol" style:font-size-asian="12pt" style:font-style-asian="normal" style:font-weight-asian="normal" style:font-name-complex="OpenSymbol" style:font-size-complex="12pt" style:font-style-complex="normal" style:font-weight-complex="normal"/>
    </style:style>
    <style:style style:name="T157" style:family="text">
      <style:text-properties style:use-window-font-color="true" loext:opacity="0%" style:text-outline="false" style:text-line-through-style="none" style:text-line-through-type="none" style:font-name="Bitstream Vera Sans3" fo:font-size="10pt" fo:language="fr" fo:country="FR" fo:font-style="normal" fo:text-shadow="none" style:text-underline-style="none" fo:font-weight="normal" fo:background-color="transparent" loext:char-shading-value="0" style:font-name-asian="Bitstream Vera Sans3" style:font-size-asian="10pt" style:language-asian="fr" style:country-asian="FR" style:font-style-asian="normal" style:font-weight-asian="normal" style:font-name-complex="Bitstream Vera Sans3" style:font-size-complex="10pt" style:font-style-complex="normal" style:font-weight-complex="normal" style:text-emphasize="none" style:font-relief="none"/>
    </style:style>
    <style:style style:name="T158" style:family="text">
      <style:text-properties style:use-window-font-color="true" loext:opacity="0%" style:text-outline="false" style:text-line-through-style="none" style:text-line-through-type="none" style:font-name="Bitstream Vera Sans3" fo:font-size="9pt" fo:language="fr" fo:country="FR" fo:font-style="normal" style:text-underline-style="none" fo:font-weight="normal" fo:background-color="transparent" loext:char-shading-value="0" style:font-name-asian="Bitstream Vera Sans3" style:language-asian="fr" style:country-asian="FR" style:font-style-asian="normal" style:font-weight-asian="normal" style:font-name-complex="Bitstream Vera Sans3" style:font-style-complex="normal" style:font-weight-complex="normal" style:text-emphasize="none" style:font-relief="none"/>
    </style:style>
    <style:style style:name="T159" style:family="text">
      <style:text-properties style:use-window-font-color="true" loext:opacity="0%" style:text-outline="false" style:text-line-through-style="none" style:text-line-through-type="none" fo:language="fr" fo:country="FR" fo:font-style="normal" style:text-underline-style="none" fo:font-weight="normal" style:font-name-asian="Bitstream Vera Sans3" style:language-asian="fr" style:country-asian="FR" style:font-style-asian="normal" style:font-weight-asian="normal" style:font-name-complex="Bitstream Vera Sans3" style:font-style-complex="normal" style:font-weight-complex="normal" style:text-emphasize="none" style:font-relief="none"/>
    </style:style>
    <style:style style:name="T160" style:family="text">
      <style:text-properties style:use-window-font-color="true" loext:opacity="0%" style:text-outline="false" style:text-line-through-style="none" style:text-line-through-type="none" style:font-name="OpenSymbol" fo:language="fr" fo:country="FR" fo:font-style="normal" style:text-underline-style="none" fo:font-weight="normal" style:font-name-asian="Bitstream Vera Sans3" style:language-asian="fr" style:country-asian="FR" style:font-style-asian="normal" style:font-weight-asian="normal" style:font-name-complex="Bitstream Vera Sans3" style:font-style-complex="normal" style:font-weight-complex="normal" style:text-emphasize="none" style:font-relief="none"/>
    </style:style>
    <style:style style:name="T161" style:family="text">
      <style:text-properties style:use-window-font-color="true" loext:opacity="0%" style:text-outline="false" style:text-line-through-style="none" style:text-line-through-type="none" style:font-name="OpenSymbol" fo:language="fr" fo:country="FR" fo:font-style="normal" style:text-underline-style="none" fo:font-weight="normal" style:font-name-asian="OpenSymbol" style:language-asian="fr" style:country-asian="FR" style:font-style-asian="normal" style:font-weight-asian="normal" style:font-name-complex="OpenSymbol" style:font-style-complex="normal" style:font-weight-complex="normal" style:text-emphasize="none" style:font-relief="none"/>
    </style:style>
    <style:style style:name="T162" style:family="text">
      <style:text-properties style:use-window-font-color="true" loext:opacity="0%" fo:background-color="#ffff00" loext:char-shading-value="0"/>
    </style:style>
    <style:style style:name="T163" style:family="text">
      <style:text-properties style:use-window-font-color="true" loext:opacity="0%" fo:background-color="#ffff00" loext:char-shading-value="0" style:font-name-asian="OpenSymbol" style:font-size-asian="10pt" style:font-style-asian="normal" style:font-name-complex="OpenSymbol" style:font-size-complex="10pt" style:font-style-complex="normal"/>
    </style:style>
    <style:style style:name="T164" style:family="text">
      <style:text-properties style:use-window-font-color="true" loext:opacity="0%" fo:background-color="#ffff00" loext:char-shading-value="0" style:font-name-asian="OpenSymbol" style:font-name-complex="OpenSymbol"/>
    </style:style>
    <style:style style:name="T165" style:family="text">
      <style:text-properties style:use-window-font-color="true" loext:opacity="0%" fo:background-color="#ffff00" loext:char-shading-value="0" style:font-name-asian="OpenSymbol" style:font-style-asian="normal" style:font-name-complex="OpenSymbol" style:font-style-complex="normal"/>
    </style:style>
    <style:style style:name="T166" style:family="text">
      <style:text-properties style:use-window-font-color="true" loext:opacity="0%" fo:background-color="#ffff00" loext:char-shading-value="0" style:font-style-asian="normal" style:font-style-complex="normal"/>
    </style:style>
    <style:style style:name="T167" style:family="text">
      <style:text-properties style:use-window-font-color="true" loext:opacity="0%" style:font-name="Bitstream Vera Sans3" fo:font-style="normal" fo:background-color="#ffff00" loext:char-shading-value="0" style:font-style-asian="normal" style:font-style-complex="normal"/>
    </style:style>
    <style:style style:name="T168" style:family="text">
      <style:text-properties style:use-window-font-color="true" loext:opacity="0%" style:font-name="Bitstream Vera Sans3" fo:font-style="normal" fo:background-color="#ffff00" loext:char-shading-value="0" style:font-name-asian="OpenSymbol" style:font-size-asian="10pt" style:font-style-asian="normal" style:font-name-complex="OpenSymbol" style:font-size-complex="10pt" style:font-style-complex="normal"/>
    </style:style>
    <style:style style:name="T169" style:family="text">
      <style:text-properties style:use-window-font-color="true" loext:opacity="0%" style:font-name="Bitstream Vera Sans3" fo:font-style="normal" fo:background-color="#ffff00" loext:char-shading-value="0" style:font-name-asian="OpenSymbol" style:font-style-asian="normal" style:font-name-complex="OpenSymbol" style:font-style-complex="normal"/>
    </style:style>
    <style:style style:name="T170" style:family="text">
      <style:text-properties style:use-window-font-color="true" loext:opacity="0%" style:font-name="Bitstream Vera Sans3" fo:font-style="normal" style:font-name-asian="OpenSymbol" style:font-style-asian="normal" style:font-name-complex="OpenSymbol" style:font-style-complex="normal"/>
    </style:style>
    <style:style style:name="T171" style:family="text">
      <style:text-properties style:use-window-font-color="true" loext:opacity="0%" style:font-name="Bitstream Vera Sans3" fo:font-style="normal" style:font-style-asian="normal" style:font-style-complex="normal"/>
    </style:style>
    <style:style style:name="T172" style:family="text">
      <style:text-properties style:use-window-font-color="true" loext:opacity="0%" style:font-name="Bitstream Vera Sans3" fo:font-size="10pt" fo:font-style="normal" fo:background-color="#ffff00" loext:char-shading-value="0" style:font-name-asian="OpenSymbol" style:font-size-asian="10pt" style:font-style-asian="normal" style:font-name-complex="OpenSymbol" style:font-size-complex="10pt" style:font-style-complex="normal"/>
    </style:style>
    <style:style style:name="T173" style:family="text">
      <style:text-properties style:use-window-font-color="true" loext:opacity="0%" style:font-name="Bitstream Vera Sans3" fo:font-size="10pt" fo:font-style="normal" fo:background-color="#ffff00" loext:char-shading-value="0" style:font-size-asian="10pt" style:font-style-asian="normal" style:font-size-complex="10pt" style:font-style-complex="normal"/>
    </style:style>
    <style:style style:name="T174" style:family="text">
      <style:text-properties style:use-window-font-color="true" loext:opacity="0%" style:font-name="Bitstream Vera Sans3" fo:font-size="10pt" fo:font-style="normal" fo:font-weight="normal" fo:background-color="#ffff00" loext:char-shading-value="0" style:font-name-asian="OpenSymbol" style:font-size-asian="10pt" style:font-style-asian="normal" style:font-weight-asian="normal" style:font-name-complex="OpenSymbol" style:font-size-complex="10pt" style:font-style-complex="normal" style:font-weight-complex="normal"/>
    </style:style>
    <style:style style:name="T175" style:family="text">
      <style:text-properties style:use-window-font-color="true" loext:opacity="0%" style:font-name="Bitstream Vera Sans3" fo:font-size="11pt" fo:font-style="normal" fo:background-color="#ffff00" loext:char-shading-value="0" style:font-name-asian="OpenSymbol" style:font-size-asian="11pt" style:font-style-asian="normal" style:font-name-complex="OpenSymbol" style:font-size-complex="11pt" style:font-style-complex="normal"/>
    </style:style>
    <style:style style:name="T176" style:family="text">
      <style:text-properties style:use-window-font-color="true" loext:opacity="0%" fo:font-weight="normal" fo:background-color="#ffff00" loext:char-shading-value="0" style:font-name-asian="OpenSymbol" style:font-size-asian="10pt" style:font-style-asian="normal" style:font-weight-asian="normal" style:font-name-complex="OpenSymbol" style:font-size-complex="10pt" style:font-style-complex="normal" style:font-weight-complex="normal"/>
    </style:style>
    <style:style style:name="T177" style:family="text">
      <style:text-properties style:use-window-font-color="true" loext:opacity="0%" fo:font-weight="normal" fo:background-color="#ffff00" loext:char-shading-value="0" style:font-name-asian="OpenSymbol" style:font-weight-asian="normal" style:font-name-complex="OpenSymbol" style:font-weight-complex="normal"/>
    </style:style>
    <style:style style:name="T178" style:family="text">
      <style:text-properties style:use-window-font-color="true" loext:opacity="0%" style:font-name="Times New Roman" fo:font-size="12pt" fo:font-style="italic" fo:background-color="#ffff00" loext:char-shading-value="0" style:font-name-asian="OpenSymbol" style:font-size-asian="12pt" style:font-style-asian="italic" style:font-name-complex="OpenSymbol" style:font-size-complex="12pt" style:font-style-complex="italic"/>
    </style:style>
    <style:style style:name="T179" style:family="text">
      <style:text-properties style:use-window-font-color="true" loext:opacity="0%" style:font-name="Times New Roman" fo:font-size="12pt" fo:font-style="italic" fo:background-color="#ffff00" loext:char-shading-value="0" style:font-size-asian="12pt" style:font-style-asian="italic" style:font-size-complex="12pt" style:font-style-complex="italic"/>
    </style:style>
    <style:style style:name="T180" style:family="text">
      <style:text-properties style:use-window-font-color="true" loext:opacity="0%" style:font-name="Times New Roman" fo:font-size="12pt" fo:font-style="italic" fo:font-weight="normal" fo:background-color="#ffff00" loext:char-shading-value="0" style:font-name-asian="OpenSymbol" style:font-size-asian="12pt" style:font-style-asian="italic" style:font-weight-asian="normal" style:font-name-complex="OpenSymbol" style:font-size-complex="12pt" style:font-style-complex="italic" style:font-weight-complex="normal"/>
    </style:style>
    <style:style style:name="T181" style:family="text">
      <style:text-properties style:use-window-font-color="true" loext:opacity="0%" style:font-name="Times New Roman" fo:font-size="11pt" fo:font-style="normal" fo:background-color="#ffff00" loext:char-shading-value="0" style:font-size-asian="11pt" style:font-style-asian="normal" style:font-size-complex="11pt" style:font-style-complex="normal"/>
    </style:style>
    <style:style style:name="T182" style:family="text">
      <style:text-properties style:use-window-font-color="true" loext:opacity="0%" fo:font-style="normal" fo:font-weight="normal" style:font-name-asian="OpenSymbol" style:font-size-asian="10pt" style:font-style-asian="normal" style:font-weight-asian="normal" style:font-name-complex="OpenSymbol" style:font-size-complex="10pt" style:font-style-complex="normal" style:font-weight-complex="normal"/>
    </style:style>
    <style:style style:name="T183" style:family="text">
      <style:text-properties style:use-window-font-color="true" loext:opacity="0%" fo:font-style="normal" style:font-name-asian="OpenSymbol" style:font-size-asian="10pt" style:font-style-asian="normal" style:font-name-complex="OpenSymbol" style:font-size-complex="10pt" style:font-style-complex="normal"/>
    </style:style>
    <style:style style:name="T184" style:family="text">
      <style:text-properties style:use-window-font-color="true" loext:opacity="0%" fo:font-style="normal" fo:background-color="#ffff00" loext:char-shading-value="0" style:font-style-asian="normal" style:font-style-complex="normal"/>
    </style:style>
    <style:style style:name="T185" style:family="text">
      <style:text-properties style:use-window-font-color="true" loext:opacity="0%" style:font-name="OpenSymbol2" fo:font-size="10pt" fo:font-style="normal" fo:background-color="#ffff00" loext:char-shading-value="0" style:font-name-asian="OpenSymbol" style:font-size-asian="10pt" style:font-style-asian="normal" style:font-name-complex="OpenSymbol" style:font-size-complex="10pt" style:font-style-complex="normal"/>
    </style:style>
    <style:style style:name="T186" style:family="text">
      <style:text-properties style:use-window-font-color="true" loext:opacity="0%" style:font-name="OpenSymbol2" fo:font-size="10pt" fo:font-style="normal" officeooo:rsid="000dab84" fo:background-color="#ffff00" loext:char-shading-value="0" style:font-name-asian="OpenSymbol" style:font-size-asian="10pt" style:font-style-asian="normal" style:font-name-complex="OpenSymbol" style:font-size-complex="10pt" style:font-style-complex="normal"/>
    </style:style>
    <style:style style:name="T187" style:family="text">
      <style:text-properties style:use-window-font-color="true" loext:opacity="0%" style:font-name="OpenSymbol2" fo:font-size="10pt" fo:font-style="normal" fo:background-color="#ffff00" loext:char-shading-value="0" style:font-size-asian="10pt" style:font-style-asian="normal" style:font-size-complex="10pt" style:font-style-complex="normal"/>
    </style:style>
    <style:style style:name="T188" style:family="text">
      <style:text-properties style:use-window-font-color="true" loext:opacity="0%" style:font-name="OpenSymbol2" fo:font-size="10pt" fo:font-style="normal" fo:font-weight="normal" fo:background-color="#ffff00" loext:char-shading-value="0" style:font-name-asian="OpenSymbol" style:font-size-asian="10pt" style:font-style-asian="normal" style:font-weight-asian="normal" style:font-name-complex="OpenSymbol" style:font-size-complex="10pt" style:font-style-complex="normal" style:font-weight-complex="normal"/>
    </style:style>
    <style:style style:name="T189" style:family="text">
      <style:text-properties style:use-window-font-color="true" loext:opacity="0%" style:font-name="OpenSymbol2" fo:font-style="normal" fo:background-color="#ffff00" loext:char-shading-value="0" style:font-name-asian="OpenSymbol" style:font-style-asian="normal" style:font-name-complex="OpenSymbol" style:font-style-complex="normal"/>
    </style:style>
    <style:style style:name="T190" style:family="text">
      <style:text-properties style:use-window-font-color="true" loext:opacity="0%" style:font-name="OpenSymbol2" fo:font-style="normal" fo:background-color="#ffff00" loext:char-shading-value="0" style:font-name-asian="OpenSymbol" style:font-size-asian="10pt" style:font-style-asian="normal" style:font-name-complex="OpenSymbol" style:font-size-complex="10pt" style:font-style-complex="normal"/>
    </style:style>
    <style:style style:name="T191" style:family="text">
      <style:text-properties style:use-window-font-color="true" loext:opacity="0%" style:font-name="OpenSymbol2" fo:background-color="#ffff00" loext:char-shading-value="0"/>
    </style:style>
    <style:style style:name="T192" style:family="text">
      <style:text-properties style:use-window-font-color="true" loext:opacity="0%" fo:font-size="12pt" style:font-size-asian="12pt" style:font-size-complex="12pt"/>
    </style:style>
    <style:style style:name="T193" style:family="text">
      <style:text-properties style:use-window-font-color="true" loext:opacity="0%" fo:font-size="12pt" fo:background-color="#ffff00" loext:char-shading-value="0" style:font-name-asian="OpenSymbol" style:font-size-asian="12pt" style:font-style-asian="normal" style:font-name-complex="OpenSymbol" style:font-size-complex="12pt" style:font-style-complex="normal"/>
    </style:style>
    <style:style style:name="T194" style:family="text">
      <style:text-properties fo:color="#1259bc" loext:opacity="100%" style:text-position="0% 100%" style:font-name="Bitstream Vera Sans3" fo:font-size="10pt" fo:font-style="normal" style:text-underline-style="none" fo:font-weight="bold" fo:background-color="transparent" loext:char-shading-value="0" style:font-name-asian="Times New Roman" style:font-size-asian="10pt" style:font-style-asian="normal" style:font-weight-asian="bold" style:font-name-complex="Times New Roman" style:font-size-complex="10pt" style:font-style-complex="normal" style:font-weight-complex="bold"/>
    </style:style>
    <style:style style:name="T195" style:family="text">
      <style:text-properties fo:color="#1259bc" loext:opacity="100%" style:text-position="0% 100%" style:font-name="Bitstream Vera Sans3" fo:font-size="10pt" fo:font-style="normal" style:text-underline-style="none" fo:font-weight="normal" fo:background-color="transparent" loext:char-shading-value="0" style:font-name-asian="Times New Roman" style:font-size-asian="10pt" style:font-style-asian="normal" style:font-weight-asian="normal" style:font-name-complex="Times New Roman" style:font-size-complex="10pt" style:font-style-complex="normal" style:font-weight-complex="normal"/>
    </style:style>
    <style:style style:name="T196" style:family="text">
      <style:text-properties fo:color="#1259bc" loext:opacity="100%" style:text-position="0% 100%" style:font-name="Times New Roman" fo:font-size="12pt" fo:font-style="italic" style:text-underline-style="none" fo:font-weight="bold" fo:background-color="transparent" loext:char-shading-value="0" style:font-name-asian="Times New Roman" style:font-size-asian="12pt" style:font-style-asian="italic" style:font-weight-asian="bold" style:font-name-complex="Times New Roman" style:font-size-complex="12pt" style:font-style-complex="italic" style:font-weight-complex="bold"/>
    </style:style>
    <style:style style:name="T197" style:family="text">
      <style:text-properties fo:color="#9d0f89" loext:opacity="100%" style:text-position="0% 100%" style:font-name="Bitstream Vera Sans3" fo:font-size="10pt" fo:font-style="normal" style:text-underline-style="none" fo:font-weight="bold" fo:background-color="transparent" loext:char-shading-value="0" style:font-name-asian="Times New Roman" style:font-size-asian="10pt" style:font-style-asian="normal" style:font-weight-asian="bold" style:font-name-complex="Times New Roman" style:font-size-complex="10pt" style:font-style-complex="normal" style:font-weight-complex="bold"/>
    </style:style>
    <style:style style:name="T198" style:family="text">
      <style:text-properties fo:color="#9d0f89" loext:opacity="100%" style:text-outline="false" style:text-line-through-style="none" style:text-line-through-type="none" fo:language="fr" fo:country="FR" fo:font-style="normal" style:text-underline-style="none" style:font-name-asian="Bitstream Vera Sans3" style:language-asian="fr" style:country-asian="FR" style:font-style-asian="normal" style:font-weight-asian="bold" style:font-name-complex="Bitstream Vera Sans3" style:font-style-complex="normal" style:font-weight-complex="bold" style:text-emphasize="none" style:font-relief="none"/>
    </style:style>
    <style:style style:name="T199" style:family="text">
      <style:text-properties fo:color="#9d0f89" loext:opacity="100%" style:text-outline="false" style:text-line-through-style="none" style:text-line-through-type="none" fo:language="fr" fo:country="FR" fo:font-style="italic" style:text-underline-style="none" fo:font-weight="bold" style:font-name-asian="Bitstream Vera Sans3" style:language-asian="fr" style:country-asian="FR" style:font-style-asian="italic" style:font-weight-asian="bold" style:font-name-complex="Bitstream Vera Sans3" style:font-style-complex="italic" style:font-weight-complex="bold" style:text-emphasize="none" style:font-relief="none"/>
    </style:style>
    <style:style style:name="T200" style:family="text">
      <style:text-properties fo:color="#9d0f89" loext:opacity="100%" style:text-outline="false" style:text-line-through-style="none" style:text-line-through-type="none" fo:font-size="12pt" fo:language="fr" fo:country="FR" fo:font-style="italic" style:text-underline-style="none" fo:font-weight="bold" style:font-name-asian="Bitstream Vera Sans3" style:font-size-asian="12pt" style:language-asian="fr" style:country-asian="FR" style:font-style-asian="italic" style:font-weight-asian="bold" style:font-name-complex="Bitstream Vera Sans3" style:font-size-complex="12pt" style:font-style-complex="italic" style:font-weight-complex="bold" style:text-emphasize="none" style:font-relief="none"/>
    </style:style>
    <style:style style:name="T201" style:family="text">
      <style:text-properties fo:color="#9d0f89" loext:opacity="100%" style:text-outline="false" style:text-line-through-style="none" style:text-line-through-type="none" style:font-name="OpenSymbol2" fo:language="fr" fo:country="FR" fo:font-style="normal" style:text-underline-style="none" style:font-name-asian="Bitstream Vera Sans3" style:language-asian="fr" style:country-asian="FR" style:font-style-asian="normal" style:font-weight-asian="bold" style:font-name-complex="Bitstream Vera Sans3" style:font-style-complex="normal" style:font-weight-complex="bold" style:text-emphasize="none" style:font-relief="none"/>
    </style:style>
    <style:style style:name="T202" style:family="text">
      <style:text-properties fo:color="#0177bf" loext:opacity="100%" style:text-position="0% 100%" style:font-name="Bitstream Vera Sans3" fo:font-size="10pt" fo:font-style="normal" style:text-underline-style="none" fo:font-weight="normal" fo:background-color="transparent" loext:char-shading-value="0" style:font-name-asian="OpenSymbol" style:font-size-asian="10pt" style:font-style-asian="normal" style:font-weight-asian="normal" style:font-name-complex="OpenSymbol" style:font-size-complex="10pt" style:font-style-complex="normal" style:font-weight-complex="normal"/>
    </style:style>
    <style:style style:name="T203" style:family="text">
      <style:text-properties style:font-name="Times New Roman1" fo:font-size="12pt" fo:font-style="italic" fo:font-weight="normal" style:font-size-asian="12pt" style:font-style-asian="italic" style:font-size-complex="12pt" style:font-style-complex="italic"/>
    </style:style>
    <style:style style:name="T204" style:family="text">
      <style:text-properties fo:color="#000000" loext:opacity="100%"/>
    </style:style>
    <style:style style:name="T205" style:family="text">
      <style:text-properties fo:color="#000000" loext:opacity="100%" style:text-position="0% 100%" fo:font-style="normal" style:font-style-asian="normal" style:font-style-complex="normal"/>
    </style:style>
    <style:style style:name="T206" style:family="text">
      <style:text-properties fo:color="#000000" loext:opacity="100%" style:text-position="0% 100%" fo:font-style="normal" style:font-name-asian="OpenSymbol" style:font-size-asian="10pt" style:font-style-asian="normal" style:font-name-complex="OpenSymbol" style:font-size-complex="10pt" style:font-style-complex="normal"/>
    </style:style>
    <style:style style:name="T207" style:family="text">
      <style:text-properties fo:color="#000000" loext:opacity="100%" style:text-position="0% 100%" fo:font-style="normal" fo:background-color="#ffff00" loext:char-shading-value="0" style:font-style-asian="normal" style:font-style-complex="normal"/>
    </style:style>
    <style:style style:name="T208" style:family="text">
      <style:text-properties fo:color="#000000" loext:opacity="100%" style:text-position="0% 100%" fo:font-style="normal" fo:background-color="#ffff00" loext:char-shading-value="0" style:font-name-asian="OpenSymbol" style:font-style-asian="normal" style:font-name-complex="OpenSymbol" style:font-style-complex="normal"/>
    </style:style>
    <style:style style:name="T209" style:family="text">
      <style:text-properties fo:color="#000000" loext:opacity="100%" style:text-position="0% 100%" fo:font-style="normal" fo:font-weight="normal" fo:background-color="#ffff00" loext:char-shading-value="0" style:font-name-asian="OpenSymbol" style:font-weight-asian="normal" style:font-name-complex="OpenSymbol" style:font-weight-complex="normal"/>
    </style:style>
    <style:style style:name="T210" style:family="text">
      <style:text-properties fo:color="#000000" loext:opacity="100%" style:text-position="0% 100%" fo:font-style="normal" fo:font-weight="normal" officeooo:rsid="000eb2d2" style:font-name-asian="OpenSymbol" style:font-size-asian="12pt" style:font-style-asian="italic" style:font-name-complex="OpenSymbol" style:font-size-complex="12pt" style:font-style-complex="italic"/>
    </style:style>
    <style:style style:name="T211" style:family="text">
      <style:text-properties fo:color="#000000" loext:opacity="100%" style:text-position="0% 100%" style:font-name="Bitstream Vera Sans3" fo:font-style="normal" style:font-style-asian="normal" style:font-style-complex="normal"/>
    </style:style>
    <style:style style:name="T212" style:family="text">
      <style:text-properties fo:color="#000000" loext:opacity="100%" style:text-position="0% 100%" style:font-name="Bitstream Vera Sans3" fo:font-style="normal" fo:background-color="#ffff00" loext:char-shading-value="0" style:font-name-asian="OpenSymbol" style:font-size-asian="10pt" style:font-style-asian="normal" style:font-name-complex="OpenSymbol" style:font-size-complex="10pt" style:font-style-complex="normal"/>
    </style:style>
    <style:style style:name="T213" style:family="text">
      <style:text-properties fo:color="#000000" loext:opacity="100%" style:text-position="0% 100%" style:font-name="Bitstream Vera Sans3" fo:font-style="normal" fo:background-color="#ffff00" loext:char-shading-value="0" style:font-name-asian="OpenSymbol" style:font-size-asian="12pt" style:font-style-asian="normal" style:font-name-complex="OpenSymbol" style:font-size-complex="12pt" style:font-style-complex="normal"/>
    </style:style>
    <style:style style:name="T214" style:family="text">
      <style:text-properties fo:color="#000000" loext:opacity="100%" style:text-position="0% 100%" style:font-name="Bitstream Vera Sans3" fo:font-style="normal" fo:background-color="#ffff00" loext:char-shading-value="0" style:font-name-asian="OpenSymbol" style:font-style-asian="normal" style:font-name-complex="OpenSymbol" style:font-style-complex="normal"/>
    </style:style>
    <style:style style:name="T215" style:family="text">
      <style:text-properties fo:color="#000000" loext:opacity="100%" style:text-position="0% 100%" style:font-name="Bitstream Vera Sans3" fo:font-style="normal" fo:background-color="#ffff00" loext:char-shading-value="0" style:font-style-asian="normal" style:font-style-complex="normal"/>
    </style:style>
    <style:style style:name="T216" style:family="text">
      <style:text-properties fo:color="#000000" loext:opacity="100%" style:text-position="0% 100%" style:font-name="Bitstream Vera Sans3" fo:font-size="10pt" fo:font-style="normal" fo:background-color="#ffff00" loext:char-shading-value="0" style:font-name-asian="OpenSymbol" style:font-size-asian="10pt" style:font-style-asian="normal" style:font-name-complex="OpenSymbol" style:font-size-complex="10pt" style:font-style-complex="normal"/>
    </style:style>
    <style:style style:name="T217" style:family="text">
      <style:text-properties fo:color="#000000" loext:opacity="100%" style:text-position="0% 100%" style:font-name="Bitstream Vera Sans3" fo:font-size="10pt" fo:font-style="normal" officeooo:rsid="000f02af" fo:background-color="#ffff00" loext:char-shading-value="0" style:font-name-asian="OpenSymbol" style:font-size-asian="10pt" style:font-style-asian="normal" style:font-name-complex="OpenSymbol" style:font-size-complex="10pt" style:font-style-complex="normal"/>
    </style:style>
    <style:style style:name="T218" style:family="text">
      <style:text-properties fo:color="#000000" loext:opacity="100%" style:text-position="0% 100%" style:font-name="Bitstream Vera Sans3" fo:font-size="10pt" fo:font-style="normal" officeooo:rsid="000eb2d2" fo:background-color="#ffff00" loext:char-shading-value="0" style:font-name-asian="OpenSymbol" style:font-size-asian="10pt" style:font-style-asian="normal" style:font-name-complex="OpenSymbol" style:font-size-complex="10pt" style:font-style-complex="normal"/>
    </style:style>
    <style:style style:name="T219" style:family="text">
      <style:text-properties fo:color="#000000" loext:opacity="100%" style:text-position="0% 100%" style:font-name="Bitstream Vera Sans3" fo:font-size="10pt" fo:font-style="normal" fo:background-color="#ffff00" loext:char-shading-value="0" style:font-size-asian="10pt" style:font-style-asian="normal" style:font-size-complex="10pt" style:font-style-complex="normal"/>
    </style:style>
    <style:style style:name="T220" style:family="text">
      <style:text-properties fo:color="#000000" loext:opacity="100%" style:text-position="0% 100%" style:font-name="Bitstream Vera Sans3" fo:font-size="10pt" fo:font-style="normal" fo:font-weight="normal" officeooo:rsid="000eb2d2" fo:background-color="#ffff00" loext:char-shading-value="0" style:font-name-asian="OpenSymbol" style:font-size-asian="12pt" style:font-style-asian="italic" style:font-name-complex="OpenSymbol" style:font-size-complex="12pt" style:font-style-complex="italic"/>
    </style:style>
    <style:style style:name="T221" style:family="text">
      <style:text-properties fo:color="#000000" loext:opacity="100%" style:text-position="0% 100%" style:font-name="Bitstream Vera Sans3" fo:font-size="10pt" fo:font-style="normal" fo:font-weight="normal" officeooo:rsid="000f02af" fo:background-color="#ffff00" loext:char-shading-value="0" style:font-name-asian="OpenSymbol" style:font-size-asian="12pt" style:font-style-asian="italic" style:font-weight-asian="normal" style:font-name-complex="OpenSymbol" style:font-size-complex="12pt" style:font-style-complex="italic" style:font-weight-complex="normal"/>
    </style:style>
    <style:style style:name="T222" style:family="text">
      <style:text-properties fo:color="#000000" loext:opacity="100%" style:text-position="0% 100%" style:font-name="Bitstream Vera Sans3" fo:font-size="10pt" fo:font-style="normal" fo:font-weight="normal" officeooo:rsid="000eb2d2" fo:background-color="#ffff00" loext:char-shading-value="0" style:font-name-asian="OpenSymbol" style:font-size-asian="12pt" style:font-style-asian="normal" style:font-name-complex="OpenSymbol" style:font-size-complex="12pt" style:font-style-complex="normal"/>
    </style:style>
    <style:style style:name="T223" style:family="text">
      <style:text-properties fo:color="#000000" loext:opacity="100%" style:text-position="0% 100%" style:font-name="Bitstream Vera Sans3" fo:font-size="10pt" fo:font-style="normal" fo:font-weight="normal" fo:background-color="#ffff00" loext:char-shading-value="0" style:font-name-asian="OpenSymbol" style:font-size-asian="10pt" style:font-style-asian="normal" style:font-weight-asian="normal" style:font-name-complex="OpenSymbol" style:font-size-complex="10pt" style:font-style-complex="normal" style:font-weight-complex="normal"/>
    </style:style>
    <style:style style:name="T224" style:family="text">
      <style:text-properties fo:color="#000000" loext:opacity="100%" style:text-position="0% 100%" style:font-name="Bitstream Vera Sans3" fo:font-size="10pt" fo:font-style="normal" fo:font-weight="normal" officeooo:rsid="000f02af" fo:background-color="#ffff00" loext:char-shading-value="0" style:font-name-asian="OpenSymbol" style:font-size-asian="10pt" style:font-style-asian="normal" style:font-weight-asian="normal" style:font-name-complex="OpenSymbol" style:font-size-complex="10pt" style:font-style-complex="normal" style:font-weight-complex="normal"/>
    </style:style>
    <style:style style:name="T225" style:family="text">
      <style:text-properties fo:color="#000000" loext:opacity="100%" style:text-position="0% 100%" style:font-name="Bitstream Vera Sans3" fo:font-size="10pt" fo:background-color="#ffff00" loext:char-shading-value="0" style:font-name-asian="OpenSymbol" style:font-size-asian="10pt" style:font-style-asian="normal" style:font-name-complex="OpenSymbol" style:font-size-complex="10pt" style:font-style-complex="normal"/>
    </style:style>
    <style:style style:name="T226" style:family="text">
      <style:text-properties fo:color="#000000" loext:opacity="100%" style:text-position="0% 100%" style:font-name="Bitstream Vera Sans3" fo:font-size="10pt" fo:font-style="italic" fo:background-color="#ffff00" loext:char-shading-value="0" style:font-name-asian="OpenSymbol" style:font-size-asian="10pt" style:font-style-asian="italic" style:font-name-complex="OpenSymbol" style:font-size-complex="10pt" style:font-style-complex="italic"/>
    </style:style>
    <style:style style:name="T227" style:family="text">
      <style:text-properties fo:color="#000000" loext:opacity="100%" style:text-position="0% 100%" style:font-name="Bitstream Vera Sans3" fo:font-size="10pt" fo:font-style="italic" officeooo:rsid="000eb2d2" fo:background-color="#ffff00" loext:char-shading-value="0" style:font-name-asian="OpenSymbol" style:font-size-asian="10pt" style:font-style-asian="italic" style:font-name-complex="OpenSymbol" style:font-size-complex="10pt" style:font-style-complex="italic"/>
    </style:style>
    <style:style style:name="T228" style:family="text">
      <style:text-properties fo:color="#000000" loext:opacity="100%" style:text-position="0% 100%" style:font-name="Bitstream Vera Sans3" fo:font-size="10pt" fo:font-style="italic" fo:font-weight="normal" officeooo:rsid="000eb2d2" fo:background-color="#ffff00" loext:char-shading-value="0" style:font-name-asian="OpenSymbol" style:font-size-asian="12pt" style:font-style-asian="italic" style:font-name-complex="OpenSymbol" style:font-size-complex="12pt" style:font-style-complex="italic"/>
    </style:style>
    <style:style style:name="T229" style:family="text">
      <style:text-properties fo:color="#000000" loext:opacity="100%" style:text-position="0% 100%" style:font-name="Bitstream Vera Sans3" fo:font-size="12pt" fo:font-style="normal" fo:background-color="#ffff00" loext:char-shading-value="0" style:font-name-asian="OpenSymbol" style:font-size-asian="12pt" style:font-style-asian="normal" style:font-name-complex="OpenSymbol" style:font-size-complex="12pt" style:font-style-complex="normal"/>
    </style:style>
    <style:style style:name="T230" style:family="text">
      <style:text-properties fo:color="#000000" loext:opacity="100%" style:text-position="0% 100%" style:font-name="Bitstream Vera Sans3" fo:background-color="#ffff00" loext:char-shading-value="0" style:font-name-asian="OpenSymbol" style:font-style-asian="normal" style:font-name-complex="OpenSymbol" style:font-style-complex="normal"/>
    </style:style>
    <style:style style:name="T231" style:family="text">
      <style:text-properties fo:color="#000000" loext:opacity="100%" style:text-position="0% 100%" style:font-name="OpenSymbol" fo:font-style="normal" style:font-style-asian="normal" style:font-style-complex="normal"/>
    </style:style>
    <style:style style:name="T232" style:family="text">
      <style:text-properties fo:color="#000000" loext:opacity="100%" style:text-position="0% 100%" style:font-name="OpenSymbol" fo:font-style="normal" fo:background-color="#ffff00" loext:char-shading-value="0" style:font-name-asian="OpenSymbol" style:font-style-asian="normal" style:font-name-complex="OpenSymbol" style:font-style-complex="normal"/>
    </style:style>
    <style:style style:name="T233" style:family="text">
      <style:text-properties fo:color="#000000" loext:opacity="100%" style:text-position="0% 100%" style:font-name="OpenSymbol" fo:font-style="normal" fo:background-color="#ffff00" loext:char-shading-value="0" style:font-name-asian="OpenSymbol" style:font-size-asian="10pt" style:font-style-asian="normal" style:font-name-complex="OpenSymbol" style:font-size-complex="10pt" style:font-style-complex="normal"/>
    </style:style>
    <style:style style:name="T234" style:family="text">
      <style:text-properties fo:color="#000000" loext:opacity="100%" style:text-position="0% 100%" style:font-name="OpenSymbol" fo:font-style="normal" fo:background-color="#ffff00" loext:char-shading-value="0" style:font-name-asian="OpenSymbol" style:font-size-asian="12pt" style:font-style-asian="normal" style:font-name-complex="OpenSymbol" style:font-size-complex="12pt" style:font-style-complex="normal"/>
    </style:style>
    <style:style style:name="T235" style:family="text">
      <style:text-properties fo:color="#000000" loext:opacity="100%" style:text-position="0% 100%" style:font-name="OpenSymbol" fo:font-style="normal" fo:background-color="#ffff00" loext:char-shading-value="0" style:font-style-asian="normal" style:font-style-complex="normal"/>
    </style:style>
    <style:style style:name="T236" style:family="text">
      <style:text-properties fo:color="#000000" loext:opacity="100%" style:text-position="0% 100%" style:font-name="OpenSymbol" fo:font-size="10pt" fo:font-style="normal" fo:background-color="#ffff00" loext:char-shading-value="0" style:font-name-asian="OpenSymbol" style:font-size-asian="10pt" style:font-style-asian="normal" style:font-name-complex="OpenSymbol" style:font-size-complex="10pt" style:font-style-complex="normal"/>
    </style:style>
    <style:style style:name="T237" style:family="text">
      <style:text-properties fo:color="#000000" loext:opacity="100%" style:text-position="0% 100%" style:font-name="OpenSymbol" fo:font-size="10pt" fo:font-style="normal" fo:font-weight="normal" fo:background-color="#ffff00" loext:char-shading-value="0" style:font-name-asian="OpenSymbol" style:font-size-asian="10pt" style:font-style-asian="normal" style:font-weight-asian="normal" style:font-name-complex="OpenSymbol" style:font-size-complex="10pt" style:font-style-complex="normal" style:font-weight-complex="normal"/>
    </style:style>
    <style:style style:name="T238" style:family="text">
      <style:text-properties fo:color="#000000" loext:opacity="100%" style:text-position="0% 100%" style:font-name="OpenSymbol" fo:background-color="#ffff00" loext:char-shading-value="0" style:font-name-asian="OpenSymbol" style:font-style-asian="normal" style:font-name-complex="OpenSymbol" style:font-style-complex="normal"/>
    </style:style>
    <style:style style:name="T239" style:family="text">
      <style:text-properties fo:color="#000000" loext:opacity="100%" style:text-position="0% 100%" fo:background-color="#ffff00" loext:char-shading-value="0" style:font-name-asian="OpenSymbol" style:font-size-asian="10pt" style:font-style-asian="normal" style:font-name-complex="OpenSymbol" style:font-size-complex="10pt" style:font-style-complex="normal"/>
    </style:style>
    <style:style style:name="T240" style:family="text">
      <style:text-properties fo:color="#000000" loext:opacity="100%" style:text-position="0% 100%" fo:background-color="#ffff00" loext:char-shading-value="0" style:font-name-asian="OpenSymbol" style:font-style-asian="normal" style:font-name-complex="OpenSymbol" style:font-style-complex="normal"/>
    </style:style>
    <style:style style:name="T241" style:family="text">
      <style:text-properties fo:color="#000000" loext:opacity="100%" style:text-position="0% 100%" fo:background-color="#ffff00" loext:char-shading-value="0" style:font-name-asian="OpenSymbol" style:font-size-asian="12pt" style:font-style-asian="normal" style:font-name-complex="OpenSymbol" style:font-size-complex="12pt" style:font-style-complex="normal"/>
    </style:style>
    <style:style style:name="T242" style:family="text">
      <style:text-properties fo:color="#000000" loext:opacity="100%" style:text-position="0% 100%" fo:font-size="12pt" fo:background-color="#ffff00" loext:char-shading-value="0" style:font-name-asian="OpenSymbol" style:font-size-asian="12pt" style:font-style-asian="normal" style:font-name-complex="OpenSymbol" style:font-size-complex="12pt" style:font-style-complex="normal"/>
    </style:style>
    <style:style style:name="T243" style:family="text">
      <style:text-properties fo:color="#000000" loext:opacity="100%" style:text-position="0% 100%" fo:font-size="12pt" fo:background-color="#ffff00" loext:char-shading-value="0" style:font-name-asian="OpenSymbol" style:font-size-asian="12pt" style:font-name-complex="OpenSymbol" style:font-size-complex="12pt"/>
    </style:style>
    <style:style style:name="T244" style:family="text">
      <style:text-properties fo:color="#000000" loext:opacity="100%" style:text-position="0% 100%" fo:font-size="12pt" fo:background-color="#ffff00" loext:char-shading-value="0" style:font-size-asian="12pt" style:font-style-asian="normal" style:font-size-complex="12pt" style:font-style-complex="normal"/>
    </style:style>
    <style:style style:name="T245" style:family="text">
      <style:text-properties fo:color="#000000" loext:opacity="100%" style:text-position="0% 100%" fo:font-size="12pt" fo:font-style="italic" fo:background-color="#ffff00" loext:char-shading-value="0" style:font-name-asian="OpenSymbol" style:font-size-asian="12pt" style:font-name-complex="OpenSymbol" style:font-size-complex="12pt"/>
    </style:style>
    <style:style style:name="T246" style:family="text">
      <style:text-properties fo:color="#000000" loext:opacity="100%" style:text-position="0% 100%" fo:font-size="12pt" fo:font-style="italic" fo:font-weight="normal" fo:background-color="#ffff00" loext:char-shading-value="0" style:font-name-asian="OpenSymbol" style:font-size-asian="12pt" style:font-weight-asian="normal" style:font-name-complex="OpenSymbol" style:font-size-complex="12pt" style:font-weight-complex="normal"/>
    </style:style>
    <style:style style:name="T247" style:family="text">
      <style:text-properties fo:color="#000000" loext:opacity="100%" style:text-position="0% 100%" fo:font-size="12pt" fo:font-style="normal" fo:background-color="#ffff00" loext:char-shading-value="0" style:font-name-asian="OpenSymbol" style:font-size-asian="12pt" style:font-style-asian="normal" style:font-name-complex="OpenSymbol" style:font-size-complex="12pt" style:font-style-complex="normal"/>
    </style:style>
    <style:style style:name="T248" style:family="text">
      <style:text-properties fo:color="#000000" loext:opacity="100%" style:text-position="0% 100%" style:font-name="Times New Roman" fo:font-size="12pt" fo:font-style="italic" fo:background-color="#ffff00" loext:char-shading-value="0" style:font-name-asian="OpenSymbol" style:font-size-asian="12pt" style:font-style-asian="italic" style:font-name-complex="OpenSymbol" style:font-size-complex="12pt" style:font-style-complex="italic"/>
    </style:style>
    <style:style style:name="T249" style:family="text">
      <style:text-properties fo:color="#000000" loext:opacity="100%" style:text-position="0% 100%" style:font-name="Times New Roman" fo:font-size="12pt" fo:font-style="italic" officeooo:rsid="000eb2d2" fo:background-color="#ffff00" loext:char-shading-value="0" style:font-name-asian="OpenSymbol" style:font-size-asian="12pt" style:font-style-asian="italic" style:font-name-complex="OpenSymbol" style:font-size-complex="12pt" style:font-style-complex="italic"/>
    </style:style>
    <style:style style:name="T250" style:family="text">
      <style:text-properties fo:color="#000000" loext:opacity="100%" style:text-position="0% 100%" style:font-name="Times New Roman" fo:font-size="12pt" fo:font-style="italic" fo:background-color="#ffff00" loext:char-shading-value="0" style:font-size-asian="12pt" style:font-style-asian="italic" style:font-size-complex="12pt" style:font-style-complex="italic"/>
    </style:style>
    <style:style style:name="T251" style:family="text">
      <style:text-properties fo:color="#000000" loext:opacity="100%" style:text-position="0% 100%" style:font-name="Times New Roman" fo:font-size="12pt" fo:font-style="italic" fo:background-color="#ffff00" loext:char-shading-value="0" style:font-size-asian="12pt" style:font-style-asian="italic" style:font-weight-asian="bold" style:font-size-complex="12pt" style:font-style-complex="italic" style:font-weight-complex="bold"/>
    </style:style>
    <style:style style:name="T252" style:family="text">
      <style:text-properties fo:color="#000000" loext:opacity="100%" style:text-position="0% 100%" style:font-name="Times New Roman" fo:font-size="12pt" fo:font-style="normal" fo:background-color="#ffff00" loext:char-shading-value="0" style:font-name-asian="OpenSymbol" style:font-size-asian="12pt" style:font-style-asian="normal" style:font-name-complex="OpenSymbol" style:font-size-complex="12pt" style:font-style-complex="normal"/>
    </style:style>
    <style:style style:name="T253" style:family="text">
      <style:text-properties fo:color="#000000" loext:opacity="100%" style:font-name="Bitstream Vera Sans3" fo:font-size="10pt" fo:font-style="normal" fo:font-weight="normal" fo:background-color="transparent" loext:char-shading-value="0" style:font-name-asian="Times New Roman" style:font-size-asian="10pt" style:font-style-asian="normal" style:font-weight-asian="normal" style:font-name-complex="Times New Roman" style:font-size-complex="10pt" style:font-style-complex="normal" style:font-weight-complex="normal"/>
    </style:style>
    <style:style style:name="T254" style:family="text">
      <style:text-properties fo:color="#000000" loext:opacity="100%" style:font-name="Bitstream Vera Sans3" fo:font-size="10pt" fo:font-style="normal" fo:background-color="#ffff00" loext:char-shading-value="0" style:font-name-asian="OpenSymbol" style:font-size-asian="10pt" style:font-style-asian="normal" style:font-name-complex="OpenSymbol" style:font-size-complex="10pt" style:font-style-complex="normal"/>
    </style:style>
    <style:style style:name="T255" style:family="text">
      <style:text-properties fo:color="#000000" loext:opacity="100%" style:font-name="Bitstream Vera Sans3" fo:font-size="10pt" fo:font-style="normal" fo:background-color="#ffff00" loext:char-shading-value="0" style:font-size-asian="10pt" style:font-style-asian="normal" style:font-size-complex="10pt" style:font-style-complex="normal"/>
    </style:style>
    <style:style style:name="T256" style:family="text">
      <style:text-properties fo:color="#000000" loext:opacity="100%" style:font-name="Bitstream Vera Sans3" fo:font-style="normal" style:font-style-asian="normal" style:font-style-complex="normal"/>
    </style:style>
    <style:style style:name="T257" style:family="text">
      <style:text-properties fo:color="#000000" loext:opacity="100%" style:font-name="Bitstream Vera Sans3" fo:font-style="normal" style:font-name-asian="OpenSymbol" style:font-style-asian="normal" style:font-name-complex="OpenSymbol" style:font-style-complex="normal"/>
    </style:style>
    <style:style style:name="T258" style:family="text">
      <style:text-properties fo:color="#000000" loext:opacity="100%" style:font-name="Bitstream Vera Sans3" fo:font-style="normal" fo:background-color="#ffff00" loext:char-shading-value="0" style:font-style-asian="normal" style:font-style-complex="normal"/>
    </style:style>
    <style:style style:name="T259" style:family="text">
      <style:text-properties fo:color="#000000" loext:opacity="100%" style:font-name="Bitstream Vera Sans3" fo:font-style="normal" fo:background-color="#ffff00" loext:char-shading-value="0" style:font-name-asian="OpenSymbol" style:font-style-asian="normal" style:font-name-complex="OpenSymbol" style:font-style-complex="normal"/>
    </style:style>
    <style:style style:name="T260" style:family="text">
      <style:text-properties fo:color="#000000" loext:opacity="100%" style:font-name="Bitstream Vera Sans3" fo:font-style="normal" fo:background-color="#ffff00" loext:char-shading-value="0" style:font-name-asian="OpenSymbol" style:font-size-asian="12pt" style:font-style-asian="normal" style:font-name-complex="OpenSymbol" style:font-size-complex="12pt" style:font-style-complex="normal"/>
    </style:style>
    <style:style style:name="T261" style:family="text">
      <style:text-properties fo:color="#000000" loext:opacity="100%" style:font-name="Bitstream Vera Sans3" fo:font-style="normal" fo:background-color="#ffff00" loext:char-shading-value="0" style:font-name-asian="OpenSymbol" style:font-size-asian="10pt" style:font-style-asian="normal" style:font-name-complex="OpenSymbol" style:font-size-complex="10pt" style:font-style-complex="normal"/>
    </style:style>
    <style:style style:name="T262" style:family="text">
      <style:text-properties fo:color="#000000" loext:opacity="100%" style:font-name="Bitstream Vera Sans3" fo:font-size="12pt" fo:font-style="normal" fo:background-color="#ffff00" loext:char-shading-value="0" style:font-name-asian="OpenSymbol" style:font-size-asian="12pt" style:font-style-asian="normal" style:font-name-complex="OpenSymbol" style:font-size-complex="12pt" style:font-style-complex="normal"/>
    </style:style>
    <style:style style:name="T263" style:family="text">
      <style:text-properties fo:color="#000000" loext:opacity="100%" style:font-name="Bitstream Vera Sans3" fo:font-size="12pt" fo:font-style="normal" fo:background-color="#ffff00" loext:char-shading-value="0" style:font-size-asian="12pt" style:font-style-asian="normal" style:font-size-complex="12pt" style:font-style-complex="normal"/>
    </style:style>
    <style:style style:name="T264" style:family="text">
      <style:text-properties fo:color="#000000" loext:opacity="100%" style:font-name="Bitstream Vera Sans3" fo:font-size="9pt" fo:font-style="normal" fo:background-color="#ffff00" loext:char-shading-value="0" style:font-name-asian="OpenSymbol" style:font-size-asian="9pt" style:font-style-asian="normal" style:font-name-complex="OpenSymbol" style:font-size-complex="9pt" style:font-style-complex="normal"/>
    </style:style>
    <style:style style:name="T265" style:family="text">
      <style:text-properties fo:color="#000000" loext:opacity="100%" style:font-name="OpenSymbol" fo:font-size="10pt" fo:font-style="normal" fo:font-weight="normal" fo:background-color="transparent" loext:char-shading-value="0" style:font-name-asian="Times New Roman" style:font-size-asian="10pt" style:font-style-asian="normal" style:font-weight-asian="normal" style:font-name-complex="Times New Roman" style:font-size-complex="10pt" style:font-style-complex="normal" style:font-weight-complex="normal"/>
    </style:style>
    <style:style style:name="T266" style:family="text">
      <style:text-properties fo:color="#000000" loext:opacity="100%" style:font-name="OpenSymbol" fo:font-size="10pt" fo:font-style="normal" fo:font-weight="normal" fo:background-color="transparent" loext:char-shading-value="0" style:font-name-asian="OpenSymbol" style:font-size-asian="10pt" style:font-style-asian="normal" style:font-weight-asian="normal" style:font-name-complex="OpenSymbol" style:font-size-complex="10pt" style:font-style-complex="normal" style:font-weight-complex="normal"/>
    </style:style>
    <style:style style:name="T267" style:family="text">
      <style:text-properties fo:color="#000000" loext:opacity="100%" style:font-name="OpenSymbol" fo:font-size="10pt" fo:font-style="normal" fo:font-weight="normal" style:font-name-asian="OpenSymbol" style:font-size-asian="10pt" style:font-style-asian="normal" style:font-weight-asian="normal" style:font-name-complex="OpenSymbol" style:font-size-complex="10pt" style:font-style-complex="normal" style:font-weight-complex="normal"/>
    </style:style>
    <style:style style:name="T268" style:family="text">
      <style:text-properties fo:color="#000000" loext:opacity="100%" style:font-name="OpenSymbol" fo:font-size="10pt" fo:font-style="normal" fo:background-color="#ffff00" loext:char-shading-value="0" style:font-name-asian="OpenSymbol" style:font-size-asian="10pt" style:font-style-asian="normal" style:font-name-complex="OpenSymbol" style:font-size-complex="10pt" style:font-style-complex="normal"/>
    </style:style>
    <style:style style:name="T269" style:family="text">
      <style:text-properties fo:color="#000000" loext:opacity="100%" style:font-name="OpenSymbol" fo:font-style="normal" style:font-name-asian="OpenSymbol" style:font-style-asian="normal" style:font-name-complex="OpenSymbol" style:font-style-complex="normal"/>
    </style:style>
    <style:style style:name="T270" style:family="text">
      <style:text-properties fo:color="#000000" loext:opacity="100%" style:font-name="OpenSymbol" fo:font-style="normal" fo:background-color="#ffff00" loext:char-shading-value="0" style:font-style-asian="normal" style:font-style-complex="normal"/>
    </style:style>
    <style:style style:name="T271" style:family="text">
      <style:text-properties fo:color="#000000" loext:opacity="100%" style:font-name="OpenSymbol" fo:font-style="normal" fo:background-color="#ffff00" loext:char-shading-value="0" style:font-name-asian="OpenSymbol" style:font-style-asian="normal" style:font-name-complex="OpenSymbol" style:font-style-complex="normal"/>
    </style:style>
    <style:style style:name="T272" style:family="text">
      <style:text-properties fo:color="#000000" loext:opacity="100%" style:font-name="OpenSymbol" fo:font-style="normal" fo:background-color="#ffff00" loext:char-shading-value="0" style:font-name-asian="OpenSymbol" style:font-size-asian="12pt" style:font-style-asian="normal" style:font-name-complex="OpenSymbol" style:font-size-complex="12pt" style:font-style-complex="normal"/>
    </style:style>
    <style:style style:name="T273" style:family="text">
      <style:text-properties fo:color="#000000" loext:opacity="100%" style:font-name="OpenSymbol" fo:font-style="normal" fo:background-color="#ffff00" loext:char-shading-value="0" style:font-name-asian="OpenSymbol" style:font-size-asian="10pt" style:font-style-asian="normal" style:font-name-complex="OpenSymbol" style:font-size-complex="10pt" style:font-style-complex="normal"/>
    </style:style>
    <style:style style:name="T274" style:family="text">
      <style:text-properties fo:color="#000000" loext:opacity="100%" style:font-name="OpenSymbol" fo:font-size="12pt" fo:font-style="normal" fo:background-color="#ffff00" loext:char-shading-value="0" style:font-name-asian="OpenSymbol" style:font-size-asian="12pt" style:font-style-asian="normal" style:font-name-complex="OpenSymbol" style:font-size-complex="12pt" style:font-style-complex="normal"/>
    </style:style>
    <style:style style:name="T275" style:family="text">
      <style:text-properties fo:color="#000000" loext:opacity="100%" style:font-name="OpenSymbol" fo:font-size="9pt" fo:font-style="normal" fo:background-color="#ffff00" loext:char-shading-value="0" style:font-name-asian="OpenSymbol" style:font-size-asian="9pt" style:font-style-asian="normal" style:font-name-complex="OpenSymbol" style:font-size-complex="9pt" style:font-style-complex="normal"/>
    </style:style>
    <style:style style:name="T276" style:family="text">
      <style:text-properties fo:color="#000000" loext:opacity="100%" style:text-outline="false" style:text-line-through-style="none" style:text-line-through-type="none" fo:font-size="12pt" fo:language="fr" fo:country="FR" fo:font-style="italic" style:text-underline-style="none" fo:font-weight="normal" style:font-name-asian="Bitstream Vera Sans3" style:font-size-asian="12pt" style:language-asian="fr" style:country-asian="FR" style:font-style-asian="italic" style:font-weight-asian="normal" style:font-name-complex="Bitstream Vera Sans3" style:font-size-complex="12pt" style:font-style-complex="italic" style:font-weight-complex="normal" style:text-emphasize="none" style:font-relief="none"/>
    </style:style>
    <style:style style:name="T277" style:family="text">
      <style:text-properties fo:color="#000000" loext:opacity="100%" style:text-outline="false" style:text-line-through-style="none" style:text-line-through-type="none" fo:language="fr" fo:country="FR" fo:font-style="italic" style:text-underline-style="none" fo:font-weight="normal" style:font-name-asian="Bitstream Vera Sans3" style:language-asian="fr" style:country-asian="FR" style:font-style-asian="italic" style:font-weight-asian="normal" style:font-name-complex="Bitstream Vera Sans3" style:font-style-complex="italic" style:font-weight-complex="normal" style:text-emphasize="none" style:font-relief="none"/>
    </style:style>
    <style:style style:name="T278" style:family="text">
      <style:text-properties fo:color="#000000" loext:opacity="100%" style:text-outline="false" style:text-line-through-style="none" style:text-line-through-type="none" style:font-name="OpenSymbol" fo:language="fr" fo:country="FR" fo:font-style="normal" style:text-underline-style="none" fo:font-weight="normal" style:font-name-asian="OpenSymbol" style:language-asian="fr" style:country-asian="FR" style:font-style-asian="normal" style:font-weight-asian="normal" style:font-name-complex="OpenSymbol" style:font-style-complex="normal" style:font-weight-complex="normal" style:text-emphasize="none" style:font-relief="none"/>
    </style:style>
    <style:style style:name="T279" style:family="text">
      <style:text-properties fo:color="#000000" loext:opacity="100%" fo:font-size="12pt" style:font-size-asian="12pt" style:font-size-complex="12pt"/>
    </style:style>
    <style:style style:name="T280" style:family="text">
      <style:text-properties fo:color="#000000" loext:opacity="100%" fo:font-size="12pt" fo:background-color="#ffff00" loext:char-shading-value="0" style:font-size-asian="12pt" style:font-size-complex="12pt"/>
    </style:style>
    <style:style style:name="T281" style:family="text">
      <style:text-properties fo:color="#000000" loext:opacity="100%" fo:font-size="12pt" fo:background-color="#ffff00" loext:char-shading-value="0" style:font-name-asian="OpenSymbol" style:font-size-asian="12pt" style:font-style-asian="normal" style:font-name-complex="OpenSymbol" style:font-size-complex="12pt" style:font-style-complex="normal"/>
    </style:style>
    <style:style style:name="T282" style:family="text">
      <style:text-properties fo:color="#000000" loext:opacity="100%" fo:background-color="#ffff00" loext:char-shading-value="0"/>
    </style:style>
    <style:style style:name="T283" style:family="text">
      <style:text-properties fo:color="#000000" loext:opacity="100%" fo:background-color="#ffff00" loext:char-shading-value="0" style:font-size-asian="12pt" style:font-size-complex="12pt"/>
    </style:style>
    <style:style style:name="T284" style:family="text">
      <style:text-properties fo:color="#000000" loext:opacity="100%" fo:background-color="#ffff00" loext:char-shading-value="0" style:font-name-asian="OpenSymbol" style:font-size-asian="12pt" style:font-style-asian="normal" style:font-name-complex="OpenSymbol" style:font-size-complex="12pt" style:font-style-complex="normal"/>
    </style:style>
    <style:style style:name="T285" style:family="text">
      <style:text-properties fo:color="#000000" loext:opacity="100%" style:font-name="Times New Roman" fo:font-size="11pt" fo:font-style="italic" fo:background-color="#ffff00" loext:char-shading-value="0" style:font-size-asian="11pt" style:font-style-asian="italic" style:font-size-complex="11pt" style:font-style-complex="italic"/>
    </style:style>
    <style:style style:name="T286" style:family="text">
      <style:text-properties fo:color="#000000" loext:opacity="100%" style:font-name="Times New Roman" fo:font-size="12pt" fo:font-style="italic" fo:background-color="#ffff00" loext:char-shading-value="0" style:font-size-asian="12pt" style:font-style-asian="italic" style:font-size-complex="12pt" style:font-style-complex="italic"/>
    </style:style>
    <style:style style:name="T287" style:family="text">
      <style:text-properties fo:color="#000000" loext:opacity="100%" style:text-position="super 58%" fo:font-size="12pt" fo:font-style="normal" fo:background-color="#ffff00" loext:char-shading-value="0" style:font-size-asian="12pt" style:font-style-asian="normal" style:font-size-complex="12pt" style:font-style-complex="normal"/>
    </style:style>
    <style:style style:name="T288" style:family="text">
      <style:text-properties fo:color="#000000" loext:opacity="100%" style:text-position="super 58%" style:font-name="Bitstream Vera Sans3" fo:font-size="10pt" fo:font-style="normal" fo:background-color="#ffff00" loext:char-shading-value="0" style:font-size-asian="10pt" style:font-style-asian="normal" style:font-size-complex="10pt" style:font-style-complex="normal"/>
    </style:style>
    <style:style style:name="T289" style:family="text">
      <style:text-properties fo:color="#000000" loext:opacity="100%" style:text-position="super 58%" style:font-name="Bitstream Vera Sans3" fo:font-size="10pt" fo:font-style="normal" fo:background-color="#ffff00" loext:char-shading-value="0" style:font-name-asian="OpenSymbol" style:font-size-asian="10pt" style:font-style-asian="normal" style:font-name-complex="OpenSymbol" style:font-size-complex="10pt" style:font-style-complex="normal"/>
    </style:style>
    <style:style style:name="T290" style:family="text">
      <style:text-properties fo:color="#000000" loext:opacity="100%" style:text-position="super 58%" style:font-name="Bitstream Vera Sans3" fo:font-size="9pt" fo:font-style="normal" fo:background-color="#ffff00" loext:char-shading-value="0" style:font-size-asian="9pt" style:font-style-asian="normal" style:font-size-complex="9pt" style:font-style-complex="normal"/>
    </style:style>
    <style:style style:name="T291" style:family="text">
      <style:text-properties fo:color="#000000" loext:opacity="100%" style:text-position="super 58%" fo:background-color="#ffff00" loext:char-shading-value="0"/>
    </style:style>
    <style:style style:name="T292" style:family="text">
      <style:text-properties fo:color="#000000" loext:opacity="100%" style:text-position="super 58%" fo:background-color="#ffff00" loext:char-shading-value="0" style:font-name-asian="OpenSymbol" style:font-style-asian="normal" style:font-name-complex="OpenSymbol" style:font-style-complex="normal"/>
    </style:style>
    <style:style style:name="T293" style:family="text">
      <style:text-properties fo:color="#000000" loext:opacity="100%" style:text-position="super 58%" fo:background-color="#ffff00" loext:char-shading-value="0" style:font-name-asian="OpenSymbol" style:font-size-asian="12pt" style:font-style-asian="normal" style:font-name-complex="OpenSymbol" style:font-size-complex="12pt" style:font-style-complex="normal"/>
    </style:style>
    <style:style style:name="T294" style:family="text">
      <style:text-properties fo:color="#000000" loext:opacity="100%" style:font-name="OpenSymbol2" fo:font-style="normal" fo:background-color="#ffff00" loext:char-shading-value="0" style:font-name-asian="OpenSymbol" style:font-style-asian="normal" style:font-name-complex="OpenSymbol" style:font-style-complex="normal"/>
    </style:style>
    <style:style style:name="T295" style:family="text">
      <style:text-properties fo:color="#000000" loext:opacity="100%" fo:font-style="normal" fo:background-color="#ffff00" loext:char-shading-value="0" style:font-style-asian="normal" style:font-style-complex="normal"/>
    </style:style>
    <style:style style:name="T296" style:family="text">
      <style:text-properties fo:color="#000000" loext:opacity="100%" fo:font-size="9pt" fo:background-color="#ffff00" loext:char-shading-value="0" style:font-size-asian="9pt" style:font-size-complex="9pt"/>
    </style:style>
    <style:style style:name="T297" style:family="text">
      <style:text-properties fo:color="#000000" loext:opacity="100%" fo:font-size="9pt" fo:background-color="#ffff00" loext:char-shading-value="0" style:font-name-asian="OpenSymbol" style:font-size-asian="9pt" style:font-style-asian="normal" style:font-name-complex="OpenSymbol" style:font-size-complex="9pt" style:font-style-complex="normal"/>
    </style:style>
    <style:style style:name="T298" style:family="text">
      <style:text-properties fo:text-transform="uppercase" style:use-window-font-color="true" loext:opacity="0%" style:text-outline="false" style:text-line-through-style="none" style:text-line-through-type="none" fo:letter-spacing="-0.004cm" fo:language="fr" fo:country="FR" style:text-underline-style="none" fo:font-weight="normal" style:font-name-asian="Bitstream Vera Sans3" style:language-asian="fr" style:country-asian="FR" style:font-weight-asian="normal" style:font-name-complex="Bitstream Vera Sans3" style:font-weight-complex="normal" style:text-emphasize="none" style:font-relief="none"/>
    </style:style>
    <style:style style:name="T299" style:family="text">
      <style:text-properties fo:text-transform="uppercase" style:use-window-font-color="true" loext:opacity="0%" style:text-outline="false" style:text-line-through-style="none" style:text-line-through-type="none" style:font-name="OpenSymbol" fo:letter-spacing="-0.004cm" fo:language="fr" fo:country="FR" style:text-underline-style="none" fo:font-weight="normal" style:font-name-asian="Bitstream Vera Sans3" style:language-asian="fr" style:country-asian="FR" style:font-weight-asian="normal" style:font-name-complex="Bitstream Vera Sans3" style:font-weight-complex="normal" style:text-emphasize="none" style:font-relief="none"/>
    </style:style>
    <style:style style:name="T300" style:family="text">
      <style:text-properties fo:font-variant="normal" fo:text-transform="none" style:use-window-font-color="true" loext:opacity="0%" style:text-outline="false" style:text-line-through-style="none" style:text-line-through-type="none" fo:letter-spacing="-0.004cm" fo:language="fr" fo:country="FR" style:text-underline-style="none" fo:font-weight="normal" style:font-name-asian="Bitstream Vera Sans3" style:language-asian="fr" style:country-asian="FR" style:font-weight-asian="normal" style:font-name-complex="Bitstream Vera Sans3" style:font-weight-complex="normal" style:text-emphasize="none" style:font-relief="none"/>
    </style:style>
    <style:style style:name="T301" style:family="text">
      <style:text-properties fo:font-variant="normal" fo:text-transform="none" style:use-window-font-color="true" loext:opacity="0%" style:text-outline="false" style:text-line-through-style="none" style:text-line-through-type="none" style:font-name="OpenSymbol" fo:letter-spacing="-0.004cm" fo:language="fr" fo:country="FR" style:text-underline-style="none" fo:font-weight="normal" style:font-name-asian="OpenSymbol" style:language-asian="fr" style:country-asian="FR" style:font-weight-asian="normal" style:font-name-complex="OpenSymbol" style:font-weight-complex="normal" style:text-emphasize="none" style:font-relief="none"/>
    </style:style>
    <style:style style:name="T302" style:family="text">
      <style:text-properties fo:font-variant="normal" fo:text-transform="none" style:use-window-font-color="true" loext:opacity="0%" style:text-outline="false" style:text-line-through-style="none" style:text-line-through-type="none" style:font-name="Bitstream Vera Sans3" fo:font-size="9pt" fo:letter-spacing="-0.004cm" fo:language="fr" fo:country="FR" style:text-underline-style="none" fo:font-weight="normal" fo:background-color="transparent" loext:char-shading-value="0" style:font-name-asian="Bitstream Vera Sans3" style:language-asian="fr" style:country-asian="FR" style:font-weight-asian="normal" style:font-name-complex="Bitstream Vera Sans3" style:font-weight-complex="normal" style:text-emphasize="none" style:font-relief="none"/>
    </style:style>
    <style:style style:name="T303" style:family="text">
      <style:text-properties fo:font-variant="normal" fo:text-transform="none" fo:color="#000000" loext:opacity="100%" style:text-outline="false" style:text-line-through-style="none" style:text-line-through-type="none" fo:font-size="12pt" fo:letter-spacing="-0.004cm" fo:language="fr" fo:country="FR" fo:font-style="italic" style:text-underline-style="none" fo:font-weight="normal" style:font-name-asian="Bitstream Vera Sans3" style:font-size-asian="12pt" style:language-asian="fr" style:country-asian="FR" style:font-style-asian="italic" style:font-weight-asian="normal" style:font-name-complex="Bitstream Vera Sans3" style:font-size-complex="12pt" style:font-style-complex="italic" style:font-weight-complex="normal" style:text-emphasize="none" style:font-relief="none"/>
    </style:style>
    <style:style style:name="T304" style:family="text">
      <style:text-properties fo:font-variant="normal" fo:text-transform="none" fo:font-size="12pt" fo:letter-spacing="-0.004cm" style:font-size-asian="12pt" style:font-weight-asian="normal" style:font-size-complex="12pt" style:font-weight-complex="normal"/>
    </style:style>
    <style:style style:name="T305" style:family="text">
      <style:text-properties fo:color="#7fb241" loext:opacity="100%" style:text-outline="false" style:text-line-through-style="none" style:text-line-through-type="none" fo:language="fr" fo:country="FR" fo:font-style="normal" style:text-underline-style="none" style:font-name-asian="Bitstream Vera Sans3" style:language-asian="fr" style:country-asian="FR" style:font-style-asian="normal" style:font-weight-asian="bold" style:font-name-complex="Bitstream Vera Sans3" style:font-style-complex="normal" style:font-weight-complex="bold" style:text-emphasize="none" style:font-relief="none"/>
    </style:style>
    <style:style style:name="T306" style:family="text">
      <style:text-properties fo:color="#7fb241" loext:opacity="100%" style:text-outline="false" style:text-line-through-style="none" style:text-line-through-type="none" style:font-name="OpenSymbol2" fo:language="fr" fo:country="FR" fo:font-style="normal" style:text-underline-style="none" style:font-name-asian="Bitstream Vera Sans3" style:language-asian="fr" style:country-asian="FR" style:font-style-asian="normal" style:font-weight-asian="bold" style:font-name-complex="Bitstream Vera Sans3" style:font-style-complex="normal" style:font-weight-complex="bold" style:text-emphasize="none" style:font-relief="none"/>
    </style:style>
    <style:style style:name="T307" style:family="text">
      <style:text-properties style:font-name="OpenSymbol2" fo:font-size="10pt" fo:font-style="normal" style:font-name-asian="OpenSymbol" style:font-style-asian="normal" style:font-name-complex="OpenSymbol" style:font-style-complex="normal"/>
    </style:style>
    <style:style style:name="T308" style:family="text">
      <style:text-properties style:font-name="OpenSymbol2" fo:font-size="10pt" fo:font-style="normal" fo:background-color="#ffff00" loext:char-shading-value="0" style:font-name-asian="OpenSymbol" style:font-size-asian="10pt" style:font-style-asian="normal" style:font-name-complex="OpenSymbol" style:font-size-complex="10pt" style:font-style-complex="normal"/>
    </style:style>
    <style:style style:name="T309" style:family="text">
      <style:text-properties fo:letter-spacing="-0.014cm"/>
    </style:style>
    <style:style style:name="T310" style:family="text">
      <style:text-properties style:font-name-asian="OpenSymbol" style:font-name-complex="OpenSymbol"/>
    </style:style>
    <style:style style:name="T311" style:family="text">
      <style:text-properties fo:background-color="#ffff00" loext:char-shading-value="0"/>
    </style:style>
    <style:style style:name="T312" style:family="text">
      <style:text-properties fo:background-color="#ffff00" loext:char-shading-value="0" style:font-name-asian="OpenSymbol" style:font-name-complex="OpenSymbol"/>
    </style:style>
    <style:style style:name="T313" style:family="text">
      <style:text-properties fo:color="#800000" loext:opacity="100%" fo:font-weight="bold" style:font-weight-asian="bold" style:font-weight-complex="bold"/>
    </style:style>
    <style:style style:name="T314" style:family="text">
      <style:text-properties fo:font-size="9pt" fo:background-color="#ffff00" loext:char-shading-value="0" style:font-size-asian="9pt" style:font-size-complex="9pt"/>
    </style:style>
    <style:style style:name="T315" style:family="text">
      <style:text-properties fo:font-size="9pt" fo:background-color="#ffff00" loext:char-shading-value="0" style:font-name-asian="OpenSymbol" style:font-size-asian="9pt" style:font-style-asian="normal" style:font-name-complex="OpenSymbol" style:font-size-complex="9pt" style:font-style-complex="normal"/>
    </style:style>
    <style:style style:name="T316" style:family="text">
      <style:text-properties officeooo:rsid="000eb2d2"/>
    </style:style>
    <style:style style:name="T317" style:family="text">
      <style:text-properties fo:color="#ffffff" loext:opacity="100%" style:font-name="Bitstream Vera Sans3" fo:font-size="11pt" fo:font-weight="bold" style:font-size-asian="11pt" style:font-weight-asian="bold" style:font-size-complex="11pt" style:font-weight-complex="bold"/>
    </style:style>
    <style:style style:name="T318" style:family="text">
      <style:text-properties fo:color="#ffffff" loext:opacity="100%" style:font-name="Bitstream Vera Sans3" fo:font-size="16pt" fo:font-weight="bold" style:font-size-asian="16pt" style:font-weight-asian="bold" style:font-size-complex="16pt" style:font-weight-complex="bold"/>
    </style:style>
    <style:style style:name="fr1" style:family="graphic" style:parent-style-name="Frame">
      <style:graphic-properties fo:margin-left="0cm" fo:margin-right="0cm" fo:margin-top="0cm" fo:margin-bottom="0cm" style:vertical-pos="top" style:vertical-rel="baseline" style:horizontal-pos="center" style:horizontal-rel="paragraph" fo:background-color="#fcf7ed" style:background-transparency="0%" draw:fill="solid" draw:fill-color="#fcf7ed" draw:opacity="100%" fo:padding="0.3cm" fo:border="0.6pt solid #fcf7ed" style:shadow="none" draw:shadow-opacity="100%">
        <style:columns fo:column-count="1" fo:column-gap="0cm"/>
      </style:graphic-properties>
    </style:style>
    <style:style style:name="fr2" style:family="graphic" style:parent-style-name="Frame">
      <style:graphic-properties fo:margin-left="0cm" fo:margin-right="0cm" style:vertical-pos="from-top" style:vertical-rel="frame" style:horizontal-pos="from-inside" style:horizontal-rel="page-end-margin" fo:background-color="transparent" draw:fill="none" draw:fill-color="#ffffff" fo:padding="0cm" fo:border="none" style:shadow="none" draw:shadow-opacity="100%"/>
    </style:style>
    <style:style style:name="fr3"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style:style>
    <style:style style:name="fr4" style:family="graphic" style:parent-style-name="_5f_formule_20_corrigée">
      <style:graphic-properties style:vertical-pos="middle" style:vertical-rel="text" style:horizontal-pos="from-left" style:horizontal-rel="paragraph-content" draw:ole-draw-aspect="1"/>
    </style:style>
    <style:style style:name="fr5" style:family="graphic" style:parent-style-name="Formula">
      <style:graphic-properties fo:margin-left="0cm" fo:margin-right="0cm" style:wrap="parallel" style:number-wrapped-paragraphs="no-limit" style:wrap-contour="false" style:vertical-pos="middle" style:vertical-rel="text" style:horizontal-pos="from-left" style:horizontal-rel="paragraph-content" draw:ole-draw-aspect="1"/>
    </style:style>
    <style:style style:name="Sect1" style:family="section">
      <style:section-properties text:dont-balance-text-columns="false" style:editable="false">
        <style:columns fo:column-count="1" fo:column-gap="0cm"/>
      </style:section-properties>
    </style:style>
    <style:style style:name="Sect2" style:family="section">
      <style:section-properties text:dont-balance-text-columns="false" style:editable="false">
        <style:columns fo:column-count="2" fo:column-gap="0.3cm">
          <style:column-sep style:width="0.021cm" style:color="#b2b2b2" style:height="0%" style:style="none"/>
          <style:column style:rel-width="32767*" fo:start-indent="0cm" fo:end-indent="0.15cm"/>
          <style:column style:rel-width="32768*" fo:start-indent="0.15cm" fo:end-indent="0cm"/>
        </style:columns>
      </style:section-properties>
    </style:style>
    <style:style style:name="Sect3" style:family="section">
      <style:section-properties text:dont-balance-text-columns="true" style:editable="false">
        <style:columns fo:column-count="2" fo:column-gap="0.3cm">
          <style:column-sep style:width="0.021cm" style:color="#b2b2b2" style:height="0%" style:style="none"/>
          <style:column style:rel-width="32767*" fo:start-indent="0cm" fo:end-indent="0.15cm"/>
          <style:column style:rel-width="32768*" fo:start-indent="0.15cm" fo:end-indent="0cm"/>
        </style:columns>
      </style:section-properties>
    </style: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style:run-through="foreground"/>
    </style:style>
    <style:style style:name="gr3" style:family="graphic">
      <style:graphic-properties draw:stroke="solid" svg:stroke-width="0.019cm" svg:stroke-color="#7fb241" draw:marker-start="Arrow" draw:marker-start-width="0.143cm" draw:marker-start-center="false" draw:marker-end="Extrémité_20_de_20_ligne_20_1bis" draw:marker-end-width="0.145cm" draw:marker-end-center="false" draw:fill="solid" draw:fill-color="#6fb544" draw:textarea-horizontal-align="center" draw:textarea-vertical-align="middle" fo:padding-top="0.011cm" fo:padding-bottom="0.011cm" fo:padding-left="0.011cm" fo:padding-right="0.011cm" draw:shadow="hidden" draw:shadow-offset-x="0.3cm" draw:shadow-offset-y="0.3cm" draw:shadow-color="#808080" style:run-through="foreground"/>
    </style:style>
    <style:style style:name="gr4" style:family="graphic">
      <style:graphic-properties draw:stroke="solid" svg:stroke-width="0.019cm" svg:stroke-color="#7fb241" draw:marker-start="Arrow" draw:marker-start-width="0.143cm" draw:marker-start-center="false" draw:marker-end-width="0.145cm" draw:marker-end-center="false" draw:fill="solid" draw:fill-color="#6fb544" draw:textarea-horizontal-align="center" draw:textarea-vertical-align="middle" fo:padding-top="0.011cm" fo:padding-bottom="0.011cm" fo:padding-left="0.011cm" fo:padding-right="0.011cm" draw:shadow="hidden" draw:shadow-offset-x="0.3cm" draw:shadow-offset-y="0.3cm" draw:shadow-color="#808080" style:run-through="foreground"/>
    </style:style>
    <style:style style:name="gr5" style:family="graphic">
      <style:graphic-properties svg:stroke-width="0.03cm" svg:stroke-color="#7fb241" draw:fill="none" draw:textarea-horizontal-align="center" draw:textarea-vertical-align="middle" fo:padding-top="0.014cm" fo:padding-bottom="0.014cm" fo:padding-left="0.014cm" fo:padding-right="0.014cm" style:run-through="foreground"/>
    </style:style>
    <style:style style:name="gr6" style:family="graphic">
      <style:graphic-properties draw:stroke="solid" draw:stroke-dash="Dashed_20__28_var_29__20_1" svg:stroke-width="0.019cm" svg:stroke-color="#9d0f89" draw:marker-start-width="0.192cm" draw:marker-start-center="false" draw:marker-end="Arrow_20_concave" draw:marker-end-width="0.145cm" draw:marker-end-center="false" svg:stroke-opacity="100%" draw:stroke-linejoin="round" draw:fill="solid" draw:fill-color="#6fb544"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011cm" fo:padding-bottom="0.011cm" fo:padding-left="0.011cm" fo:padding-right="0.011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7" style:family="graphic">
      <style:graphic-properties draw:stroke="solid" draw:stroke-dash="Dashed_20__28_var_29__20_1" svg:stroke-width="0.019cm" svg:stroke-color="#9d0f89" draw:marker-start-width="0.192cm" draw:marker-start-center="false" draw:marker-end="Arrow_20_concave" draw:marker-end-width="0.145cm" draw:marker-end-center="false" svg:stroke-opacity="100%" draw:stroke-linejoin="round" draw:fill="solid" draw:fill-color="#ad4296"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011cm" fo:padding-bottom="0.011cm" fo:padding-left="0.011cm" fo:padding-right="0.011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8" style:family="graphic">
      <style:graphic-properties svg:stroke-width="0.03cm" svg:stroke-color="#9d0f89" draw:fill="none" draw:textarea-horizontal-align="center" draw:textarea-vertical-align="middle" fo:padding-top="0.014cm" fo:padding-bottom="0.014cm" fo:padding-left="0.014cm" fo:padding-right="0.014cm" style:run-through="foreground"/>
    </style:style>
    <style:style style:name="gr9" style:family="graphic">
      <style:graphic-properties draw:stroke="none" draw:fill-color="#c74028" draw:textarea-horizontal-align="justify" draw:textarea-vertical-align="middle" draw:auto-grow-height="false" fo:min-height="0.57cm" fo:min-width="3.893cm" style:run-through="foreground"/>
      <style:paragraph-properties style:writing-mode="lr-tb"/>
    </style:style>
    <style:style style:name="gr10" style:family="graphic">
      <style:graphic-properties svg:stroke-width="0.06cm" svg:stroke-color="#d7e12c"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1" style:family="graphic">
      <style:graphic-properties draw:stroke="none" svg:stroke-color="#000000" draw:fill="none" draw:fill-color="#ffffff" fo:min-height="0.71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2" style:family="graphic">
      <style:graphic-properties draw:stroke="none" draw:fill="solid" draw:fill-color="#d7e12c"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3" style:family="graphic">
      <style:graphic-properties style:run-through="background" style:wrap="run-through" style:number-wrapped-paragraphs="no-limit" style:vertical-pos="from-top" style:vertical-rel="paragraph" style:horizontal-pos="from-left" style:horizontal-rel="paragraph-content" draw:wrap-influence-on-position="once-concurrent" loext:allow-overlap="true" style:flow-with-text="false"/>
    </style:style>
    <style:style style:name="gr14" style:family="graphic">
      <style:graphic-properties draw:stroke="none" svg:stroke-width="0cm" svg:stroke-color="#3465a4" draw:marker-start-width="0.199cm" draw:marker-start-center="false" draw:marker-end-width="0.199cm" draw:marker-end-center="false" draw:fill="solid" draw:fill-color="#d7e12c" draw:textarea-horizontal-align="justify" fo:padding-top="0.125cm" fo:padding-bottom="0.125cm" fo:padding-left="0.25cm" fo:padding-right="0.25cm" draw:shadow="hidden" draw:shadow-offset-x="0.199cm" draw:shadow-offset-y="0.199cm" draw:shadow-color="#808080" style:run-through="background"/>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5"><draw:g text:anchor-type="paragraph" draw:z-index="26" draw:name="Forme5" draw:style-name="gr1"><draw:custom-shape draw:style-name="gr9" draw:text-style-name="P134" svg:width="3.964cm" svg:height="0.641cm" draw:transform="skewX (0.00279252680319092) rotate (0.0872664625997165) translate (-31.4663055555556cm -28.1006527777778cm)"><text:p text:style-name="P133"><text:span text:style-name="T317">Exercice corrigé</text:span></text:p><draw:enhanced-geometry svg:viewBox="0 0 21600 21600" draw:path-stretchpoint-x="10800" draw:path-stretchpoint-y="10800" draw:text-areas="?f3 ?f4 ?f5 ?f6" draw:type="round-rectangle" draw:modifiers="4163.85542168675"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frame draw:style-name="fr1" draw:name="Cadre3" text:anchor-type="as-char" svg:width="9.135cm" draw:z-index="15"><draw:text-box fo:min-height="3.93cm"><text:section text:style-name="Sect1" text:name="Section4"><text:p text:style-name="P19"/><text:p text:style-name="P25">Développe et réduis les expressions suivantes</text:p><text:list xml:id="list1436794662" text:style-name="liste_5f_abc"><text:list-item><text:p text:style-name="P62"><text:span text:style-name="_5f_Niveau_5f_orange"><text:span text:style-name="T253">E </text:span></text:span><text:span text:style-name="_5f_Niveau_5f_orange"><text:span text:style-name="T265">=</text:span></text:span><text:span text:style-name="_5f_Niveau_5f_orange"><text:span text:style-name="T253"> (3</text:span></text:span><text:span text:style-name="_5f_variables"><text:span text:style-name="T7">x</text:span></text:span><text:span text:style-name="_5f_Niveau_5f_orange"><text:span text:style-name="T253"> </text:span></text:span><text:span text:style-name="_5f_Niveau_5f_orange"><text:span text:style-name="T266">−</text:span></text:span><text:span text:style-name="_5f_Niveau_5f_orange"><text:span text:style-name="T157"> </text:span></text:span><text:span text:style-name="_5f_Niveau_5f_orange"><text:span text:style-name="T253">1)(</text:span></text:span><text:span text:style-name="_5f_variables"><text:span text:style-name="T7">y</text:span></text:span><text:span text:style-name="_5f_Niveau_5f_orange"><text:span text:style-name="T253"> </text:span></text:span><text:span text:style-name="_5f_Niveau_5f_orange"><text:span text:style-name="T266">−</text:span></text:span><text:span text:style-name="_5f_Niveau_5f_orange"><text:span text:style-name="T157"> </text:span></text:span><text:span text:style-name="_5f_Niveau_5f_orange"><text:span text:style-name="T253">4)</text:span></text:span></text:p></text:list-item><text:list-item><text:p text:style-name="P61"><text:span text:style-name="T47">D </text:span><text:span text:style-name="T110">=</text:span><text:span text:style-name="T47"> (7</text:span><text:span text:style-name="T15">x</text:span><text:span text:style-name="T41"> </text:span><text:span text:style-name="T29"></text:span><text:span text:style-name="T40"> </text:span><text:span text:style-name="T47">2)(7</text:span><text:span text:style-name="T15">x</text:span><text:span text:style-name="T41"> </text:span><text:span text:style-name="T29">−</text:span><text:span text:style-name="T41"> </text:span><text:span text:style-name="T47">2)</text:span></text:p></text:list-item></text:list><text:p text:style-name="P32">Correction</text:p><text:list xml:id="list92711666051689" text:continue-list="list1436794662" text:style-name="liste_5f_abc"><text:list-item text:start-value="1"><text:p text:style-name="P63"><draw:g text:anchor-type="paragraph" draw:z-index="27" draw:name="Forme6" draw:style-name="gr1"><draw:g draw:style-name="gr2"><draw:ellipse draw:style-name="gr6" draw:text-style-name="P130" svg:width="2.027cm" svg:height="0.768cm" svg:x="1.516cm" svg:y="0.169cm" draw:kind="arc" draw:start-angle="359.37" draw:end-angle="178.46"><text:p/></draw:ellipse><draw:ellipse draw:style-name="gr7" draw:text-style-name="P131" svg:width="1.274cm" svg:height="0.571cm" svg:x="1.516cm" svg:y="0.271cm" draw:kind="arc" draw:start-angle="359.37" draw:end-angle="178.46"><text:p/></draw:ellipse></draw:g><draw:ellipse draw:style-name="gr8" draw:text-style-name="P132" svg:width="0.459cm" svg:height="0.668cm" svg:x="1.288cm" svg:y="0.561cm"><text:p/></draw:ellipse></draw:g><draw:g text:anchor-type="paragraph" draw:z-index="28" draw:name="Forme7" draw:style-name="gr1"><draw:g draw:style-name="gr2"><draw:ellipse draw:style-name="gr3" draw:text-style-name="P128" svg:width="0.999cm" svg:height="0.821cm" draw:transform="rotate (-3.14159265358979) translate (3.37431944444444cm 1.59631944444444cm)" draw:kind="arc" draw:start-angle="359.37" draw:end-angle="178.46"><text:p/></draw:ellipse><draw:ellipse draw:style-name="gr4" draw:text-style-name="P128" svg:width="0.419cm" svg:height="0.532cm" draw:transform="rotate (-3.14159265358979) translate (2.794cm 1.45344444444444cm)" draw:kind="arc" draw:start-angle="359.37" draw:end-angle="178.46"><text:p/></draw:ellipse></draw:g><draw:ellipse draw:style-name="gr5" draw:text-style-name="P129" svg:width="0.489cm" svg:height="0.729cm" svg:x="2.081cm" svg:y="0.506cm"><text:p/></draw:ellipse></draw:g><text:span text:style-name="_5f_Niveau_5f_orange"><text:span text:style-name="T253">E </text:span></text:span><text:span text:style-name="_5f_Niveau_5f_orange"><text:span text:style-name="T265">=</text:span></text:span><text:span text:style-name="_5f_Niveau_5f_orange"><text:span text:style-name="T253"> (3</text:span></text:span><text:span text:style-name="_5f_variables"><text:span text:style-name="T8">x</text:span></text:span><text:span text:style-name="_5f_Niveau_5f_orange"><text:span text:style-name="T253"> </text:span></text:span><text:span text:style-name="_5f_Niveau_5f_orange"><text:span text:style-name="T266">−</text:span></text:span><text:span text:style-name="_5f_Niveau_5f_orange"><text:span text:style-name="T157"> </text:span></text:span><text:span text:style-name="_5f_Niveau_5f_orange"><text:span text:style-name="T253">1)(</text:span></text:span><text:span text:style-name="_5f_variables"><text:span text:style-name="T8">y</text:span></text:span><text:span text:style-name="_5f_Niveau_5f_orange"><text:span text:style-name="T253"> </text:span></text:span><text:span text:style-name="_5f_Niveau_5f_orange"><text:span text:style-name="T266">−</text:span></text:span><text:span text:style-name="_5f_Niveau_5f_orange"><text:span text:style-name="T157"> </text:span></text:span><text:span text:style-name="_5f_Niveau_5f_orange"><text:span text:style-name="T253">4).</text:span></text:span></text:p></text:list-item></text:list><text:p text:style-name="P36"><text:span text:style-name="T159">E </text:span><text:span text:style-name="T160">=</text:span><text:span text:style-name="T159"> </text:span><text:span text:style-name="T198">3</text:span><text:span text:style-name="_5f_variables"><text:span text:style-name="T200">x</text:span></text:span><text:span text:style-name="T198"> </text:span><text:span text:style-name="T201">×</text:span><text:span text:style-name="T159"> </text:span><text:span text:style-name="_5f_variables"><text:span text:style-name="T276">y</text:span></text:span><text:span text:style-name="_5f_variables"><text:span text:style-name="T277"> </text:span></text:span><text:span text:style-name="_5f_variables"><text:span text:style-name="T278"></text:span></text:span><text:span text:style-name="T159"> </text:span><text:span text:style-name="T198">3</text:span><text:span text:style-name="_5f_variables"><text:span text:style-name="T199">x</text:span></text:span><text:span text:style-name="T198"> </text:span><text:span text:style-name="T201">×</text:span><text:span text:style-name="T159"> (</text:span><text:span text:style-name="T161">−</text:span><text:span text:style-name="_5f_Niveau_5f_orange"><text:span text:style-name="T158"> </text:span></text:span><text:span text:style-name="T159">4) </text:span><text:span text:style-name="T161">−</text:span><text:span text:style-name="_5f_Niveau_5f_orange"><text:span text:style-name="T158"> </text:span></text:span><text:span text:style-name="T305">1 </text:span><text:span text:style-name="T306">×</text:span><text:span text:style-name="T159"> </text:span><text:span text:style-name="_5f_variables"><text:span text:style-name="T18">y</text:span></text:span><text:span text:style-name="T159"> </text:span><text:span text:style-name="T161">−</text:span><text:span text:style-name="_5f_Niveau_5f_orange"><text:span text:style-name="T158"> </text:span></text:span><text:span text:style-name="T305">1 </text:span><text:span text:style-name="T306">×</text:span><text:span text:style-name="T159"> (</text:span><text:span text:style-name="T161">−</text:span><text:span text:style-name="T159">4) </text:span></text:p><text:p text:style-name="P35"><text:span text:style-name="Police_20_par_20_défaut"><text:span text:style-name="T298">E </text:span></text:span><text:span text:style-name="Police_20_par_20_défaut"><text:span text:style-name="T299">=</text:span></text:span><text:span text:style-name="Police_20_par_20_défaut"><text:span text:style-name="T300"> 3</text:span></text:span><text:span text:style-name="_5f_variables"><text:span text:style-name="T303">xy</text:span></text:span><text:span text:style-name="Police_20_par_20_défaut"><text:span text:style-name="T300"> </text:span></text:span><text:span text:style-name="Police_20_par_20_défaut"><text:span text:style-name="T301">−</text:span></text:span><text:span text:style-name="_5f_Niveau_5f_orange"><text:span text:style-name="T302"> </text:span></text:span><text:span text:style-name="Police_20_par_20_défaut"><text:span text:style-name="T300">12</text:span></text:span><text:span text:style-name="_5f_variables"><text:span text:style-name="T303">x</text:span></text:span><text:span text:style-name="Police_20_par_20_défaut"><text:span text:style-name="T300"> </text:span></text:span><text:span text:style-name="Police_20_par_20_défaut"><text:span text:style-name="T301">−</text:span></text:span><text:span text:style-name="_5f_Niveau_5f_orange"><text:span text:style-name="T302"> </text:span></text:span><text:span text:style-name="_5f_variables"><text:span text:style-name="T304">y</text:span></text:span><text:span text:style-name="Police_20_par_20_défaut"><text:span text:style-name="T300"> </text:span></text:span><text:span text:style-name="Police_20_par_20_défaut"><text:span text:style-name="T301"></text:span></text:span><text:span text:style-name="Police_20_par_20_défaut"><text:span text:style-name="T300"> 4 </text:span></text:span></text:p><text:list xml:id="list92711889889474" text:continue-numbering="true" text:style-name="liste_5f_abc"><text:list-item><text:p text:style-name="P64"><text:span text:style-name="knumerotitreA"><text:span text:style-name="T123">D </text:span></text:span><text:span text:style-name="knumerotitreA"><text:span text:style-name="T135">=</text:span></text:span><text:span text:style-name="knumerotitreA"><text:span text:style-name="T123"> (</text:span></text:span><text:span text:style-name="knumerotitreA"><text:span text:style-name="T194">7</text:span></text:span><text:span text:style-name="knumerotitreA"><text:span text:style-name="T196">x</text:span></text:span><text:span text:style-name="knumerotitreA"><text:span text:style-name="T124"> </text:span></text:span><text:span text:style-name="knumerotitreA"><text:span text:style-name="T136"></text:span></text:span><text:span text:style-name="knumerotitreA"><text:span text:style-name="T123"> </text:span></text:span><text:span text:style-name="knumerotitreA"><text:span text:style-name="T197">2</text:span></text:span><text:span text:style-name="knumerotitreA"><text:span text:style-name="T123">)(</text:span></text:span><text:span text:style-name="knumerotitreA"><text:span text:style-name="T194">7</text:span></text:span><text:span text:style-name="knumerotitreA"><text:span text:style-name="T196">x</text:span></text:span><text:span text:style-name="knumerotitreA"><text:span text:style-name="T202"> </text:span></text:span><text:span text:style-name="knumerotitreA"><text:span text:style-name="T136">–</text:span></text:span><text:span text:style-name="knumerotitreA"><text:span text:style-name="T202"> </text:span></text:span><text:span text:style-name="knumerotitreA"><text:span text:style-name="T197">2</text:span></text:span><text:span text:style-name="knumerotitreA"><text:span text:style-name="T123">)<text:line-break/>D </text:span></text:span><text:span text:style-name="knumerotitreA"><text:span text:style-name="T135">=</text:span></text:span><text:span text:style-name="knumerotitreA"><text:span text:style-name="T123"> </text:span></text:span><text:span text:style-name="knumerotitreA"><text:span text:style-name="T195">(</text:span></text:span><text:span text:style-name="knumerotitreA"><text:span text:style-name="T194">7</text:span></text:span><text:span text:style-name="knumerotitreA"><text:span text:style-name="T196">x</text:span></text:span><text:span text:style-name="knumerotitreA"><text:span text:style-name="T195">)</text:span></text:span><text:span text:style-name="knumerotitreA"><text:span text:style-name="T119">2</text:span></text:span><text:span text:style-name="knumerotitreA"><text:span text:style-name="T124"> </text:span></text:span><text:span text:style-name="knumerotitreA"><text:span text:style-name="T136">−</text:span></text:span><text:span text:style-name="knumerotitreA"><text:span text:style-name="T124"> </text:span></text:span><text:span text:style-name="knumerotitreA"><text:span text:style-name="T197">2</text:span></text:span><text:span text:style-name="knumerotitreA"><text:span text:style-name="T119">2<text:line-break/></text:span></text:span><text:span text:style-name="knumerotitreA"><text:span text:style-name="T123">D </text:span></text:span><text:span text:style-name="knumerotitreA"><text:span text:style-name="T135">=</text:span></text:span><text:span text:style-name="knumerotitreA"><text:span text:style-name="T123"> 49</text:span></text:span><text:span text:style-name="knumerotitreA"><text:span text:style-name="T133">x</text:span></text:span><text:span text:style-name="knumerotitreA"><text:span text:style-name="T119">2</text:span></text:span><text:span text:style-name="knumerotitreA"><text:span text:style-name="T124"> </text:span></text:span><text:span text:style-name="knumerotitreA"><text:span text:style-name="T136">−</text:span></text:span><text:span text:style-name="knumerotitreA"><text:span text:style-name="T124"> </text:span></text:span><text:span text:style-name="knumerotitreA"><text:span text:style-name="T123">4</text:span></text:span></text:p></text:list-item></text:list></text:section></draw:text-box></draw:frame></text:p>
      <text:list xml:id="list852707046" text:style-name="Num_5f_Exo">
        <text:list-item>
          <text:list>
            <text:list-item>
              <text:h text:style-name="P40" text:outline-level="1"> Développe puis réduis chaque expression.</text:h>
            </text:list-item>
          </text:list>
        </text:list-item>
      </text:list>
      <text:list xml:id="list985989475" text:style-name="_5f_Numérotation_20_des_20_exercices_20_livrets">
        <text:list-item>
          <text:list>
            <text:list-header>
              <text:p text:style-name="P84">A<text:span text:style-name="T34"> </text:span><text:span text:style-name="T22">=</text:span><text:span text:style-name="T34"> 5</text:span>(10<text:span text:style-name="_5f_variables">x</text:span><text:span text:style-name="_5f_variables"><text:span text:style-name="T37"> </text:span></text:span><text:span text:style-name="_5f_variables"><text:span text:style-name="T25"></text:span></text:span><text:span text:style-name="_5f_variables"><text:span text:style-name="T39"> 8</text:span></text:span>)</text:p>
            </text:list-header>
          </text:list>
          <text:p text:style-name="P114"><text:span text:style-name="_5f_pointillés_20_gris"><text:span text:style-name="T162">A</text:span></text:span><text:span text:style-name="_5f_pointillés_20_gris"><text:span text:style-name="T167"> </text:span></text:span><text:span text:style-name="_5f_pointillés_20_gris"><text:span text:style-name="T113">=</text:span></text:span><text:span text:style-name="_5f_pointillés_20_gris"><text:span text:style-name="T167"> 5</text:span></text:span><text:span text:style-name="_5f_variables"><text:span text:style-name="T172"> </text:span></text:span><text:span text:style-name="_5f_pointillés_20_gris"><text:span text:style-name="T190">×</text:span></text:span> <text:span text:style-name="_5f_pointillés_20_gris"><text:span text:style-name="T162">10</text:span></text:span><text:span text:style-name="_5f_variables"><text:span text:style-name="T162">x</text:span></text:span><text:span text:style-name="_5f_variables"><text:span text:style-name="T172"> </text:span></text:span><text:span text:style-name="_5f_variables"><text:span text:style-name="T111"></text:span></text:span><text:span text:style-name="_5f_variables"><text:span text:style-name="T172"> </text:span></text:span><text:span text:style-name="_5f_pointillés_20_gris"><text:span text:style-name="T168">5</text:span></text:span><text:span text:style-name="_5f_variables"><text:span text:style-name="T172"> </text:span></text:span><text:span text:style-name="_5f_variables"><text:span text:style-name="T111">×</text:span></text:span><text:span text:style-name="_5f_variables"><text:span text:style-name="T173"> 8</text:span></text:span></text:p>
          <text:p text:style-name="P115"><text:span text:style-name="_5f_variables"><text:span text:style-name="T173">A =</text:span></text:span><text:span text:style-name="_5f_variables"><text:span text:style-name="T172"> </text:span></text:span><text:span text:style-name="_5f_variables"><text:span text:style-name="T173">50</text:span></text:span><text:span text:style-name="_5f_variables"><text:span text:style-name="T162">x</text:span></text:span><text:span text:style-name="_5f_variables"><text:span text:style-name="T172"> </text:span></text:span><text:span text:style-name="_5f_variables"><text:span text:style-name="T173">+</text:span></text:span><text:span text:style-name="_5f_variables"><text:span text:style-name="T172"> </text:span></text:span><text:span text:style-name="_5f_variables"><text:span text:style-name="T173">40</text:span></text:span></text:p>
          <text:list text:continue-numbering="true">
            <text:list-header>
              <text:p text:style-name="P84"><text:span text:style-name="T34">B </text:span><text:span text:style-name="T22">=</text:span><text:span text:style-name="T34"> 9</text:span><text:span text:style-name="_5f_variables">x</text:span>(6<text:span text:style-name="_5f_variables"><text:span text:style-name="T37"> </text:span></text:span><text:span text:style-name="_5f_variables"><text:span text:style-name="T27">−</text:span></text:span><text:span text:style-name="_5f_variables"><text:span text:style-name="T37"> 6</text:span></text:span><text:span text:style-name="_5f_variables"><text:span text:style-name="T310">x</text:span></text:span>)</text:p>
              <text:p text:style-name="P91"><text:span text:style-name="T35">B </text:span><text:span text:style-name="T23">=</text:span><text:span text:style-name="T35"> 9</text:span><text:span text:style-name="_5f_variables"><text:span text:style-name="T311">x</text:span></text:span><text:span text:style-name="_5f_variables"><text:span text:style-name="T172"> </text:span></text:span><text:span text:style-name="_5f_variables"><text:span text:style-name="T308">×</text:span></text:span><text:span text:style-name="_5f_variables"><text:span text:style-name="T172"> </text:span></text:span><text:span text:style-name="T311">6</text:span><text:span text:style-name="_5f_variables"><text:span text:style-name="T43"> </text:span></text:span><text:span text:style-name="_5f_variables"><text:span text:style-name="T28">−</text:span></text:span><text:span text:style-name="_5f_variables"><text:span text:style-name="T43"> 9</text:span></text:span><text:span text:style-name="_5f_variables"><text:span text:style-name="T312">x</text:span></text:span><text:span text:style-name="_5f_variables"><text:span text:style-name="T172"> </text:span></text:span><text:span text:style-name="_5f_variables"><text:span text:style-name="T185">×</text:span></text:span><text:span text:style-name="_5f_variables"><text:span text:style-name="T172"> </text:span></text:span><text:span text:style-name="_5f_variables"><text:span text:style-name="T43">6</text:span></text:span><text:span text:style-name="_5f_variables"><text:span text:style-name="T312">x</text:span></text:span></text:p>
              <text:p text:style-name="P89"><text:span text:style-name="T35">B </text:span><text:span text:style-name="T23">=</text:span><text:span text:style-name="T35"> 54</text:span><text:span text:style-name="_5f_variables"><text:span text:style-name="T311">x</text:span></text:span><text:span text:style-name="_5f_variables"><text:span text:style-name="T43"> </text:span></text:span><text:span text:style-name="_5f_variables"><text:span text:style-name="T28">−</text:span></text:span><text:span text:style-name="_5f_variables"><text:span text:style-name="T43"> 54</text:span></text:span><text:span text:style-name="_5f_variables"><text:span text:style-name="T312">x</text:span></text:span><text:span text:style-name="T12">2</text:span></text:p>
            </text:list-header>
          </text:list>
          <text:p text:style-name="P84"><text:span text:style-name="T34">C </text:span><text:span text:style-name="T22">=</text:span><text:span text:style-name="T34"> </text:span>3(4<text:span text:style-name="_5f_variables">x</text:span><text:span text:style-name="_5f_variables"><text:span text:style-name="T37"> </text:span></text:span><text:span text:style-name="_5f_variables"><text:span text:style-name="T25"></text:span></text:span><text:span text:style-name="_5f_variables"><text:span text:style-name="T39"> </text:span></text:span>7)<text:span text:style-name="T37"> </text:span><text:span text:style-name="T25"></text:span><text:span text:style-name="T37"> </text:span>4(2<text:span text:style-name="_5f_variables">x</text:span><text:span text:style-name="_5f_variables"><text:span text:style-name="T37"> </text:span></text:span><text:span text:style-name="_5f_variables"><text:span text:style-name="T27">−</text:span></text:span><text:span text:style-name="_5f_variables"><text:span text:style-name="T37"> </text:span></text:span>9)</text:p>
          <text:p text:style-name="P92"><text:span text:style-name="_5f_pointillés_20_gris"><text:span text:style-name="T167">C </text:span></text:span><text:span text:style-name="_5f_pointillés_20_gris"><text:span text:style-name="T113">=</text:span></text:span><text:span text:style-name="_5f_pointillés_20_gris"><text:span text:style-name="T167"> </text:span></text:span><text:span text:style-name="_5f_pointillés_20_gris"><text:span text:style-name="T162">3</text:span></text:span><text:span text:style-name="_5f_variables"><text:span text:style-name="T187">×</text:span></text:span><text:span text:style-name="_5f_pointillés_20_gris"><text:span text:style-name="T162">4</text:span></text:span><text:span text:style-name="_5f_variables"><text:span text:style-name="T162">x</text:span></text:span><text:span text:style-name="_5f_variables"><text:span text:style-name="T172"> </text:span></text:span><text:span text:style-name="_5f_variables"><text:span text:style-name="T111"></text:span></text:span><text:span text:style-name="_5f_pointillés_20_gris"><text:span text:style-name="T168"> </text:span></text:span><text:span text:style-name="_5f_pointillés_20_gris"><text:span text:style-name="T163">3</text:span></text:span><text:span text:style-name="_5f_variables"><text:span text:style-name="T185">×</text:span></text:span><text:span text:style-name="_5f_pointillés_20_gris"><text:span text:style-name="T162">7</text:span></text:span><text:span text:style-name="_5f_pointillés_20_gris"><text:span text:style-name="T172"> </text:span></text:span><text:span text:style-name="_5f_pointillés_20_gris"><text:span text:style-name="T111"></text:span></text:span><text:span text:style-name="_5f_pointillés_20_gris"><text:span text:style-name="T172"> </text:span></text:span><text:span text:style-name="_5f_pointillés_20_gris"><text:span text:style-name="T162">4</text:span></text:span><text:span text:style-name="_5f_pointillés_20_gris"><text:span text:style-name="T191">×</text:span></text:span><text:span text:style-name="_5f_pointillés_20_gris"><text:span text:style-name="T162">2</text:span></text:span><text:span text:style-name="_5f_variables"><text:span text:style-name="T162">x</text:span></text:span><text:span text:style-name="_5f_variables"><text:span text:style-name="T172"> </text:span></text:span><text:span text:style-name="_5f_variables"><text:span text:style-name="T112">−</text:span></text:span><text:span text:style-name="_5f_pointillés_20_gris"><text:span text:style-name="T174"> </text:span></text:span><text:span text:style-name="_5f_pointillés_20_gris"><text:span text:style-name="T176">4</text:span></text:span><text:span text:style-name="_5f_variables"><text:span text:style-name="T188">×</text:span></text:span><text:span text:style-name="_5f_pointillés_20_gris"><text:span text:style-name="T162">9</text:span></text:span></text:p>
          <text:p text:style-name="P88"><text:span text:style-name="_5f_pointillés_20_gris"><text:span text:style-name="T167">C </text:span></text:span><text:span text:style-name="_5f_pointillés_20_gris"><text:span text:style-name="T113">=</text:span></text:span><text:span text:style-name="_5f_pointillés_20_gris"><text:span text:style-name="T167"> 12</text:span></text:span><text:span text:style-name="_5f_variables"><text:span text:style-name="T162">x</text:span></text:span><text:span text:style-name="_5f_variables"><text:span text:style-name="T172"> </text:span></text:span><text:span text:style-name="_5f_variables"><text:span text:style-name="T111"></text:span></text:span><text:span text:style-name="_5f_pointillés_20_gris"><text:span text:style-name="T168"> 21</text:span></text:span><text:span text:style-name="_5f_pointillés_20_gris"><text:span text:style-name="T172"> </text:span></text:span><text:span text:style-name="_5f_pointillés_20_gris"><text:span text:style-name="T111"></text:span></text:span><text:span text:style-name="_5f_pointillés_20_gris"><text:span text:style-name="T172"> </text:span></text:span><text:span text:style-name="_5f_pointillés_20_gris"><text:span text:style-name="T163">8</text:span></text:span><text:span text:style-name="_5f_variables"><text:span text:style-name="T162">x</text:span></text:span><text:span text:style-name="_5f_variables"><text:span text:style-name="T172"> </text:span></text:span><text:span text:style-name="_5f_variables"><text:span text:style-name="T112">−</text:span></text:span><text:span text:style-name="_5f_pointillés_20_gris"><text:span text:style-name="T174"> </text:span></text:span><text:span text:style-name="_5f_pointillés_20_gris"><text:span text:style-name="T176">36</text:span></text:span></text:p>
          <text:p text:style-name="P88"><text:span text:style-name="_5f_pointillés_20_gris"><text:span text:style-name="T167">C </text:span></text:span><text:span text:style-name="_5f_pointillés_20_gris"><text:span text:style-name="T113">=</text:span></text:span><text:span text:style-name="_5f_pointillés_20_gris"><text:span text:style-name="T167"> 20</text:span></text:span><text:span text:style-name="_5f_variables"><text:span text:style-name="T162">x</text:span></text:span><text:span text:style-name="_5f_variables"><text:span text:style-name="T172"> </text:span></text:span><text:span text:style-name="_5f_variables"><text:span text:style-name="T112">−</text:span></text:span><text:span text:style-name="_5f_pointillés_20_gris"><text:span text:style-name="T174"> </text:span></text:span><text:span text:style-name="_5f_pointillés_20_gris"><text:span text:style-name="T176">15</text:span></text:span></text:p>
          <text:p text:style-name="P86"><text:span text:style-name="T34">D </text:span><text:span text:style-name="T22">=</text:span><text:span text:style-name="T34"> </text:span>7<text:span text:style-name="_5f_variables">x</text:span>(2<text:span text:style-name="_5f_variables">x</text:span><text:span text:style-name="_5f_variables"><text:span text:style-name="T37"> </text:span></text:span><text:span text:style-name="_5f_variables"><text:span text:style-name="T27">−</text:span></text:span><text:span text:style-name="_5f_variables"><text:span text:style-name="T37"> </text:span></text:span>5)<text:span text:style-name="T37"> </text:span><text:span text:style-name="_5f_variables"><text:span text:style-name="T27">−</text:span></text:span><text:span text:style-name="T37"> </text:span><text:span text:style-name="T13">x</text:span>(2<text:span text:style-name="_5f_variables">x</text:span><text:span text:style-name="_5f_variables"><text:span text:style-name="T37"> </text:span></text:span><text:span text:style-name="_5f_variables"><text:span text:style-name="T27">−</text:span></text:span><text:span text:style-name="_5f_variables"><text:span text:style-name="T37"> </text:span></text:span>5)</text:p>
          <text:list text:continue-numbering="true">
            <text:list-header>
              <text:p text:style-name="P94"><text:span text:style-name="_5f_pointillés_20_gris"><text:span text:style-name="T167">D </text:span></text:span><text:span text:style-name="_5f_pointillés_20_gris"><text:span text:style-name="T113">=</text:span></text:span><text:span text:style-name="_5f_pointillés_20_gris"><text:span text:style-name="T167"> </text:span></text:span><text:span text:style-name="_5f_pointillés_20_gris"><text:span text:style-name="T162">7</text:span></text:span><text:span text:style-name="_5f_variables"><text:span text:style-name="T162">x</text:span></text:span><text:span text:style-name="_5f_variables"><text:span text:style-name="T186">×</text:span></text:span><text:span text:style-name="_5f_pointillés_20_gris"><text:span text:style-name="T162">2</text:span></text:span><text:span text:style-name="_5f_variables"><text:span text:style-name="T162">x</text:span></text:span><text:span text:style-name="_5f_variables"><text:span text:style-name="T172"> </text:span></text:span><text:span text:style-name="_5f_variables"><text:span text:style-name="T112">−</text:span></text:span><text:span text:style-name="_5f_variables"><text:span text:style-name="T172"> </text:span></text:span><text:span text:style-name="_5f_pointillés_20_gris"><text:span text:style-name="T163">7</text:span></text:span><text:span text:style-name="_5f_variables"><text:span text:style-name="T164">x</text:span></text:span><text:span text:style-name="_5f_variables"><text:span text:style-name="T185">×</text:span></text:span><text:span text:style-name="_5f_pointillés_20_gris"><text:span text:style-name="T162">5</text:span></text:span><text:span text:style-name="_5f_variables"><text:span text:style-name="T112">−</text:span></text:span><text:span text:style-name="_5f_pointillés_20_gris"><text:span text:style-name="T172"> </text:span></text:span><text:span text:style-name="_5f_pointillés_20_gris"><text:span text:style-name="T178">x</text:span></text:span><text:span text:style-name="_5f_variables"><text:span text:style-name="T185">×</text:span></text:span><text:span text:style-name="_5f_pointillés_20_gris"><text:span text:style-name="T162">2</text:span></text:span><text:span text:style-name="_5f_variables"><text:span text:style-name="T162">x</text:span></text:span><text:span text:style-name="_5f_variables"><text:span text:style-name="T172"> </text:span></text:span><text:span text:style-name="_5f_Correction_5f_surligné"><text:span text:style-name="T182">+</text:span></text:span><text:span text:style-name="_5f_Correction_5f_surligné"><text:span text:style-name="T183"> </text:span></text:span><text:span text:style-name="_5f_pointillés_20_gris"><text:span text:style-name="T178">x</text:span></text:span><text:span text:style-name="_5f_variables"><text:span text:style-name="T185">×</text:span></text:span><text:span text:style-name="_5f_pointillés_20_gris"><text:span text:style-name="T162">5</text:span></text:span></text:p>
              <text:p text:style-name="P88"><text:span text:style-name="_5f_pointillés_20_gris"><text:span text:style-name="T167">D </text:span></text:span><text:span text:style-name="_5f_pointillés_20_gris"><text:span text:style-name="T113">=</text:span></text:span><text:span text:style-name="_5f_pointillés_20_gris"><text:span text:style-name="T167"> 14</text:span></text:span><text:span text:style-name="_5f_variables"><text:span text:style-name="T162">x</text:span></text:span><text:span text:style-name="_5f_variables"><text:span text:style-name="T121">2</text:span></text:span><text:span text:style-name="_5f_variables"><text:span text:style-name="T172"> </text:span></text:span><text:span text:style-name="_5f_variables"><text:span text:style-name="T112">−</text:span></text:span><text:span text:style-name="_5f_variables"><text:span text:style-name="T172"> 35</text:span></text:span><text:span text:style-name="_5f_variables"><text:span text:style-name="T164">x</text:span></text:span><text:span text:style-name="_5f_variables"><text:span text:style-name="T112">−</text:span></text:span><text:span text:style-name="_5f_pointillés_20_gris"><text:span text:style-name="T172"> </text:span></text:span><text:span text:style-name="_5f_pointillés_20_gris"><text:span text:style-name="T162">2</text:span></text:span><text:span text:style-name="_5f_variables"><text:span text:style-name="T162">x</text:span></text:span><text:span text:style-name="_5f_variables"><text:span text:style-name="T121">2</text:span></text:span><text:span text:style-name="_5f_variables"><text:span text:style-name="T172"> </text:span></text:span><text:span text:style-name="_5f_Correction_5f_surligné"><text:span text:style-name="T182">+</text:span></text:span><text:span text:style-name="_5f_variables"><text:span text:style-name="T172"> 5</text:span></text:span><text:span text:style-name="_5f_pointillés_20_gris"><text:span text:style-name="T178">x</text:span></text:span></text:p>
              <text:p text:style-name="P89"><text:span text:style-name="_5f_pointillés_20_gris"><text:span text:style-name="T127">D </text:span></text:span><text:span text:style-name="_5f_pointillés_20_gris"><text:span text:style-name="T139">=</text:span></text:span><text:span text:style-name="_5f_pointillés_20_gris"><text:span text:style-name="T127"> 12</text:span></text:span><text:span text:style-name="_5f_variables"><text:span text:style-name="T143">x</text:span></text:span><text:span text:style-name="_5f_variables"><text:span text:style-name="T120">2</text:span></text:span><text:span text:style-name="_5f_variables"><text:span text:style-name="T125"> </text:span></text:span><text:span text:style-name="_5f_variables"><text:span text:style-name="T137">−</text:span></text:span><text:span text:style-name="_5f_variables"><text:span text:style-name="T125"> </text:span></text:span><text:span text:style-name="_5f_Correction_5f_surligné"><text:span text:style-name="T147">3</text:span></text:span><text:span text:style-name="_5f_variables"><text:span text:style-name="T125">0</text:span></text:span><text:span text:style-name="_5f_variables"><text:span text:style-name="T143">x</text:span></text:span></text:p>
            </text:list-header>
          </text:list>
        </text:list-item>
      </text:list>
      <text:p text:style-name="P67"><text:span text:style-name="_5f_variables"><text:span text:style-name="T143"/></text:span></text:p>
      <text:p text:style-name="P68"><text:span text:style-name="_5f_variables"><text:span text:style-name="T143"/></text:span></text:p>
      <text:p text:style-name="P68"><text:span text:style-name="_5f_variables"><text:span text:style-name="T143"/></text:span></text:p>
      <text:p text:style-name="P68"><text:span text:style-name="_5f_variables"><text:span text:style-name="T143"/></text:span></text:p>
      <text:p text:style-name="P68"><text:span text:style-name="_5f_variables"><text:span text:style-name="T143"/></text:span></text:p>
      <text:p text:style-name="P68"><text:span text:style-name="_5f_variables"><text:span text:style-name="T143"/></text:span></text:p>
      <text:list xml:id="list92712065975042" text:continue-list="list852707046" text:style-name="Num_5f_Exo">
        <text:list-item>
          <text:list>
            <text:list-item>
              <text:list>
                <text:list-item>
                  <text:h text:style-name="P41" text:outline-level="1"> <text:span text:style-name="T309">Complète la table de multiplication pour développer les expressions.<text:line-break/></text:span></text:h>
                </text:list-item>
              </text:list>
            </text:list-item>
          </text:list>
        </text:list-item>
      </text:list>
      <text:section text:style-name="Sect2" text:name="Section16">
        <text:list xml:id="list92710491280264" text:continue-numbering="true" text:style-name="Num_5f_Exo">
          <text:list-header>
            <text:p text:style-name="P69">G <text:span text:style-name="T22">=</text:span> (2<text:span text:style-name="_5f_variable"><text:span text:style-name="T4">x</text:span></text:span><text:span text:style-name="_5f_variable"><text:span text:style-name="T48"> </text:span></text:span><text:span text:style-name="_5f_variable"><text:span text:style-name="T25">−</text:span></text:span><text:span text:style-name="_5f_variable"><text:span text:style-name="T48"> </text:span></text:span>3)(4 <text:span text:style-name="T21"></text:span> <text:span text:style-name="_5f_variable"><text:span text:style-name="T4">x</text:span></text:span>)</text:p>
            <text:p text:style-name="P69"><text:span text:style-name="_5f_pointillés_20_gris"><text:span text:style-name="T282">G </text:span></text:span><text:span text:style-name="_5f_pointillés_20_gris"><text:span text:style-name="T270">=</text:span></text:span><text:span text:style-name="_5f_pointillés_20_gris"><text:span text:style-name="T282"> 8</text:span></text:span><text:span text:style-name="_5f_variable"><text:span text:style-name="T280">x </text:span></text:span><text:span text:style-name="_5f_variable"><text:span text:style-name="T268"> </text:span></text:span><text:span text:style-name="_5f_variable"><text:span text:style-name="T255">2</text:span></text:span><text:span text:style-name="_5f_variable"><text:span text:style-name="T285">x</text:span></text:span><text:span text:style-name="_5f_variable"><text:span text:style-name="T287">2</text:span></text:span><text:span text:style-name="_5f_variable"><text:span text:style-name="T236">−</text:span></text:span><text:span text:style-name="_5f_variable"><text:span text:style-name="T216">12 </text:span></text:span><text:span text:style-name="_5f_variable"><text:span text:style-name="T236">−</text:span></text:span><text:span text:style-name="T282">3</text:span><text:span text:style-name="T286">x</text:span></text:p>
            <text:p text:style-name="P70"><text:span text:style-name="_5f_pointillés_20_gris"><text:span text:style-name="T282">G </text:span></text:span><text:span text:style-name="_5f_pointillés_20_gris"><text:span text:style-name="T270">=</text:span></text:span><text:span text:style-name="_5f_pointillés_20_gris"><text:span text:style-name="T282"> </text:span></text:span><text:span text:style-name="_5f_variable"><text:span text:style-name="T255">2</text:span></text:span><text:span text:style-name="_5f_variable"><text:span text:style-name="T285">x</text:span></text:span><text:span text:style-name="_5f_variable"><text:span text:style-name="T288">2</text:span></text:span><text:span text:style-name="_5f_variable"><text:span text:style-name="T216"> </text:span></text:span><text:span text:style-name="_5f_variable"><text:span text:style-name="T236"></text:span></text:span><text:span text:style-name="_5f_variable"><text:span text:style-name="T216"> </text:span></text:span><text:span text:style-name="_5f_pointillés_20_gris"><text:span text:style-name="T239">5</text:span></text:span><text:span text:style-name="_5f_variable"><text:span text:style-name="T242">x </text:span></text:span><text:span text:style-name="_5f_variable"><text:span text:style-name="T236">− </text:span></text:span><text:span text:style-name="_5f_variable"><text:span text:style-name="T216">12</text:span></text:span></text:p>
          </text:list-header>
        </text:list>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list xml:id="list92710620954505" text:continue-numbering="true" text:style-name="Num_5f_Exo">
                <text:list-header>
                  <text:p text:style-name="P71"><text:span text:style-name="T38"> </text:span><text:span text:style-name="T307">×</text:span><text:span text:style-name="T42"> </text:span></text:p>
                </text:list-header>
              </text:list>
            </table:table-cell>
            <table:table-cell table:style-name="Tableau1.A1" office:value-type="string">
              <text:list xml:id="list92711829047238" text:continue-numbering="true" text:style-name="Num_5f_Exo">
                <text:list-header>
                  <text:p text:style-name="P71">2<text:span text:style-name="_5f_variable"><text:span text:style-name="T4">x</text:span></text:span></text:p>
                </text:list-header>
              </text:list>
            </table:table-cell>
            <table:table-cell table:style-name="Tableau1.C1" office:value-type="string">
              <text:list xml:id="list92711939359488" text:continue-numbering="true" text:style-name="Num_5f_Exo">
                <text:list-header>
                  <text:p text:style-name="P71"><text:span text:style-name="_5f_variable"><text:span text:style-name="T25">−</text:span></text:span>3</text:p>
                </text:list-header>
              </text:list>
            </table:table-cell>
          </table:table-row>
          <table:table-row table:style-name="Tableau1.1">
            <table:table-cell table:style-name="Tableau1.A2" office:value-type="string">
              <text:list xml:id="list92711605391267" text:continue-numbering="true" text:style-name="Num_5f_Exo">
                <text:list-header>
                  <text:p text:style-name="P71">4</text:p>
                </text:list-header>
              </text:list>
            </table:table-cell>
            <table:table-cell table:style-name="Tableau1.A2" office:value-type="string">
              <text:list xml:id="list92712313738205" text:continue-numbering="true" text:style-name="Num_5f_Exo">
                <text:list-header>
                  <text:p text:style-name="P71"><text:span text:style-name="T314">8</text:span><text:span text:style-name="_5f_variable"><text:span text:style-name="T314">x</text:span></text:span></text:p>
                </text:list-header>
              </text:list>
            </table:table-cell>
            <table:table-cell table:style-name="Tableau1.C2" office:value-type="string">
              <text:list xml:id="list92711972504920" text:continue-numbering="true" text:style-name="Num_5f_Exo">
                <text:list-header>
                  <text:p text:style-name="P125"><text:span text:style-name="T21">−</text:span><text:span text:style-name="T33"> 12</text:span></text:p>
                </text:list-header>
              </text:list>
            </table:table-cell>
          </table:table-row>
          <table:table-row table:style-name="Tableau1.1">
            <table:table-cell table:style-name="Tableau1.A2" office:value-type="string">
              <text:list xml:id="list92710883430474" text:continue-numbering="true" text:style-name="Num_5f_Exo">
                <text:list-header>
                  <text:p text:style-name="P71"><text:span text:style-name="corps"><text:span text:style-name="T26"></text:span></text:span><text:span text:style-name="_5f_variable"><text:span text:style-name="T5">x</text:span></text:span></text:p>
                </text:list-header>
              </text:list>
            </table:table-cell>
            <table:table-cell table:style-name="Tableau1.A2" office:value-type="string">
              <text:list xml:id="list92710515953639" text:continue-numbering="true" text:style-name="Num_5f_Exo">
                <text:list-header>
                  <text:p text:style-name="P73">2<text:span text:style-name="T19">x</text:span><text:span text:style-name="T9">2</text:span></text:p>
                </text:list-header>
              </text:list>
            </table:table-cell>
            <table:table-cell table:style-name="Tableau1.C2" office:value-type="string">
              <text:list xml:id="list92712280069838" text:continue-numbering="true" text:style-name="Num_5f_Exo">
                <text:list-header>
                  <text:p text:style-name="P126"><text:span text:style-name="T32">−</text:span><text:span text:style-name="T50"> 3</text:span><text:span text:style-name="_5f_variable"><text:span text:style-name="T315">x</text:span></text:span></text:p>
                </text:list-header>
              </text:list>
            </table:table-cell>
          </table:table-row>
        </table:table>
      </text:section>
      <text:section text:style-name="Sect2" text:name="Section17">
        <text:list xml:id="list92711958278854" text:continue-numbering="true" text:style-name="Num_5f_Exo">
          <text:list-header>
            <text:p text:style-name="P69">H <text:span text:style-name="T22">=</text:span> (<text:span text:style-name="_5f_variable"><text:span text:style-name="T4">v</text:span></text:span> <text:span text:style-name="T21">−</text:span> 4)(2<text:span text:style-name="_5f_variable"><text:span text:style-name="T4">v</text:span></text:span><text:span text:style-name="_5f_variable"><text:span text:style-name="T48"> </text:span></text:span><text:span text:style-name="_5f_variable"><text:span text:style-name="T25">−</text:span></text:span><text:span text:style-name="_5f_variable"><text:span text:style-name="T48"> </text:span></text:span>3)</text:p>
            <text:p text:style-name="P98"><text:span text:style-name="_5f_pointillés_20_gris"><text:span text:style-name="T282">H</text:span></text:span><text:span text:style-name="_5f_pointillés_20_gris"><text:span text:style-name="T258"> </text:span></text:span><text:span text:style-name="_5f_pointillés_20_gris"><text:span text:style-name="T270">=</text:span></text:span><text:span text:style-name="_5f_pointillés_20_gris"><text:span text:style-name="T258"> </text:span></text:span><text:span text:style-name="T282">2</text:span><text:span text:style-name="T286">v</text:span><text:span text:style-name="T288">2</text:span><text:span text:style-name="T236">−</text:span><text:span text:style-name="T282">3</text:span><text:span text:style-name="_5f_variable"><text:span text:style-name="T280">v</text:span></text:span><text:span text:style-name="_5f_variable"><text:span text:style-name="T254"> </text:span></text:span><text:span text:style-name="_5f_variable"><text:span text:style-name="T236">−</text:span></text:span><text:span text:style-name="_5f_variable"><text:span text:style-name="T216">8</text:span></text:span><text:span text:style-name="_5f_variable"><text:span text:style-name="T281">v</text:span></text:span><text:span text:style-name="_5f_variable"><text:span text:style-name="T274"> </text:span></text:span><text:span text:style-name="_5f_pointillés_20_gris"><text:span text:style-name="T284">12</text:span></text:span></text:p>
            <text:p text:style-name="P97"><text:span text:style-name="_5f_pointillés_20_gris"><text:span text:style-name="T282">H</text:span></text:span><text:span text:style-name="_5f_pointillés_20_gris"><text:span text:style-name="T258"> </text:span></text:span><text:span text:style-name="_5f_pointillés_20_gris"><text:span text:style-name="T270">=</text:span></text:span><text:span text:style-name="_5f_pointillés_20_gris"><text:span text:style-name="T258"> </text:span></text:span><text:span text:style-name="_5f_pointillés_20_gris"><text:span text:style-name="T282">2</text:span></text:span><text:span text:style-name="_5f_pointillés_20_gris"><text:span text:style-name="T286">v</text:span></text:span><text:span text:style-name="_5f_pointillés_20_gris"><text:span text:style-name="T288">2</text:span></text:span><text:span text:style-name="_5f_pointillés_20_gris"><text:span text:style-name="T216"> </text:span></text:span><text:span text:style-name="_5f_pointillés_20_gris"><text:span text:style-name="T236">−</text:span></text:span><text:span text:style-name="_5f_pointillés_20_gris"><text:span text:style-name="T216"> </text:span></text:span><text:span text:style-name="_5f_pointillés_20_gris"><text:span text:style-name="T239">11</text:span></text:span><text:span text:style-name="_5f_variable"><text:span text:style-name="T280">v</text:span></text:span><text:span text:style-name="_5f_variable"><text:span text:style-name="T262"> </text:span></text:span><text:span text:style-name="_5f_variable"><text:span text:style-name="T274"></text:span></text:span><text:span text:style-name="_5f_variable"><text:span text:style-name="T262"> </text:span></text:span><text:span text:style-name="_5f_pointillés_20_gris"><text:span text:style-name="T282">12</text:span></text:span></text:p>
          </text:list-header>
        </text:list>
        <table:table table:name="Tableau2" table:style-name="Tableau2">
          <table:table-column table:style-name="Tableau2.A" table:number-columns-repeated="3"/>
          <table:table-row table:style-name="Tableau2.1">
            <table:table-cell table:style-name="Tableau2.A1" office:value-type="string">
              <text:list xml:id="list92712023161808" text:continue-numbering="true" text:style-name="Num_5f_Exo">
                <text:list-header>
                  <text:p text:style-name="P71"><text:span text:style-name="T38"> </text:span><text:span text:style-name="T307">×</text:span><text:span text:style-name="T42"> </text:span></text:p>
                </text:list-header>
              </text:list>
            </table:table-cell>
            <table:table-cell table:style-name="Tableau2.A1" office:value-type="string">
              <text:list xml:id="list92712359076388" text:continue-numbering="true" text:style-name="Num_5f_Exo">
                <text:list-header>
                  <text:p text:style-name="P72"><text:span text:style-name="_5f_variable"><text:span text:style-name="T314">v</text:span></text:span></text:p>
                </text:list-header>
              </text:list>
            </table:table-cell>
            <table:table-cell table:style-name="Tableau2.C1" office:value-type="string">
              <text:list xml:id="list92711532686107" text:continue-numbering="true" text:style-name="Num_5f_Exo">
                <text:list-header>
                  <text:p text:style-name="P74"><text:span text:style-name="T21">−</text:span> 4</text:p>
                </text:list-header>
              </text:list>
            </table:table-cell>
          </table:table-row>
          <table:table-row table:style-name="Tableau2.1">
            <table:table-cell table:style-name="Tableau2.A2" office:value-type="string">
              <text:list xml:id="list92711906561621" text:continue-numbering="true" text:style-name="Num_5f_Exo">
                <text:list-header>
                  <text:p text:style-name="P72"><text:span text:style-name="_5f_variable"><text:span text:style-name="T51">2</text:span></text:span><text:span text:style-name="_5f_variable"><text:span text:style-name="T314">v</text:span></text:span></text:p>
                </text:list-header>
              </text:list>
            </table:table-cell>
            <table:table-cell table:style-name="Tableau2.A2" office:value-type="string">
              <text:list xml:id="list92711768384788" text:continue-numbering="true" text:style-name="Num_5f_Exo">
                <text:list-header>
                  <text:p text:style-name="P71"><text:span text:style-name="T296">2</text:span><text:span text:style-name="_5f_variable"><text:span text:style-name="T296">v</text:span></text:span><text:span text:style-name="_5f_variable"><text:span text:style-name="T290">2</text:span></text:span></text:p>
                </text:list-header>
              </text:list>
            </table:table-cell>
            <table:table-cell table:style-name="Tableau2.C2" office:value-type="string">
              <text:list xml:id="list92711075892733" text:continue-numbering="true" text:style-name="Num_5f_Exo">
                <text:list-header>
                  <text:p text:style-name="P126"><text:span text:style-name="T275">−</text:span><text:span text:style-name="T264"> </text:span><text:span text:style-name="T296">8</text:span><text:span text:style-name="_5f_variable"><text:span text:style-name="T296">v</text:span></text:span></text:p>
                </text:list-header>
              </text:list>
            </table:table-cell>
          </table:table-row>
          <table:table-row table:style-name="Tableau2.1">
            <table:table-cell table:style-name="Tableau2.A2" office:value-type="string">
              <text:list xml:id="list92711651897755" text:continue-numbering="true" text:style-name="Num_5f_Exo">
                <text:list-header>
                  <text:p text:style-name="P72"><text:span text:style-name="_5f_variable"><text:span text:style-name="T32">−</text:span></text:span><text:span text:style-name="_5f_variable"><text:span text:style-name="T51"> 3</text:span></text:span></text:p>
                </text:list-header>
              </text:list>
            </table:table-cell>
            <table:table-cell table:style-name="Tableau2.A2" office:value-type="string">
              <text:list xml:id="list92711059225970" text:continue-numbering="true" text:style-name="Num_5f_Exo">
                <text:list-header>
                  <text:p text:style-name="P126"><text:span text:style-name="T275">−</text:span><text:span text:style-name="T264"> 3</text:span><text:span text:style-name="_5f_variable"><text:span text:style-name="T297">v</text:span></text:span></text:p>
                </text:list-header>
              </text:list>
            </table:table-cell>
            <table:table-cell table:style-name="Tableau2.C3" office:value-type="float" office:value="12">
              <text:list xml:id="list92710939859947" text:continue-numbering="true" text:style-name="Num_5f_Exo">
                <text:list-header>
                  <text:p text:style-name="P75">12</text:p>
                </text:list-header>
              </text:list>
            </table:table-cell>
          </table:table-row>
        </table:table>
      </text:section>
      <text:list xml:id="list92712521909694" text:continue-numbering="true" text:style-name="Num_5f_Exo">
        <text:list-item>
          <text:list>
            <text:list-item>
              <text:list>
                <text:list-item>
                  <text:h text:style-name="P44" text:outline-level="1"> Développe puis réduis chaque expression.</text:h>
                </text:list-item>
              </text:list>
            </text:list-item>
          </text:list>
        </text:list-item>
      </text:list>
      <text:p text:style-name="P87">I <text:span text:style-name="T22">=</text:span> (<text:span text:style-name="_5f_variable"><text:span text:style-name="T4">x</text:span></text:span> <text:span text:style-name="T21"></text:span> 1)(<text:span text:style-name="_5f_variable"><text:span text:style-name="T4">x</text:span></text:span> <text:span text:style-name="T21"></text:span> 5)</text:p>
      <text:list xml:id="list92712318102423" text:continue-list="list985989475" text:style-name="_5f_Numérotation_20_des_20_exercices_20_livrets">
        <text:list-item>
          <text:list>
            <text:list-header>
              <text:p text:style-name="P95"><text:span text:style-name="_5f_pointillés_20_gris"><text:span text:style-name="T282">I </text:span></text:span><text:span text:style-name="_5f_pointillés_20_gris"><text:span text:style-name="T270">=</text:span></text:span><text:span text:style-name="_5f_pointillés_20_gris"><text:span text:style-name="T282"> </text:span></text:span><text:span text:style-name="_5f_variable"><text:span text:style-name="T280">x</text:span></text:span><text:span text:style-name="_5f_variable"><text:span text:style-name="T288">2</text:span></text:span><text:span text:style-name="_5f_pointillés_20_gris"><text:span text:style-name="T282"> </text:span></text:span><text:span text:style-name="_5f_pointillés_20_gris"><text:span text:style-name="T271"></text:span></text:span><text:span text:style-name="_5f_pointillés_20_gris"><text:span text:style-name="T282"> 5</text:span></text:span><text:span text:style-name="_5f_variable"><text:span text:style-name="T280">x</text:span></text:span><text:span text:style-name="_5f_pointillés_20_gris"><text:span text:style-name="T282"> </text:span></text:span><text:span text:style-name="_5f_pointillés_20_gris"><text:span text:style-name="T271"></text:span></text:span><text:span text:style-name="_5f_pointillés_20_gris"><text:span text:style-name="T282"> </text:span></text:span><text:span text:style-name="_5f_variable"><text:span text:style-name="T280">x</text:span></text:span><text:span text:style-name="_5f_pointillés_20_gris"><text:span text:style-name="T283"> </text:span></text:span><text:span text:style-name="_5f_pointillés_20_gris"><text:span text:style-name="T272"></text:span></text:span><text:span text:style-name="_5f_pointillés_20_gris"><text:span text:style-name="T283"> 5</text:span></text:span></text:p>
            </text:list-header>
          </text:list>
        </text:list-item>
      </text:list>
      <text:p text:style-name="P116"><text:span text:style-name="_5f_pointillés_20_gris"><text:span text:style-name="T240">I </text:span></text:span><text:span text:style-name="_5f_pointillés_20_gris"><text:span text:style-name="T232">=</text:span></text:span><text:span text:style-name="_5f_pointillés_20_gris"><text:span text:style-name="T240"> </text:span></text:span><text:span text:style-name="_5f_variable"><text:span text:style-name="T242">x</text:span></text:span><text:span text:style-name="_5f_variable"><text:span text:style-name="T289">2</text:span></text:span><text:span text:style-name="_5f_pointillés_20_gris"><text:span text:style-name="T240"> </text:span></text:span><text:span text:style-name="_5f_pointillés_20_gris"><text:span text:style-name="T232"></text:span></text:span><text:span text:style-name="_5f_pointillés_20_gris"><text:span text:style-name="T240"> 6</text:span></text:span><text:span text:style-name="_5f_variable"><text:span text:style-name="T242">x</text:span></text:span><text:span text:style-name="_5f_pointillés_20_gris"><text:span text:style-name="T240"> </text:span></text:span><text:span text:style-name="_5f_pointillés_20_gris"><text:span text:style-name="T234"></text:span></text:span><text:span text:style-name="_5f_pointillés_20_gris"><text:span text:style-name="T241"> 5</text:span></text:span></text:p>
      <text:p text:style-name="P113"><text:span text:style-name="_5f_pointillés_20_gris"><text:span text:style-name="T204">J</text:span></text:span> <text:span text:style-name="T22">=</text:span> (4<text:span text:style-name="_5f_variable"><text:span text:style-name="T4">x</text:span></text:span> <text:span text:style-name="T21"></text:span> 5)(2<text:span text:style-name="_5f_variable"><text:span text:style-name="T4">x</text:span></text:span> <text:span text:style-name="T21"></text:span> 6)</text:p>
      <text:list xml:id="list92712203822470" text:continue-numbering="true" text:style-name="_5f_Numérotation_20_des_20_exercices_20_livrets">
        <text:list-item>
          <text:list>
            <text:list-header>
              <text:p text:style-name="P111"><text:span text:style-name="_5f_pointillés_20_gris"><text:span text:style-name="T282">J </text:span></text:span><text:span text:style-name="_5f_pointillés_20_gris"><text:span text:style-name="T270">=</text:span></text:span><text:span text:style-name="_5f_pointillés_20_gris"><text:span text:style-name="T282"> 8</text:span></text:span><text:span text:style-name="_5f_variable"><text:span text:style-name="T280">x</text:span></text:span><text:span text:style-name="_5f_variable"><text:span text:style-name="T288">2</text:span></text:span><text:span text:style-name="_5f_pointillés_20_gris"><text:span text:style-name="T282"> </text:span></text:span><text:span text:style-name="_5f_pointillés_20_gris"><text:span text:style-name="T271"></text:span></text:span><text:span text:style-name="_5f_pointillés_20_gris"><text:span text:style-name="T282"> 24</text:span></text:span><text:span text:style-name="_5f_variable"><text:span text:style-name="T280">x</text:span></text:span><text:span text:style-name="_5f_pointillés_20_gris"><text:span text:style-name="T282"> </text:span></text:span><text:span text:style-name="_5f_pointillés_20_gris"><text:span text:style-name="T271"></text:span></text:span><text:span text:style-name="_5f_pointillés_20_gris"><text:span text:style-name="T282"> 10</text:span></text:span><text:span text:style-name="_5f_variable"><text:span text:style-name="T280">x</text:span></text:span><text:span text:style-name="_5f_pointillés_20_gris"><text:span text:style-name="T283"> </text:span></text:span><text:span text:style-name="_5f_pointillés_20_gris"><text:span text:style-name="T272"></text:span></text:span><text:span text:style-name="_5f_pointillés_20_gris"><text:span text:style-name="T283"> 30</text:span></text:span></text:p>
              <text:p text:style-name="P111"><text:span text:style-name="_5f_pointillés_20_gris"><text:span text:style-name="T241">J </text:span></text:span><text:span text:style-name="_5f_pointillés_20_gris"><text:span text:style-name="T234">=</text:span></text:span><text:span text:style-name="_5f_pointillés_20_gris"><text:span text:style-name="T241"> 8</text:span></text:span><text:span text:style-name="_5f_variable"><text:span text:style-name="T242">x</text:span></text:span><text:span text:style-name="_5f_variable"><text:span text:style-name="T289">2</text:span></text:span><text:span text:style-name="_5f_pointillés_20_gris"><text:span text:style-name="T241"> </text:span></text:span><text:span text:style-name="_5f_pointillés_20_gris"><text:span text:style-name="T234"></text:span></text:span><text:span text:style-name="_5f_pointillés_20_gris"><text:span text:style-name="T241"> 34</text:span></text:span><text:span text:style-name="_5f_variable"><text:span text:style-name="T242">x</text:span></text:span><text:span text:style-name="_5f_pointillés_20_gris"><text:span text:style-name="T241"> </text:span></text:span><text:span text:style-name="_5f_pointillés_20_gris"><text:span text:style-name="T234"></text:span></text:span><text:span text:style-name="_5f_pointillés_20_gris"><text:span text:style-name="T241"> 30</text:span></text:span></text:p>
            </text:list-header>
          </text:list>
        </text:list-item>
      </text:list>
      <text:p text:style-name="P87">K <text:span text:style-name="T22">=</text:span> (5<text:span text:style-name="_5f_variable"><text:span text:style-name="T4">u</text:span></text:span> <text:span text:style-name="T21"></text:span> 1)(2<text:span text:style-name="T33"> </text:span><text:span text:style-name="T21">−</text:span><text:span text:style-name="T33"> </text:span>3<text:span text:style-name="_5f_variable">u</text:span>)</text:p>
      <text:list xml:id="list92711159744566" text:continue-numbering="true" text:style-name="_5f_Numérotation_20_des_20_exercices_20_livrets">
        <text:list-item>
          <text:list>
            <text:list-header>
              <text:p text:style-name="P111"><text:span text:style-name="_5f_pointillés_20_gris"><text:span text:style-name="T282">K </text:span></text:span><text:span text:style-name="_5f_pointillés_20_gris"><text:span text:style-name="T270">=</text:span></text:span><text:span text:style-name="_5f_pointillés_20_gris"><text:span text:style-name="T282"> </text:span></text:span><text:span text:style-name="_5f_variable"><text:span text:style-name="T219">10</text:span></text:span><text:span text:style-name="_5f_variable"><text:span text:style-name="T244">u</text:span></text:span><text:span text:style-name="_5f_pointillés_20_gris"><text:span text:style-name="T259"> </text:span></text:span><text:span text:style-name="_5f_pointillés_20_gris"><text:span text:style-name="T271">−</text:span></text:span><text:span text:style-name="_5f_pointillés_20_gris"><text:span text:style-name="T282"> 15</text:span></text:span><text:span text:style-name="_5f_variable"><text:span text:style-name="T280">u</text:span></text:span><text:span text:style-name="_5f_variable"><text:span text:style-name="T288">2</text:span></text:span><text:span text:style-name="_5f_pointillés_20_gris"><text:span text:style-name="T282"> </text:span></text:span><text:span text:style-name="_5f_pointillés_20_gris"><text:span text:style-name="T271"></text:span></text:span><text:span text:style-name="_5f_pointillés_20_gris"><text:span text:style-name="T282"> 2</text:span></text:span><text:span text:style-name="_5f_pointillés_20_gris"><text:span text:style-name="T260"> </text:span></text:span><text:span text:style-name="_5f_pointillés_20_gris"><text:span text:style-name="T272">−</text:span></text:span><text:span text:style-name="_5f_pointillés_20_gris"><text:span text:style-name="T283"> 3</text:span></text:span><text:span text:style-name="_5f_variable"><text:span text:style-name="T244">u</text:span></text:span></text:p>
              <text:p text:style-name="P111"><text:span text:style-name="_5f_pointillés_20_gris"><text:span text:style-name="T241">K</text:span></text:span><text:span text:style-name="_5f_pointillés_20_gris"><text:span text:style-name="T213"> </text:span></text:span><text:span text:style-name="_5f_pointillés_20_gris"><text:span text:style-name="T234">=</text:span></text:span><text:span text:style-name="_5f_pointillés_20_gris"><text:span text:style-name="T213"> </text:span></text:span><text:span text:style-name="_5f_pointillés_20_gris"><text:span text:style-name="T234">−</text:span></text:span><text:span text:style-name="_5f_pointillés_20_gris"><text:span text:style-name="T241"> 15</text:span></text:span><text:span text:style-name="_5f_variable"><text:span text:style-name="T242">u</text:span></text:span><text:span text:style-name="_5f_variable"><text:span text:style-name="T289">2</text:span></text:span><text:span text:style-name="_5f_variable"><text:span text:style-name="T216"> </text:span></text:span><text:span text:style-name="_5f_variable"><text:span text:style-name="T236"></text:span></text:span><text:span text:style-name="_5f_variable"><text:span text:style-name="T216"> </text:span></text:span><text:span text:style-name="_5f_pointillés_20_gris"><text:span text:style-name="T145">7</text:span></text:span><text:span text:style-name="_5f_variable"><text:span text:style-name="T242">u</text:span></text:span><text:span text:style-name="_5f_pointillés_20_gris"><text:span text:style-name="T241"> </text:span></text:span><text:span text:style-name="_5f_pointillés_20_gris"><text:span text:style-name="T234"></text:span></text:span><text:span text:style-name="_5f_pointillés_20_gris"><text:span text:style-name="T241"> 2</text:span></text:span></text:p>
            </text:list-header>
          </text:list>
        </text:list-item>
      </text:list>
      <text:p text:style-name="P87">L <text:span text:style-name="T22">=</text:span> (<text:span text:style-name="T21">−</text:span>3 <text:span text:style-name="T21"></text:span><text:span text:style-name="T34"> </text:span><text:span text:style-name="_5f_variable"><text:span text:style-name="T4">n</text:span></text:span>)(<text:span text:style-name="T21">−</text:span>2<text:span text:style-name="_5f_variable"><text:span text:style-name="T4">n</text:span></text:span> <text:span text:style-name="T21">−</text:span> 5)</text:p>
      <text:list xml:id="list92712044404540" text:continue-numbering="true" text:style-name="_5f_Numérotation_20_des_20_exercices_20_livrets">
        <text:list-item>
          <text:list>
            <text:list-header>
              <text:p text:style-name="P111"><text:span text:style-name="_5f_pointillés_20_gris"><text:span text:style-name="T282">L </text:span></text:span><text:span text:style-name="_5f_pointillés_20_gris"><text:span text:style-name="T270">=</text:span></text:span><text:span text:style-name="_5f_pointillés_20_gris"><text:span text:style-name="T282"> 6</text:span></text:span><text:span text:style-name="_5f_variable"><text:span text:style-name="T280">n </text:span></text:span><text:span text:style-name="_5f_variable"><text:span text:style-name="T268"></text:span></text:span><text:span text:style-name="_5f_variable"><text:span text:style-name="T263"> </text:span></text:span><text:span text:style-name="_5f_variable"><text:span text:style-name="T255">15</text:span></text:span><text:span text:style-name="_5f_pointillés_20_gris"><text:span text:style-name="T261"> </text:span></text:span><text:span text:style-name="_5f_pointillés_20_gris"><text:span text:style-name="T273">−</text:span></text:span><text:span text:style-name="_5f_pointillés_20_gris"><text:span text:style-name="T261"> </text:span></text:span><text:span text:style-name="T282">2</text:span><text:span text:style-name="_5f_variable"><text:span text:style-name="T280">n</text:span></text:span><text:span text:style-name="_5f_variable"><text:span text:style-name="T288">2</text:span></text:span><text:span text:style-name="_5f_variable"><text:span text:style-name="T216"> </text:span></text:span><text:span text:style-name="_5f_variable"><text:span text:style-name="T236">−</text:span></text:span><text:span text:style-name="_5f_variable"><text:span text:style-name="T216"> </text:span></text:span><text:span text:style-name="T282">5</text:span><text:span text:style-name="_5f_variable"><text:span text:style-name="T280">n</text:span></text:span></text:p>
              <text:p text:style-name="P112"><text:span text:style-name="_5f_pointillés_20_gris"><text:span text:style-name="T240">L </text:span></text:span><text:span text:style-name="_5f_pointillés_20_gris"><text:span text:style-name="T232">=</text:span></text:span><text:span text:style-name="_5f_pointillés_20_gris"><text:span text:style-name="T240"> </text:span></text:span><text:span text:style-name="_5f_pointillés_20_gris"><text:span text:style-name="T233">−</text:span></text:span><text:span text:style-name="_5f_pointillés_20_gris"><text:span text:style-name="T212"> </text:span></text:span><text:span text:style-name="_5f_pointillés_20_gris"><text:span text:style-name="T240">2</text:span></text:span><text:span text:style-name="_5f_variable"><text:span text:style-name="T242">n</text:span></text:span><text:span text:style-name="_5f_variable"><text:span text:style-name="T289">2</text:span></text:span><text:span text:style-name="_5f_variable"><text:span text:style-name="T216"> </text:span></text:span><text:span text:style-name="_5f_variable"><text:span text:style-name="T236"></text:span></text:span><text:span text:style-name="_5f_variable"><text:span text:style-name="T216"> </text:span></text:span><text:span text:style-name="_5f_variable"><text:span text:style-name="T242">n </text:span></text:span><text:span text:style-name="_5f_variable"><text:span text:style-name="T236"></text:span></text:span><text:span text:style-name="_5f_variable"><text:span text:style-name="T229"> </text:span></text:span><text:span text:style-name="_5f_variable"><text:span text:style-name="T216">15</text:span></text:span></text:p>
            </text:list-header>
          </text:list>
        </text:list-item>
      </text:list>
      <text:p text:style-name="P100"><text:span text:style-name="_5f_variable"><text:span text:style-name="T216"/></text:span></text:p>
      <text:p text:style-name="P100"><text:span text:style-name="_5f_variable"><text:span text:style-name="T216"/></text:span></text:p>
      <text:p text:style-name="P100"><text:span text:style-name="_5f_variable"><text:span text:style-name="T216"/></text:span></text:p>
      <text:p text:style-name="P100"><text:span text:style-name="_5f_variable"><text:span text:style-name="T216"/></text:span></text:p>
      <text:p text:style-name="P100"><text:span text:style-name="_5f_variable"><text:span text:style-name="T216"/></text:span></text:p>
      <text:p text:style-name="P100"><text:span text:style-name="_5f_variable"><text:span text:style-name="T216"/></text:span></text:p>
      <text:p text:style-name="P100"><text:span text:style-name="_5f_variable"><text:span text:style-name="T216"/></text:span></text:p>
      <text:p text:style-name="P100"><text:span text:style-name="_5f_variable"><text:span text:style-name="T216"/></text:span></text:p>
      <text:list xml:id="list92711577645243" text:continue-list="list92712521909694" text:style-name="Num_5f_Exo">
        <text:list-item>
          <text:list>
            <text:list-item>
              <text:list>
                <text:list-item>
                  <text:h text:style-name="P42" text:outline-level="1"><text:soft-page-break/> Développe puis réduis chaque expression.</text:h>
                </text:list-item>
              </text:list>
            </text:list-item>
          </text:list>
        </text:list-item>
      </text:list>
      <text:list xml:id="list92711187246561" text:continue-list="list92712044404540" text:style-name="_5f_Numérotation_20_des_20_exercices_20_livrets">
        <text:list-item>
          <text:list>
            <text:list-header>
              <text:p text:style-name="P85"><text:span text:style-name="T34">E </text:span><text:span text:style-name="T22">=</text:span><text:span text:style-name="T34"> </text:span>(2<text:span text:style-name="_5f_variables"><text:span text:style-name="T4">x</text:span></text:span><text:span text:style-name="_5f_variables"><text:span text:style-name="T37"> </text:span></text:span><text:span text:style-name="_5f_variables"><text:span text:style-name="T25"></text:span></text:span><text:span text:style-name="_5f_variables"><text:span text:style-name="T39"> </text:span></text:span>5)(3<text:span text:style-name="_5f_variables"><text:span text:style-name="T4">x</text:span></text:span><text:span text:style-name="_5f_variables"><text:span text:style-name="T37"> </text:span></text:span><text:span text:style-name="_5f_variables"><text:span text:style-name="T25"></text:span></text:span><text:span text:style-name="_5f_variables"><text:span text:style-name="T39"> </text:span></text:span>7)</text:p>
              <text:p text:style-name="P85"><text:span text:style-name="T167">E </text:span><text:span text:style-name="T113">=</text:span><text:span text:style-name="T167"> </text:span><text:span text:style-name="T162">2</text:span><text:span text:style-name="T179">x</text:span><text:span text:style-name="T172"> </text:span><text:span text:style-name="T185">×</text:span><text:span text:style-name="_5f_variables"><text:span text:style-name="T173"> </text:span></text:span><text:span text:style-name="_5f_pointillés_20_gris"><text:span text:style-name="T162">3</text:span></text:span><text:span text:style-name="_5f_variables"><text:span text:style-name="T162">x</text:span></text:span><text:span text:style-name="T169"> </text:span><text:span text:style-name="T114"></text:span><text:span text:style-name="T167"> </text:span><text:span text:style-name="T162">2</text:span><text:span text:style-name="T179">x</text:span><text:span text:style-name="T175"> </text:span><text:span text:style-name="T185">×</text:span><text:span text:style-name="T181"> </text:span><text:span text:style-name="_5f_pointillés_20_gris"><text:span text:style-name="T162">7</text:span></text:span><text:span text:style-name="T169"> </text:span><text:span text:style-name="T114"></text:span><text:span text:style-name="T167"> </text:span><text:span text:style-name="T162">5</text:span><text:span text:style-name="T169"> </text:span><text:span text:style-name="T189">×</text:span><text:span text:style-name="T184"> </text:span><text:span text:style-name="_5f_pointillés_20_gris"><text:span text:style-name="T162">3</text:span></text:span><text:span text:style-name="_5f_variables"><text:span text:style-name="T162">x</text:span></text:span><text:span text:style-name="T169"> </text:span><text:span text:style-name="T114"></text:span><text:span text:style-name="T167"> </text:span><text:span text:style-name="T162">5</text:span><text:span text:style-name="T169"> </text:span><text:span text:style-name="T189">×</text:span><text:span text:style-name="T184"> </text:span><text:span text:style-name="_5f_pointillés_20_gris"><text:span text:style-name="T162">7</text:span></text:span></text:p>
              <text:p text:style-name="P110"><text:span text:style-name="T167">E </text:span><text:span text:style-name="T113">=</text:span><text:span text:style-name="T167"> 6</text:span><text:span text:style-name="T179">x</text:span><text:span text:style-name="_5f_variables"><text:span text:style-name="T120">2</text:span></text:span><text:span text:style-name="T172"> </text:span><text:span text:style-name="T114"></text:span><text:span text:style-name="T167"> 14</text:span><text:span text:style-name="T179">x</text:span><text:span text:style-name="T169"> </text:span><text:span text:style-name="T114"></text:span><text:span text:style-name="T167"> 15</text:span><text:span text:style-name="_5f_variables"><text:span text:style-name="T162">x</text:span></text:span><text:span text:style-name="T169"> </text:span><text:span text:style-name="T114"></text:span><text:span text:style-name="T167"> 35</text:span></text:p>
              <text:p text:style-name="P110"><text:span text:style-name="_5f_pointillés_20_gris"><text:span text:style-name="T167">E </text:span></text:span><text:span text:style-name="_5f_pointillés_20_gris"><text:span text:style-name="T113">=</text:span></text:span><text:span text:style-name="_5f_pointillés_20_gris"><text:span text:style-name="T167"> 6</text:span></text:span><text:span text:style-name="_5f_pointillés_20_gris"><text:span text:style-name="T179">x</text:span></text:span><text:span text:style-name="_5f_variables"><text:span text:style-name="T120">2</text:span></text:span><text:span text:style-name="_5f_pointillés_20_gris"><text:span text:style-name="T172"> </text:span></text:span><text:span text:style-name="_5f_pointillés_20_gris"><text:span text:style-name="T114"></text:span></text:span><text:span text:style-name="_5f_pointillés_20_gris"><text:span text:style-name="T167"> 29</text:span></text:span><text:span text:style-name="_5f_pointillés_20_gris"><text:span text:style-name="T178">x </text:span></text:span><text:span text:style-name="_5f_pointillés_20_gris"><text:span text:style-name="T114"></text:span></text:span><text:span text:style-name="_5f_pointillés_20_gris"><text:span text:style-name="T167"> 35</text:span></text:span></text:p>
            </text:list-header>
          </text:list>
          <text:p text:style-name="P84"><text:span text:style-name="T34">F </text:span><text:span text:style-name="T22">=</text:span><text:span text:style-name="T34"> </text:span>(5<text:span text:style-name="_5f_variables">x</text:span><text:span text:style-name="_5f_variables"><text:span text:style-name="T37"> </text:span></text:span><text:span text:style-name="_5f_variables"><text:span text:style-name="T25"></text:span></text:span><text:span text:style-name="_5f_variables"><text:span text:style-name="T39"> </text:span></text:span>8)(2<text:span text:style-name="_5f_variables">x</text:span><text:span text:style-name="_5f_variables"><text:span text:style-name="T37"> </text:span></text:span><text:span text:style-name="_5f_variables"><text:span text:style-name="T27">−</text:span></text:span><text:span text:style-name="_5f_variables"><text:span text:style-name="T37"> </text:span></text:span>7)</text:p>
          <text:p text:style-name="P109"><text:span text:style-name="_5f_pointillés_20_gris"><text:span text:style-name="T167">F </text:span></text:span><text:span text:style-name="_5f_pointillés_20_gris"><text:span text:style-name="T113">=</text:span></text:span><text:span text:style-name="_5f_pointillés_20_gris"><text:span text:style-name="T167"> </text:span></text:span><text:span text:style-name="_5f_pointillés_20_gris"><text:span text:style-name="T162">5</text:span></text:span><text:span text:style-name="_5f_variables"><text:span text:style-name="T162">x</text:span></text:span><text:span text:style-name="_5f_variables"><text:span text:style-name="T172"> </text:span></text:span><text:span text:style-name="_5f_variables"><text:span text:style-name="T185">×</text:span></text:span><text:span text:style-name="_5f_variables"><text:span text:style-name="T172"> </text:span></text:span><text:span text:style-name="_5f_pointillés_20_gris"><text:span text:style-name="T162">2</text:span></text:span><text:span text:style-name="_5f_variables"><text:span text:style-name="T162">x</text:span></text:span><text:span text:style-name="_5f_variables"><text:span text:style-name="T172"> </text:span></text:span><text:span text:style-name="_5f_variables"><text:span text:style-name="T112">−</text:span></text:span><text:span text:style-name="_5f_variables"><text:span text:style-name="T172"> </text:span></text:span><text:span text:style-name="_5f_pointillés_20_gris"><text:span text:style-name="T163">5</text:span></text:span><text:span text:style-name="_5f_variables"><text:span text:style-name="T164">x</text:span></text:span><text:span text:style-name="_5f_variables"><text:span text:style-name="T172"> </text:span></text:span><text:span text:style-name="_5f_variables"><text:span text:style-name="T185">×</text:span></text:span><text:span text:style-name="_5f_variables"><text:span text:style-name="T172"> </text:span></text:span><text:span text:style-name="_5f_pointillés_20_gris"><text:span text:style-name="T162">7</text:span></text:span><text:span text:style-name="_5f_variables"><text:span text:style-name="T111"></text:span></text:span><text:span text:style-name="_5f_variables"><text:span text:style-name="T173"> </text:span></text:span><text:span text:style-name="_5f_pointillés_20_gris"><text:span text:style-name="T162">8 </text:span></text:span><text:span text:style-name="_5f_pointillés_20_gris"><text:span text:style-name="T185">×</text:span></text:span><text:span text:style-name="_5f_variables"><text:span text:style-name="T172"> </text:span></text:span><text:span text:style-name="_5f_pointillés_20_gris"><text:span text:style-name="T162">2</text:span></text:span><text:span text:style-name="_5f_variables"><text:span text:style-name="T162">x </text:span></text:span><text:span text:style-name="_5f_variables"><text:span text:style-name="T112">−</text:span></text:span><text:span text:style-name="_5f_variables"><text:span text:style-name="T172"> 8 × </text:span></text:span><text:span text:style-name="_5f_pointillés_20_gris"><text:span text:style-name="T162">7</text:span></text:span></text:p>
          <text:p text:style-name="P110"><text:span text:style-name="_5f_pointillés_20_gris"><text:span text:style-name="T167">F </text:span></text:span><text:span text:style-name="_5f_pointillés_20_gris"><text:span text:style-name="T113">=</text:span></text:span><text:span text:style-name="_5f_pointillés_20_gris"><text:span text:style-name="T167"> 10</text:span></text:span><text:span text:style-name="_5f_variables"><text:span text:style-name="T162">x</text:span></text:span><text:span text:style-name="_5f_variables"><text:span text:style-name="T120">2</text:span></text:span><text:span text:style-name="_5f_variables"><text:span text:style-name="T172"> </text:span></text:span><text:span text:style-name="_5f_variables"><text:span text:style-name="T112">−</text:span></text:span><text:span text:style-name="_5f_variables"><text:span text:style-name="T172"> 3</text:span></text:span><text:span text:style-name="_5f_pointillés_20_gris"><text:span text:style-name="T163">5</text:span></text:span><text:span text:style-name="_5f_variables"><text:span text:style-name="T164">x</text:span></text:span><text:span text:style-name="_5f_variables"><text:span text:style-name="T172"> </text:span></text:span><text:span text:style-name="_5f_variables"><text:span text:style-name="T111"></text:span></text:span><text:span text:style-name="_5f_variables"><text:span text:style-name="T173"> 16</text:span></text:span><text:span text:style-name="_5f_variables"><text:span text:style-name="T162">x</text:span></text:span><text:span text:style-name="_5f_variables"><text:span text:style-name="T112">−</text:span></text:span><text:span text:style-name="_5f_variables"><text:span text:style-name="T172"> 56</text:span></text:span></text:p>
          <text:p text:style-name="P110"><text:span text:style-name="_5f_pointillés_20_gris"><text:span text:style-name="T128">F </text:span></text:span><text:span text:style-name="_5f_pointillés_20_gris"><text:span text:style-name="T140">=</text:span></text:span><text:span text:style-name="_5f_pointillés_20_gris"><text:span text:style-name="T128"> 10</text:span></text:span><text:span text:style-name="_5f_variables"><text:span text:style-name="T143">x</text:span></text:span><text:span text:style-name="_5f_variables"><text:span text:style-name="T120">2</text:span></text:span><text:span text:style-name="_5f_variables"><text:span text:style-name="T125"> </text:span></text:span><text:span text:style-name="_5f_variables"><text:span text:style-name="T137">−</text:span></text:span><text:span text:style-name="_5f_variables"><text:span text:style-name="T125"> </text:span></text:span><text:span text:style-name="_5f_pointillés_20_gris"><text:span text:style-name="T144">19</text:span></text:span><text:span text:style-name="_5f_variables"><text:span text:style-name="T143">x</text:span></text:span><text:span text:style-name="_5f_variables"><text:span text:style-name="T125"> </text:span></text:span><text:span text:style-name="_5f_variables"><text:span text:style-name="T137">−</text:span></text:span><text:span text:style-name="_5f_variables"><text:span text:style-name="T125"> 56</text:span></text:span></text:p>
        </text:list-item>
      </text:list>
      <text:p text:style-name="P87"><text:span text:style-name="T109">M </text:span><text:span text:style-name="T115">=</text:span><text:span text:style-name="T109"> (</text:span><text:span text:style-name="T116">−</text:span><text:span text:style-name="T109">1,5</text:span><text:span text:style-name="_5f_variable"><text:span text:style-name="T192">x </text:span></text:span><text:span text:style-name="_5f_variable"><text:span text:style-name="T117">−</text:span></text:span><text:span text:style-name="_5f_variable"><text:span text:style-name="T192"> </text:span></text:span><text:span text:style-name="_5f_BVS"><text:span text:style-name="T109">3</text:span></text:span><text:span text:style-name="T109">)(4</text:span><text:span text:style-name="_5f_variable"><text:span text:style-name="T192">x</text:span></text:span><text:span text:style-name="T109"> </text:span><text:span text:style-name="T116">−</text:span><text:span text:style-name="T109"> 0,5)</text:span></text:p>
      <text:list xml:id="list92711312091811" text:continue-numbering="true" text:style-name="_5f_Numérotation_20_des_20_exercices_20_livrets">
        <text:list-item>
          <text:list>
            <text:list-header>
              <text:p text:style-name="P112"><text:span text:style-name="_5f_pointillés_20_gris"><text:span text:style-name="T232">M=</text:span></text:span><text:span text:style-name="_5f_pointillés_20_gris"><text:span text:style-name="T240"> – 6</text:span></text:span><text:span text:style-name="_5f_variable"><text:span text:style-name="T242">x</text:span></text:span><text:span text:style-name="_5f_variable"><text:span text:style-name="T289">2</text:span></text:span><text:span text:style-name="_5f_pointillés_20_gris"><text:span text:style-name="T240"> </text:span></text:span><text:span text:style-name="_5f_pointillés_20_gris"><text:span text:style-name="T232"></text:span></text:span><text:span text:style-name="_5f_pointillés_20_gris"><text:span text:style-name="T240"> 0,75</text:span></text:span><text:span text:style-name="_5f_variable"><text:span text:style-name="T242">x </text:span></text:span><text:span text:style-name="_5f_pointillés_20_gris"><text:span text:style-name="T240"> – 12</text:span></text:span><text:span text:style-name="_5f_variable"><text:span text:style-name="T242">x</text:span></text:span><text:span text:style-name="_5f_pointillés_20_gris"><text:span text:style-name="T241"> </text:span></text:span><text:span text:style-name="_5f_pointillés_20_gris"><text:span text:style-name="T234"></text:span></text:span><text:span text:style-name="_5f_pointillés_20_gris"><text:span text:style-name="T241"> 1,5</text:span></text:span></text:p>
              <text:p text:style-name="P112"><text:span text:style-name="_5f_pointillés_20_gris"><text:span text:style-name="T234">M=</text:span></text:span><text:span text:style-name="_5f_pointillés_20_gris"><text:span text:style-name="T241"> – 6</text:span></text:span><text:span text:style-name="_5f_variable"><text:span text:style-name="T242">x</text:span></text:span><text:span text:style-name="_5f_variable"><text:span text:style-name="T289">2</text:span></text:span><text:span text:style-name="_5f_pointillés_20_gris"><text:span text:style-name="T241"> </text:span></text:span><text:span text:style-name="_5f_variable"><text:span text:style-name="T242"> </text:span></text:span><text:span text:style-name="_5f_pointillés_20_gris"><text:span text:style-name="T241">– 11,25</text:span></text:span><text:span text:style-name="_5f_variable"><text:span text:style-name="T242">x</text:span></text:span><text:span text:style-name="_5f_pointillés_20_gris"><text:span text:style-name="T241"> </text:span></text:span><text:span text:style-name="_5f_pointillés_20_gris"><text:span text:style-name="T234"></text:span></text:span><text:span text:style-name="_5f_pointillés_20_gris"><text:span text:style-name="T241"> 1,5</text:span></text:span></text:p>
            </text:list-header>
          </text:list>
        </text:list-item>
      </text:list>
      <text:p text:style-name="P113"><text:span text:style-name="_5f_pointillés_20_gris"><text:span text:style-name="T109">N</text:span></text:span><text:span text:style-name="T109"> </text:span><text:span text:style-name="T115">=</text:span><text:span text:style-name="T109"> (8</text:span><text:span text:style-name="_5f_variable"><text:span text:style-name="T192">x </text:span></text:span><text:span text:style-name="_5f_variable"><text:span text:style-name="T117">−</text:span></text:span><text:span text:style-name="_5f_variable"><text:span text:style-name="T192"> </text:span></text:span><text:span text:style-name="T109">7)(</text:span><text:span text:style-name="T116">−</text:span><text:span text:style-name="T109">7</text:span><text:span text:style-name="_5f_variable"><text:span text:style-name="T192">x</text:span></text:span><text:span text:style-name="T109"> </text:span><text:span text:style-name="T116"></text:span><text:span text:style-name="T109"> 7)</text:span></text:p>
      <text:list xml:id="list92710420916904" text:continue-numbering="true" text:style-name="_5f_Numérotation_20_des_20_exercices_20_livrets">
        <text:list-item>
          <text:list>
            <text:list-header>
              <text:p text:style-name="P111"><text:span text:style-name="_5f_pointillés_20_gris"><text:span text:style-name="T232">N=</text:span></text:span><text:span text:style-name="_5f_pointillés_20_gris"><text:span text:style-name="T240"> – 56</text:span></text:span><text:span text:style-name="_5f_variable"><text:span text:style-name="T242">x</text:span></text:span><text:span text:style-name="_5f_variable"><text:span text:style-name="T289">2</text:span></text:span><text:span text:style-name="_5f_pointillés_20_gris"><text:span text:style-name="T240"> </text:span></text:span><text:span text:style-name="_5f_pointillés_20_gris"><text:span text:style-name="T232"></text:span></text:span><text:span text:style-name="_5f_pointillés_20_gris"><text:span text:style-name="T240"> 56</text:span></text:span><text:span text:style-name="_5f_variable"><text:span text:style-name="T242">x </text:span></text:span><text:span text:style-name="_5f_pointillés_20_gris"><text:span text:style-name="T240"> + 49</text:span></text:span><text:span text:style-name="_5f_variable"><text:span text:style-name="T242">x</text:span></text:span><text:span text:style-name="_5f_pointillés_20_gris"><text:span text:style-name="T241"> – 49 </text:span></text:span></text:p>
              <text:p text:style-name="P111"><text:span text:style-name="_5f_pointillés_20_gris"><text:span text:style-name="T234">N=</text:span></text:span><text:span text:style-name="_5f_pointillés_20_gris"><text:span text:style-name="T241"> – 56</text:span></text:span><text:span text:style-name="_5f_variable"><text:span text:style-name="T242">x</text:span></text:span><text:span text:style-name="_5f_variable"><text:span text:style-name="T289">2</text:span></text:span><text:span text:style-name="_5f_pointillés_20_gris"><text:span text:style-name="T241"> </text:span></text:span><text:span text:style-name="_5f_pointillés_20_gris"><text:span text:style-name="T234"></text:span></text:span><text:span text:style-name="_5f_pointillés_20_gris"><text:span text:style-name="T241"> 105</text:span></text:span><text:span text:style-name="_5f_variable"><text:span text:style-name="T242">x </text:span></text:span><text:span text:style-name="_5f_pointillés_20_gris"><text:span text:style-name="T241"> – <text:s/>49 </text:span></text:span></text:p>
              <text:p text:style-name="P84"><text:span text:style-name="T34">G </text:span><text:span text:style-name="T22">=</text:span><text:span text:style-name="T34"> </text:span>(2<text:span text:style-name="_5f_variables">x</text:span><text:span text:style-name="_5f_variables"><text:span text:style-name="T37"> </text:span></text:span><text:span text:style-name="_5f_variables"><text:span text:style-name="T27">−</text:span></text:span><text:span text:style-name="_5f_variables"><text:span text:style-name="T37"> </text:span></text:span>5)(3<text:span text:style-name="_5f_variables">x</text:span><text:span text:style-name="_5f_variables"><text:span text:style-name="T37"> </text:span></text:span><text:span text:style-name="_5f_variables"><text:span text:style-name="T27">−</text:span></text:span><text:span text:style-name="_5f_variables"><text:span text:style-name="T37"> </text:span></text:span>2)</text:p>
            </text:list-header>
          </text:list>
          <text:p text:style-name="P108"><text:span text:style-name="_5f_pointillés_20_gris"><text:span text:style-name="T167">G </text:span></text:span><text:span text:style-name="_5f_pointillés_20_gris"><text:span text:style-name="T113">=</text:span></text:span><text:span text:style-name="_5f_pointillés_20_gris"><text:span text:style-name="T167"> </text:span></text:span><text:span text:style-name="_5f_pointillés_20_gris"><text:span text:style-name="T162">2</text:span></text:span><text:span text:style-name="_5f_variables"><text:span text:style-name="T162">x</text:span></text:span><text:span text:style-name="_5f_variables"><text:span text:style-name="T172"> × </text:span></text:span><text:span text:style-name="_5f_pointillés_20_gris"><text:span text:style-name="T163">3</text:span></text:span><text:span text:style-name="_5f_variables"><text:span text:style-name="T164">x</text:span></text:span><text:span text:style-name="_5f_variables"><text:span text:style-name="T172"> </text:span></text:span><text:span text:style-name="_5f_variables"><text:span text:style-name="T112">−</text:span></text:span><text:span text:style-name="_5f_pointillés_20_gris"><text:span text:style-name="T176">2</text:span></text:span><text:span text:style-name="_5f_variables"><text:span text:style-name="T177">x</text:span></text:span><text:span text:style-name="_5f_variables"><text:span text:style-name="T174"> ×</text:span></text:span><text:span text:style-name="_5f_variables"><text:span text:style-name="T172"> </text:span></text:span><text:span text:style-name="_5f_pointillés_20_gris"><text:span text:style-name="T164">2</text:span></text:span><text:span text:style-name="_5f_variables"><text:span text:style-name="T172"> </text:span></text:span><text:span text:style-name="_5f_variables"><text:span text:style-name="T112">−</text:span></text:span><text:span text:style-name="_5f_pointillés_20_gris"><text:span text:style-name="T162">5</text:span></text:span><text:span text:style-name="_5f_variables"><text:span text:style-name="T172"> × </text:span></text:span><text:span text:style-name="_5f_pointillés_20_gris"><text:span text:style-name="T163">3</text:span></text:span><text:span text:style-name="_5f_variables"><text:span text:style-name="T164">x</text:span></text:span><text:span text:style-name="_5f_variables"><text:span text:style-name="T172"> </text:span></text:span><text:span text:style-name="_5f_variables"><text:span text:style-name="T111"></text:span></text:span><text:span text:style-name="_5f_variables"><text:span text:style-name="T172"> </text:span></text:span><text:span text:style-name="_5f_pointillés_20_gris"><text:span text:style-name="T163">5</text:span></text:span><text:span text:style-name="_5f_variables"><text:span text:style-name="T172"> </text:span></text:span><text:span text:style-name="_5f_variables"><text:span text:style-name="T174">×</text:span></text:span><text:span text:style-name="_5f_variables"><text:span text:style-name="T172"> </text:span></text:span><text:span text:style-name="_5f_pointillés_20_gris"><text:span text:style-name="T164">2</text:span></text:span></text:p>
          <text:list>
            <text:list-header>
              <text:p text:style-name="P88"><text:span text:style-name="_5f_pointillés_20_gris"><text:span text:style-name="T167">G </text:span></text:span><text:span text:style-name="_5f_pointillés_20_gris"><text:span text:style-name="T113">=</text:span></text:span><text:span text:style-name="_5f_pointillés_20_gris"><text:span text:style-name="T167"> </text:span></text:span><text:span text:style-name="_5f_pointillés_20_gris"><text:span text:style-name="T166">6</text:span></text:span><text:span text:style-name="_5f_variables"><text:span text:style-name="T162">x</text:span></text:span><text:span text:style-name="_5f_variables"><text:span text:style-name="T120">2</text:span></text:span><text:span text:style-name="_5f_variables"><text:span text:style-name="T172"> </text:span></text:span><text:span text:style-name="_5f_variables"><text:span text:style-name="T112">−</text:span></text:span><text:span text:style-name="_5f_variables"><text:span text:style-name="T174"> </text:span></text:span><text:span text:style-name="_5f_pointillés_20_gris"><text:span text:style-name="T176">4</text:span></text:span><text:span text:style-name="_5f_variables"><text:span text:style-name="T177">x</text:span></text:span><text:span text:style-name="_5f_variables"><text:span text:style-name="T174"> </text:span></text:span><text:span text:style-name="_5f_variables"><text:span text:style-name="T112">−</text:span></text:span><text:span text:style-name="_5f_variables"><text:span text:style-name="T172"> 1</text:span></text:span><text:span text:style-name="_5f_pointillés_20_gris"><text:span text:style-name="T166">5</text:span></text:span><text:span text:style-name="_5f_variables"><text:span text:style-name="T164">x </text:span></text:span><text:span text:style-name="_5f_variables"><text:span text:style-name="T172"> </text:span></text:span><text:span text:style-name="_5f_variables"><text:span text:style-name="T111"></text:span></text:span><text:span text:style-name="_5f_variables"><text:span text:style-name="T172"> </text:span></text:span><text:span text:style-name="_5f_pointillés_20_gris"><text:span text:style-name="T163">10</text:span></text:span></text:p>
              <text:p text:style-name="P89"><text:span text:style-name="_5f_pointillés_20_gris"><text:span text:style-name="T128">G </text:span></text:span><text:span text:style-name="_5f_pointillés_20_gris"><text:span text:style-name="T140">=</text:span></text:span><text:span text:style-name="_5f_pointillés_20_gris"><text:span text:style-name="T128"> </text:span></text:span><text:span text:style-name="_5f_pointillés_20_gris"><text:span text:style-name="T145">6</text:span></text:span><text:span text:style-name="_5f_variables"><text:span text:style-name="T143">x</text:span></text:span><text:span text:style-name="_5f_variables"><text:span text:style-name="T120">2</text:span></text:span><text:span text:style-name="_5f_variables"><text:span text:style-name="T125"> </text:span></text:span><text:span text:style-name="_5f_variables"><text:span text:style-name="T137">−</text:span></text:span><text:span text:style-name="_5f_variables"><text:span text:style-name="T125"> 1</text:span></text:span><text:span text:style-name="_5f_pointillés_20_gris"><text:span text:style-name="T144">9</text:span></text:span><text:span text:style-name="_5f_variables"><text:span text:style-name="T143">x</text:span></text:span><text:span text:style-name="_5f_variables"><text:span text:style-name="T125"> </text:span></text:span><text:span text:style-name="_5f_variables"><text:span text:style-name="T138"></text:span></text:span><text:span text:style-name="_5f_variables"><text:span text:style-name="T125"> </text:span></text:span><text:span text:style-name="_5f_pointillés_20_gris"><text:span text:style-name="T144">10</text:span></text:span></text:p>
              <text:p text:style-name="P89"><text:span text:style-name="_5f_pointillés_20_gris"><text:span text:style-name="T144"/></text:span></text:p>
            </text:list-header>
          </text:list>
        </text:list-item>
      </text:list>
      <text:list xml:id="list92711041352238" text:continue-list="list92711577645243" text:style-name="Num_5f_Exo">
        <text:list-item>
          <text:list>
            <text:list-item>
              <text:list>
                <text:list-header>
                  <text:h text:style-name="P45" text:outline-level="1"/>
                </text:list-header>
                <text:list-item>
                  <text:h text:style-name="P46" text:outline-level="1"> Développe puis réduis chaque expression.</text:h>
                </text:list-item>
              </text:list>
            </text:list-item>
          </text:list>
        </text:list-item>
      </text:list>
      <text:p text:style-name="P33"><text:span text:style-name="T109">O </text:span><text:span text:style-name="T115">=</text:span><text:span text:style-name="T109"> (4</text:span><text:span text:style-name="_5f_variable"><text:span text:style-name="T192">z</text:span></text:span><text:span text:style-name="T109"> </text:span><text:span text:style-name="T116"></text:span><text:span text:style-name="T109"> 3)</text:span><text:span text:style-name="T118">2</text:span></text:p>
      <text:p text:style-name="P28"><text:span text:style-name="_5f_pointillés_20_gris"><text:span text:style-name="T145">O </text:span></text:span><text:span text:style-name="_5f_pointillés_20_gris"><text:span text:style-name="T140">=</text:span></text:span><text:span text:style-name="_5f_pointillés_20_gris"><text:span text:style-name="T145"> (4</text:span></text:span><text:span text:style-name="_5f_variable"><text:span text:style-name="T149">z</text:span></text:span><text:span text:style-name="_5f_pointillés_20_gris"><text:span text:style-name="T145"> </text:span></text:span><text:span text:style-name="_5f_pointillés_20_gris"><text:span text:style-name="T140"></text:span></text:span><text:span text:style-name="_5f_pointillés_20_gris"><text:span text:style-name="T145"> 3) (4</text:span></text:span><text:span text:style-name="_5f_variable"><text:span text:style-name="T149">z</text:span></text:span><text:span text:style-name="_5f_pointillés_20_gris"><text:span text:style-name="T145"> </text:span></text:span><text:span text:style-name="_5f_pointillés_20_gris"><text:span text:style-name="T140"></text:span></text:span><text:span text:style-name="_5f_pointillés_20_gris"><text:span text:style-name="T145"> 3)</text:span></text:span></text:p>
      <text:p text:style-name="P28"><text:span text:style-name="_5f_pointillés_20_gris"><text:span text:style-name="T145">O </text:span></text:span><text:span text:style-name="_5f_pointillés_20_gris"><text:span text:style-name="T140">=</text:span></text:span><text:span text:style-name="_5f_pointillés_20_gris"><text:span text:style-name="T145"> 16</text:span></text:span><text:span text:style-name="_5f_variable"><text:span text:style-name="T149">z²</text:span></text:span><text:span text:style-name="_5f_pointillés_20_gris"><text:span text:style-name="T145"> </text:span></text:span><text:span text:style-name="_5f_pointillés_20_gris"><text:span text:style-name="T140"></text:span></text:span><text:span text:style-name="_5f_pointillés_20_gris"><text:span text:style-name="T145"> 12</text:span></text:span><text:span text:style-name="_5f_variable"><text:span text:style-name="T149">z</text:span></text:span><text:span text:style-name="_5f_pointillés_20_gris"><text:span text:style-name="T145"> </text:span></text:span><text:span text:style-name="_5f_pointillés_20_gris"><text:span text:style-name="T140"></text:span></text:span><text:span text:style-name="_5f_pointillés_20_gris"><text:span text:style-name="T145"> 12</text:span></text:span><text:span text:style-name="_5f_variable"><text:span text:style-name="T149">z </text:span></text:span><text:span text:style-name="_5f_pointillés_20_gris"><text:span text:style-name="T140"></text:span></text:span><text:span text:style-name="_5f_pointillés_20_gris"><text:span text:style-name="T145"> 9</text:span></text:span></text:p>
      <text:p text:style-name="P34"><text:span text:style-name="_5f_pointillés_20_gris"><text:span text:style-name="T165">O </text:span></text:span><text:span text:style-name="_5f_pointillés_20_gris"><text:span text:style-name="T114">=</text:span></text:span><text:span text:style-name="_5f_pointillés_20_gris"><text:span text:style-name="T165"> 16</text:span></text:span><text:span text:style-name="_5f_variable"><text:span text:style-name="T193">z²</text:span></text:span><text:span text:style-name="_5f_pointillés_20_gris"><text:span text:style-name="T165"> </text:span></text:span><text:span text:style-name="_5f_pointillés_20_gris"><text:span text:style-name="T114"></text:span></text:span><text:span text:style-name="_5f_pointillés_20_gris"><text:span text:style-name="T165"> 24</text:span></text:span><text:span text:style-name="_5f_variable"><text:span text:style-name="T193">z </text:span></text:span><text:span text:style-name="_5f_pointillés_20_gris"><text:span text:style-name="T114"></text:span></text:span><text:span text:style-name="_5f_pointillés_20_gris"><text:span text:style-name="T165"> 9</text:span></text:span></text:p>
      <text:p text:style-name="P38"><text:span text:style-name="T109">P </text:span><text:span text:style-name="T115">=</text:span><text:span text:style-name="T109"> 6</text:span><text:span text:style-name="T170"> </text:span><text:span text:style-name="T116"></text:span><text:span text:style-name="T171"> </text:span><text:span text:style-name="T109">(5</text:span><text:span text:style-name="_5f_variable"><text:span text:style-name="T192">y</text:span></text:span><text:span text:style-name="T109"> </text:span><text:span text:style-name="T116">−</text:span><text:span text:style-name="T109"> 2)(3 </text:span><text:span text:style-name="T116">−</text:span><text:span text:style-name="T109"> 4</text:span><text:span text:style-name="_5f_variable"><text:span text:style-name="T192">y</text:span></text:span><text:span text:style-name="T109">)</text:span></text:p>
      <text:p text:style-name="P30"><text:span text:style-name="_5f_pointillés_20_gris"><text:span text:style-name="T145">P </text:span></text:span><text:span text:style-name="_5f_pointillés_20_gris"><text:span text:style-name="T140">=</text:span></text:span><text:span text:style-name="_5f_pointillés_20_gris"><text:span text:style-name="T145"> 6</text:span></text:span><text:span text:style-name="_5f_pointillés_20_gris"><text:span text:style-name="T128"> </text:span></text:span><text:span text:style-name="_5f_pointillés_20_gris"><text:span text:style-name="T140"></text:span></text:span><text:span text:style-name="_5f_pointillés_20_gris"><text:span text:style-name="T128"> </text:span></text:span><text:span text:style-name="_5f_pointillés_20_gris"><text:span text:style-name="T145">15</text:span></text:span><text:span text:style-name="_5f_variable"><text:span text:style-name="T149">y</text:span></text:span><text:span text:style-name="_5f_pointillés_20_gris"><text:span text:style-name="T145"> </text:span></text:span><text:span text:style-name="_5f_pointillés_20_gris"><text:span text:style-name="T140">−</text:span></text:span><text:span text:style-name="_5f_pointillés_20_gris"><text:span text:style-name="T145"> 20</text:span></text:span><text:span text:style-name="_5f_variable"><text:span text:style-name="T150">y</text:span></text:span><text:span text:style-name="_5f_variable"><text:span text:style-name="T149">²</text:span></text:span><text:span text:style-name="_5f_pointillés_20_gris"><text:span text:style-name="T146"> </text:span></text:span><text:span text:style-name="_5f_pointillés_20_gris"><text:span text:style-name="T139">−</text:span></text:span><text:span text:style-name="_5f_pointillés_20_gris"><text:span text:style-name="T146"> 6 </text:span></text:span><text:span text:style-name="_5f_pointillés_20_gris"><text:span text:style-name="T139"></text:span></text:span><text:span text:style-name="_5f_pointillés_20_gris"><text:span text:style-name="T127"> </text:span></text:span><text:span text:style-name="_5f_pointillés_20_gris"><text:span text:style-name="T146">8</text:span></text:span><text:span text:style-name="_5f_variable"><text:span text:style-name="T149">y</text:span></text:span><text:span text:style-name="_5f_pointillés_20_gris"><text:span text:style-name="T146"> </text:span></text:span></text:p>
      <text:p text:style-name="P29"><text:span text:style-name="_5f_pointillés_20_gris"><text:span text:style-name="T145">P </text:span></text:span><text:span text:style-name="_5f_pointillés_20_gris"><text:span text:style-name="T140">=</text:span></text:span><text:span text:style-name="_5f_pointillés_20_gris"><text:span text:style-name="T145">23</text:span></text:span><text:span text:style-name="_5f_variable"><text:span text:style-name="T149">y</text:span></text:span><text:span text:style-name="_5f_pointillés_20_gris"><text:span text:style-name="T145"> </text:span></text:span><text:span text:style-name="_5f_pointillés_20_gris"><text:span text:style-name="T140">−</text:span></text:span><text:span text:style-name="_5f_pointillés_20_gris"><text:span text:style-name="T145"> 20</text:span></text:span><text:span text:style-name="_5f_variable"><text:span text:style-name="T150">y</text:span></text:span><text:span text:style-name="_5f_variable"><text:span text:style-name="T149">²</text:span></text:span></text:p>
      <text:p text:style-name="P26"><text:span text:style-name="T109">Q </text:span><text:span text:style-name="T115">=</text:span><text:span text:style-name="T109"> 5</text:span><text:span text:style-name="_5f_variable"><text:span text:style-name="T192">z</text:span></text:span><text:span text:style-name="T170"> </text:span><text:span text:style-name="T116">−</text:span><text:span text:style-name="T170"> </text:span><text:span text:style-name="T109">(4</text:span><text:span text:style-name="_5f_variable"><text:span text:style-name="T192">z</text:span></text:span><text:span text:style-name="T109"> </text:span><text:span text:style-name="T116"></text:span><text:span text:style-name="T109"> 3)</text:span><text:span text:style-name="T122">(</text:span><text:span text:style-name="T141">−</text:span><text:span text:style-name="T129">2</text:span><text:span text:style-name="_5f_variable"><text:span text:style-name="T151">z</text:span></text:span><text:span text:style-name="T129"> </text:span><text:span text:style-name="T141">−</text:span><text:span text:style-name="T129"> </text:span><text:span text:style-name="T109">5)</text:span></text:p>
      <text:p text:style-name="P31"><text:span text:style-name="_5f_pointillés_20_gris"><text:span text:style-name="T145">Q </text:span></text:span><text:span text:style-name="_5f_pointillés_20_gris"><text:span text:style-name="T140">=</text:span></text:span><text:span text:style-name="_5f_pointillés_20_gris"><text:span text:style-name="T145"> 5</text:span></text:span><text:span text:style-name="_5f_variable"><text:span text:style-name="T149">z</text:span></text:span><text:span text:style-name="_5f_pointillés_20_gris"><text:span text:style-name="T128"> </text:span></text:span><text:span text:style-name="_5f_pointillés_20_gris"><text:span text:style-name="T140">−</text:span></text:span><text:span text:style-name="_5f_pointillés_20_gris"><text:span text:style-name="T128"> (</text:span></text:span><text:span text:style-name="_5f_pointillés_20_gris"><text:span text:style-name="T140">−</text:span></text:span><text:span text:style-name="_5f_pointillés_20_gris"><text:span text:style-name="T128"> </text:span></text:span><text:span text:style-name="_5f_pointillés_20_gris"><text:span text:style-name="T145">8</text:span></text:span><text:span text:style-name="_5f_variable"><text:span text:style-name="T149">z²</text:span></text:span><text:span text:style-name="_5f_pointillés_20_gris"><text:span text:style-name="T145"> </text:span></text:span><text:span text:style-name="_5f_pointillés_20_gris"><text:span text:style-name="T140">−</text:span></text:span><text:span text:style-name="_5f_pointillés_20_gris"><text:span text:style-name="T145"> 20</text:span></text:span><text:span text:style-name="_5f_variable"><text:span text:style-name="T150">z </text:span></text:span><text:span text:style-name="_5f_pointillés_20_gris"><text:span text:style-name="T142">− </text:span></text:span><text:span text:style-name="_5f_pointillés_20_gris"><text:span text:style-name="T152">6</text:span></text:span><text:span text:style-name="_5f_variable"><text:span text:style-name="T150">z</text:span></text:span><text:span text:style-name="_5f_pointillés_20_gris"><text:span text:style-name="T128"> </text:span></text:span><text:span text:style-name="_5f_pointillés_20_gris"><text:span text:style-name="T140">− </text:span></text:span><text:span text:style-name="_5f_pointillés_20_gris"><text:span text:style-name="T128">1</text:span></text:span><text:span text:style-name="_5f_pointillés_20_gris"><text:span text:style-name="T145">5)</text:span></text:span></text:p>
      <text:p text:style-name="P27"><text:span text:style-name="_5f_pointillés_20_gris"><text:span text:style-name="T145">Q </text:span></text:span><text:span text:style-name="_5f_pointillés_20_gris"><text:span text:style-name="T140">=</text:span></text:span><text:span text:style-name="_5f_pointillés_20_gris"><text:span text:style-name="T145"> 5</text:span></text:span><text:span text:style-name="_5f_variable"><text:span text:style-name="T149">z</text:span></text:span><text:span text:style-name="_5f_pointillés_20_gris"><text:span text:style-name="T128"> + </text:span></text:span><text:span text:style-name="_5f_pointillés_20_gris"><text:span text:style-name="T145">8</text:span></text:span><text:span text:style-name="_5f_variable"><text:span text:style-name="T149">z²</text:span></text:span><text:span text:style-name="_5f_pointillés_20_gris"><text:span text:style-name="T145"> </text:span></text:span><text:span text:style-name="_5f_pointillés_20_gris"><text:span text:style-name="T128">+</text:span></text:span><text:span text:style-name="_5f_pointillés_20_gris"><text:span text:style-name="T145"> 20</text:span></text:span><text:span text:style-name="_5f_variable"><text:span text:style-name="T150">z </text:span></text:span><text:span text:style-name="_5f_pointillés_20_gris"><text:span text:style-name="T130">+ </text:span></text:span><text:span text:style-name="_5f_pointillés_20_gris"><text:span text:style-name="T152">6</text:span></text:span><text:span text:style-name="_5f_variable"><text:span text:style-name="T150">z</text:span></text:span><text:span text:style-name="_5f_pointillés_20_gris"><text:span text:style-name="T128"> + 1</text:span></text:span><text:span text:style-name="_5f_pointillés_20_gris"><text:span text:style-name="T145">5</text:span></text:span></text:p>
      <text:p text:style-name="P27"><text:span text:style-name="_5f_pointillés_20_gris"><text:span text:style-name="T146">Q </text:span></text:span><text:span text:style-name="_5f_pointillés_20_gris"><text:span text:style-name="T139">=</text:span></text:span><text:span text:style-name="_5f_pointillés_20_gris"><text:span text:style-name="T146"> 31</text:span></text:span><text:span text:style-name="_5f_variable"><text:span text:style-name="T149">z</text:span></text:span><text:span text:style-name="_5f_pointillés_20_gris"><text:span text:style-name="T127"> + </text:span></text:span><text:span text:style-name="_5f_pointillés_20_gris"><text:span text:style-name="T146">8</text:span></text:span><text:span text:style-name="_5f_variable"><text:span text:style-name="T149">z²</text:span></text:span><text:span text:style-name="_5f_pointillés_20_gris"><text:span text:style-name="T127"> + 1</text:span></text:span><text:span text:style-name="_5f_pointillés_20_gris"><text:span text:style-name="T146">5</text:span></text:span></text:p>
      <text:list xml:id="list92711459610568" text:continue-list="list92710420916904" text:style-name="_5f_Numérotation_20_des_20_exercices_20_livrets">
        <text:list-header>
          <text:p text:style-name="P76"><text:span text:style-name="T34">R </text:span><text:span text:style-name="T22">=</text:span><text:span text:style-name="T34"> 6(2</text:span><text:span text:style-name="T14">x</text:span><text:span text:style-name="T49"> </text:span><text:span text:style-name="T31">−</text:span><text:span text:style-name="T49"> </text:span><text:span text:style-name="T34">1)(3</text:span><text:span text:style-name="T33"> </text:span><text:span text:style-name="T21">−</text:span><text:span text:style-name="T33"> </text:span><text:span text:style-name="T14">x</text:span><text:span text:style-name="T34">)</text:span></text:p>
          <text:p text:style-name="P77"><text:span text:style-name="_5f_pointillés_20_gris"><text:span text:style-name="T128">R </text:span></text:span><text:span text:style-name="_5f_pointillés_20_gris"><text:span text:style-name="T140">=</text:span></text:span><text:span text:style-name="_5f_pointillés_20_gris"><text:span text:style-name="T128"> 6(6</text:span></text:span><text:span text:style-name="_5f_pointillés_20_gris"><text:span text:style-name="T134">x</text:span></text:span><text:span text:style-name="_5f_pointillés_20_gris"><text:span text:style-name="T131"> </text:span></text:span><text:span text:style-name="_5f_pointillés_20_gris"><text:span text:style-name="T139">−</text:span></text:span><text:span text:style-name="_5f_pointillés_20_gris"><text:span text:style-name="T127"> 2</text:span></text:span><text:span text:style-name="_5f_pointillés_20_gris"><text:span text:style-name="T134">x² </text:span></text:span><text:span text:style-name="_5f_pointillés_20_gris"><text:span text:style-name="T139">−</text:span></text:span><text:span text:style-name="_5f_pointillés_20_gris"><text:span text:style-name="T131"> </text:span></text:span><text:span text:style-name="_5f_pointillés_20_gris"><text:span text:style-name="T128">3 </text:span></text:span><text:span text:style-name="_5f_pointillés_20_gris"><text:span text:style-name="T140">+</text:span></text:span><text:span text:style-name="_5f_pointillés_20_gris"><text:span text:style-name="T128"> </text:span></text:span><text:span text:style-name="_5f_pointillés_20_gris"><text:span text:style-name="T134">x</text:span></text:span><text:span text:style-name="_5f_pointillés_20_gris"><text:span text:style-name="T128">)</text:span></text:span></text:p>
        </text:list-header>
      </text:list>
      <text:p text:style-name="P22"><text:span text:style-name="_5f_pointillés_20_gris"><text:span text:style-name="T128">R </text:span></text:span><text:span text:style-name="_5f_pointillés_20_gris"><text:span text:style-name="T140">=</text:span></text:span><text:span text:style-name="_5f_pointillés_20_gris"><text:span text:style-name="T128"> 36</text:span></text:span><text:span text:style-name="_5f_pointillés_20_gris"><text:span text:style-name="T134">x</text:span></text:span><text:span text:style-name="_5f_pointillés_20_gris"><text:span text:style-name="T131"> </text:span></text:span><text:span text:style-name="_5f_pointillés_20_gris"><text:span text:style-name="T139">−</text:span></text:span><text:span text:style-name="_5f_pointillés_20_gris"><text:span text:style-name="T127"> 12</text:span></text:span><text:span text:style-name="_5f_pointillés_20_gris"><text:span text:style-name="T134">x² </text:span></text:span><text:span text:style-name="_5f_pointillés_20_gris"><text:span text:style-name="T139">−</text:span></text:span><text:span text:style-name="_5f_pointillés_20_gris"><text:span text:style-name="T131"> </text:span></text:span><text:span text:style-name="_5f_pointillés_20_gris"><text:span text:style-name="T132">18</text:span></text:span><text:span text:style-name="_5f_pointillés_20_gris"><text:span text:style-name="T128"> </text:span></text:span><text:span text:style-name="_5f_pointillés_20_gris"><text:span text:style-name="T140">+</text:span></text:span><text:span text:style-name="_5f_pointillés_20_gris"><text:span text:style-name="T128"> 6</text:span></text:span><text:span text:style-name="_5f_pointillés_20_gris"><text:span text:style-name="T134">x</text:span></text:span></text:p>
      <text:p text:style-name="P22"><text:span text:style-name="_5f_pointillés_20_gris"><text:span text:style-name="T127">R </text:span></text:span><text:span text:style-name="_5f_pointillés_20_gris"><text:span text:style-name="T139">=</text:span></text:span><text:span text:style-name="_5f_pointillés_20_gris"><text:span text:style-name="T127"> 42</text:span></text:span><text:span text:style-name="_5f_pointillés_20_gris"><text:span text:style-name="T134">x</text:span></text:span><text:span text:style-name="_5f_pointillés_20_gris"><text:span text:style-name="T131"> </text:span></text:span><text:span text:style-name="_5f_pointillés_20_gris"><text:span text:style-name="T139">−</text:span></text:span><text:span text:style-name="_5f_pointillés_20_gris"><text:span text:style-name="T127"> 12</text:span></text:span><text:span text:style-name="_5f_pointillés_20_gris"><text:span text:style-name="T134">x² </text:span></text:span><text:span text:style-name="_5f_pointillés_20_gris"><text:span text:style-name="T139">−</text:span></text:span><text:span text:style-name="_5f_pointillés_20_gris"><text:span text:style-name="T131"> </text:span></text:span><text:span text:style-name="_5f_pointillés_20_gris"><text:span text:style-name="T132">18</text:span></text:span><text:span text:style-name="_5f_pointillés_20_gris"><text:span text:style-name="T127"> </text:span></text:span></text:p>
      <text:list xml:id="list92712363278213" text:continue-numbering="true" text:style-name="_5f_Numérotation_20_des_20_exercices_20_livrets">
        <text:list-item>
          <text:list>
            <text:list-header>
              <text:p text:style-name="P66"><text:span text:style-name="T34">J </text:span><text:span text:style-name="T22">=</text:span><text:span text:style-name="T34"> (</text:span><text:span text:style-name="T203">x</text:span><text:span text:style-name="T37"> </text:span><text:span text:style-name="T25"></text:span><text:span text:style-name="T39"> </text:span><text:span text:style-name="T34">7)(3</text:span><text:span text:style-name="T33"> </text:span><text:span text:style-name="_5f_variables"><text:span text:style-name="T27">−</text:span></text:span><text:span text:style-name="T33"> </text:span><text:span text:style-name="T34">2</text:span><text:span text:style-name="T14">x</text:span><text:span text:style-name="T34">)</text:span><text:span text:style-name="T33"> </text:span><text:span text:style-name="T21"></text:span><text:span text:style-name="T34"> (5</text:span><text:span text:style-name="T14">x</text:span><text:span text:style-name="T37"> </text:span><text:span text:style-name="_5f_variables"><text:span text:style-name="T27">−</text:span></text:span><text:span text:style-name="T37"> </text:span><text:span text:style-name="T34">2)(4</text:span><text:span text:style-name="T14">x</text:span><text:span text:style-name="T37"> </text:span><text:span text:style-name="T25"></text:span><text:span text:style-name="T39"> </text:span><text:span text:style-name="T34">1)</text:span></text:p>
            </text:list-header>
          </text:list>
          <text:p text:style-name="P79"><text:span text:style-name="T35">J </text:span><text:span text:style-name="T23">=</text:span><text:span text:style-name="T35"> </text:span><text:span text:style-name="T16">x</text:span><text:span text:style-name="T43"> </text:span><text:span text:style-name="_5f_variables"><text:span text:style-name="T172">× 3 </text:span></text:span><text:span text:style-name="_5f_variables"><text:span text:style-name="T112">−</text:span></text:span><text:span text:style-name="_5f_variables"><text:span text:style-name="T174"> </text:span></text:span><text:span text:style-name="_5f_variables"><text:span text:style-name="T180">x</text:span></text:span><text:span text:style-name="_5f_variables"><text:span text:style-name="T174"> ×</text:span></text:span><text:span text:style-name="_5f_variables"><text:span text:style-name="T172"> 2</text:span></text:span><text:span text:style-name="_5f_variables"><text:span text:style-name="T178">x</text:span></text:span><text:span text:style-name="_5f_variables"><text:span text:style-name="T174"> </text:span></text:span><text:span text:style-name="T30"></text:span><text:span text:style-name="T43"> 7 </text:span><text:span text:style-name="_5f_variables"><text:span text:style-name="T172">× 3 </text:span></text:span><text:span text:style-name="_5f_variables"><text:span text:style-name="T112">−</text:span></text:span><text:span text:style-name="_5f_variables"><text:span text:style-name="T174"> 7 ×</text:span></text:span><text:span text:style-name="_5f_variables"><text:span text:style-name="T172"> 2</text:span></text:span><text:span text:style-name="_5f_variables"><text:span text:style-name="T178">x</text:span></text:span><text:span text:style-name="T36"> <text:line-break/> <text:s text:c="7"/></text:span><text:span text:style-name="T24"></text:span><text:span text:style-name="T35"> 5</text:span><text:span text:style-name="T16">x</text:span><text:span text:style-name="T43"> </text:span><text:span text:style-name="_5f_variables"><text:span text:style-name="T172">× 4</text:span></text:span><text:span text:style-name="_5f_variables"><text:span text:style-name="T178">x</text:span></text:span><text:span text:style-name="T43"> </text:span><text:span text:style-name="T30"></text:span><text:span text:style-name="T43"> 5</text:span><text:span text:style-name="T17">x</text:span><text:span text:style-name="T43"> </text:span><text:span text:style-name="_5f_variables"><text:span text:style-name="T172">×</text:span></text:span><text:span text:style-name="T43"> 1</text:span><text:span text:style-name="_5f_variables"><text:span text:style-name="T28">−</text:span></text:span><text:span text:style-name="T43"> </text:span><text:span text:style-name="T35">2</text:span><text:span text:style-name="T43"> </text:span><text:span text:style-name="_5f_variables"><text:span text:style-name="T172">× 4</text:span></text:span><text:span text:style-name="_5f_variables"><text:span text:style-name="T178">x</text:span></text:span><text:span text:style-name="T43"> </text:span><text:span text:style-name="_5f_variables"><text:span text:style-name="T28">−</text:span></text:span><text:span text:style-name="T43"> 2 </text:span><text:span text:style-name="_5f_variables"><text:span text:style-name="T172">×</text:span></text:span><text:span text:style-name="T43"> 1</text:span></text:p>
          <text:p text:style-name="P81"><text:span text:style-name="T43">J </text:span><text:span text:style-name="T30">=</text:span><text:span text:style-name="T43"> 3</text:span><text:span text:style-name="T17">x</text:span><text:span text:style-name="T43"> </text:span><text:span text:style-name="_5f_variables"><text:span text:style-name="T112">−</text:span></text:span><text:span text:style-name="_5f_variables"><text:span text:style-name="T172">2</text:span></text:span><text:span text:style-name="_5f_variables"><text:span text:style-name="T178">x</text:span></text:span><text:span text:style-name="_5f_variables"><text:span text:style-name="T120">2</text:span></text:span><text:span text:style-name="_5f_variables"><text:span text:style-name="T174"> </text:span></text:span><text:span text:style-name="T30"></text:span><text:span text:style-name="T43"> 21</text:span><text:span text:style-name="_5f_variables"><text:span text:style-name="T172"> </text:span></text:span><text:span text:style-name="_5f_variables"><text:span text:style-name="T112">−</text:span></text:span><text:span text:style-name="_5f_variables"><text:span text:style-name="T174">14</text:span></text:span><text:span text:style-name="_5f_variables"><text:span text:style-name="T178">x </text:span></text:span><text:span text:style-name="T30"></text:span><text:span text:style-name="T43"> 20</text:span><text:span text:style-name="T17">x</text:span><text:span text:style-name="_5f_variables"><text:span text:style-name="T120">2</text:span></text:span><text:span text:style-name="T43"> </text:span><text:span text:style-name="T30"></text:span><text:span text:style-name="T43"> 5</text:span><text:span text:style-name="T17">x</text:span><text:span text:style-name="T43"> </text:span><text:span text:style-name="_5f_variables"><text:span text:style-name="T28">−</text:span></text:span><text:span text:style-name="T43">8</text:span><text:span text:style-name="_5f_variables"><text:span text:style-name="T178">x</text:span></text:span><text:span text:style-name="T43"> </text:span><text:span text:style-name="_5f_variables"><text:span text:style-name="T28">−</text:span></text:span><text:span text:style-name="T43">2 </text:span></text:p>
          <text:p text:style-name="P80"><text:span text:style-name="_5f_pointillés_20_gris"><text:span text:style-name="T216">J </text:span></text:span><text:span text:style-name="_5f_pointillés_20_gris"><text:span text:style-name="T236">=</text:span></text:span><text:span text:style-name="_5f_variables"><text:span text:style-name="T223"> </text:span></text:span><text:span text:style-name="_5f_variables"><text:span text:style-name="T216">1</text:span></text:span><text:span text:style-name="_5f_variables"><text:span text:style-name="T125">8</text:span></text:span><text:span text:style-name="_5f_variables"><text:span text:style-name="T134">x</text:span></text:span><text:span text:style-name="_5f_variables"><text:span text:style-name="T120">2</text:span></text:span><text:span text:style-name="_5f_variables"><text:span text:style-name="T126"> </text:span></text:span><text:span text:style-name="_5f_variables"><text:span text:style-name="T137">− </text:span></text:span><text:span text:style-name="_5f_Correction_5f_surligné"><text:span text:style-name="T148">14</text:span></text:span><text:span text:style-name="_5f_variables"><text:span text:style-name="T134">x</text:span></text:span><text:span text:style-name="_5f_pointillés_20_gris"><text:span text:style-name="T68"> </text:span></text:span><text:span text:style-name="_5f_pointillés_20_gris"><text:span text:style-name="T60"></text:span></text:span><text:span text:style-name="_5f_variables"><text:span text:style-name="T125">19</text:span></text:span></text:p>
        </text:list-item>
      </text:list>
      <text:list xml:id="list92711861305151" text:continue-list="list92711041352238" text:style-name="Num_5f_Exo">
        <text:list-item>
          <text:list>
            <text:list-item>
              <text:list>
                <text:list-item>
                  <text:h text:style-name="P47" text:outline-level="1"> Soit S <text:span text:style-name="T22">=</text:span> 4<text:span text:style-name="_5f_variable"><text:span text:style-name="T4">x</text:span></text:span><text:span text:style-name="T9">2</text:span> <text:span text:style-name="T21">−</text:span> (<text:span text:style-name="T14">x</text:span> <text:span text:style-name="T21"></text:span> 3)(<text:span text:style-name="T14">x</text:span> <text:span text:style-name="T21">−</text:span> 2) <text:span text:style-name="T21"></text:span> 2(<text:span text:style-name="T14">x</text:span> <text:span text:style-name="T21">−</text:span> 2).</text:h>
                </text:list-item>
              </text:list>
            </text:list-item>
          </text:list>
        </text:list-item>
      </text:list>
      <text:list xml:id="list92711093242592" text:continue-list="list92711889889474" text:style-name="liste_5f_abc">
        <text:list-item>
          <text:list>
            <text:list-item>
              <text:list>
                <text:list-item text:start-value="1">
                  <text:p text:style-name="P82">Développe puis réduis l'expression A.</text:p>
                </text:list-item>
              </text:list>
            </text:list-item>
          </text:list>
          <text:p text:style-name="P101"><text:span text:style-name="_5f_pointillés_20_gris"><text:span text:style-name="T282">A </text:span></text:span><text:span text:style-name="_5f_pointillés_20_gris"><text:span text:style-name="T270">=</text:span></text:span><text:span text:style-name="_5f_pointillés_20_gris"><text:span text:style-name="T282"> 4</text:span></text:span><text:span text:style-name="_5f_variable"><text:span text:style-name="T280">x</text:span></text:span><text:span text:style-name="_5f_pointillés_20_gris"><text:span text:style-name="T291">2</text:span></text:span><text:span text:style-name="_5f_pointillés_20_gris"><text:span text:style-name="T214"> </text:span></text:span><text:span text:style-name="_5f_pointillés_20_gris"><text:span text:style-name="T232">−</text:span></text:span><text:span text:style-name="_5f_pointillés_20_gris"><text:span text:style-name="T214"> </text:span></text:span><text:span text:style-name="_5f_pointillés_20_gris"><text:span text:style-name="T282">(</text:span></text:span><text:span text:style-name="_5f_variable"><text:span text:style-name="T280">x</text:span></text:span><text:span text:style-name="_5f_pointillés_20_gris"><text:span text:style-name="T291">2</text:span></text:span><text:span text:style-name="_5f_pointillés_20_gris"><text:span text:style-name="T259"> </text:span></text:span><text:span text:style-name="_5f_pointillés_20_gris"><text:span text:style-name="T271">−</text:span></text:span><text:span text:style-name="_5f_pointillés_20_gris"><text:span text:style-name="T259"> </text:span></text:span><text:span text:style-name="_5f_pointillés_20_gris"><text:span text:style-name="T282">2</text:span></text:span><text:span text:style-name="_5f_pointillés_20_gris"><text:span text:style-name="T286">x</text:span></text:span><text:span text:style-name="_5f_pointillés_20_gris"><text:span text:style-name="T259"> </text:span></text:span><text:span text:style-name="_5f_pointillés_20_gris"><text:span text:style-name="T271"></text:span></text:span><text:span text:style-name="_5f_pointillés_20_gris"><text:span text:style-name="T258"> </text:span></text:span><text:span text:style-name="_5f_pointillés_20_gris"><text:span text:style-name="T282">3</text:span></text:span><text:span text:style-name="_5f_pointillés_20_gris"><text:span text:style-name="T286">x</text:span></text:span><text:span text:style-name="_5f_pointillés_20_gris"><text:span text:style-name="T259"> </text:span></text:span><text:span text:style-name="_5f_pointillés_20_gris"><text:span text:style-name="T271">−</text:span></text:span><text:span text:style-name="_5f_pointillés_20_gris"><text:span text:style-name="T259"> </text:span></text:span><text:span text:style-name="_5f_pointillés_20_gris"><text:span text:style-name="T282">6)</text:span></text:span><text:span text:style-name="_5f_pointillés_20_gris"><text:span text:style-name="T259"> </text:span></text:span><text:span text:style-name="_5f_pointillés_20_gris"><text:span text:style-name="T271"></text:span></text:span><text:span text:style-name="_5f_pointillés_20_gris"><text:span text:style-name="T258"> </text:span></text:span><text:span text:style-name="_5f_pointillés_20_gris"><text:span text:style-name="T282">2</text:span></text:span><text:span text:style-name="_5f_pointillés_20_gris"><text:span text:style-name="T286">x</text:span></text:span><text:span text:style-name="_5f_pointillés_20_gris"><text:span text:style-name="T259"> </text:span></text:span><text:span text:style-name="_5f_pointillés_20_gris"><text:span text:style-name="T271">−</text:span></text:span><text:span text:style-name="_5f_pointillés_20_gris"><text:span text:style-name="T259"> </text:span></text:span><text:span text:style-name="_5f_pointillés_20_gris"><text:span text:style-name="T282">4</text:span></text:span></text:p>
          <text:p text:style-name="P99"><text:span text:style-name="_5f_pointillés_20_gris"><text:span text:style-name="T282">A</text:span></text:span><text:span text:style-name="_5f_pointillés_20_gris"><text:span text:style-name="T258"> </text:span></text:span><text:span text:style-name="_5f_pointillés_20_gris"><text:span text:style-name="T270">=</text:span></text:span><text:span text:style-name="_5f_pointillés_20_gris"><text:span text:style-name="T258"> </text:span></text:span><text:span text:style-name="T282">4</text:span><text:span text:style-name="_5f_variable"><text:span text:style-name="T280">x</text:span></text:span><text:span text:style-name="_5f_pointillés_20_gris"><text:span text:style-name="T291">2</text:span></text:span><text:span text:style-name="T259"> </text:span><text:span text:style-name="T271">−</text:span><text:span text:style-name="T259"> </text:span><text:span text:style-name="_5f_variable"><text:span text:style-name="T281">x</text:span></text:span><text:span text:style-name="_5f_pointillés_20_gris"><text:span text:style-name="T292">2</text:span></text:span><text:span text:style-name="T259"> </text:span><text:span text:style-name="T271"></text:span><text:span text:style-name="T258"> </text:span><text:span text:style-name="T282">2</text:span><text:span text:style-name="_5f_pointillés_20_gris"><text:span text:style-name="T286">x</text:span></text:span><text:span text:style-name="T259"> </text:span><text:span text:style-name="T271">−</text:span><text:span text:style-name="T259"> </text:span><text:span text:style-name="T282">3</text:span><text:span text:style-name="_5f_pointillés_20_gris"><text:span text:style-name="T286">x</text:span></text:span><text:span text:style-name="T259"> </text:span><text:span text:style-name="T271"></text:span><text:span text:style-name="T258"> </text:span><text:span text:style-name="T282">6</text:span><text:span text:style-name="T259"> </text:span><text:span text:style-name="T271"></text:span><text:span text:style-name="T258"> </text:span><text:span text:style-name="T282">2</text:span><text:span text:style-name="_5f_pointillés_20_gris"><text:span text:style-name="T286">x</text:span></text:span><text:span text:style-name="T259"> </text:span><text:span text:style-name="T271">−</text:span><text:span text:style-name="T259"> </text:span><text:span text:style-name="T282">4</text:span></text:p>
          <text:p text:style-name="P99"><text:span text:style-name="_5f_pointillés_20_gris"><text:span text:style-name="T241">A</text:span></text:span><text:span text:style-name="_5f_pointillés_20_gris"><text:span text:style-name="T213"> </text:span></text:span><text:span text:style-name="_5f_pointillés_20_gris"><text:span text:style-name="T234">=</text:span></text:span><text:span text:style-name="_5f_pointillés_20_gris"><text:span text:style-name="T213"> </text:span></text:span><text:span text:style-name="_5f_pointillés_20_gris"><text:span text:style-name="T241">3</text:span></text:span><text:span text:style-name="_5f_variable"><text:span text:style-name="T242">x</text:span></text:span><text:span text:style-name="_5f_pointillés_20_gris"><text:span text:style-name="T293">2</text:span></text:span><text:span text:style-name="_5f_pointillés_20_gris"><text:span text:style-name="T213"> </text:span></text:span><text:span text:style-name="_5f_pointillés_20_gris"><text:span text:style-name="T234"></text:span></text:span><text:span text:style-name="_5f_pointillés_20_gris"><text:span text:style-name="T213"> </text:span></text:span><text:span text:style-name="_5f_pointillés_20_gris"><text:span text:style-name="T248">x</text:span></text:span><text:span text:style-name="_5f_pointillés_20_gris"><text:span text:style-name="T213"> </text:span></text:span><text:span text:style-name="_5f_pointillés_20_gris"><text:span text:style-name="T234"></text:span></text:span><text:span text:style-name="_5f_pointillés_20_gris"><text:span text:style-name="T213"> </text:span></text:span><text:span text:style-name="_5f_pointillés_20_gris"><text:span text:style-name="T241">2</text:span></text:span></text:p>
          <text:list>
            <text:list-item>
              <text:list>
                <text:list-header>
                  <text:p text:style-name="P82"><text:span text:style-name="T313">b.</text:span> Calcule A lorsque<text:span text:style-name="T14"> x</text:span> <text:span text:style-name="T22">=</text:span> <text:span text:style-name="T21">−</text:span>5 puis lorsque <text:span text:style-name="T14">x</text:span> <text:span text:style-name="T22">=</text:span><draw:frame draw:style-name="fr5" draw:name="Objet2" text:anchor-type="as-char" svg:width="0.499cm" svg:height="0.873cm" draw:z-index="16"><draw:object xlink:href="./Object 1" xlink:type="simple" xlink:show="embed" xlink:actuate="onLoad"/><draw:image xlink:href="./ObjectReplacements/Object 1" xlink:type="simple" xlink:show="embed" xlink:actuate="onLoad"/><svg:desc>formule</svg:desc></draw:frame>.</text:p>
                </text:list-header>
              </text:list>
            </text:list-item>
          </text:list>
        </text:list-item>
      </text:list>
      <text:section text:style-name="Sect3" text:name="Section28">
        <text:list xml:id="list92711179325110" text:continue-numbering="true" text:style-name="liste_5f_abc">
          <text:list-item>
            <text:list>
              <text:list-header>
                <text:p text:style-name="P102"><text:span text:style-name="_5f_pointillés_20_gris"><text:span text:style-name="T282">A</text:span></text:span><text:span text:style-name="_5f_pointillés_20_gris"><text:span text:style-name="T258"> </text:span></text:span><text:span text:style-name="_5f_pointillés_20_gris"><text:span text:style-name="T270">=</text:span></text:span><text:span text:style-name="_5f_pointillés_20_gris"><text:span text:style-name="T258"> </text:span></text:span><text:span text:style-name="T282">3</text:span><text:span text:style-name="T294">×</text:span><text:span text:style-name="T259">(</text:span><text:span text:style-name="T271">−</text:span><text:span text:style-name="T259"> </text:span><text:span text:style-name="T282">5)</text:span><text:span text:style-name="T291">2</text:span><text:span text:style-name="T214"> </text:span><text:span text:style-name="T232">−</text:span><text:span text:style-name="T214">5 </text:span><text:span text:style-name="T232"></text:span><text:span text:style-name="T214"> </text:span><text:span text:style-name="T282">2</text:span></text:p>
                <text:p text:style-name="P96"><text:span text:style-name="_5f_pointillés_20_gris"><text:span text:style-name="T282">A</text:span></text:span><text:span text:style-name="_5f_pointillés_20_gris"><text:span text:style-name="T258"> </text:span></text:span><text:span text:style-name="_5f_pointillés_20_gris"><text:span text:style-name="T270">=</text:span></text:span><text:span text:style-name="_5f_pointillés_20_gris"><text:span text:style-name="T258"> </text:span></text:span><text:span text:style-name="T282">3</text:span><text:span text:style-name="T259"> </text:span><text:span text:style-name="T294">×</text:span><text:span text:style-name="T295"> </text:span><text:span text:style-name="T282">25</text:span><text:span text:style-name="T259"> </text:span><text:span text:style-name="T271">−</text:span><text:span text:style-name="T259"> </text:span><text:span text:style-name="T282">5</text:span><text:span text:style-name="T259"> </text:span><text:span text:style-name="T271"></text:span><text:span text:style-name="T258"> </text:span><text:span text:style-name="T282">2</text:span></text:p>
                <text:p text:style-name="P103"><text:span text:style-name="_5f_pointillés_20_gris"><text:span text:style-name="T282">A</text:span></text:span><text:span text:style-name="_5f_pointillés_20_gris"><text:span text:style-name="T258"> </text:span></text:span><text:span text:style-name="_5f_pointillés_20_gris"><text:span text:style-name="T270">=</text:span></text:span><text:span text:style-name="_5f_pointillés_20_gris"><text:span text:style-name="T258"> </text:span></text:span><text:span text:style-name="_5f_pointillés_20_gris"><text:span text:style-name="T282">72</text:span></text:span></text:p>
                <text:p text:style-name="P104"><text:span text:style-name="_5f_pointillés_20_gris"/></text:p>
                <text:p text:style-name="P105"><text:span text:style-name="_5f_pointillés_20_gris"><text:span text:style-name="T282">A</text:span></text:span><text:span text:style-name="_5f_pointillés_20_gris"><text:span text:style-name="T258"> </text:span></text:span><text:span text:style-name="_5f_pointillés_20_gris"><text:span text:style-name="T270">=</text:span></text:span><text:span text:style-name="_5f_pointillés_20_gris"><text:span text:style-name="T258"> </text:span></text:span><text:span text:style-name="T282">3</text:span><text:span text:style-name="T294">×</text:span><text:span text:style-name="T294"><draw:frame draw:style-name="fr4" draw:name="Objet1" text:anchor-type="as-char" svg:width="0.91cm" svg:height="0.96cm" draw:z-index="17"><draw:object xlink:href="./Object 2" xlink:type="simple" xlink:show="embed" xlink:actuate="onLoad"/><draw:image xlink:href="./ObjectReplacements/Object 2" xlink:type="simple" xlink:show="embed" xlink:actuate="onLoad"/><svg:desc>formule</svg:desc></draw:frame></text:span><text:span text:style-name="T271"></text:span><text:span text:style-name="T258"><draw:frame draw:style-name="fr4" draw:name="Objet67" text:anchor-type="as-char" svg:width="0.499cm" svg:height="0.873cm" draw:z-index="18"><draw:object xlink:href="./Object 3" xlink:type="simple" xlink:show="embed" xlink:actuate="onLoad"/><draw:image xlink:href="./ObjectReplacements/Object 3" xlink:type="simple" xlink:show="embed" xlink:actuate="onLoad"/><svg:desc>formule</svg:desc></draw:frame></text:span><text:span text:style-name="T271"></text:span><text:span text:style-name="T258"> </text:span><text:span text:style-name="T282">2</text:span></text:p>
                <text:p text:style-name="P106"><text:span text:style-name="_5f_pointillés_20_gris"><text:span text:style-name="T282">A</text:span></text:span><text:span text:style-name="_5f_pointillés_20_gris"><text:span text:style-name="T258"> </text:span></text:span><text:span text:style-name="_5f_pointillés_20_gris"><text:span text:style-name="T270">=</text:span></text:span><text:span text:style-name="_5f_pointillés_20_gris"><text:span text:style-name="T258"> </text:span></text:span><text:span text:style-name="T282">3</text:span><text:span text:style-name="T259"> </text:span><text:span text:style-name="T294">×</text:span><text:span text:style-name="T295"> </text:span><text:span text:style-name="T295"><draw:frame draw:style-name="fr4" draw:name="Objet68" text:anchor-type="as-char" svg:width="0.499cm" svg:height="0.873cm" draw:z-index="19"><draw:object xlink:href="./Object 4" xlink:type="simple" xlink:show="embed" xlink:actuate="onLoad"/><draw:image xlink:href="./ObjectReplacements/Object 4" xlink:type="simple" xlink:show="embed" xlink:actuate="onLoad"/><svg:desc>formule</svg:desc></draw:frame></text:span><text:span text:style-name="T295"> </text:span><text:span text:style-name="T271"></text:span><text:span text:style-name="T259"><draw:frame draw:style-name="fr4" draw:name="Objet69" text:anchor-type="as-char" svg:width="0.494cm" svg:height="0.873cm" draw:z-index="20"><draw:object xlink:href="./Object 5" xlink:type="simple" xlink:show="embed" xlink:actuate="onLoad"/><draw:image xlink:href="./ObjectReplacements/Object 5" xlink:type="simple" xlink:show="embed" xlink:actuate="onLoad"/><svg:desc>formule</svg:desc></draw:frame></text:span><text:span text:style-name="T271"></text:span><text:span text:style-name="T259"><draw:frame draw:style-name="fr4" draw:name="Objet3" text:anchor-type="as-char" svg:width="0.494cm" svg:height="0.873cm" draw:z-index="21"><draw:object xlink:href="./Object 6" xlink:type="simple" xlink:show="embed" xlink:actuate="onLoad"/><draw:image xlink:href="./ObjectReplacements/Object 6" xlink:type="simple" xlink:show="embed" xlink:actuate="onLoad"/><svg:desc>formule</svg:desc></draw:frame></text:span></text:p>
                <text:p text:style-name="P107"><text:span text:style-name="_5f_pointillés_20_gris"><text:span text:style-name="T282">A</text:span></text:span><text:span text:style-name="_5f_pointillés_20_gris"><text:span text:style-name="T258"> </text:span></text:span><text:span text:style-name="_5f_pointillés_20_gris"><text:span text:style-name="T270">=</text:span></text:span><text:span text:style-name="_5f_pointillés_20_gris"><text:span text:style-name="T258"> </text:span></text:span><text:span text:style-name="_5f_pointillés_20_gris"><text:span text:style-name="T258"><draw:frame draw:style-name="fr4" draw:name="Objet70" text:anchor-type="as-char" svg:width="0.723cm" svg:height="0.873cm" draw:z-index="22"><draw:object xlink:href="./Object 7" xlink:type="simple" xlink:show="embed" xlink:actuate="onLoad"/><draw:image xlink:href="./ObjectReplacements/Object 7" xlink:type="simple" xlink:show="embed" xlink:actuate="onLoad"/><svg:desc>formule</svg:desc></draw:frame></text:span></text:span></text:p>
              </text:list-header>
            </text:list>
          </text:list-item>
        </text:list>
      </text:section>
      <text:h text:style-name="P127" text:outline-level="1"><text:span text:style-name="_5f_pointillés_20_gris"><text:span text:style-name="T78"/></text:span></text:h>
      <text:h text:style-name="P127" text:outline-level="1"><text:span text:style-name="_5f_pointillés_20_gris"><text:span text:style-name="T78"/></text:span></text:h>
      <text:list xml:id="list92711702942149" text:continue-list="list92711861305151" text:style-name="Num_5f_Exo">
        <text:list-item>
          <text:list>
            <text:list-item>
              <text:list>
                <text:list-item>
                  <text:h text:style-name="P48" text:outline-level="1"><text:soft-page-break/><text:span text:style-name="T44"> </text:span><text:span text:style-name="Variable"><text:span text:style-name="T108">Développe puis réduis chaque expression.</text:span></text:span></text:h>
                </text:list-item>
              </text:list>
            </text:list-item>
          </text:list>
        </text:list-item>
      </text:list>
      <text:list xml:id="list92710679169336" text:continue-list="list92711179325110" text:style-name="liste_5f_abc">
        <text:list-item text:start-value="1">
          <text:p text:style-name="P117"><text:span text:style-name="T64">(</text:span><text:span text:style-name="_5f_variables"><text:span text:style-name="T85">x</text:span></text:span><text:span text:style-name="_5f_variables"><text:span text:style-name="T66"> </text:span></text:span><text:span text:style-name="_5f_variables"><text:span text:style-name="T58"></text:span></text:span><text:span text:style-name="_5f_variables"><text:span text:style-name="T67"> </text:span></text:span><text:span text:style-name="T64">7)(</text:span><text:span text:style-name="_5f_variables"><text:span text:style-name="T96">x</text:span></text:span><text:span text:style-name="_5f_variables"><text:span text:style-name="T66"> </text:span></text:span><text:span text:style-name="_5f_variables"><text:span text:style-name="T56">−</text:span></text:span><text:span text:style-name="_5f_variables"><text:span text:style-name="T66"> </text:span></text:span><text:span text:style-name="T64">7) </text:span><text:span text:style-name="T54">=</text:span><text:span text:style-name="T64"> </text:span><text:span text:style-name="_5f_variables"><text:span text:style-name="T250">x </text:span></text:span><text:span text:style-name="_5f_pointillés_20_gris"><text:span text:style-name="T215">² – 7² = </text:span></text:span><text:span text:style-name="_5f_variables"><text:span text:style-name="T250">x </text:span></text:span><text:span text:style-name="_5f_pointillés_20_gris"><text:span text:style-name="T215">² – <text:s/>49</text:span></text:span></text:p>
        </text:list-item>
        <text:list-item>
          <text:p text:style-name="P56"><text:span text:style-name="T204">(</text:span><text:span text:style-name="_5f_variables"><text:span text:style-name="T279">y</text:span></text:span><text:span text:style-name="T257"> </text:span><text:span text:style-name="T269"></text:span><text:span text:style-name="T256"> </text:span><text:span text:style-name="T204">3)(</text:span><text:span text:style-name="_5f_variables"><text:span text:style-name="T279">y</text:span></text:span><text:span text:style-name="T257"> </text:span><text:span text:style-name="_5f_variables"><text:span text:style-name="T267">−</text:span></text:span><text:span text:style-name="T257"> </text:span><text:span text:style-name="T204">3)</text:span><text:span text:style-name="T211"> </text:span><text:span text:style-name="T231">=</text:span><text:span text:style-name="T64"> </text:span><text:span text:style-name="T215">y² – 3² = y² – 9 </text:span></text:p>
        </text:list-item>
        <text:list-item>
          <text:p text:style-name="P117"><text:span text:style-name="T64">(4</text:span><text:span text:style-name="_5f_variables"><text:span text:style-name="T95">y</text:span></text:span><text:span text:style-name="_5f_variables"><text:span text:style-name="T66"> </text:span></text:span><text:span text:style-name="_5f_variables"><text:span text:style-name="T56">−</text:span></text:span><text:span text:style-name="_5f_variables"><text:span text:style-name="T66"> </text:span></text:span><text:span text:style-name="T52">5)(</text:span><text:span text:style-name="T64">4</text:span><text:span text:style-name="_5f_variables"><text:span text:style-name="T85">y</text:span></text:span><text:span text:style-name="_5f_variables"><text:span text:style-name="T66"> </text:span></text:span><text:span text:style-name="_5f_variables"><text:span text:style-name="T58"></text:span></text:span><text:span text:style-name="_5f_variables"><text:span text:style-name="T84"> </text:span></text:span><text:span text:style-name="T52">5)</text:span><text:span text:style-name="T64"> </text:span><text:span text:style-name="T235">=</text:span><text:span text:style-name="T215"> (4y)² – 5 ² </text:span></text:p>
          <text:list>
            <text:list-item>
              <text:list>
                <text:list-header>
                  <text:p text:style-name="P117"><text:span text:style-name="_5f_pointillés_20_gris"><text:span text:style-name="T64"><text:s text:c="29"/></text:span></text:span><text:span text:style-name="_5f_pointillés_20_gris"><text:span text:style-name="T215"><text:s/>= 16 y² – 25 </text:span></text:span></text:p>
                </text:list-header>
              </text:list>
            </text:list-item>
          </text:list>
        </text:list-item>
        <text:list-item>
          <text:p text:style-name="P117"><text:span text:style-name="_5f_pointillés_20_gris"><text:span text:style-name="T205">(2</text:span></text:span><text:span text:style-name="_5f_variables"><text:span text:style-name="T52">x</text:span></text:span><text:span text:style-name="_5f_pointillés_20_gris"><text:span text:style-name="T205"> </text:span></text:span><text:span text:style-name="_5f_variables"><text:span text:style-name="T58"></text:span></text:span><text:span text:style-name="_5f_pointillés_20_gris"><text:span text:style-name="T205"> 5)(2</text:span></text:span><text:span text:style-name="_5f_variables"><text:span text:style-name="T52">x</text:span></text:span><text:span text:style-name="_5f_pointillés_20_gris"><text:span text:style-name="T205"> </text:span></text:span><text:span text:style-name="_5f_variables"><text:span text:style-name="T56">−</text:span></text:span><text:span text:style-name="_5f_pointillés_20_gris"><text:span text:style-name="T205"> 5) </text:span></text:span><text:span text:style-name="_5f_pointillés_20_gris"><text:span text:style-name="T207">= (2</text:span></text:span><text:span text:style-name="_5f_variables"><text:span text:style-name="T250">x </text:span></text:span><text:span text:style-name="_5f_pointillés_20_gris"><text:span text:style-name="T207">)² – 5 ² </text:span></text:span></text:p>
          <text:p text:style-name="P117"><text:span text:style-name="_5f_pointillés_20_gris"><text:span text:style-name="T205"><text:s text:c="30"/></text:span></text:span><text:span text:style-name="_5f_pointillés_20_gris"><text:span text:style-name="T207"><text:s/>= 4</text:span></text:span><text:span text:style-name="_5f_variables"><text:span text:style-name="T250">x </text:span></text:span><text:span text:style-name="_5f_pointillés_20_gris"><text:span text:style-name="T207">² – 25 </text:span></text:span></text:p>
        </text:list-item>
        <text:list-item>
          <text:p text:style-name="P117"><text:span text:style-name="_5f_pointillés_20_gris"><text:span text:style-name="T205">(</text:span></text:span><text:span text:style-name="_5f_variables"><text:span text:style-name="T56">−</text:span></text:span><text:span text:style-name="_5f_pointillés_20_gris"><text:span text:style-name="T205"> 7</text:span></text:span><text:span text:style-name="_5f_variables"><text:span text:style-name="T80">x</text:span></text:span><text:span text:style-name="_5f_pointillés_20_gris"><text:span text:style-name="T205"> </text:span></text:span><text:span text:style-name="_5f_variables"><text:span text:style-name="T58"></text:span></text:span><text:span text:style-name="_5f_pointillés_20_gris"><text:span text:style-name="T206"> </text:span></text:span><text:span text:style-name="_5f_pointillés_20_gris"><text:span text:style-name="T205">12)(</text:span></text:span><text:span text:style-name="_5f_variables"><text:span text:style-name="T56">−</text:span></text:span><text:span text:style-name="_5f_pointillés_20_gris"><text:span text:style-name="T205"> 7</text:span></text:span><text:span text:style-name="_5f_variables"><text:span text:style-name="T52">x</text:span></text:span><text:span text:style-name="_5f_pointillés_20_gris"><text:span text:style-name="T205"> </text:span></text:span><text:span text:style-name="_5f_variables"><text:span text:style-name="T56">−</text:span></text:span><text:span text:style-name="_5f_pointillés_20_gris"><text:span text:style-name="T205"> 12) </text:span></text:span><text:span text:style-name="_5f_pointillés_20_gris"><text:span text:style-name="T207">= (– 7</text:span></text:span><text:span text:style-name="_5f_variables"><text:span text:style-name="T250">x </text:span></text:span><text:span text:style-name="_5f_pointillés_20_gris"><text:span text:style-name="T207">)² – 12² </text:span></text:span><text:span text:style-name="_5f_pointillés_20_gris"><text:span text:style-name="T205"><text:line-break/> <text:s text:c="39"/></text:span></text:span><text:span text:style-name="_5f_pointillés_20_gris"><text:span text:style-name="T207">=49</text:span></text:span><text:span text:style-name="_5f_variables"><text:span text:style-name="T250">x </text:span></text:span><text:span text:style-name="_5f_pointillés_20_gris"><text:span text:style-name="T207">² – 144 </text:span></text:span></text:p>
        </text:list-item>
        <text:list-item>
          <text:p text:style-name="P117"><text:span text:style-name="_5f_pointillés_20_gris"><text:span text:style-name="T205">(</text:span></text:span><text:span text:style-name="_5f_variables"><text:span text:style-name="T56">−</text:span></text:span><text:span text:style-name="_5f_pointillés_20_gris"><text:span text:style-name="T205"> 6</text:span></text:span><text:span text:style-name="_5f_variables"><text:span text:style-name="T52">x</text:span></text:span><text:span text:style-name="_5f_pointillés_20_gris"><text:span text:style-name="T205"> </text:span></text:span><text:span text:style-name="_5f_variables"><text:span text:style-name="T58"></text:span></text:span><text:span text:style-name="_5f_pointillés_20_gris"><text:span text:style-name="T205"> 3)(6</text:span></text:span><text:span text:style-name="_5f_variables"><text:span text:style-name="T52">x</text:span></text:span><text:span text:style-name="_5f_pointillés_20_gris"><text:span text:style-name="T205"> </text:span></text:span><text:span text:style-name="_5f_variables"><text:span text:style-name="T58"></text:span></text:span><text:span text:style-name="_5f_pointillés_20_gris"><text:span text:style-name="T205"> 3) </text:span></text:span><text:span text:style-name="_5f_pointillés_20_gris"><text:span text:style-name="T207">= (3 – 6</text:span></text:span><text:span text:style-name="_5f_variables"><text:span text:style-name="T97">x</text:span></text:span><text:span text:style-name="_5f_pointillés_20_gris"><text:span text:style-name="T207"> ) ( 3 + 6</text:span></text:span><text:span text:style-name="_5f_variables"><text:span text:style-name="T97">x</text:span></text:span><text:span text:style-name="_5f_pointillés_20_gris"><text:span text:style-name="T207">) </text:span></text:span></text:p>
          <text:p text:style-name="P117"><text:span text:style-name="_5f_pointillés_20_gris"><text:span text:style-name="T205"><text:s text:c="34"/></text:span></text:span><text:span text:style-name="_5f_pointillés_20_gris"><text:span text:style-name="T207">= 3² – (6</text:span></text:span><text:span text:style-name="_5f_variables"><text:span text:style-name="T250">x </text:span></text:span><text:span text:style-name="_5f_pointillés_20_gris"><text:span text:style-name="T207">)² </text:span></text:span></text:p>
          <text:p text:style-name="P117"><text:span text:style-name="_5f_pointillés_20_gris"><text:span text:style-name="T205"><text:s text:c="33"/></text:span></text:span><text:span text:style-name="_5f_pointillés_20_gris"><text:span text:style-name="T207"><text:s/>= 9 – 36</text:span></text:span><text:span text:style-name="_5f_variables"><text:span text:style-name="T251">x </text:span></text:span><text:span text:style-name="_5f_pointillés_20_gris"><text:span text:style-name="T207">² </text:span></text:span></text:p>
        </text:list-item>
      </text:list>
      <text:list xml:id="list92710515553155" text:continue-list="list92711702942149" text:style-name="Num_5f_Exo">
        <text:list-item>
          <text:h text:style-name="P49" text:outline-level="1"> Développe puis réduis chaque expression.</text:h>
        </text:list-item>
      </text:list>
      <text:list xml:id="list92712292720893" text:continue-list="list92712363278213" text:style-name="_5f_Numérotation_20_des_20_exercices_20_livrets">
        <text:list-item>
          <text:list>
            <text:list-header>
              <text:p text:style-name="P118">E <text:span text:style-name="T20">=</text:span> (3<text:span text:style-name="T33"> </text:span><text:span text:style-name="T21"></text:span><text:span text:style-name="T34"> </text:span>4<text:span text:style-name="T14">x</text:span>)(4<text:span text:style-name="T14">x</text:span><text:span text:style-name="T33"> </text:span><text:span text:style-name="_5f_variables"><text:span text:style-name="T27">−</text:span></text:span><text:span text:style-name="T33"> 3</text:span>)</text:p>
            </text:list-header>
          </text:list>
          <text:p text:style-name="P57"><text:span text:style-name="_5f_pointillés_20_gris"><text:span text:style-name="T208">E = (4</text:span></text:span><text:span text:style-name="_5f_pointillés_20_gris"><text:span text:style-name="T248">x</text:span></text:span><text:span text:style-name="_5f_pointillés_20_gris"><text:span text:style-name="T252"> </text:span></text:span><text:span text:style-name="_5f_pointillés_20_gris"><text:span text:style-name="T232"></text:span></text:span><text:span text:style-name="_5f_pointillés_20_gris"><text:span text:style-name="T214"> 3</text:span></text:span><text:span text:style-name="_5f_pointillés_20_gris"><text:span text:style-name="T208">)(4</text:span></text:span><text:span text:style-name="_5f_pointillés_20_gris"><text:span text:style-name="T248">x</text:span></text:span><text:span text:style-name="_5f_pointillés_20_gris"><text:span text:style-name="T214"> </text:span></text:span><text:span text:style-name="_5f_variables"><text:span text:style-name="T237">−</text:span></text:span><text:span text:style-name="_5f_pointillés_20_gris"><text:span text:style-name="T214"> 3</text:span></text:span><text:span text:style-name="_5f_pointillés_20_gris"><text:span text:style-name="T208">)</text:span></text:span></text:p>
          <text:p text:style-name="P58"><text:span text:style-name="_5f_pointillés_20_gris"><text:span text:style-name="T208">E = (4</text:span></text:span><text:span text:style-name="_5f_variables"><text:span text:style-name="T248">x</text:span></text:span><text:span text:style-name="_5f_pointillés_20_gris"><text:span text:style-name="T208">)² </text:span></text:span><text:span text:style-name="_5f_variables"><text:span text:style-name="T237">−</text:span></text:span><text:span text:style-name="_5f_pointillés_20_gris"><text:span text:style-name="T208"> 3²<text:line-break/>E = 16</text:span></text:span><text:span text:style-name="_5f_variables"><text:span text:style-name="T248">x</text:span></text:span><text:span text:style-name="_5f_variables"><text:span text:style-name="T252">² </text:span></text:span><text:span text:style-name="_5f_variables"><text:span text:style-name="T237">−</text:span></text:span><text:span text:style-name="_5f_variables"><text:span text:style-name="T252"> 9</text:span></text:span></text:p>
          <text:list text:continue-numbering="true">
            <text:list-header>
              <text:p text:style-name="P119">F <text:span text:style-name="T20">=</text:span> (7<text:span text:style-name="T33"> </text:span><text:span text:style-name="_5f_variables"><text:span text:style-name="T27">−</text:span></text:span><text:span text:style-name="T33"> </text:span>4<text:span text:style-name="T14">x</text:span>)(4<text:span text:style-name="T14">x</text:span><text:span text:style-name="T33"> </text:span><text:span text:style-name="T21"></text:span><text:span text:style-name="T33"> 7</text:span>)</text:p>
              <text:p text:style-name="P119"><text:span text:style-name="_5f_pointillés_20_gris"><text:span text:style-name="T240">F </text:span></text:span><text:span text:style-name="_5f_pointillés_20_gris"><text:span text:style-name="T238">=</text:span></text:span><text:span text:style-name="_5f_pointillés_20_gris"><text:span text:style-name="T240"> (7</text:span></text:span><text:span text:style-name="_5f_pointillés_20_gris"><text:span text:style-name="T214"> </text:span></text:span><text:span text:style-name="_5f_variables"><text:span text:style-name="T237">−</text:span></text:span><text:span text:style-name="_5f_pointillés_20_gris"><text:span text:style-name="T214"> </text:span></text:span><text:span text:style-name="_5f_pointillés_20_gris"><text:span text:style-name="T240">4</text:span></text:span><text:span text:style-name="_5f_pointillés_20_gris"><text:span text:style-name="T248">x</text:span></text:span><text:span text:style-name="_5f_pointillés_20_gris"><text:span text:style-name="T240">)(7 + 4</text:span></text:span><text:span text:style-name="_5f_pointillés_20_gris"><text:span text:style-name="T248">x</text:span></text:span><text:span text:style-name="_5f_pointillés_20_gris"><text:span text:style-name="T240">)</text:span></text:span></text:p>
              <text:p text:style-name="P119"><text:span text:style-name="_5f_pointillés_20_gris"><text:span text:style-name="T240">F </text:span></text:span><text:span text:style-name="_5f_pointillés_20_gris"><text:span text:style-name="T238">=</text:span></text:span><text:span text:style-name="_5f_pointillés_20_gris"><text:span text:style-name="T240"> 7²</text:span></text:span><text:span text:style-name="_5f_pointillés_20_gris"><text:span text:style-name="T214"> </text:span></text:span><text:span text:style-name="_5f_variables"><text:span text:style-name="T237">−</text:span></text:span><text:span text:style-name="_5f_pointillés_20_gris"><text:span text:style-name="T214"> (</text:span></text:span><text:span text:style-name="_5f_pointillés_20_gris"><text:span text:style-name="T240">4</text:span></text:span><text:span text:style-name="_5f_pointillés_20_gris"><text:span text:style-name="T248">x</text:span></text:span><text:span text:style-name="_5f_pointillés_20_gris"><text:span text:style-name="T240">)²</text:span></text:span></text:p>
              <text:p text:style-name="P120"><text:span text:style-name="_5f_pointillés_20_gris"><text:span text:style-name="T240">F = 49 </text:span></text:span><text:span text:style-name="_5f_variables"><text:span text:style-name="T237">−</text:span></text:span><text:span text:style-name="_5f_pointillés_20_gris"><text:span text:style-name="T240"> 16</text:span></text:span><text:span text:style-name="_5f_pointillés_20_gris"><text:span text:style-name="T248">x</text:span></text:span><text:span text:style-name="_5f_pointillés_20_gris"><text:span text:style-name="T240">²</text:span></text:span></text:p>
            </text:list-header>
          </text:list>
        </text:list-item>
      </text:list>
      <text:p text:style-name="P37"><text:span text:style-name="T64">G </text:span><text:span text:style-name="T54">=</text:span><text:span text:style-name="T64"> </text:span><text:span text:style-name="T62">(</text:span><text:span text:style-name="_5f_variables"><text:span text:style-name="T85">x</text:span></text:span><text:span text:style-name="_5f_variables"><text:span text:style-name="T66"> </text:span></text:span><text:span text:style-name="_5f_variables"><text:span text:style-name="T58"></text:span></text:span><text:span text:style-name="_5f_variables"><text:span text:style-name="T67"> </text:span></text:span><text:span text:style-name="T62">2)</text:span><text:span text:style-name="T10">2</text:span><text:span text:style-name="T63"> </text:span><text:span text:style-name="_5f_variables"><text:span text:style-name="T56">−</text:span></text:span><text:span text:style-name="T63"> </text:span><text:span text:style-name="T62">(3</text:span><text:span text:style-name="_5f_variables"><text:span text:style-name="T85">x</text:span></text:span><text:span text:style-name="_5f_variables"><text:span text:style-name="T66"> </text:span></text:span><text:span text:style-name="_5f_variables"><text:span text:style-name="T56">−</text:span></text:span><text:span text:style-name="_5f_variables"><text:span text:style-name="T66"> </text:span></text:span><text:span text:style-name="T62">5)</text:span><text:span text:style-name="T10">2</text:span></text:p>
      <text:p text:style-name="P39"><text:span text:style-name="_5f_pointillés_20_gris"><text:span text:style-name="T214">G </text:span></text:span><text:span text:style-name="_5f_pointillés_20_gris"><text:span text:style-name="T232">=</text:span></text:span><text:span text:style-name="_5f_pointillés_20_gris"><text:span text:style-name="T214"> </text:span></text:span><text:span text:style-name="_5f_pointillés_20_gris"><text:span text:style-name="T230">(</text:span></text:span><text:span text:style-name="_5f_variables"><text:span text:style-name="T248">x</text:span></text:span><text:span text:style-name="_5f_variables"><text:span text:style-name="T216"> </text:span></text:span><text:span text:style-name="_5f_variables"><text:span text:style-name="T236"></text:span></text:span><text:span text:style-name="_5f_variables"><text:span text:style-name="T216"> </text:span></text:span><text:span text:style-name="_5f_pointillés_20_gris"><text:span text:style-name="T230">2)(</text:span></text:span><text:span text:style-name="_5f_variables"><text:span text:style-name="T248">x</text:span></text:span><text:span text:style-name="_5f_variables"><text:span text:style-name="T216"> </text:span></text:span><text:span text:style-name="_5f_variables"><text:span text:style-name="T236"></text:span></text:span><text:span text:style-name="_5f_variables"><text:span text:style-name="T216"> </text:span></text:span><text:span text:style-name="_5f_pointillés_20_gris"><text:span text:style-name="T230">2)</text:span></text:span><text:span text:style-name="_5f_pointillés_20_gris"><text:span text:style-name="T214"> </text:span></text:span><text:span text:style-name="_5f_variables"><text:span text:style-name="T237">−</text:span></text:span><text:span text:style-name="_5f_pointillés_20_gris"><text:span text:style-name="T214"> </text:span></text:span><text:span text:style-name="_5f_pointillés_20_gris"><text:span text:style-name="T230">(3</text:span></text:span><text:span text:style-name="_5f_variables"><text:span text:style-name="T248">x</text:span></text:span><text:span text:style-name="_5f_variables"><text:span text:style-name="T216"> </text:span></text:span><text:span text:style-name="_5f_variables"><text:span text:style-name="T237">−</text:span></text:span><text:span text:style-name="_5f_variables"><text:span text:style-name="T216"> </text:span></text:span><text:span text:style-name="_5f_pointillés_20_gris"><text:span text:style-name="T230">5)(3</text:span></text:span><text:span text:style-name="_5f_variables"><text:span text:style-name="T248">x</text:span></text:span><text:span text:style-name="_5f_variables"><text:span text:style-name="T216"> </text:span></text:span><text:span text:style-name="_5f_variables"><text:span text:style-name="T237">−</text:span></text:span><text:span text:style-name="_5f_variables"><text:span text:style-name="T216"> </text:span></text:span><text:span text:style-name="_5f_pointillés_20_gris"><text:span text:style-name="T230">5)<text:line-break/></text:span></text:span><text:span text:style-name="_5f_pointillés_20_gris"><text:span text:style-name="T225">G = </text:span></text:span><text:span text:style-name="_5f_variables"><text:span text:style-name="T248">x </text:span></text:span><text:span text:style-name="_5f_variables"><text:span text:style-name="T226">² +</text:span></text:span><text:span text:style-name="_5f_variables"><text:span text:style-name="T216"> 2</text:span></text:span><text:span text:style-name="_5f_variables"><text:span text:style-name="T248">x</text:span></text:span><text:span text:style-name="_5f_variables"><text:span text:style-name="T226"> +</text:span></text:span><text:span text:style-name="_5f_variables"><text:span text:style-name="T216"> 2</text:span></text:span><text:span text:style-name="_5f_variables"><text:span text:style-name="T248">x</text:span></text:span><text:span text:style-name="_5f_variables"><text:span text:style-name="T226"> +</text:span></text:span><text:span text:style-name="_5f_variables"><text:span text:style-name="T216"> 4 – (9</text:span></text:span><text:span text:style-name="_5f_variables"><text:span text:style-name="T248">x </text:span></text:span><text:span text:style-name="_5f_variables"><text:span text:style-name="T226">²</text:span></text:span><text:span text:style-name="_5f_variables"><text:span text:style-name="T216"> – 15</text:span></text:span><text:span text:style-name="_5f_variables"><text:span text:style-name="T248">x</text:span></text:span><text:span text:style-name="_5f_variables"><text:span text:style-name="T216"> – 15</text:span></text:span><text:span text:style-name="_5f_variables"><text:span text:style-name="T248">x</text:span></text:span><text:span text:style-name="_5f_variables"><text:span text:style-name="T216"> + 25 )</text:span></text:span><text:span text:style-name="_5f_variables"><text:span text:style-name="T226"><text:line-break/></text:span></text:span><text:span text:style-name="_5f_variables"><text:span text:style-name="T216">G = </text:span></text:span><text:span text:style-name="_5f_variables"><text:span text:style-name="T248">x</text:span></text:span><text:span text:style-name="_5f_variables"><text:span text:style-name="T226">² + 4</text:span></text:span><text:span text:style-name="_5f_variables"><text:span text:style-name="T248">x</text:span></text:span><text:span text:style-name="_5f_variables"><text:span text:style-name="T216"> + 4 – ( 9</text:span></text:span><text:span text:style-name="_5f_variables"><text:span text:style-name="T249">x</text:span></text:span><text:span text:style-name="_5f_variables"><text:span text:style-name="T227">²</text:span></text:span><text:span text:style-name="_5f_variables"><text:span text:style-name="T218"> </text:span></text:span><text:span text:style-name="_5f_variables"><text:span text:style-name="T216">– 30</text:span></text:span><text:span text:style-name="_5f_variables"><text:span text:style-name="T248">x</text:span></text:span><text:span text:style-name="_5f_variables"><text:span text:style-name="T216"> + 25 )</text:span></text:span><text:span text:style-name="_5f_variables"><text:span text:style-name="T226"><text:line-break/></text:span></text:span><text:span text:style-name="_5f_variables"><text:span text:style-name="T216">G = </text:span></text:span><text:span text:style-name="_5f_variables"><text:span text:style-name="T248">x</text:span></text:span><text:span text:style-name="_5f_variables"><text:span text:style-name="T226">²</text:span></text:span><text:span text:style-name="_5f_variables"><text:span text:style-name="T216"> + 4</text:span></text:span><text:span text:style-name="_5f_variables"><text:span text:style-name="T248">x</text:span></text:span><text:span text:style-name="_5f_variables"><text:span text:style-name="T216"> + 4 – 9</text:span></text:span><text:span text:style-name="_5f_variables"><text:span text:style-name="T248">x</text:span></text:span><text:span text:style-name="_5f_variables"><text:span text:style-name="T226">²</text:span></text:span><text:span text:style-name="_5f_variables"><text:span text:style-name="T216"> + 30</text:span></text:span><text:span text:style-name="_5f_variables"><text:span text:style-name="T248">x</text:span></text:span><text:span text:style-name="_5f_variables"><text:span text:style-name="T216"> – 25 </text:span></text:span><text:span text:style-name="_5f_variables"><text:span text:style-name="T226"><text:line-break/></text:span></text:span><text:span text:style-name="_5f_variables"><text:span text:style-name="T216">G = – 8</text:span></text:span><text:span text:style-name="_5f_variables"><text:span text:style-name="T248">x</text:span></text:span><text:span text:style-name="_5f_variables"><text:span text:style-name="T226">²</text:span></text:span><text:span text:style-name="_5f_variables"><text:span text:style-name="T216"> + 34</text:span></text:span><text:span text:style-name="_5f_variables"><text:span text:style-name="T248">x</text:span></text:span><text:span text:style-name="_5f_variables"><text:span text:style-name="T216"> – 21 </text:span></text:span><text:span text:style-name="_5f_pointillés_20_gris"><text:span text:style-name="T79"><text:line-break/><text:line-break/><text:line-break/><text:line-break/><text:line-break/></text:span></text:span></text:p>
      <text:list xml:id="list92712301046340" text:continue-list="list92710515553155" text:style-name="Num_5f_Exo">
        <text:list-item>
          <text:h text:style-name="P43" text:outline-level="1"> <text:span text:style-name="_5f_BVS">Soit H</text:span><text:span text:style-name="_5f_BVS"><text:span text:style-name="T34"> </text:span></text:span><text:span text:style-name="_5f_BVS"><text:span text:style-name="T22">=</text:span></text:span><text:span text:style-name="_5f_BVS"><text:span text:style-name="T34"> </text:span></text:span><text:span text:style-name="_5f_BVS"><text:span text:style-name="T107">(2</text:span></text:span><text:span text:style-name="_5f_variables"><text:span text:style-name="T6">x</text:span></text:span><text:span text:style-name="_5f_variables"><text:span text:style-name="T46"> </text:span></text:span><text:span text:style-name="_5f_variables"><text:span text:style-name="T27">−</text:span></text:span><text:span text:style-name="_5f_variables"><text:span text:style-name="T46"> </text:span></text:span><text:span text:style-name="_5f_BVS">5)</text:span><text:span text:style-name="_5f_BVS"><text:span text:style-name="T9">2</text:span></text:span><text:span text:style-name="_5f_BVS"><text:span text:style-name="T63"> </text:span></text:span><text:span text:style-name="_5f_variables"><text:span text:style-name="T56">−</text:span></text:span><text:span text:style-name="_5f_BVS"><text:span text:style-name="T63"> </text:span></text:span><text:span text:style-name="_5f_BVS"><text:span text:style-name="T81">(4</text:span></text:span><text:span text:style-name="_5f_variables"><text:span text:style-name="T86">x</text:span></text:span><text:span text:style-name="_5f_BVS"><text:span text:style-name="T63"> </text:span></text:span><text:span text:style-name="_5f_BVS"><text:span text:style-name="T53"></text:span></text:span><text:span text:style-name="_5f_BVS"><text:span text:style-name="T64"> </text:span></text:span><text:span text:style-name="_5f_BVS"><text:span text:style-name="T81">1)</text:span></text:span><text:span text:style-name="_5f_BVS"><text:span text:style-name="T11">2</text:span></text:span><text:span text:style-name="_5f_BVS"><text:span text:style-name="T81">.</text:span></text:span></text:h>
        </text:list-item>
      </text:list>
      <text:list xml:id="list92710797947320" text:continue-list="list92710679169336" text:style-name="liste_5f_abc">
        <text:list-item text:start-value="1">
          <text:p text:style-name="P78">Développe et réduis H.</text:p>
        </text:list-item>
      </text:list>
      <text:list xml:id="list92710577409094" text:continue-list="list92712292720893" text:style-name="_5f_Numérotation_20_des_20_exercices_20_livrets">
        <text:list-header>
          <text:h text:style-name="P50" text:outline-level="1"><text:span text:style-name="_5f_BVS"><text:span text:style-name="T97">H</text:span></text:span><text:span text:style-name="_5f_BVS"><text:span text:style-name="T65"> </text:span></text:span><text:span text:style-name="_5f_BVS"><text:span text:style-name="T55">=</text:span></text:span><text:span text:style-name="_5f_BVS"><text:span text:style-name="T65"> </text:span></text:span><text:span text:style-name="_5f_BVS"><text:span text:style-name="T82">(2</text:span></text:span><text:span text:style-name="_5f_variables"><text:span text:style-name="T87">x</text:span></text:span><text:span text:style-name="_5f_variables"><text:span text:style-name="T73"> </text:span></text:span><text:span text:style-name="_5f_variables"><text:span text:style-name="T57">−</text:span></text:span><text:span text:style-name="_5f_variables"><text:span text:style-name="T73"> </text:span></text:span><text:span text:style-name="_5f_BVS"><text:span text:style-name="T97">5)</text:span></text:span><text:span text:style-name="_5f_BVS"><text:span text:style-name="T82">(2</text:span></text:span><text:span text:style-name="_5f_variables"><text:span text:style-name="T87">x</text:span></text:span><text:span text:style-name="_5f_variables"><text:span text:style-name="T73"> </text:span></text:span><text:span text:style-name="_5f_variables"><text:span text:style-name="T57">−</text:span></text:span><text:span text:style-name="_5f_variables"><text:span text:style-name="T73"> </text:span></text:span><text:span text:style-name="_5f_BVS"><text:span text:style-name="T97">5)</text:span></text:span><text:span text:style-name="_5f_BVS"><text:span text:style-name="T65"> </text:span></text:span><text:span text:style-name="_5f_variables"><text:span text:style-name="T57">−</text:span></text:span><text:span text:style-name="_5f_BVS"><text:span text:style-name="T65"> </text:span></text:span><text:span text:style-name="_5f_BVS"><text:span text:style-name="T82">(4</text:span></text:span><text:span text:style-name="_5f_variables"><text:span text:style-name="T87">x</text:span></text:span><text:span text:style-name="_5f_BVS"><text:span text:style-name="T65"> </text:span></text:span><text:span text:style-name="_5f_BVS"><text:span text:style-name="T55"></text:span></text:span><text:span text:style-name="_5f_BVS"><text:span text:style-name="T65"> </text:span></text:span><text:span text:style-name="_5f_BVS"><text:span text:style-name="T82">1)(4</text:span></text:span><text:span text:style-name="_5f_variables"><text:span text:style-name="T87">x</text:span></text:span><text:span text:style-name="_5f_BVS"><text:span text:style-name="T65"> </text:span></text:span><text:span text:style-name="_5f_BVS"><text:span text:style-name="T55"></text:span></text:span><text:span text:style-name="_5f_BVS"><text:span text:style-name="T65"> </text:span></text:span><text:span text:style-name="_5f_BVS"><text:span text:style-name="T82">1)</text:span></text:span></text:h>
          <text:h text:style-name="P54" text:outline-level="1"><text:span text:style-name="_5f_BVS"><text:span text:style-name="T97">H</text:span></text:span><text:span text:style-name="_5f_BVS"><text:span text:style-name="T65"> </text:span></text:span><text:span text:style-name="_5f_BVS"><text:span text:style-name="T55">=</text:span></text:span><text:span text:style-name="_5f_BVS"><text:span text:style-name="T65"> </text:span></text:span><text:span text:style-name="_5f_BVS"><text:span text:style-name="T82">4</text:span></text:span><text:span text:style-name="_5f_variables"><text:span text:style-name="T87">x²</text:span></text:span><text:span text:style-name="_5f_variables"><text:span text:style-name="T73"> </text:span></text:span><text:span text:style-name="_5f_variables"><text:span text:style-name="T57">− </text:span></text:span><text:span text:style-name="_5f_BVS"><text:span text:style-name="T82">10</text:span></text:span><text:span text:style-name="_5f_variables"><text:span text:style-name="T87">x</text:span></text:span><text:span text:style-name="_5f_variables"><text:span text:style-name="T68"> </text:span></text:span><text:span text:style-name="_5f_variables"><text:span text:style-name="T57">− </text:span></text:span><text:span text:style-name="_5f_variables"><text:span text:style-name="T68">10</text:span></text:span><text:span text:style-name="_5f_variables"><text:span text:style-name="T87">x</text:span></text:span><text:span text:style-name="_5f_variables"><text:span text:style-name="T92"> + 25 </text:span></text:span><text:span text:style-name="_5f_variables"><text:span text:style-name="T57">−</text:span></text:span><text:span text:style-name="_5f_BVS"><text:span text:style-name="T65"> </text:span></text:span><text:span text:style-name="_5f_BVS"><text:span text:style-name="T83">(16</text:span></text:span><text:span text:style-name="_5f_variables"><text:span text:style-name="T87">x²</text:span></text:span><text:span text:style-name="_5f_BVS"><text:span text:style-name="T65"> </text:span></text:span><text:span text:style-name="_5f_BVS"><text:span text:style-name="T55"> </text:span></text:span><text:span text:style-name="_5f_BVS"><text:span text:style-name="T82">4</text:span></text:span><text:span text:style-name="_5f_variables"><text:span text:style-name="T87">x</text:span></text:span><text:span text:style-name="_5f_BVS"><text:span text:style-name="T65"> </text:span></text:span><text:span text:style-name="_5f_BVS"><text:span text:style-name="T55"> </text:span></text:span><text:span text:style-name="_5f_BVS"><text:span text:style-name="T82">4</text:span></text:span><text:span text:style-name="_5f_variables"><text:span text:style-name="T87">x </text:span></text:span><text:span text:style-name="_5f_BVS"><text:span text:style-name="T55"></text:span></text:span><text:span text:style-name="_5f_BVS"><text:span text:style-name="T65"> </text:span></text:span><text:span text:style-name="_5f_BVS"><text:span text:style-name="T82">1)</text:span></text:span></text:h>
          <text:h text:style-name="P53" text:outline-level="1"><text:span text:style-name="_5f_BVS"><text:span text:style-name="T82">H = 4</text:span></text:span><text:span text:style-name="_5f_variables"><text:span text:style-name="T87">x²</text:span></text:span><text:span text:style-name="_5f_variables"><text:span text:style-name="T68"> </text:span></text:span><text:span text:style-name="_5f_variables"><text:span text:style-name="T57">−</text:span></text:span><text:span text:style-name="_5f_variables"><text:span text:style-name="T68"> 2</text:span></text:span><text:span text:style-name="_5f_BVS"><text:span text:style-name="T83">0</text:span></text:span><text:span text:style-name="_5f_variables"><text:span text:style-name="T87">x</text:span></text:span><text:span text:style-name="_5f_variables"><text:span text:style-name="T92"> + 25</text:span></text:span><text:span text:style-name="_5f_BVS"><text:span text:style-name="T65"> </text:span></text:span><text:span text:style-name="_5f_variables"><text:span text:style-name="T57">−</text:span></text:span><text:span text:style-name="_5f_BVS"><text:span text:style-name="T65"> </text:span></text:span><text:span text:style-name="_5f_BVS"><text:span text:style-name="T83">(16</text:span></text:span><text:span text:style-name="_5f_variables"><text:span text:style-name="T87">x²</text:span></text:span><text:span text:style-name="_5f_BVS"><text:span text:style-name="T65"> </text:span></text:span><text:span text:style-name="_5f_BVS"><text:span text:style-name="T55"> </text:span></text:span><text:span text:style-name="_5f_BVS"><text:span text:style-name="T82">8</text:span></text:span><text:span text:style-name="_5f_variables"><text:span text:style-name="T87">x </text:span></text:span><text:span text:style-name="_5f_BVS"><text:span text:style-name="T55"></text:span></text:span><text:span text:style-name="_5f_BVS"><text:span text:style-name="T65"> </text:span></text:span><text:span text:style-name="_5f_BVS"><text:span text:style-name="T82">1)</text:span></text:span></text:h>
          <text:h text:style-name="P53" text:outline-level="1"><text:span text:style-name="_5f_BVS"><text:span text:style-name="T82">H = 4</text:span></text:span><text:span text:style-name="_5f_variables"><text:span text:style-name="T87">x²</text:span></text:span><text:span text:style-name="_5f_variables"><text:span text:style-name="T73"> </text:span></text:span><text:span text:style-name="_5f_variables"><text:span text:style-name="T57">− </text:span></text:span><text:span text:style-name="_5f_variables"><text:span text:style-name="T73">2</text:span></text:span><text:span text:style-name="_5f_BVS"><text:span text:style-name="T82">0</text:span></text:span><text:span text:style-name="_5f_variables"><text:span text:style-name="T87">x</text:span></text:span><text:span text:style-name="_5f_variables"><text:span text:style-name="T92"> + 25 </text:span></text:span><text:span text:style-name="_5f_variables"><text:span text:style-name="T57">−</text:span></text:span><text:span text:style-name="_5f_BVS"><text:span text:style-name="T65"> </text:span></text:span><text:span text:style-name="_5f_BVS"><text:span text:style-name="T82">16</text:span></text:span><text:span text:style-name="_5f_variables"><text:span text:style-name="T87">x²</text:span></text:span><text:span text:style-name="_5f_BVS"><text:span text:style-name="T65"> </text:span></text:span><text:span text:style-name="_5f_variables"><text:span text:style-name="T57">−</text:span></text:span><text:span text:style-name="_5f_BVS"><text:span text:style-name="T55"> </text:span></text:span><text:span text:style-name="_5f_BVS"><text:span text:style-name="T82">8</text:span></text:span><text:span text:style-name="_5f_variables"><text:span text:style-name="T87">x </text:span></text:span><text:span text:style-name="_5f_variables"><text:span text:style-name="T57">−</text:span></text:span><text:span text:style-name="_5f_BVS"><text:span text:style-name="T65"> </text:span></text:span><text:span text:style-name="_5f_BVS"><text:span text:style-name="T82">1</text:span></text:span></text:h>
          <text:h text:style-name="P51" text:outline-level="1"><text:span text:style-name="_5f_BVS"><text:span text:style-name="T100">H = </text:span></text:span><text:span text:style-name="_5f_variables"><text:span text:style-name="T57">−</text:span></text:span><text:span text:style-name="_5f_BVS"><text:span text:style-name="T100"> 12</text:span></text:span><text:span text:style-name="_5f_variables"><text:span text:style-name="T102">x²</text:span></text:span><text:span text:style-name="_5f_variables"><text:span text:style-name="T101"> – </text:span></text:span><text:span text:style-name="_5f_variables"><text:span text:style-name="T68">2</text:span></text:span><text:span text:style-name="_5f_BVS"><text:span text:style-name="T222">8</text:span></text:span><text:span text:style-name="_5f_variables"><text:span text:style-name="T102">x + </text:span></text:span><text:span text:style-name="_5f_variables"><text:span text:style-name="T73">2</text:span></text:span><text:span text:style-name="_5f_BVS"><text:span text:style-name="T220">4</text:span></text:span></text:h>
        </text:list-header>
      </text:list>
      <text:list xml:id="list92711925900480" text:continue-list="list92710797947320" text:style-name="liste_5f_abc">
        <text:list-item>
          <text:p text:style-name="P83"><text:span text:style-name="_5f_BVS">Factorise H.</text:span></text:p>
        </text:list-item>
      </text:list>
      <text:list xml:id="list92710983201169" text:continue-list="list92710577409094" text:style-name="_5f_Numérotation_20_des_20_exercices_20_livrets">
        <text:list-header>
          <text:h text:style-name="P51" text:outline-level="1"><text:span text:style-name="_5f_BVS"><text:span text:style-name="T100">H = </text:span></text:span><text:span text:style-name="_5f_variables"><text:span text:style-name="T57">−</text:span></text:span><text:span text:style-name="_5f_BVS"><text:span text:style-name="T100"> 12</text:span></text:span><text:span text:style-name="_5f_variables"><text:span text:style-name="T102">x²</text:span></text:span><text:span text:style-name="_5f_variables"><text:span text:style-name="T101"> – </text:span></text:span><text:span text:style-name="_5f_variables"><text:span text:style-name="T68">2</text:span></text:span><text:span text:style-name="_5f_BVS"><text:span text:style-name="T222">8</text:span></text:span><text:span text:style-name="_5f_variables"><text:span text:style-name="T102">x + </text:span></text:span><text:span text:style-name="_5f_variables"><text:span text:style-name="T73">2</text:span></text:span><text:span text:style-name="_5f_BVS"><text:span text:style-name="T220">4</text:span></text:span></text:h>
          <text:h text:style-name="P51" text:outline-level="1"><text:span text:style-name="_5f_BVS"><text:span text:style-name="T82">H = 4(</text:span></text:span><text:span text:style-name="_5f_variables"><text:span text:style-name="T102">– </text:span></text:span><text:span text:style-name="_5f_BVS"><text:span text:style-name="T98">3</text:span></text:span><text:span text:style-name="_5f_variables"><text:span text:style-name="T87">x² – </text:span></text:span><text:span text:style-name="_5f_BVS"><text:span text:style-name="T98">7</text:span></text:span><text:span text:style-name="_5f_variables"><text:span text:style-name="T87">x + </text:span></text:span><text:span text:style-name="_5f_BVS"><text:span text:style-name="T98">6</text:span></text:span><text:span text:style-name="_5f_variables"><text:span text:style-name="T87">) </text:span></text:span></text:h>
          <text:h text:style-name="P55" text:outline-level="1"><text:span text:style-name="_5f_variables"><text:span text:style-name="T45">Ou plutôt en partant de l’expression initiale :</text:span></text:span></text:h>
          <text:h text:style-name="P51" text:outline-level="1"><text:span text:style-name="_5f_variables"><text:span text:style-name="T69">H = (2</text:span></text:span><text:span text:style-name="_5f_variables"><text:span text:style-name="T90">x</text:span></text:span><text:span text:style-name="_5f_variables"><text:span text:style-name="T69"> – 5 + 4</text:span></text:span><text:span text:style-name="_5f_variables"><text:span text:style-name="T90">x</text:span></text:span><text:span text:style-name="_5f_variables"><text:span text:style-name="T69"> + 1)(2</text:span></text:span><text:span text:style-name="_5f_variables"><text:span text:style-name="T90">x</text:span></text:span><text:span text:style-name="_5f_variables"><text:span text:style-name="T69"> – 5 – ( 4</text:span></text:span><text:span text:style-name="_5f_variables"><text:span text:style-name="T90">x</text:span></text:span><text:span text:style-name="_5f_variables"><text:span text:style-name="T69"> + 1))</text:span></text:span></text:h>
          <text:h text:style-name="P51" text:outline-level="1"><text:span text:style-name="_5f_variables"><text:span text:style-name="T69">H = (6</text:span></text:span><text:span text:style-name="_5f_variables"><text:span text:style-name="T90">x</text:span></text:span><text:span text:style-name="_5f_variables"><text:span text:style-name="T69"> – 4) (2</text:span></text:span><text:span text:style-name="_5f_variables"><text:span text:style-name="T90">x</text:span></text:span><text:span text:style-name="_5f_variables"><text:span text:style-name="T69"> – 5 – 4</text:span></text:span><text:span text:style-name="_5f_variables"><text:span text:style-name="T90">x</text:span></text:span><text:span text:style-name="_5f_variables"><text:span text:style-name="T69"> – 1 )</text:span></text:span></text:h>
          <text:h text:style-name="P51" text:outline-level="1"><text:span text:style-name="_5f_variables"><text:span text:style-name="T69">H = (6</text:span></text:span><text:span text:style-name="_5f_variables"><text:span text:style-name="T90">x</text:span></text:span><text:span text:style-name="_5f_variables"><text:span text:style-name="T69"> – 4) (– 2</text:span></text:span><text:span text:style-name="_5f_variables"><text:span text:style-name="T90">x</text:span></text:span><text:span text:style-name="_5f_variables"><text:span text:style-name="T69"> – 6) </text:span></text:span></text:h>
        </text:list-header>
      </text:list>
      <text:list xml:id="list92711451670974" text:continue-list="list92711925900480" text:style-name="liste_5f_abc">
        <text:list-item>
          <text:p text:style-name="P83"><text:span text:style-name="T67">Calcule l’expression H pour </text:span><text:span text:style-name="_5f_variables"><text:span text:style-name="T91">x</text:span></text:span><text:span text:style-name="_5f_variables"><text:span text:style-name="T67"> </text:span></text:span><text:span text:style-name="_5f_variables"><text:span text:style-name="T59">=</text:span></text:span><text:span text:style-name="_5f_variables"><text:span text:style-name="T67"> 0</text:span></text:span><text:span text:style-name="T67"> et </text:span><text:span text:style-name="_5f_variables"><text:span text:style-name="T91">x</text:span></text:span><text:span text:style-name="_5f_variables"><text:span text:style-name="T67"> </text:span></text:span><text:span text:style-name="_5f_variables"><text:span text:style-name="T59">=</text:span></text:span><text:span text:style-name="_5f_variables"><text:span text:style-name="T67"> </text:span></text:span><text:span text:style-name="T72">3.</text:span></text:p>
        </text:list-item>
      </text:list>
      <text:list xml:id="list92712236794380" text:continue-list="list92710983201169" text:style-name="_5f_Numérotation_20_des_20_exercices_20_livrets">
        <text:list-item>
          <text:list>
            <text:list-header>
              <text:p text:style-name="P59"><text:span text:style-name="_5f_pointillés_20_gris"><text:span text:style-name="T239">Si </text:span></text:span><text:span text:style-name="_5f_variables"><text:span text:style-name="T243">x</text:span></text:span><text:span text:style-name="_5f_variables"><text:span text:style-name="T216"> </text:span></text:span><text:span text:style-name="_5f_variables"><text:span text:style-name="T236">=</text:span></text:span><text:span text:style-name="_5f_variables"><text:span text:style-name="T216"> 0 </text:span></text:span><text:span text:style-name="_5f_pointillés_20_gris"><text:span text:style-name="T217">(avec l’expression développée) :</text:span></text:span></text:p>
            </text:list-header>
          </text:list>
          <text:h text:style-name="P51" text:outline-level="1"><text:span text:style-name="_5f_BVS"><text:span text:style-name="T100">H = </text:span></text:span><text:span text:style-name="_5f_variables"><text:span text:style-name="T57">−</text:span></text:span><text:span text:style-name="_5f_BVS"><text:span text:style-name="T100"> 12</text:span></text:span><text:span text:style-name="_5f_BVS"><text:span text:style-name="T104">×</text:span></text:span><text:span text:style-name="_5f_Correction_5f_surligné"> </text:span><text:span text:style-name="_5f_Correction_5f_surligné"><text:span text:style-name="T316">0</text:span></text:span><text:span text:style-name="_5f_variables"><text:span text:style-name="T102">² – </text:span></text:span><text:span text:style-name="_5f_variables"><text:span text:style-name="T73">2</text:span></text:span><text:span text:style-name="_5f_BVS"><text:span text:style-name="T220">8</text:span></text:span><text:span text:style-name="_5f_BVS"><text:span text:style-name="T106">×</text:span></text:span><text:span text:style-name="_5f_Correction_5f_surligné"><text:span text:style-name="T210"> 0</text:span></text:span><text:span text:style-name="_5f_variables"><text:span text:style-name="T102"> + </text:span></text:span><text:span text:style-name="_5f_variables"><text:span text:style-name="T73">2</text:span></text:span><text:span text:style-name="_5f_BVS"><text:span text:style-name="T220">4</text:span></text:span></text:h>
          <text:h text:style-name="P50" text:outline-level="1"><text:span text:style-name="_5f_variables"><text:span text:style-name="T216">H = 24</text:span></text:span><text:span text:style-name="_5f_variables"><text:span text:style-name="T247"><text:line-break/></text:span></text:span></text:h>
          <text:list text:continue-numbering="true">
            <text:list-header>
              <text:p text:style-name="P60"><text:span text:style-name="_5f_pointillés_20_gris"><text:span text:style-name="T239">Si </text:span></text:span><text:span text:style-name="_5f_variables"><text:span text:style-name="T243">x</text:span></text:span><text:span text:style-name="_5f_variables"><text:span text:style-name="T216"> </text:span></text:span><text:span text:style-name="_5f_variables"><text:span text:style-name="T236">=</text:span></text:span><text:span text:style-name="_5f_variables"><text:span text:style-name="T216"> 3 </text:span></text:span><text:span text:style-name="_5f_pointillés_20_gris"><text:span text:style-name="T217">(avec l’expression factorisée)</text:span></text:span><text:span text:style-name="_5f_pointillés_20_gris"><text:span text:style-name="T216">:</text:span></text:span></text:p>
            </text:list-header>
          </text:list>
          <text:h text:style-name="P51" text:outline-level="1"><text:span text:style-name="_5f_variables"><text:span text:style-name="T70">H = (6</text:span></text:span><text:span text:style-name="_5f_BVS"><text:span text:style-name="T105">×</text:span></text:span><text:span text:style-name="_5f_Correction_5f_surligné"><text:span text:style-name="T156">3</text:span></text:span><text:span text:style-name="_5f_variables"><text:span text:style-name="T70"> – 4) (– 2</text:span></text:span><text:span text:style-name="_5f_BVS"><text:span text:style-name="T105">×</text:span></text:span><text:span text:style-name="_5f_Correction_5f_surligné"><text:span text:style-name="T156">3</text:span></text:span><text:span text:style-name="_5f_variables"><text:span text:style-name="T70"> – 6) </text:span></text:span></text:h>
          <text:h text:style-name="P52" text:outline-level="1"><text:span text:style-name="_5f_variables"><text:span text:style-name="T70">H = (</text:span></text:span><text:span text:style-name="_5f_variables"><text:span text:style-name="T224">18</text:span></text:span><text:span text:style-name="_5f_variables"><text:span text:style-name="T70"> – 4) (– </text:span></text:span><text:span text:style-name="_5f_variables"><text:span text:style-name="T224">6 </text:span></text:span><text:span text:style-name="_5f_variables"><text:span text:style-name="T70">– 6) </text:span></text:span></text:h>
          <text:h text:style-name="P52" text:outline-level="1"><text:span text:style-name="_5f_BVS"><text:span text:style-name="T209">H = </text:span></text:span><text:span text:style-name="_5f_BVS"><text:span text:style-name="T221">14 </text:span></text:span><text:span text:style-name="_5f_BVS"><text:span text:style-name="T209">x (</text:span></text:span><text:span text:style-name="_5f_variables"><text:span text:style-name="T70">– </text:span></text:span><text:span text:style-name="_5f_variables"><text:span text:style-name="T71">12</text:span></text:span><text:span text:style-name="_5f_variables"><text:span text:style-name="T246">)</text:span></text:span></text:h>
          <text:h text:style-name="P50" text:outline-level="1"><text:span text:style-name="_5f_variables"><text:span text:style-name="T223">H = - 168</text:span></text:span><text:span text:style-name="_5f_variables"><text:span text:style-name="T245"><text:line-break/></text:span></text:span></text:h>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Bitstream Vera Sans" svg:font-family="'Bitstream Vera Sans'" style:font-adornments="Roman" style:font-family-generic="swiss" style:font-pitch="variable"/>
    <style:font-face style:name="Bitstream Vera Sans1" svg:font-family="'Bitstream Vera Sans'" style:font-adornments="Gras" style:font-family-generic="swiss" style:font-pitch="variable"/>
    <style:font-face style:name="Bitstream Vera Sans2" svg:font-family="'Bitstream Vera Sans'" style:font-adornments="Oblique" style:font-family-generic="swiss" style:font-pitch="variable"/>
    <style:font-face style:name="Bitstream Vera Sans3" svg:font-family="'Bitstream Vera Sans'" style:font-family-generic="swiss" style:font-pitch="variable"/>
    <style:font-face style:name="Bitstream Vera Sans4" svg:font-family="'Bitstream Vera Sans'" style:font-adornments="Bold Oblique" style:font-family-generic="swiss" style:font-pitch="variable"/>
    <style:font-face style:name="Bitstream Vera Sans5" svg:font-family="'Bitstream Vera Sans'" style:font-family-generic="roman" style:font-pitch="variable"/>
    <style:font-face style:name="Bitstream Vera Serif" svg:font-family="'Bitstream Vera Serif'" style:font-adornments="Roman" style:font-family-generic="roman" style:font-pitch="variable"/>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Liberation Sans" svg:font-family="'Liberation Sans'" style:font-family-generic="roman" style:font-pitch="variable"/>
    <style:font-face style:name="Lucida Sans" svg:font-family="'Lucida Sans'" style:font-pitch="variable"/>
    <style:font-face style:name="Lucida Sans Unicode" svg:font-family="'Lucida Sans Unicode'" style:font-pitch="variable"/>
    <style:font-face style:name="Lucida Sans Unicode1" svg:font-family="'Lucida Sans Unicode'" style:font-family-generic="system" style:font-pitch="variable"/>
    <style:font-face style:name="Lucida Sans1" svg:font-family="'Lucida Sans'"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pitch="variable" style:font-charset="x-symbol"/>
    <style:font-face style:name="OpenSymbol1" svg:font-family="OpenSymbol" style:font-adornments="Oblique" style:font-pitch="variable" style:font-charset="x-symbol"/>
    <style:font-face style:name="OpenSymbol2" svg:font-family="OpenSymbol" style:font-pitch="variable"/>
    <style:font-face style:name="SimSun" svg:font-family="SimSun" style:font-family-generic="system" style:font-pitch="variable"/>
    <style:font-face style:name="SimSun1" svg:font-family="SimSun" style:font-pitch="variable"/>
    <style:font-face style:name="StarSymbol" svg:font-family="StarSymbol" style:font-charset="x-symbol"/>
    <style:font-face style:name="Tahoma" svg:font-family="Tahoma" style:font-pitch="variable"/>
    <style:font-face style:name="Tahoma1" svg:font-family="Tahoma"/>
    <style:font-face style:name="Tahoma2" svg:font-family="Tahoma" style:font-family-generic="system" style:font-pitch="variable"/>
    <style:font-face style:name="Times New Roman" svg:font-family="'Times New Roman'" style:font-family-generic="roman" style:font-pitch="variable"/>
    <style:font-face style:name="Times New Roman1" svg:font-family="'Times New Roman'" style:font-adornments="Italique" style:font-family-generic="roman" style:font-pitch="variable"/>
    <style:font-face style:name="Times New Roman2" svg:font-family="'Times New Roman'" style:font-family-generic="swiss" style:font-pitch="variable"/>
  </office:font-face-decls>
  <office:styles>
    <draw:fill-image draw:name="Bitmape_20_2" draw:display-name="Bitmape 2" xlink:href="Pictures/1000000000000462000000587CE155E8D689C890.png" xlink:type="simple" xlink:show="embed" xlink:actuate="onLoad"/>
    <draw:marker draw:name="Arrow" svg:viewBox="0 0 20 30" svg:d="M10 0l-10 30h20z"/>
    <draw:marker draw:name="Arrow_20_concave" draw:display-name="Arrow concave" svg:viewBox="0 0 1131 1580" svg:d="M1013 1491l118 89-567-1580-564 1580 114-85 136-68 148-46 161-17 161 13 153 46z"/>
    <draw:marker draw:name="Extrémité_20_de_20_ligne_20_1bis" draw:display-name="Extrémité de ligne 1bis" svg:viewBox="0 0.111111111111111 1566 393.888888888889" svg:d="M1399 270c-7-8-14-16-23-25s-16-16-25-24-18-14-27-23-18-14-28-22-20-14-30-21-20-12-30-20-22-12-33-18-22-12-33-18-22-10-35-16-22-8-35-14-24-8-37-14-24-8-37-12-24-6-38-10-26-6-39-9-26-4-39-8-26-4-40-6-26-2-40-4-26-2-41-3-26 0-40-2-26 0-41 0-26 0-40 2-26 2-41 3-26 2-40 5-26 4-39 6-26 4-40 7-24 6-38 10-26 6-39 10-24 8-37 12-24 8-36 14-24 8-36 14-22 10-34 16-22 12-34 18-20 12-32 18-20 12-31 20-18 14-29 21-18 14-28 22-16 14-26 23-16 16-25 24-16 16-24 25-14 16-21 26-12 18-20 27-12 18-18 27c6-9 12-18 18-27s12-18 20-27 14-16 22-26 14-16 23-25 16-16 25-24 16-14 26-23 18-14 28-22 18-14 29-21 20-12 31-20 20-12 32-18 22-12 34-18 22-10 34-16 24-8 36-14 24-8 36-14 24-8 37-12 24-6 38-10 26-6 39-10 26-4 39-7 26-4 40-6 26-2 40-5 26-2 40-3 26 0 41-2 26 0 40 0 26 0 41 2 26 2 40 3 26 2 40 4 26 4 40 6 26 4 39 8 26 6 39 9 24 6 38 10 24 8 38 12 24 8 36 13 24 10 36 15 22 10 34 16 22 10 34 17 20 12 32 19 20 12 31 19 18 14 29 21 18 14 28 22 18 14 27 23 16 16 25 24 14 16 23 25c56-28 112-56 168-84-18 69-36 138-55 209-93-13-186-26-279-41 55-27 110-54 167-83z"/>
    <draw:stroke-dash draw:name="Dashed_20__28_var_29__20_1" draw:display-name="Dashed (var) 1" draw:style="rect" draw:dots1="1" draw:dots1-length="0.011cm" draw:dots2="1" draw:dots2-length="0.011cm" draw:distance="0.011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fr" fo:country="FR" style:letter-kerning="true" style:font-name-asian="SimSun" style:font-size-asian="12pt" style:language-asian="zh" style:country-asian="CN" style:font-name-complex="Lucida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Times New Roman" fo:font-size="12pt" fo:language="fr" fo:country="FR" style:letter-kerning="true" style:font-name-asian="SimSun" style:font-size-asian="12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Bitstream Vera Sans" fo:font-family="'Bitstream Vera Sans'" style:font-style-name="Roman" style:font-family-generic="swiss" style:font-pitch="variable" fo:font-size="10pt"/>
    </style:style>
    <style:style style:name="Text_20_body" style:display-name="Text body" style:family="paragraph" style:parent-style-name="Standard" style:class="text">
      <style:paragraph-properties fo:margin-top="0cm" fo:margin-bottom="0.212cm" style:contextual-spacing="false"/>
    </style:style>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2" style:font-family-complex="Tahoma" style:font-family-generic-complex="system" style:font-pitch-complex="variable" style:font-size-complex="14pt"/>
    </style:style>
    <style:style style:name="List" style:family="paragraph" style:parent-style-name="Text_20_body" style:class="list">
      <style:text-properties style:font-name-complex="Tahoma1" style:font-family-complex="Tahoma"/>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master-page-name="">
      <style:paragraph-properties fo:text-align="center" style:justify-single-word="false" style:page-number="auto" style:shadow="none" text:number-lines="false" text:line-number="0">
        <style:tab-stops>
          <style:tab-stop style:position="8.498cm" style:type="center"/>
          <style:tab-stop style:position="16.999cm" style:type="right"/>
        </style:tab-stops>
      </style:paragraph-properties>
      <style:text-properties fo:text-transform="uppercase" fo:color="#808080" loext:opacity="100%" style:font-name="Bitstream Vera Sans" fo:font-family="'Bitstream Vera Sans'" style:font-style-name="Roman" style:font-family-generic="swiss" style:font-pitch="variable" fo:font-size="9pt" fo:background-color="transparent"/>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font-family-complex="Tahoma"/>
    </style:style>
    <style:style style:name="Bibliography_20_1" style:display-name="Bibliography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_5f_Titre_20_d_27_exercices_20_livret" style:display-name="_Titre d'exercices livret" style:family="paragraph" style:parent-style-name="Standard" style:default-outline-level="1" style:list-style-name="_5f_Numérotation_20_des_20_exercices_20_livrets" style:master-page-name="">
      <style:paragraph-properties fo:margin-top="0.499cm" fo:margin-bottom="0.199cm" style:contextual-spacing="false" fo:text-align="justify" style:justify-single-word="false" style:page-number="auto" style:shadow="none">
        <style:tab-stops/>
      </style:paragraph-properties>
      <style:text-properties fo:color="#ff660d" loext:opacity="100%" style:font-name="Bitstream Vera Sans2" fo:font-family="'Bitstream Vera Sans'" style:font-style-name="Oblique" style:font-family-generic="swiss" style:font-pitch="variable" fo:font-size="10pt" fo:font-style="italic" fo:font-weight="normal"/>
    </style:style>
    <style:style style:name="_5f_Paragraphe_20_livret_20_" style:display-name="_Paragraphe livret " style:family="paragraph" style:parent-style-name="_5f_Titre_20_d_27_exercices_20_livret" style:default-outline-level="" style:list-style-name="" style:master-page-name="">
      <style:paragraph-properties fo:margin-top="0.101cm" fo:margin-bottom="0.101cm" style:contextual-spacing="false" style:page-number="auto"/>
      <style:text-properties fo:color="#000000" loext:opacity="100%" fo:font-style="normal"/>
    </style:style>
    <style:style style:name="_5f_Paragraphe_20_livret_20_réponse_20_élève" style:display-name="_Paragraphe livret réponse élève" style:family="paragraph" style:parent-style-name="Standard">
      <style:paragraph-properties fo:margin-top="0cm" fo:margin-bottom="0cm" style:contextual-spacing="false" style:line-height-at-least="0.7cm" fo:text-align="justify" style:justify-single-word="false" style:shadow="none">
        <style:tab-stops/>
      </style:paragraph-properties>
      <style:text-properties fo:color="#000000" loext:opacity="100%" style:font-name="Bitstream Vera Sans" fo:font-family="'Bitstream Vera Sans'" style:font-style-name="Roman" style:font-family-generic="swiss" style:font-pitch="variable" fo:font-size="10pt"/>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Lucida Sans Unicode1" style:font-family-asian="'Lucida Sans Unicode'" style:font-family-generic-asian="system" style:font-pitch-asian="variable" style:font-size-asian="12pt" style:font-weight-asian="bold" style:font-name-complex="Tahoma2" style:font-family-complex="Tahoma" style:font-family-generic-complex="system" style:font-pitch-complex="variable" style:font-size-complex="12pt" style:font-weight-complex="bold"/>
    </style:style>
    <style:style style:name="_5f_Titre_20_d_27_exercices_20_livret_20_sans_20_titre" style:display-name="_Titre d'exercices livret sans titre" style:family="paragraph" style:parent-style-name="_5f_Titre_20_d_27_exercices_20_livret">
      <style:text-properties fo:color="#000000" loext:opacity="100%" fo:font-style="normal"/>
    </style:style>
    <style:style style:name="Header_20_left" style:display-name="Head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_5f_En-tête" style:display-name="_En-tête" style:family="paragraph">
      <loext:graphic-properties draw:fill="none" draw:fill-color="#729fcf"/>
      <style:paragraph-properties fo:margin-left="3.099cm" fo:margin-right="0cm" fo:text-align="start" style:justify-single-word="false" fo:text-indent="0cm" style:auto-text-indent="false" fo:background-color="transparent" fo:padding="0cm" fo:border="none" style:shadow="none"/>
      <style:text-properties fo:font-variant="normal" fo:text-transform="none" fo:color="#d7e12c" loext:opacity="100%" style:font-name="Bitstream Vera Sans3" fo:font-family="'Bitstream Vera Sans'" style:font-family-generic="swiss" style:font-pitch="variable" fo:font-size="16pt" fo:font-style="normal" fo:text-shadow="none" fo:font-weight="bold" style:font-size-asian="16pt" style:font-style-asian="normal" style:font-size-complex="16pt" style:font-style-complex="normal"/>
    </style:style>
    <style:style style:name="_5f_Pied_20_de_20_page" style:display-name="_Pied de page" style:family="paragraph" style:parent-style-name="_5f_Paragraphe_20_livret_20_" style:default-outline-level="1" style:master-page-name="">
      <style:paragraph-properties fo:margin-left="0cm" fo:margin-right="0cm" fo:margin-top="0cm" fo:margin-bottom="0cm" style:contextual-spacing="false" fo:line-height="200%" fo:text-align="end" style:justify-single-word="false" fo:text-indent="0cm" style:auto-text-indent="false" style:page-number="auto" style:shadow="none" style:vertical-align="auto" style:snap-to-layout-grid="false">
        <style:tab-stops>
          <style:tab-stop style:position="8.999cm" style:type="right" style:leader-style="dotted" style:leader-text="."/>
        </style:tab-stops>
      </style:paragraph-properties>
      <style:text-properties fo:font-variant="small-caps" fo:color="#808080" loext:opacity="100%" style:font-name="Bitstream Vera Sans" fo:font-family="'Bitstream Vera Sans'" style:font-style-name="Roman" style:font-family-generic="swiss" style:font-pitch="variable" fo:font-size="8pt" fo:font-style="normal" fo:font-weight="normal" fo:background-color="transparent" style:font-size-asian="11pt" style:font-style-asian="normal" style:font-weight-asian="bold" style:font-size-complex="11pt" style:font-style-complex="normal" style:font-weight-complex="norm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class="text">
      <style:text-properties style:font-name="Times New Roman" fo:font-family="'Times New Roman'" style:font-family-generic="roman" style:font-pitch="variable" fo:font-size="24pt" fo:font-weight="bold" style:font-name-asian="Lucida Sans Unicode1" style:font-family-asian="'Lucida Sans Unicode'" style:font-family-generic-asian="system" style:font-pitch-asian="variable" style:font-size-asian="24pt" style:font-weight-asian="bold" style:font-name-complex="Tahoma2" style:font-family-complex="Tahoma" style:font-family-generic-complex="system" style:font-pitch-complex="variable" style:font-size-complex="24pt" style:font-weight-complex="bold"/>
    </style:style>
    <style:style style:name="Heading_20_2" style:display-name="Heading 2" style:family="paragraph" style:parent-style-name="Heading" style:next-style-name="Text_20_body" style:class="text">
      <style:text-properties style:font-name="Times New Roman" fo:font-family="'Times New Roman'" style:font-family-generic="roman" style:font-pitch="variable" fo:font-size="18pt" fo:font-weight="bold" style:font-name-asian="Lucida Sans Unicode1" style:font-family-asian="'Lucida Sans Unicode'" style:font-family-generic-asian="system" style:font-pitch-asian="variable" style:font-size-asian="18pt" style:font-weight-asian="bold" style:font-name-complex="Tahoma2" style:font-family-complex="Tahoma" style:font-family-generic-complex="system" style:font-pitch-complex="variable" style:font-size-complex="18pt" style:font-weight-complex="bold"/>
    </style:style>
    <style:style style:name="Heading_20_3" style:display-name="Heading 3" style:family="paragraph" style:parent-style-name="Heading" style:next-style-name="Text_20_body" style:class="text">
      <style:text-properties style:font-name="Times New Roman" fo:font-family="'Times New Roman'" style:font-family-generic="roman" style:font-pitch="variable" fo:font-size="14pt" fo:font-weight="bold" style:font-name-asian="Lucida Sans Unicode1" style:font-family-asian="'Lucida Sans Unicode'" style:font-family-generic-asian="system" style:font-pitch-asian="variable" style:font-size-asian="14pt" style:font-weight-asian="bold" style:font-name-complex="Tahoma2" style:font-family-complex="Tahoma" style:font-family-generic-complex="system" style:font-pitch-complex="variable" style:font-size-complex="14pt" style:font-weight-complex="bold"/>
    </style:style>
    <style:style style:name="_5f_Paragraphe_20_livret_20_réponse_20_pointillé" style:display-name="_Paragraphe livret réponse pointillé" style:family="paragraph" style:parent-style-name="_5f_Paragraphe_20_livret_20_réponse_20_élève">
      <style:paragraph-properties>
        <style:tab-stops>
          <style:tab-stop style:position="8.5cm" style:type="right" style:leader-style="dotted" style:leader-text="."/>
          <style:tab-stop style:position="8.7cm" style:type="right" style:leader-style="dotted" style:leader-text="."/>
          <style:tab-stop style:position="18.701cm" style:type="right" style:leader-style="dotted" style:leader-text="."/>
        </style:tab-stops>
      </style:paragraph-properties>
      <style:text-properties fo:color="#b3b3b3" loext:opacity="100%"/>
    </style:style>
    <style:style style:name="_5f_Paragraphe_20_énoncé_20_après_20_numéro" style:display-name="_Paragraphe énoncé après numéro" style:family="paragraph" style:parent-style-name="Standard" style:list-style-name="_5f_Numérotation_20_des_20_exercices_20_livrets" style:master-page-name="">
      <style:paragraph-properties fo:margin-top="0.499cm" fo:margin-bottom="0.199cm" style:contextual-spacing="false" fo:text-align="justify" style:justify-single-word="false" style:page-number="auto"/>
      <style:text-properties style:font-name="Bitstream Vera Sans" fo:font-family="'Bitstream Vera Sans'" style:font-style-name="Roman" style:font-family-generic="swiss" style:font-pitch="variable" fo:font-size="10pt"/>
    </style:style>
    <style:style style:name="_5f_Paragraphe_20_énoncé_20_après_20_numéro_20_second" style:display-name="_Paragraphe énoncé après numéro second" style:family="paragraph" style:parent-style-name="_5f_Paragraphe_20_énoncé_20_après_20_numéro" style:list-style-name="_5f_Numérotation_20_des_20_exercices_20_livrets" style:master-page-name="">
      <style:paragraph-properties fo:margin-top="0.199cm" fo:margin-bottom="0.199cm" style:contextual-spacing="false" style:page-number="auto"/>
    </style:style>
    <style:style style:name="_2d_Titre_20_de_20_s_27_entraîner_20_et_20_approfondir" style:display-name="-Titre de s'entraîner et approfondir" style:family="paragraph" style:parent-style-name="Standard" style:master-page-name="">
      <style:paragraph-properties fo:margin-left="0cm" fo:margin-right="0cm" fo:margin-top="0.101cm" fo:margin-bottom="0cm" style:contextual-spacing="false" fo:text-align="justify" style:justify-single-word="false" fo:text-indent="0cm" style:auto-text-indent="false" style:page-number="auto">
        <style:tab-stops/>
      </style:paragraph-properties>
      <style:text-properties style:font-name="Bitstream Vera Sans1" fo:font-family="'Bitstream Vera Sans'" style:font-style-name="Gras" style:font-family-generic="swiss" style:font-pitch="variable" fo:font-size="9pt" fo:font-style="italic" fo:font-weight="normal" style:font-size-asian="10.5pt"/>
    </style:style>
    <style:style style:name="_5f_Paragraphe_20_de_20_s_27_entraîner_20_et_20_approfondir" style:display-name="_Paragraphe de s'entraîner et approfondir" style:family="paragraph" style:parent-style-name="_5f_Titre_20_de_20_s_27_entraîner_20_et_20_approfondir" style:master-page-name="">
      <style:paragraph-properties fo:margin-left="0cm" fo:margin-right="0cm" fo:margin-top="0.101cm" fo:margin-bottom="0cm" style:contextual-spacing="false" fo:text-align="start" style:justify-single-word="false" fo:text-indent="0cm" style:auto-text-indent="false" style:page-number="auto" fo:padding="0cm" fo:border="none"/>
      <style:text-properties fo:font-size="9pt" fo:font-style="normal" fo:font-weight="normal" style:font-size-asian="10.5pt"/>
    </style:style>
    <style:style style:name="_5f_Titre_20_de_20_s_27_entraîner_20_et_20_approfondir" style:display-name="_Titre de s'entraîner et approfondir" style:family="paragraph" style:parent-style-name="Standard" style:next-style-name="_5f_4_5f_Paragraphe_20_de_20_s_27_entraîner_20_et_20_approfondir" style:default-outline-level="1" style:list-style-name="_5f_4_5f_Numérotation_20_de_20_s_27_entraîner_20_et_20_approfondir">
      <style:paragraph-properties fo:margin-top="0.3cm" fo:margin-bottom="0.101cm" style:contextual-spacing="false" fo:text-align="justify" style:justify-single-word="false">
        <style:tab-stops/>
      </style:paragraph-properties>
      <style:text-properties style:font-name="Bitstream Vera Sans1" fo:font-family="'Bitstream Vera Sans'" style:font-style-name="Gras" style:font-family-generic="swiss" style:font-pitch="variable" fo:font-size="9pt" fo:font-style="italic" fo:font-weight="normal"/>
    </style:style>
    <style:style style:name="En-tête_5f_couleur_5f_M10J30" style:display-name="En-tête_couleur_M10J30" style:family="paragraph" style:parent-style-name="Header" style:class="extra">
      <loext:graphic-properties draw:fill="solid" draw:fill-color="#ffe5b2" draw:opacity="100%"/>
      <style:paragraph-properties fo:text-align="center" style:justify-single-word="false" fo:background-color="#ffe5b2" fo:padding="0.019cm" fo:border="0.99pt solid #ff660d" style:shadow="none"/>
      <style:text-properties fo:font-variant="small-caps" style:font-name="Bitstream Vera Sans4" fo:font-family="'Bitstream Vera Sans'" style:font-style-name="Bold Oblique" style:font-family-generic="swiss" style:font-pitch="variable" fo:font-size="11pt" fo:font-style="italic" fo:text-shadow="1pt 1pt" fo:font-weight="bold"/>
    </style:style>
    <style:style style:name="TC_5f_impair" style:display-name="TC_impair" style:family="paragraph" style:parent-style-name="Footer" style:class="extra">
      <style:text-properties fo:font-variant="small-caps" fo:color="#ff660d" loext:opacity="100%" style:font-name="Bitstream Vera Sans3" fo:font-family="'Bitstream Vera Sans'" style:font-family-generic="swiss" style:font-pitch="variable" fo:font-size="11pt" fo:font-style="italic" fo:font-weight="bold" style:font-size-asian="11pt" style:font-style-asian="italic" style:font-weight-asian="bold" style:font-size-complex="11pt" style:font-style-complex="italic" style:font-weight-complex="bold"/>
    </style:style>
    <style:style style:name="TC_5f_pair" style:display-name="TC_pair" style:family="paragraph" style:parent-style-name="Footer" style:class="extra">
      <loext:graphic-properties draw:fill="none" draw:fill-color="#729fcf"/>
      <style:paragraph-properties fo:margin-left="0.9cm" fo:margin-right="0cm" fo:text-align="start" style:justify-single-word="false" fo:text-indent="0cm" style:auto-text-indent="false" fo:background-color="transparent" style:shadow="none">
        <style:tab-stops/>
      </style:paragraph-properties>
      <style:text-properties fo:font-variant="small-caps" fo:color="#ff660d" loext:opacity="100%" style:font-name="Bitstream Vera Sans3" fo:font-family="'Bitstream Vera Sans'" style:font-family-generic="swiss" style:font-pitch="variable" fo:font-size="11pt" fo:font-style="italic" fo:font-weight="bold" style:font-size-asian="11pt" style:font-style-asian="italic" style:font-weight-asian="bold" style:font-size-complex="11pt" style:font-style-complex="italic" style:font-weight-complex="bold"/>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Text" style:family="paragraph" style:parent-style-name="Caption" style:class="extra"/>
    <style:style style:name="Addressee" style:family="paragraph" style:parent-style-name="Standard" style:class="extra">
      <style:paragraph-properties fo:margin-top="0cm" fo:margin-bottom="0.106cm" style:contextual-spacing="false" text:number-lines="false" text:line-number="0"/>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Entête_20_couleur" style:display-name="Entête couleur" style:family="paragraph" style:parent-style-name="Header" style:class="extra">
      <loext:graphic-properties draw:fill="solid" draw:fill-color="#ffe5b2" draw:opacity="100%"/>
      <style:paragraph-properties fo:text-align="center" style:justify-single-word="false" fo:background-color="#ffe5b2" fo:padding="0.019cm" fo:border="0.99pt solid #ff660d" style:shadow="none"/>
      <style:text-properties fo:font-variant="small-caps" style:font-name="Bitstream Vera Sans4" fo:font-family="'Bitstream Vera Sans'" style:font-style-name="Bold Oblique" style:font-family-generic="swiss" style:font-pitch="variable" fo:font-size="11pt" fo:font-style="italic" fo:text-shadow="1pt 1pt" fo:font-weight="bold"/>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eader_20_right" style:display-name="Head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ender" style:family="paragraph" style:parent-style-name="Standard" style:class="extra">
      <style:paragraph-properties fo:margin-top="0cm" fo:margin-bottom="0.106cm" style:contextual-spacing="false"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_20_right" style:display-name="Foot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ignature" style:family="paragraph" style:parent-style-name="Standard" style:class="text">
      <style:paragraph-properties text:number-lines="false" text:line-number="0"/>
    </style:style>
    <style:style style:name="Enonce_5f_txt" style:display-name="Enonce_txt" style:family="paragraph" style:parent-style-name="Standard">
      <style:paragraph-properties fo:margin-left="0cm" fo:margin-right="0cm" fo:text-indent="0cm" style:auto-text-indent="false" style:shadow="none"/>
    </style:style>
    <style:style style:name="Exemple_5f_gris" style:display-name="Exemple_gris" style:family="paragraph" style:parent-style-name="Standard" style:master-page-name="">
      <style:paragraph-properties fo:margin-left="0cm" fo:margin-right="2cm" fo:line-height="100%" fo:orphans="2" fo:widows="2" fo:text-indent="0cm" style:auto-text-indent="false" style:page-number="auto"/>
      <style:text-properties fo:color="#4d4d4d" loext:opacity="100%" fo:font-size="8pt" style:font-size-asian="10.5pt"/>
    </style:style>
    <style:style style:name="_5f_Titre_20_de_20_s_27_entraîner" style:display-name="_Titre de s'entraîner" style:family="paragraph" style:parent-style-name="Standard" style:next-style-name="_5f_Paragraphe_20_de_20_s_27_entraîner">
      <loext:graphic-properties draw:fill="none" draw:fill-color="#729fcf"/>
      <style:paragraph-properties fo:margin-left="0cm" fo:margin-right="0cm" fo:margin-top="0.7cm" fo:margin-bottom="0.199cm" style:contextual-spacing="false" fo:text-align="justify" style:justify-single-word="false" fo:text-indent="0cm" style:auto-text-indent="false" fo:background-color="transparent">
        <style:tab-stops/>
      </style:paragraph-properties>
      <style:text-properties fo:color="#d34d92" loext:opacity="100%" style:font-name="Bitstream Vera Sans1" fo:font-family="'Bitstream Vera Sans'" style:font-style-name="Gras" style:font-family-generic="swiss" style:font-pitch="variable" fo:font-size="9pt" fo:font-style="italic" fo:font-weight="normal"/>
    </style:style>
    <style:style style:name="_5f_Paragraphe_20_de_20_s_27_entraîner" style:display-name="_Paragraphe de s'entraîner" style:family="paragraph" style:parent-style-name="_5f_Titre_20_de_20_s_27_entraîner" style:list-style-name="_5f_Numérotation_20_de_20_s_27_entraîner">
      <loext:graphic-properties draw:fill="none" draw:fill-color="#729fcf"/>
      <style:paragraph-properties fo:margin-left="0cm" fo:margin-right="0cm" fo:margin-top="0.101cm" fo:margin-bottom="0.199cm" style:contextual-spacing="false" fo:text-align="justify" style:justify-single-word="false" fo:text-indent="0cm" style:auto-text-indent="false" fo:background-color="transparent" fo:padding="0cm" fo:border="none"/>
      <style:text-properties fo:color="#000000" loext:opacity="100%" fo:font-size="9pt" fo:font-style="normal" fo:font-weight="normal" style:font-style-asian="normal" style:font-style-complex="normal"/>
    </style:style>
    <style:style style:name="Legende" style:family="paragraph" style:parent-style-name="_5f_Paragraphe_20_livret_20_réponse_20_élève" style:master-page-name="">
      <style:paragraph-properties fo:line-height="100%" fo:text-align="center" style:justify-single-word="false" style:page-number="auto">
        <style:tab-stops/>
      </style:paragraph-properties>
      <style:text-properties fo:font-size="8pt" fo:font-style="italic" fo:background-color="transparent" style:font-size-asian="8pt" style:font-style-asian="italic" style:font-size-complex="8pt" style:font-style-complex="italic"/>
    </style:style>
    <style:style style:name="Source" style:family="paragraph" style:parent-style-name="Legende">
      <loext:graphic-properties draw:fill="none" draw:fill-color="#729fcf"/>
      <style:paragraph-properties fo:margin-left="0cm" fo:margin-right="0.9cm" fo:margin-top="0.101cm" fo:margin-bottom="0cm" style:contextual-spacing="false" fo:line-height="100%" fo:text-align="end" style:justify-single-word="false" fo:text-indent="0cm" style:auto-text-indent="false" fo:background-color="transparent" style:shadow="none">
        <style:tab-stops/>
      </style:paragraph-properties>
      <style:text-properties fo:font-size="7pt" style:font-size-asian="7pt" style:font-size-complex="7pt"/>
    </style:style>
    <style:style style:name="Cours_5f_T2" style:display-name="Cours_T2" style:family="paragraph" style:default-outline-level="">
      <style:paragraph-properties fo:margin-left="0cm" fo:margin-right="0cm" fo:margin-top="0.101cm" fo:margin-bottom="0cm" style:contextual-spacing="false" fo:line-height="100%" fo:text-indent="0cm" style:auto-text-indent="false"/>
      <style:text-properties fo:color="#000000" loext:opacity="100%" style:font-name="Bitstream Vera Sans5" fo:font-family="'Bitstream Vera Sans'" style:font-family-generic="roman" style:font-pitch="variable" fo:font-size="11pt" fo:font-style="normal" fo:font-weight="bold" style:font-size-asian="11pt" style:font-style-asian="normal" style:font-weight-asian="bold"/>
    </style:style>
    <style:style style:name="Cours_5f_T1" style:display-name="Cours_T1" style:family="paragraph" style:parent-style-name="Standard" style:default-outline-level="">
      <style:paragraph-properties fo:margin-left="0cm" fo:margin-right="0cm" fo:margin-top="0.499cm" fo:margin-bottom="0cm" style:contextual-spacing="false" fo:line-height="100%" fo:text-indent="0cm" style:auto-text-indent="false"/>
      <style:text-properties fo:color="#1ca2b8" loext:opacity="100%" style:font-name="Bitstream Vera Sans" fo:font-family="'Bitstream Vera Sans'" style:font-style-name="Roman" style:font-family-generic="swiss" style:font-pitch="variable" fo:font-size="14pt" fo:font-weight="bold" style:font-size-asian="14pt" style:font-weight-asian="bold"/>
    </style:style>
    <style:style style:name="_5f_Paragraphe_20_livret" style:display-name="_Paragraphe livret" style:family="paragraph" style:default-outline-level="">
      <style:paragraph-properties fo:margin-top="0.101cm" fo:margin-bottom="0.101cm" style:contextual-spacing="false" fo:text-align="justify" style:justify-single-word="false"/>
      <style:text-properties fo:color="#000000" loext:opacity="100%" style:font-name="Bitstream Vera Sans5" fo:font-family="'Bitstream Vera Sans'" style:font-family-generic="roman" style:font-pitch="variable" fo:font-size="10pt" fo:font-style="normal" fo:font-weight="normal" style:font-size-asian="10pt" style:font-style-asian="normal" style:font-weight-asian="normal"/>
    </style:style>
    <style:style style:name="_5f_4_5f_Paragraphe_20_de_20_s_27_entraîner_20_et_20_approfondir" style:display-name="_4_Paragraphe de s'entraîner et approfondir" style:family="paragraph" style:parent-style-name="_5f_4-Titre_20_de_20_s_27_entraîner_20_et_20_approfondir" style:list-style-name="_5f_4_5f_Numerotation_20_de_20_s_27_entrainer_20_et_20_approfondir_20_-_20_niv_20_2">
      <style:paragraph-properties fo:margin-top="0.101cm" fo:margin-bottom="0cm" style:contextual-spacing="false" fo:text-align="start" style:justify-single-word="false" fo:padding="0cm" fo:border="none"/>
      <style:text-properties fo:font-size="9pt" fo:font-style="normal" fo:font-weight="normal"/>
    </style:style>
    <style:style style:name="_5f_4-Titre_20_de_20_s_27_entraîner_20_et_20_approfondir" style:display-name="_4-Titre de s'entraîner et approfondir" style:family="paragraph" style:parent-style-name="Standard" style:next-style-name="_5f_4_5f_Paragraphe_20_de_20_s_27_entraîner_20_et_20_approfondir" style:default-outline-level="1" style:list-style-name="_5f_4_5f_Numérotation_20_de_20_s_27_entraîner_20_et_20_approfondir">
      <style:paragraph-properties fo:margin-top="0.199cm" fo:margin-bottom="0.101cm" style:contextual-spacing="false" fo:text-align="justify" style:justify-single-word="false">
        <style:tab-stops/>
      </style:paragraph-properties>
      <style:text-properties style:font-name="Bitstream Vera Sans1" fo:font-family="'Bitstream Vera Sans'" style:font-style-name="Gras" style:font-family-generic="swiss" style:font-pitch="variable" fo:font-size="9pt" fo:font-style="italic" fo:font-weight="normal"/>
    </style:style>
    <style:style style:name="Exo_5f_Num" style:display-name="Exo_Num" style:family="paragraph" style:parent-style-name="Standard" style:default-outline-level="1" style:list-style-name="Num_5f_Exo" style:master-page-name="">
      <style:paragraph-properties fo:margin-left="0cm" fo:margin-right="0cm" fo:margin-top="0.499cm" fo:margin-bottom="0.101cm" style:contextual-spacing="false" fo:line-height="100%" fo:text-align="justify" style:justify-single-word="false" fo:text-indent="0cm" style:auto-text-indent="false" style:page-number="auto" fo:keep-with-next="auto">
        <style:tab-stops/>
      </style:paragraph-properties>
      <style:text-properties style:use-window-font-color="true" loext:opacity="0%" fo:font-weight="normal" style:font-size-asian="10.5pt"/>
    </style:style>
    <style:style style:name="Exo_5f_T1" style:display-name="Exo_T1" style:family="paragraph" style:parent-style-name="Standard" style:master-page-name="">
      <loext:graphic-properties draw:fill="none" draw:fill-color="#729fcf"/>
      <style:paragraph-properties fo:margin-left="0cm" fo:margin-right="0cm" fo:margin-top="0.6cm" fo:margin-bottom="0.101cm" style:contextual-spacing="false" fo:line-height="100%" fo:text-align="center" style:justify-single-word="false" fo:text-indent="0cm" style:auto-text-indent="false" style:page-number="auto" fo:background-color="transparent" fo:padding="0.049cm" fo:border-left="none" fo:border-right="none" fo:border-top="0.74pt solid #7fb241" fo:border-bottom="0.74pt solid #7fb241" style:shadow="none"/>
      <style:text-properties fo:color="#7fb241" loext:opacity="100%" style:font-name="Bitstream Vera Sans1" fo:font-family="'Bitstream Vera Sans'" style:font-style-name="Gras" style:font-family-generic="swiss" style:font-pitch="variable" fo:font-size="13pt" fo:font-weight="bold" fo:background-color="transparent" style:font-size-asian="10pt" style:font-weight-asian="bold" style:font-size-complex="10pt" style:font-weight-complex="bold"/>
    </style:style>
    <style:style style:name="Folio" style:family="paragraph" style:parent-style-name="Frame_20_contents">
      <style:paragraph-properties fo:text-align="center" style:justify-single-word="false"/>
      <style:text-properties fo:color="#ffffff" loext:opacity="100%" style:font-name="Bitstream Vera Sans1" fo:font-family="'Bitstream Vera Sans'" style:font-style-name="Gras" style:font-family-generic="swiss" style:font-pitch="variable" fo:font-size="9pt" fo:font-weight="bold" style:font-size-asian="9pt" style:font-weight-asian="bold" style:font-size-complex="9pt" style:font-weight-complex="normal"/>
    </style:style>
    <style:style style:name="Marginalia" style:family="paragraph" style:parent-style-name="Text_20_body" style:class="text">
      <style:paragraph-properties fo:margin-left="4.001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programme" style:family="paragraph" style:parent-style-name="_5f_Paragraphe_20_livret_20_réponse_20_élève" style:list-style-name="_5f_Numérotation_20_des_20_exercices_20_livrets">
      <loext:graphic-properties draw:fill="solid" draw:fill-color="#fcf7ed" draw:opacity="100%"/>
      <style:paragraph-properties fo:margin-left="0cm" fo:margin-right="0cm" fo:margin-top="0cm" fo:margin-bottom="0cm" style:contextual-spacing="false" fo:line-height="100%" fo:text-indent="0cm" style:auto-text-indent="false" fo:background-color="#fcf7ed" fo:padding="0.199cm" fo:border="0.6pt solid #000000" style:shadow="#b2b2b2 0.101cm 0.101cm">
        <style:tab-stops>
          <style:tab-stop style:position="0.34cm"/>
        </style:tab-stops>
      </style:paragraph-properties>
      <style:text-properties fo:color="#000000" loext:opacity="100%" style:font-name="DejaVu Sans Mono" fo:font-family="'DejaVu Sans Mono'" style:font-family-generic="modern" style:font-pitch="fixed" fo:font-size="9pt" fo:font-style="normal" style:text-underline-style="none" fo:font-weight="normal" style:font-size-asian="9pt" style:font-style-asian="normal" style:font-weight-asian="normal" style:font-size-complex="9pt" style:font-style-complex="normal" style:font-weight-complex="normal"/>
    </style:style>
    <style:style style:name="FILET_5f_POINTILLES" style:display-name="FILET_POINTILLES" style:family="paragraph" style:parent-style-name="_5f_Paragraphe_20_livret_20_réponse_20_élève">
      <loext:graphic-properties draw:fill="none" draw:fill-color="#729fcf"/>
      <style:paragraph-properties fo:margin-left="0cm" fo:margin-right="0cm" fo:margin-top="0cm" fo:margin-bottom="0cm" style:contextual-spacing="false" style:line-height-at-least="0.7cm" fo:text-align="start" style:justify-single-word="false" fo:text-indent="0cm" style:auto-text-indent="false" fo:background-color="transparent" style:shadow="none">
        <style:tab-stops>
          <style:tab-stop style:position="9.2cm" style:type="right" style:leader-style="dotted" style:leader-text="."/>
        </style:tab-stops>
      </style:paragraph-properties>
      <style:text-properties fo:color="#b2b2b2" loext:opacity="100%"/>
    </style:style>
    <style:style style:name="_5f_Réponse_20_exemple" style:display-name="_Réponse exemple" style:family="paragraph">
      <loext:graphic-properties draw:fill="solid" draw:fill-color="#f2ffe5" draw:opacity="100%"/>
      <style:paragraph-properties fo:margin-top="0.199cm" fo:margin-bottom="0.199cm" style:contextual-spacing="false" fo:background-color="#f2ffe5"/>
      <style:text-properties style:font-name="Bitstream Vera Sans" fo:font-family="'Bitstream Vera Sans'" style:font-style-name="Roman" style:font-family-generic="swiss" style:font-pitch="variable" fo:font-size="9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Endnote_20_Symbol" style:display-name="Endnote Symbol" style:family="text"/>
    <style:style style:name="_5f_Numéros_20_exercices_20_livret" style:display-name="_Numéros exercices livret" style:family="text">
      <style:text-properties fo:color="#ffffff" loext:opacity="100%" style:font-name="Bitstream Vera Sans1" fo:font-family="'Bitstream Vera Sans'" style:font-style-name="Gras" style:font-family-generic="swiss" style:font-pitch="variable" fo:font-size="10pt" fo:font-style="normal" fo:font-weight="bold" fo:background-color="#ff660d"/>
    </style:style>
    <style:style style:name="_5f_Numéros_20_second_20_exercice_20_livret" style:display-name="_Numéros second exercice livret" style:family="text" style:parent-style-name="_5f_Numéros_20_exercices_20_livret">
      <style:text-properties fo:color="#ff660d" loext:opacity="100%" fo:font-style="normal" fo:font-weight="bold" fo:background-color="transparent"/>
    </style:style>
    <style:style style:name="_5f_variable" style:display-name="_variable" style:family="text">
      <style:text-properties style:font-name="Times New Roman1" fo:font-family="'Times New Roman'" style:font-style-name="Italique" style:font-family-generic="roman" style:font-pitch="variable" fo:font-style="italic" fo:background-color="transparent"/>
    </style:style>
    <style:style style:name="corps" style:family="text">
      <style:text-properties style:font-name="Bitstream Vera Sans" fo:font-family="'Bitstream Vera Sans'" style:font-style-name="Roman" style:font-family-generic="swiss" style:font-pitch="variable" fo:font-size="11pt"/>
    </style:style>
    <style:style style:name="Strong_20_Emphasis" style:display-name="Strong Emphasis" style:family="text">
      <style:text-properties fo:font-weight="bold" style:font-weight-asian="bold" style:font-weight-complex="bold"/>
    </style:style>
    <style:style style:name="_5f_pointillés_20_gris" style:display-name="_pointillés gris" style:family="text">
      <style:text-properties fo:color="#b3b3b3" loext:opacity="100%" style:font-name="Bitstream Vera Sans2" fo:font-family="'Bitstream Vera Sans'" style:font-style-name="Oblique" style:font-family-generic="swiss" style:font-pitch="variable" fo:font-size="10pt" fo:font-style="normal" fo:background-color="transparent"/>
    </style:style>
    <style:style style:name="_5f_signe" style:display-name="_signe" style:family="text">
      <style:text-properties style:font-name="OpenSymbol1" fo:font-family="OpenSymbol" style:font-style-name="Oblique" style:font-pitch="variable" style:font-charset="x-symbol" fo:font-size="10pt" fo:font-style="normal" style:font-name-asian="OpenSymbol1" style:font-family-asian="OpenSymbol" style:font-style-name-asian="Oblique" style:font-pitch-asian="variable" style:font-charset-asian="x-symbol" style:font-name-complex="OpenSymbol1" style:font-family-complex="OpenSymbol" style:font-style-name-complex="Oblique" style:font-pitch-complex="variable" style:font-charset-complex="x-symbol"/>
    </style:style>
    <style:style style:name="Variable" style:family="text">
      <style:text-properties fo:font-style="italic" style:font-style-asian="italic" style:font-style-complex="italic"/>
    </style:style>
    <style:style style:name="_5f_BVS" style:display-name="_BVS" style:family="text" style:parent-style-name="_5f_pointillés_20_gris">
      <style:text-properties fo:color="#000000" loext:opacity="100%" style:font-name="Bitstream Vera Sans3" fo:font-family="'Bitstream Vera Sans'" style:font-family-generic="swiss" style:font-pitch="variable" fo:font-size="10pt" fo:font-style="normal" fo:background-color="transparent" style:font-size-asian="12pt" style:font-style-asian="italic" style:font-size-complex="12pt" style:font-style-complex="italic"/>
    </style:style>
    <style:style style:name="Line_20_numbering" style:display-name="Line numbering" style:family="text"/>
    <style:style style:name="_5f_Niveau_5f_orange" style:display-name="_Niveau_orange" style:family="text">
      <style:text-properties fo:color="#000000" loext:opacity="100%" style:font-name="Bitstream Vera Sans5" fo:font-family="'Bitstream Vera Sans'" style:font-family-generic="roman" style:font-pitch="variable" fo:font-size="10pt" style:text-underline-style="none" fo:font-weight="bold" fo:background-color="#ff0000" style:font-size-asian="10pt" style:font-weight-asian="bold"/>
    </style:style>
    <style:style style:name="_5f_Niveau_5f_rouge" style:display-name="_Niveau_rouge" style:family="text" style:parent-style-name="_5f_Niveau_5f_orange">
      <style:text-properties style:use-window-font-color="true" loext:opacity="0%" style:font-name="Bitstream Vera Sans1" fo:font-family="'Bitstream Vera Sans'" style:font-style-name="Gras" style:font-family-generic="swiss" style:font-pitch="variable" fo:font-size="10pt" style:text-underline-style="none" fo:font-weight="bold" fo:background-color="#ff3333" style:font-size-asian="10pt" style:font-weight-asian="bold" style:font-size-complex="10pt" style:font-weight-complex="bold"/>
    </style:style>
    <style:style style:name="_5f_correction" style:display-name="_correction" style:family="text">
      <style:text-properties style:font-name="Bitstream Vera Sans5" fo:font-family="'Bitstream Vera Sans'" style:font-family-generic="roman" style:font-pitch="variable" fo:font-size="9pt" fo:font-weight="bold" style:font-size-asian="9pt" style:font-weight-asian="bold"/>
    </style:style>
    <style:style style:name="_5f_variables" style:display-name="_variables" style:family="text">
      <style:text-properties fo:color="#000000" loext:opacity="100%" style:font-name="Times New Roman" fo:font-family="'Times New Roman'" style:font-family-generic="roman" style:font-pitch="variable" fo:font-size="12pt" fo:font-style="italic" fo:font-weight="normal" style:font-size-asian="11pt" style:font-style-asian="italic" style:font-size-complex="11pt" style:font-style-complex="italic"/>
    </style:style>
    <style:style style:name="_5f_taille12" style:display-name="_taille12" style:family="text">
      <style:text-properties style:font-name="Times New Roman" fo:font-family="'Times New Roman'" style:font-family-generic="roman" style:font-pitch="variable" fo:font-size="12pt" fo:font-style="italic" style:font-size-asian="12pt" style:font-style-asian="italic" style:font-size-complex="12pt" style:font-style-complex="italic"/>
    </style:style>
    <style:style style:name="Exemple_5f_bold" style:display-name="Exemple_bold" style:family="text">
      <style:text-properties fo:color="#4d4d4d" loext:opacity="100%" style:font-name="Bitstream Vera Sans" fo:font-family="'Bitstream Vera Sans'" style:font-style-name="Roman" style:font-family-generic="swiss" style:font-pitch="variable" fo:font-size="8pt" style:text-underline-style="none" fo:font-weight="bold" style:font-size-asian="10.5pt" style:font-weight-asian="bold" style:font-weight-complex="bold"/>
    </style:style>
    <style:style style:name="Exemple_5f_variable" style:display-name="Exemple_variable" style:family="text" style:parent-style-name="Exemple_5f_bold">
      <style:text-properties fo:color="#4d4d4d" loext:opacity="100%" style:font-name="Times New Roman" fo:font-family="'Times New Roman'" style:font-family-generic="roman" style:font-pitch="variable" fo:font-size="10pt" fo:font-style="italic" fo:font-weight="normal" style:font-size-asian="10pt" style:font-style-asian="italic" style:font-size-complex="10pt" style:font-style-complex="italic"/>
    </style:style>
    <style:style style:name="_5f_Titre_20_d_27_exercice" style:display-name="_Titre d'exercice" style:family="text">
      <style:text-properties fo:color="#52cc00" loext:opacity="100%" style:font-name="Bitstream Vera Sans2" fo:font-family="'Bitstream Vera Sans'" style:font-style-name="Oblique" style:font-family-generic="swiss" style:font-pitch="variable" fo:font-size="10pt" fo:font-style="italic" style:text-underline-style="none" fo:font-weight="normal" fo:background-color="transparent"/>
    </style:style>
    <style:style style:name="_5f_Correction_5f_souligné" style:display-name="_Correction_souligné" style:family="text">
      <style:text-properties style:font-name="Bitstream Vera Serif" fo:font-family="'Bitstream Vera Serif'" style:font-style-name="Roman" style:font-family-generic="roman" style:font-pitch="variable" fo:font-size="10pt" style:text-underline-style="solid" style:text-underline-width="auto" style:text-underline-color="#912323" fo:background-color="#ffff00"/>
    </style:style>
    <style:style style:name="_5f_Correction_5f_surligné" style:display-name="_Correction_surligné" style:family="text">
      <style:text-properties style:font-name="Bitstream Vera Sans" fo:font-family="'Bitstream Vera Sans'" style:font-style-name="Roman" style:font-family-generic="swiss" style:font-pitch="variable" fo:font-size="10pt" fo:background-color="#ffff00"/>
    </style:style>
    <style:style style:name="_5f_numéros" style:display-name="_numéros" style:family="text" style:parent-style-name="corps">
      <style:text-properties fo:color="#ffffff" loext:opacity="100%" style:font-name="Bitstream Vera Sans" fo:font-family="'Bitstream Vera Sans'" style:font-style-name="Roman" style:font-family-generic="swiss" style:font-pitch="variable" fo:font-size="11pt" fo:font-weight="bold" fo:background-color="#000000"/>
    </style:style>
    <style:style style:name="_5f_style_20_de_20_numéros" style:display-name="_style de numéros" style:family="text" style:parent-style-name="corps">
      <style:text-properties fo:font-weight="bold"/>
    </style:style>
    <style:style style:name="_5f_Consigne" style:display-name="_Consigne" style:family="text">
      <style:text-properties style:use-window-font-color="true" loext:opacity="0%" style:font-name="Bitstream Vera Sans2" fo:font-family="'Bitstream Vera Sans'" style:font-style-name="Oblique" style:font-family-generic="swiss" style:font-pitch="variable" fo:font-size="11pt" fo:font-style="italic" style:text-underline-style="none"/>
    </style:style>
    <style:style style:name="_5f_Symbole" style:display-name="_Symbole" style:family="text" style:parent-style-name="_5f_BVS">
      <style:text-properties fo:color="#000000" loext:opacity="100%" style:font-name="OpenSymbol" fo:font-family="OpenSymbol" style:font-pitch="variable" style:font-charset="x-symbol" fo:font-size="10pt" fo:font-style="normal" fo:background-color="transparent" style:font-name-asian="OpenSymbol" style:font-family-asian="OpenSymbol" style:font-pitch-asian="variable" style:font-charset-asian="x-symbol" style:font-size-asian="12pt" style:font-style-asian="italic" style:font-name-complex="OpenSymbol" style:font-family-complex="OpenSymbol" style:font-pitch-complex="variable" style:font-charset-complex="x-symbol" style:font-size-complex="12pt" style:font-style-complex="italic"/>
    </style:style>
    <style:style style:name="Placeholder" style:family="text">
      <style:text-properties fo:font-variant="small-caps" fo:color="#008080" loext:opacity="100%" style:text-underline-style="dotte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Exampl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Emphasis" style:family="text">
      <style:text-properties fo:font-style="italic" style:font-style-asian="italic" style:font-style-complex="italic"/>
    </style:style>
    <style:style style:name="_5f_livret" style:display-name="_livret" style:family="text">
      <style:text-properties style:font-name="Bitstream Vera Sans2" fo:font-family="'Bitstream Vera Sans'" style:font-style-name="Oblique" style:font-family-generic="swiss" style:font-pitch="variable" fo:font-size="10pt" fo:font-style="normal"/>
    </style:style>
    <style:style style:name="Enonce_5f_Niv1" style:display-name="Enonce_Niv1" style:family="text">
      <style:text-properties fo:color="#ffffff" loext:opacity="100%" style:font-name="Bitstream Vera Sans2" fo:font-family="'Bitstream Vera Sans'" style:font-style-name="Oblique" style:font-family-generic="swiss" style:font-pitch="variable" fo:font-size="10pt" fo:font-style="normal" fo:font-weight="bold" fo:background-color="#e8c32a" style:font-size-asian="10.5pt"/>
    </style:style>
    <style:style style:name="Bold_5f_vert" style:display-name="Bold_vert" style:family="text">
      <style:text-properties fo:color="#7fb241" loext:opacity="100%" fo:font-size="8pt" fo:font-weight="bold" style:font-size-asian="10.5pt" style:font-weight-asian="bold" style:font-weight-complex="bold"/>
    </style:style>
    <style:style style:name="Bold_5f_rose" style:display-name="Bold_rose" style:family="text">
      <style:text-properties fo:color="#b763a6" loext:opacity="100%" fo:font-size="8pt" fo:font-weight="bold" style:font-size-asian="10.5pt" style:font-weight-asian="bold" style:font-weight-complex="bold"/>
    </style:style>
    <style:style style:name="Bold_5f_orange" style:display-name="Bold_orange" style:family="text">
      <style:text-properties fo:color="#d3802b" loext:opacity="100%" fo:font-size="8pt" fo:text-shadow="none" fo:font-weight="bold" style:font-size-asian="10.5pt" style:font-weight-asian="bold" style:font-weight-complex="bold"/>
    </style:style>
    <style:style style:name="Puce_5f_enonce1" style:display-name="Puce_enonce1" style:family="text">
      <style:text-properties fo:color="#e8c32a" loext:opacity="100%" style:font-name="Bitstream Vera Sans" fo:font-family="'Bitstream Vera Sans'" style:font-style-name="Roman" style:font-family-generic="swiss" style:font-pitch="variable" fo:font-size="12pt" fo:font-style="normal" fo:font-weight="normal" fo:background-color="transparent" style:font-size-asian="10.5pt"/>
    </style:style>
    <style:style style:name="Police_20_par_20_défaut" style:display-name="Police par défaut" style:family="text"/>
    <style:style style:name="_2d_Numéros_20_de_20_s_27_entraîner" style:display-name="-Numéros de s'entraîner" style:family="text">
      <style:text-properties fo:color="#ffffff" loext:opacity="100%" style:font-name="Bitstream Vera Sans" fo:font-family="'Bitstream Vera Sans'" style:font-style-name="Roman" style:font-family-generic="swiss" style:font-pitch="variable" fo:font-size="10pt" fo:font-style="normal" fo:text-shadow="none" fo:font-weight="bold" fo:background-color="#d34d92"/>
    </style:style>
    <style:style style:name="_5f_Numéros_20_second_20_de_20_s_27_entraîner" style:display-name="_Numéros second de s'entraîner" style:family="text" style:parent-style-name="_2d_Numéros_20_de_20_s_27_entraîner">
      <style:text-properties fo:color="#000000" loext:opacity="100%" fo:font-size="9pt" fo:text-shadow="none" fo:background-color="transparent"/>
    </style:style>
    <style:style style:name="Page_20_Number" style:display-name="Page Number" style:family="text"/>
    <style:style style:name="Caption_20_characters" style:display-name="Caption characters" style:family="text"/>
    <style:style style:name="Consigne" style:family="text">
      <style:text-properties style:use-window-font-color="true" loext:opacity="0%" style:font-name="Bitstream Vera Sans2" fo:font-family="'Bitstream Vera Sans'" style:font-style-name="Oblique" style:font-family-generic="swiss" style:font-pitch="variable" fo:font-size="11pt" fo:font-style="italic" style:text-underline-style="none"/>
    </style:style>
    <style:style style:name="_5f_Numéros_20_second_20_de_20_méthode" style:display-name="_Numéros second de méthode" style:family="text">
      <style:text-properties fo:color="#ffffff" loext:opacity="100%" style:font-name="Bitstream Vera Sans5" fo:font-family="'Bitstream Vera Sans'" style:font-family-generic="roman" style:font-pitch="variable" fo:font-size="9pt" fo:text-shadow="none" fo:font-weight="bold" fo:background-color="#ff0000" style:font-size-asian="9pt" style:font-weight-asian="bold"/>
    </style:style>
    <style:style style:name="_2d_Numéros_20_de_20_méthodes" style:display-name="-Numéros de méthodes" style:family="text">
      <style:text-properties fo:color="#ffffff" loext:opacity="100%" style:font-name="Bitstream Vera Sans5" fo:font-family="'Bitstream Vera Sans'" style:font-family-generic="roman" style:font-pitch="variable" fo:font-size="13pt" fo:text-shadow="none" fo:font-weight="bold" fo:background-color="#800080" style:font-size-asian="13pt" style:font-weight-asian="bold"/>
    </style:style>
    <style:style style:name="Puce_5f_enonce2" style:display-name="Puce_enonce2" style:family="text">
      <style:text-properties fo:color="#d3802b" loext:opacity="100%" style:font-name="Bitstream Vera Sans5" fo:font-family="'Bitstream Vera Sans'" style:font-family-generic="roman" style:font-pitch="variable" fo:font-size="12pt" fo:font-style="normal" fo:font-weight="normal" style:font-size-asian="12pt" style:font-style-asian="normal" style:font-weight-asian="normal"/>
    </style:style>
    <style:style style:name="knumerotitreA" style:family="text">
      <style:text-properties fo:color="#000000" loext:opacity="100%" style:font-name="Bitstream Vera Sans5" fo:font-family="'Bitstream Vera Sans'" style:font-family-generic="roman" style:font-pitch="variable" fo:font-size="14pt" style:text-underline-style="solid" style:text-underline-width="auto" style:text-underline-color="font-color" fo:font-weight="bold" style:font-size-asian="14pt" style:font-weight-asian="bold"/>
    </style:style>
    <style:style style:name="_5f_Niveau_5f_jaune" style:display-name="_Niveau_jaune" style:family="text">
      <style:text-properties fo:color="#000000" loext:opacity="100%" style:font-name="Bitstream Vera Sans5" fo:font-family="'Bitstream Vera Sans'" style:font-family-generic="roman" style:font-pitch="variable" fo:font-size="10pt" style:text-underline-style="none" fo:font-weight="bold" fo:background-color="#ffff00" style:font-size-asian="10pt" style:font-weight-asian="bold"/>
    </style:style>
    <style:style style:name="Num_5f_T2" style:display-name="Num_T2" style:family="text">
      <style:text-properties fo:color="#9d0f89" loext:opacity="100%" style:font-name="Bitstream Vera Sans5" fo:font-family="'Bitstream Vera Sans'" style:font-family-generic="roman" style:font-pitch="variable" fo:font-size="12pt" fo:font-style="normal" fo:font-weight="bold" style:font-size-asian="12pt" style:font-style-asian="normal" style:font-weight-asian="bold"/>
    </style:style>
    <style:style style:name="coul_5f_orange_5f_niv2" style:display-name="coul_orange_niv2" style:family="text">
      <style:text-properties fo:color="#d3802b" loext:opacity="100%" style:font-name="Bitstream Vera Sans5" fo:font-family="'Bitstream Vera Sans'" style:font-family-generic="roman" style:font-pitch="variable" fo:font-size="9pt" fo:language="fr" fo:country="FR" fo:text-shadow="none" fo:font-weight="normal" style:font-size-asian="9pt" style:language-asian="fr" style:country-asian="FR" style:font-weight-asian="normal"/>
    </style:style>
    <style:style style:name="Coul" style:family="text">
      <style:text-properties fo:color="#7fb241" loext:opacity="100%" style:font-name="Bitstream Vera Sans5" fo:font-family="'Bitstream Vera Sans'" style:font-family-generic="roman" style:font-pitch="variable" fo:font-size="9pt" fo:font-weight="bold" style:font-size-asian="9pt" style:font-weight-asian="bold"/>
    </style:style>
    <style:style style:name="niv1" style:family="text">
      <style:text-properties fo:color="#ffffff" loext:opacity="100%" style:font-name="Bitstream Vera Sans" fo:font-family="'Bitstream Vera Sans'" style:font-style-name="Roman" style:font-family-generic="swiss" style:font-pitch="variable" fo:font-size="8pt" style:text-underline-style="none" fo:font-weight="bold" fo:background-color="#ffc924" style:font-size-asian="10.5pt"/>
    </style:style>
    <style:style style:name="Bold_5f_niv3" style:display-name="Bold_niv3" style:family="text" style:parent-style-name="Bold_5f_niv2">
      <style:text-properties fo:color="#c74028" loext:opacity="100%" style:font-name="Bitstream Vera Sans" fo:font-family="'Bitstream Vera Sans'" style:font-style-name="Roman" style:font-family-generic="swiss" style:font-pitch="variable" fo:font-size="10pt" fo:font-weight="bold" fo:background-color="transparent" style:font-size-asian="10.5pt" style:font-weight-asian="bold" style:font-weight-complex="normal"/>
    </style:style>
    <style:style style:name="Bold_5f_niv2" style:display-name="Bold_niv2" style:family="text">
      <style:text-properties fo:color="#d3802b" loext:opacity="100%" style:font-name="Bitstream Vera Sans" fo:font-family="'Bitstream Vera Sans'" style:font-style-name="Roman" style:font-family-generic="swiss" style:font-pitch="variable" fo:font-size="10pt" fo:font-weight="bold" style:font-size-asian="10.5pt" style:font-weight-asian="bold" style:font-weight-complex="normal"/>
    </style:style>
    <style:style style:name="_5f_Numéros_20_second_20_de_20_s_27_entraîner_20_et_20_approfondir" style:display-name="_Numéros second de s'entraîner et approfondir" style:family="text" style:parent-style-name="_2d_Numéros_20_de_20_s_27_entraîner_20_et_20_approfondir_20_-_20_niv_20_1">
      <style:text-properties fo:color="#000000" loext:opacity="100%" fo:font-size="9pt" fo:text-shadow="none" fo:background-color="transparent"/>
    </style:style>
    <style:style style:name="_2d__20_Numeros_20_de_20_s_27_entrainer_20_et_20_approfondir_20_-_20_niv_20_3" style:display-name="- Numeros de s'entrainer et approfondir - niv 3" style:family="text" style:parent-style-name="_2d__20_Numeros_20_de_20_s_27_entrainer_20_et_20_approfondir_20_-_20_niv_20_2">
      <style:text-properties fo:color="#ffffff" loext:opacity="100%" fo:background-color="#e32c1a"/>
    </style:style>
    <style:style style:name="_2d__20_Numeros_20_de_20_s_27_entrainer_20_et_20_approfondir_20_-_20_niv_20_2" style:display-name="- Numeros de s'entrainer et approfondir - niv 2" style:family="text" style:parent-style-name="_2d_Numéros_20_de_20_s_27_entraîner_20_et_20_approfondir_20_-_20_niv_20_1">
      <style:text-properties fo:color="#ffffff" loext:opacity="100%" fo:background-color="#f39f3d"/>
    </style:style>
    <style:style style:name="_2d_Numéros_20_de_20_s_27_entraîner_20_et_20_approfondir_20_-_20_niv_20_1" style:display-name="-Numéros de s'entraîner et approfondir - niv 1" style:family="text">
      <style:text-properties fo:color="#000000" loext:opacity="100%" style:font-name="Bitstream Vera Sans" fo:font-family="'Bitstream Vera Sans'" style:font-style-name="Roman" style:font-family-generic="swiss" style:font-pitch="variable" fo:font-size="10pt" fo:font-style="normal" fo:text-shadow="none" fo:font-weight="bold" fo:background-color="#ffff8b"/>
    </style:style>
    <style:style style:name="Bold" style:family="text">
      <style:text-properties style:font-name="Bitstream Vera Sans" fo:font-family="'Bitstream Vera Sans'" style:font-style-name="Roman" style:font-family-generic="swiss" style:font-pitch="variable" fo:font-size="10pt" fo:font-weight="bold" style:font-size-asian="10.5pt" style:font-weight-asian="bold" style:font-weight-complex="normal"/>
    </style:style>
    <style:style style:name="Bold_5f_niv1" style:display-name="Bold_niv1" style:family="text">
      <style:text-properties fo:color="#e8c32a" loext:opacity="100%" style:font-name="Bitstream Vera Sans" fo:font-family="'Bitstream Vera Sans'" style:font-style-name="Roman" style:font-family-generic="swiss" style:font-pitch="variable" fo:font-size="10pt" fo:font-weight="bold" style:font-size-asian="10.5pt"/>
    </style:style>
    <style:style style:name="Enonce_5f_Niv3" style:display-name="Enonce_Niv3" style:family="text" style:parent-style-name="Enonce_5f_Niv2">
      <style:text-properties fo:color="#ffffff" loext:opacity="100%" style:font-name="Bitstream Vera Sans1" fo:font-family="'Bitstream Vera Sans'" style:font-style-name="Gras" style:font-family-generic="swiss" style:font-pitch="variable" fo:font-size="10pt" fo:font-weight="bold" fo:background-color="#c74028" style:font-size-asian="10.5pt"/>
    </style:style>
    <style:style style:name="Enonce_5f_Niv2" style:display-name="Enonce_Niv2" style:family="text" style:parent-style-name="Enonce_5f_Niv1">
      <style:text-properties fo:color="#ffffff" loext:opacity="100%" style:font-name="Bitstream Vera Sans1" fo:font-family="'Bitstream Vera Sans'" style:font-style-name="Gras" style:font-family-generic="swiss" style:font-pitch="variable" fo:font-size="10pt" fo:font-weight="bold" fo:background-color="#d3802b" style:font-size-asian="10.5pt"/>
    </style:style>
    <style:style style:name="Drop_20_Caps" style:display-name="Drop Caps" style:family="text"/>
    <style:style style:name="Index_20_Link" style:display-name="Index Link"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Citation"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Definition" style:family="text"/>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_5f_opensymbol" style:display-name="_opensymbol" style:family="text">
      <style:text-properties style:font-name="OpenSymbol" fo:font-family="OpenSymbol" style:font-pitch="variable" style:font-charset="x-symbol" fo:font-size="10pt" fo:font-style="normal"/>
    </style:style>
    <style:style style:name="Zeichenformat"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_5f_Formule_5f_corrigée" style:display-name="_Formule_corrigée" style:family="graphic" style:parent-style-name="Formula">
      <style:graphic-properties text:anchor-type="as-char" fo:margin-left="0cm" fo:margin-right="0cm" style:wrap="parallel" style:number-wrapped-paragraphs="no-limit" style:wrap-contour="false" fo:background-color="#ffffff" style:background-transparency="0%" draw:fill="solid" draw:fill-color="#ffffff" draw:opacity="100%"/>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style:style style:name="_5f_formule_20_corrigée" style:display-name="_formule corrigée" style:family="graphic" style:parent-style-name="Formula">
      <style:graphic-properties fo:margin-left="0cm" fo:margin-right="0cm" style:wrap="parallel" style:number-wrapped-paragraphs="no-limit" style:wrap-contour="false" fo:background-color="#ffff00" style:background-transparency="0%" draw:fill="solid" draw:fill-color="#ffff00" draw:opacity="100%"/>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outline-level-style>
      <text:outline-level-style text:level="7" loext:num-list-format="%7%" style:num-format="">
        <style:list-level-properties/>
      </text:outline-level-style>
      <text:outline-level-style text:level="8" loext:num-list-format="%8%" style:num-format="">
        <style:list-level-properties/>
      </text:outline-level-style>
      <text:outline-level-style text:level="9" loext:num-list-format="%9%" style:num-format="">
        <style:list-level-properties/>
      </text:outline-level-style>
      <text:outline-level-style text:level="10" loext:num-list-format="%10%" style:num-format="">
        <style:list-level-properties/>
      </text:outline-level-style>
    </text:outline-style>
    <text:list-style style:name="List_20_1" style:display-name="List 1">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fo:font-family="OpenSymbol" style:font-charset="x-symbol"/>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style>
    <text:list-style style:name="List_20_4" style:display-name="List 4">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fo:font-family="OpenSymbol" style:font-charset="x-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fo:font-family="OpenSymbol" style:font-charset="x-symbol"/>
      </text:list-level-style-bullet>
    </text:list-style>
    <text:list-style style:name="Numbering_20_1" style:display-name="Numbering 1">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501cm" text:min-label-width="0.499cm"/>
      </text:list-level-style-number>
      <text:list-level-style-number text:level="3" text:style-name="Numbering_20_Symbols" loext:num-list-format="%3%." style:num-suffix="." style:num-format="1">
        <style:list-level-properties text:space-before="1cm" text:min-label-width="0.499cm"/>
      </text:list-level-style-number>
      <text:list-level-style-number text:level="4" text:style-name="Numbering_20_Symbols" loext:num-list-format="%4%." style:num-suffix="." style:num-format="1">
        <style:list-level-properties text:space-before="1.501cm" text:min-label-width="0.499cm"/>
      </text:list-level-style-number>
      <text:list-level-style-number text:level="5" text:style-name="Numbering_20_Symbols" loext:num-list-format="%5%." style:num-suffix="." style:num-format="1">
        <style:list-level-properties text:space-before="2cm" text:min-label-width="0.499cm"/>
      </text:list-level-style-number>
      <text:list-level-style-number text:level="6" text:style-name="Numbering_20_Symbols" loext:num-list-format="%6%." style:num-suffix="." style:num-format="1">
        <style:list-level-properties text:space-before="2.501cm" text:min-label-width="0.499cm"/>
      </text:list-level-style-number>
      <text:list-level-style-number text:level="7" text:style-name="Numbering_20_Symbols" loext:num-list-format="%7%." style:num-suffix="." style:num-format="1">
        <style:list-level-properties text:space-before="3.001cm" text:min-label-width="0.499cm"/>
      </text:list-level-style-number>
      <text:list-level-style-number text:level="8" text:style-name="Numbering_20_Symbols" loext:num-list-format="%8%." style:num-suffix="." style:num-format="1">
        <style:list-level-properties text:space-before="3.502cm" text:min-label-width="0.499cm"/>
      </text:list-level-style-number>
      <text:list-level-style-number text:level="9" text:style-name="Numbering_20_Symbols" loext:num-list-format="%9%." style:num-suffix="." style:num-format="1">
        <style:list-level-properties text:space-before="4.001cm" text:min-label-width="0.499cm"/>
      </text:list-level-style-number>
      <text:list-level-style-number text:level="10" text:style-name="Numbering_20_Symbols" loext:num-list-format="%10%." style:num-suffix="." style:num-format="1">
        <style:list-level-properties text:space-before="4.502cm" text:min-label-width="0.499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loext:num-list-format="%2%."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loext:num-list-format="%3%."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loext:num-list-format="%4%."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loext:num-list-format="%5%."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loext:num-list-format="%6%."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loext:num-list-format="%7%."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loext:num-list-format="%8%."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loext:num-list-format="%9%."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loext:num-list-format="%10%."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loext:num-list-format="%1%." style:num-suffix="." style:num-format="1">
        <style:list-level-properties text:min-label-width="0.4cm"/>
      </text:list-level-style-number>
      <text:list-level-style-number text:level="2" text:style-name="Numbering_20_Symbols" loext:num-list-format="%1%.%2%." style:num-suffix="." style:num-format="1" text:start-value="2" text:display-levels="2">
        <style:list-level-properties text:space-before="0.45cm" text:min-label-width="0.651cm"/>
      </text:list-level-style-number>
      <text:list-level-style-number text:level="3" text:style-name="Numbering_20_Symbols" loext:num-list-format="%3%)" style:num-suffix=")" style:num-format="a" text:start-value="3">
        <style:list-level-properties text:space-before="1.1cm" text:min-label-width="0.45cm"/>
      </text:list-level-style-number>
      <text:list-level-style-bullet text:level="4" text:style-name="Numbering_20_Symbols" loext:num-list-format="%4%" text:bullet-char="•">
        <style:list-level-properties text:space-before="1.605cm" text:min-label-width="0.395cm"/>
        <style:text-properties fo:font-family="StarSymbol"/>
      </text:list-level-style-bullet>
      <text:list-level-style-bullet text:level="5" text:style-name="Numbering_20_Symbols" loext:num-list-format="%5%" text:bullet-char="•">
        <style:list-level-properties text:space-before="2cm" text:min-label-width="0.395cm"/>
        <style:text-properties fo:font-family="StarSymbol"/>
      </text:list-level-style-bullet>
      <text:list-level-style-bullet text:level="6" text:style-name="Numbering_20_Symbols" loext:num-list-format="%6%" text:bullet-char="•">
        <style:list-level-properties text:space-before="2.395cm" text:min-label-width="0.395cm"/>
        <style:text-properties fo:font-family="StarSymbol"/>
      </text:list-level-style-bullet>
      <text:list-level-style-bullet text:level="7" text:style-name="Numbering_20_Symbols" loext:num-list-format="%7%" text:bullet-char="•">
        <style:list-level-properties text:space-before="2.791cm" text:min-label-width="0.395cm"/>
        <style:text-properties fo:font-family="StarSymbol"/>
      </text:list-level-style-bullet>
      <text:list-level-style-bullet text:level="8" text:style-name="Numbering_20_Symbols" loext:num-list-format="%8%" text:bullet-char="•">
        <style:list-level-properties text:space-before="3.186cm" text:min-label-width="0.395cm"/>
        <style:text-properties fo:font-family="StarSymbol"/>
      </text:list-level-style-bullet>
      <text:list-level-style-bullet text:level="9" text:style-name="Numbering_20_Symbols" loext:num-list-format="%9%" text:bullet-char="•">
        <style:list-level-properties text:space-before="3.581cm" text:min-label-width="0.395cm"/>
        <style:text-properties fo:font-family="StarSymbol"/>
      </text:list-level-style-bullet>
      <text:list-level-style-bullet text:level="10" text:style-name="Numbering_20_Symbols" loext:num-list-format="%10%" text:bullet-char="•">
        <style:list-level-properties text:space-before="3.976cm" text:min-label-width="0.395cm"/>
        <style:text-properties fo:font-family="StarSymbol"/>
      </text:list-level-style-bullet>
    </text:list-style>
    <text:list-style style:name="_5f_Numérotation_20_des_20_exercices_20_livrets" style:display-name="_Numérotation des exercices livrets">
      <text:list-level-style-number text:level="1" text:style-name="_5f_Numéros_20_exercices_20_livret" loext:num-list-format=" %1% " style:num-prefix=" " style:num-suffix=" " style:num-format="1">
        <style:list-level-properties text:min-label-distance="0.25cm" fo:text-align="center"/>
      </text:list-level-style-number>
      <text:list-level-style-number text:level="2" text:style-name="_5f_Numéros_20_second_20_exercice_20_livret" loext:num-list-format="%2%." style:num-suffix="." style:num-format="a">
        <style:list-level-properties text:min-label-distance="0.15cm" fo:text-align="end"/>
      </text:list-level-style-number>
      <text:list-level-style-bullet text:level="3" text:style-name="corps" loext:num-list-format=" %3%" style:num-prefix=" " text:bullet-char="•">
        <style:list-level-properties text:min-label-width="0.3cm"/>
        <style:text-properties style:font-name="StarSymbol"/>
      </text:list-level-style-bullet>
      <text:list-level-style-bullet text:level="4" text:style-name="_5f_Numéros_20_exercices_20_livret" loext:num-list-format=" %4%" style:num-prefix=" " text:bullet-char="•">
        <style:list-level-properties text:space-before="1.501cm" text:min-label-width="0.499cm"/>
        <style:text-properties style:font-name="StarSymbol"/>
      </text:list-level-style-bullet>
      <text:list-level-style-bullet text:level="5" text:style-name="_5f_Numéros_20_exercices_20_livret" loext:num-list-format=" %5%" style:num-prefix=" " text:bullet-char="•">
        <style:list-level-properties text:space-before="2cm" text:min-label-width="0.499cm"/>
        <style:text-properties style:font-name="StarSymbol"/>
      </text:list-level-style-bullet>
      <text:list-level-style-bullet text:level="6" text:style-name="_5f_Numéros_20_exercices_20_livret" loext:num-list-format=" %6%" style:num-prefix=" " text:bullet-char="•">
        <style:list-level-properties text:space-before="2.501cm" text:min-label-width="0.499cm"/>
        <style:text-properties style:font-name="StarSymbol"/>
      </text:list-level-style-bullet>
      <text:list-level-style-bullet text:level="7" text:style-name="_5f_Numéros_20_exercices_20_livret" loext:num-list-format=" %7%" style:num-prefix=" " text:bullet-char="•">
        <style:list-level-properties text:space-before="3.001cm" text:min-label-width="0.499cm"/>
        <style:text-properties style:font-name="StarSymbol"/>
      </text:list-level-style-bullet>
      <text:list-level-style-bullet text:level="8" text:style-name="_5f_Numéros_20_exercices_20_livret" loext:num-list-format=" %8%" style:num-prefix=" " text:bullet-char="•">
        <style:list-level-properties text:space-before="3.502cm" text:min-label-width="0.499cm"/>
        <style:text-properties style:font-name="StarSymbol"/>
      </text:list-level-style-bullet>
      <text:list-level-style-bullet text:level="9" text:style-name="_5f_Numéros_20_exercices_20_livret" loext:num-list-format=" %9%" style:num-prefix=" " text:bullet-char="•">
        <style:list-level-properties text:space-before="4.001cm" text:min-label-width="0.499cm"/>
        <style:text-properties style:font-name="StarSymbol"/>
      </text:list-level-style-bullet>
      <text:list-level-style-bullet text:level="10" text:style-name="_5f_Numéros_20_exercices_20_livret" loext:num-list-format=" %10%" style:num-prefix=" " text:bullet-char="•">
        <style:list-level-properties text:space-before="4.502cm" text:min-label-width="0.499cm"/>
        <style:text-properties style:font-name="StarSymbol"/>
      </text:list-level-style-bullet>
    </text:list-style>
    <text:list-style style:name="_5f_Numérotation_20_des_20_exercices_20_livrets_20_bis" style:display-name="_Numérotation des exercices livrets bis">
      <text:list-level-style-number text:level="1" text:style-name="_5f_Numéros_20_exercices_20_livret" loext:num-list-format=" %1% " style:num-prefix=" " style:num-suffix=" " style:num-format="1" text:start-value="2">
        <style:list-level-properties text:min-label-distance="0.25cm" fo:text-align="center"/>
      </text:list-level-style-number>
      <text:list-level-style-number text:level="2" text:style-name="_5f_Numéros_20_second_20_exercice_20_livret" loext:num-list-format="%2%." style:num-suffix="." style:num-format="a" text:start-value="2">
        <style:list-level-properties text:min-label-distance="0.15cm" fo:text-align="end"/>
      </text:list-level-style-number>
      <text:list-level-style-bullet text:level="3" text:style-name="Bullet_20_Symbols" loext:num-list-format=" %3%" style:num-prefix=" " text:bullet-char="•">
        <style:list-level-properties text:min-label-width="0.3cm"/>
        <style:text-properties style:font-name="StarSymbol"/>
      </text:list-level-style-bullet>
      <text:list-level-style-bullet text:level="4" text:style-name="Bullet_20_Symbols" loext:num-list-format=" %4%" style:num-prefix=" " text:bullet-char="•">
        <style:list-level-properties text:space-before="1.501cm" text:min-label-width="0.499cm"/>
        <style:text-properties style:font-name="StarSymbol"/>
      </text:list-level-style-bullet>
      <text:list-level-style-bullet text:level="5" text:style-name="Bullet_20_Symbols" loext:num-list-format=" %5%" style:num-prefix=" " text:bullet-char="•">
        <style:list-level-properties text:space-before="2cm" text:min-label-width="0.499cm"/>
        <style:text-properties style:font-name="StarSymbol"/>
      </text:list-level-style-bullet>
      <text:list-level-style-bullet text:level="6" text:style-name="Bullet_20_Symbols" loext:num-list-format=" %6%" style:num-prefix=" " text:bullet-char="•">
        <style:list-level-properties text:space-before="2.501cm" text:min-label-width="0.499cm"/>
        <style:text-properties style:font-name="StarSymbol"/>
      </text:list-level-style-bullet>
      <text:list-level-style-bullet text:level="7" text:style-name="Bullet_20_Symbols" loext:num-list-format=" %7%" style:num-prefix=" " text:bullet-char="•">
        <style:list-level-properties text:space-before="3.001cm" text:min-label-width="0.499cm"/>
        <style:text-properties style:font-name="StarSymbol"/>
      </text:list-level-style-bullet>
      <text:list-level-style-bullet text:level="8" text:style-name="Bullet_20_Symbols" loext:num-list-format=" %8%" style:num-prefix=" " text:bullet-char="•">
        <style:list-level-properties text:space-before="3.502cm" text:min-label-width="0.499cm"/>
        <style:text-properties style:font-name="StarSymbol"/>
      </text:list-level-style-bullet>
      <text:list-level-style-bullet text:level="9" text:style-name="Bullet_20_Symbols" loext:num-list-format=" %9%" style:num-prefix=" " text:bullet-char="•">
        <style:list-level-properties text:space-before="4.001cm" text:min-label-width="0.499cm"/>
        <style:text-properties style:font-name="StarSymbol"/>
      </text:list-level-style-bullet>
      <text:list-level-style-bullet text:level="10" text:style-name="Bullet_20_Symbols" loext:num-list-format=" %10%" style:num-prefix=" " text:bullet-char="•">
        <style:list-level-properties text:space-before="4.502cm" text:min-label-width="0.499cm"/>
        <style:text-properties style:font-name="StarSymbol"/>
      </text:list-level-style-bullet>
    </text:list-style>
    <text:list-style style:name="Numéro_20_dans_20_exercice" style:display-name="Numéro dans exercice">
      <text:list-level-style-number text:level="1" text:style-name="_5f_Numéros_20_exercices_20_livret" loext:num-list-format=" %1% " style:num-prefix=" " style:num-suffix=" " style:num-format="1">
        <style:list-level-properties text:min-label-distance="0.25cm" fo:text-align="center"/>
      </text:list-level-style-number>
      <text:list-level-style-number text:level="2" text:style-name="_5f_Numéros_20_second_20_exercice_20_livret" loext:num-list-format="%2%." style:num-suffix="." style:num-format="a">
        <style:list-level-properties text:min-label-distance="0.15cm" fo:text-align="end"/>
      </text:list-level-style-number>
      <text:list-level-style-bullet text:level="3" text:style-name="Bullet_20_Symbols" loext:num-list-format=" %3%" style:num-prefix=" " text:bullet-char="•">
        <style:list-level-properties text:min-label-distance="0.3cm"/>
        <style:text-properties style:font-name="StarSymbol"/>
      </text:list-level-style-bullet>
      <text:list-level-style-bullet text:level="4" text:style-name="Bullet_20_Symbols" loext:num-list-format=" %4%" style:num-prefix=" " text:bullet-char="•">
        <style:list-level-properties text:space-before="1.501cm" text:min-label-width="0.499cm"/>
        <style:text-properties style:font-name="StarSymbol"/>
      </text:list-level-style-bullet>
      <text:list-level-style-bullet text:level="5" text:style-name="Bullet_20_Symbols" loext:num-list-format=" %5%" style:num-prefix=" " text:bullet-char="•">
        <style:list-level-properties text:space-before="2cm" text:min-label-width="0.499cm"/>
        <style:text-properties style:font-name="StarSymbol"/>
      </text:list-level-style-bullet>
      <text:list-level-style-bullet text:level="6" text:style-name="Bullet_20_Symbols" loext:num-list-format=" %6%" style:num-prefix=" " text:bullet-char="•">
        <style:list-level-properties text:space-before="2.501cm" text:min-label-width="0.499cm"/>
        <style:text-properties style:font-name="StarSymbol"/>
      </text:list-level-style-bullet>
      <text:list-level-style-bullet text:level="7" text:style-name="Bullet_20_Symbols" loext:num-list-format=" %7%" style:num-prefix=" " text:bullet-char="•">
        <style:list-level-properties text:space-before="3.001cm" text:min-label-width="0.499cm"/>
        <style:text-properties style:font-name="StarSymbol"/>
      </text:list-level-style-bullet>
      <text:list-level-style-bullet text:level="8" text:style-name="Bullet_20_Symbols" loext:num-list-format=" %8%" style:num-prefix=" " text:bullet-char="•">
        <style:list-level-properties text:space-before="3.502cm" text:min-label-width="0.499cm"/>
        <style:text-properties style:font-name="StarSymbol"/>
      </text:list-level-style-bullet>
      <text:list-level-style-bullet text:level="9" text:style-name="Bullet_20_Symbols" loext:num-list-format=" %9%" style:num-prefix=" " text:bullet-char="•">
        <style:list-level-properties text:space-before="4.001cm" text:min-label-width="0.499cm"/>
        <style:text-properties style:font-name="StarSymbol"/>
      </text:list-level-style-bullet>
      <text:list-level-style-bullet text:level="10" text:style-name="Bullet_20_Symbols" loext:num-list-format=" %10%" style:num-prefix=" " text:bullet-char="•">
        <style:list-level-properties text:space-before="4.502cm" text:min-label-width="0.499cm"/>
        <style:text-properties style:font-name="StarSymbol"/>
      </text:list-level-style-bullet>
    </text:list-style>
    <text:list-style style:name="_5f_numérotation" style:display-name="_numérotation">
      <text:list-level-style-number text:level="1" text:style-name="Zeichenformat" loext:num-list-format=" %1% " style:num-prefix=" " style:num-suffix=" " style:num-format="1">
        <style:list-level-properties text:min-label-distance="0.25cm"/>
      </text:list-level-style-number>
      <text:list-level-style-number text:level="2" text:style-name="Zeichenformat" loext:num-list-format="%2%." style:num-suffix="." style:num-format="a">
        <style:list-level-properties text:min-label-distance="0.15cm"/>
      </text:list-level-style-number>
      <text:list-level-style-number text:level="3" text:style-name="Zeichenformat" loext:num-list-format="%3%." style:num-suffix="." style:num-format="a">
        <style:list-level-properties text:space-before="1cm" text:min-label-distance="0.199cm"/>
      </text:list-level-style-number>
      <text:list-level-style-number text:level="4" text:style-name="Zeichenformat" loext:num-list-format="%4%." style:num-suffix="." style:num-format="a">
        <style:list-level-properties text:space-before="1.501cm" text:min-label-distance="0.199cm"/>
      </text:list-level-style-number>
      <text:list-level-style-number text:level="5" text:style-name="Zeichenformat" loext:num-list-format="%5%." style:num-suffix="." style:num-format="a">
        <style:list-level-properties text:space-before="2cm" text:min-label-distance="0.199cm"/>
      </text:list-level-style-number>
      <text:list-level-style-number text:level="6" text:style-name="Zeichenformat" loext:num-list-format="%6%." style:num-suffix="." style:num-format="a">
        <style:list-level-properties text:space-before="2.501cm" text:min-label-distance="0.199cm"/>
      </text:list-level-style-number>
      <text:list-level-style-number text:level="7" text:style-name="Zeichenformat" loext:num-list-format="%7%." style:num-suffix="." style:num-format="a">
        <style:list-level-properties text:space-before="3cm" text:min-label-distance="0.199cm"/>
      </text:list-level-style-number>
      <text:list-level-style-number text:level="8" text:style-name="Zeichenformat" loext:num-list-format="%8%." style:num-suffix="." style:num-format="a">
        <style:list-level-properties text:space-before="3.501cm" text:min-label-distance="0.199cm"/>
      </text:list-level-style-number>
      <text:list-level-style-number text:level="9" text:style-name="Zeichenformat" loext:num-list-format="%9%." style:num-suffix="." style:num-format="a">
        <style:list-level-properties text:space-before="4.001cm" text:min-label-distance="0.199cm"/>
      </text:list-level-style-number>
      <text:list-level-style-number text:level="10" text:style-name="Zeichenformat" loext:num-list-format="%10%." style:num-suffix="." style:num-format="a">
        <style:list-level-properties text:space-before="4.501cm" text:min-label-distance="0.199cm"/>
      </text:list-level-style-number>
    </text:list-style>
    <text:list-style style:name="Enonce1">
      <text:list-level-style-bullet text:level="1" text:style-name="Puce_5f_enonce1" loext:num-list-format="%1%" text:bullet-char="">
        <style:list-level-properties text:list-level-position-and-space-mode="label-alignment">
          <style:list-level-label-alignment text:label-followed-by="space"/>
        </style:list-level-properties>
        <style:text-properties style:font-name="StarSymbol"/>
      </text:list-level-style-bullet>
      <text:list-level-style-bullet text:level="2" text:style-name="Puce_5f_enonce1" loext:num-list-format="%2%" text:bullet-char="">
        <style:list-level-properties text:list-level-position-and-space-mode="label-alignment">
          <style:list-level-label-alignment text:label-followed-by="space"/>
        </style:list-level-properties>
        <style:text-properties style:font-name="StarSymbol"/>
      </text:list-level-style-bullet>
      <text:list-level-style-bullet text:level="3" text:style-name="Puce_5f_enonce1" loext:num-list-format="%3%" text:bullet-char="">
        <style:list-level-properties text:list-level-position-and-space-mode="label-alignment">
          <style:list-level-label-alignment text:label-followed-by="space"/>
        </style:list-level-properties>
        <style:text-properties style:font-name="StarSymbol"/>
      </text:list-level-style-bullet>
      <text:list-level-style-bullet text:level="4" text:style-name="Puce_5f_enonce1" loext:num-list-format="%4%" text:bullet-char="">
        <style:list-level-properties text:list-level-position-and-space-mode="label-alignment">
          <style:list-level-label-alignment text:label-followed-by="space"/>
        </style:list-level-properties>
        <style:text-properties style:font-name="StarSymbol"/>
      </text:list-level-style-bullet>
      <text:list-level-style-bullet text:level="5" text:style-name="Puce_5f_enonce1" loext:num-list-format="%5%" text:bullet-char="">
        <style:list-level-properties text:list-level-position-and-space-mode="label-alignment">
          <style:list-level-label-alignment text:label-followed-by="space"/>
        </style:list-level-properties>
        <style:text-properties style:font-name="StarSymbol"/>
      </text:list-level-style-bullet>
      <text:list-level-style-bullet text:level="6" text:style-name="Puce_5f_enonce1" loext:num-list-format="%6%" text:bullet-char="">
        <style:list-level-properties text:list-level-position-and-space-mode="label-alignment">
          <style:list-level-label-alignment text:label-followed-by="space"/>
        </style:list-level-properties>
        <style:text-properties style:font-name="StarSymbol"/>
      </text:list-level-style-bullet>
      <text:list-level-style-bullet text:level="7" text:style-name="Puce_5f_enonce1" loext:num-list-format="%7%" text:bullet-char="">
        <style:list-level-properties text:list-level-position-and-space-mode="label-alignment">
          <style:list-level-label-alignment text:label-followed-by="space"/>
        </style:list-level-properties>
        <style:text-properties style:font-name="StarSymbol"/>
      </text:list-level-style-bullet>
      <text:list-level-style-bullet text:level="8" text:style-name="Puce_5f_enonce1" loext:num-list-format="%8%" text:bullet-char="">
        <style:list-level-properties text:list-level-position-and-space-mode="label-alignment">
          <style:list-level-label-alignment text:label-followed-by="space"/>
        </style:list-level-properties>
        <style:text-properties style:font-name="StarSymbol"/>
      </text:list-level-style-bullet>
      <text:list-level-style-bullet text:level="9" text:style-name="Puce_5f_enonce1" loext:num-list-format="%9%" text:bullet-char="">
        <style:list-level-properties text:list-level-position-and-space-mode="label-alignment">
          <style:list-level-label-alignment text:label-followed-by="space"/>
        </style:list-level-properties>
        <style:text-properties style:font-name="StarSymbol"/>
      </text:list-level-style-bullet>
      <text:list-level-style-bullet text:level="10" text:style-name="Puce_5f_enonce1" loext:num-list-format="%10%" text:bullet-char="">
        <style:list-level-properties text:list-level-position-and-space-mode="label-alignment">
          <style:list-level-label-alignment text:label-followed-by="space"/>
        </style:list-level-properties>
        <style:text-properties style:font-name="StarSymbol"/>
      </text:list-level-style-bullet>
    </text:list-style>
    <text:list-style style:name="_5f_Numérotation_20_de_20_s_27_entraîner" style:display-name="_Numérotation de s'entraîner">
      <text:list-level-style-number text:level="1" text:style-name="_2d_Numéros_20_de_20_s_27_entraîner" loext:num-list-format=" %1% " style:num-prefix=" " style:num-suffix=" " style:num-format="1">
        <style:list-level-properties text:space-before="0.002cm" text:min-label-distance="0.15cm" fo:text-align="center"/>
      </text:list-level-style-number>
      <text:list-level-style-number text:level="2" text:style-name="_5f_Numéros_20_second_20_de_20_s_27_entraîner" loext:num-list-format="%2%." style:num-suffix="." style:num-format="a">
        <style:list-level-properties text:min-label-distance="0.15cm" fo:text-align="end"/>
      </text:list-level-style-number>
      <text:list-level-style-bullet text:level="3" text:style-name="Bullet_20_Symbols" loext:num-list-format=" %3%" style:num-prefix=" " text:bullet-char="•">
        <style:list-level-properties text:min-label-distance="0.15cm"/>
        <style:text-properties style:font-name="StarSymbol"/>
      </text:list-level-style-bullet>
      <text:list-level-style-bullet text:level="4" text:style-name="Bullet_20_Symbols" loext:num-list-format=" %4%" style:num-prefix=" " text:bullet-char="•">
        <style:list-level-properties text:space-before="1.501cm" text:min-label-width="0.499cm"/>
        <style:text-properties style:font-name="StarSymbol"/>
      </text:list-level-style-bullet>
      <text:list-level-style-bullet text:level="5" text:style-name="Bullet_20_Symbols" loext:num-list-format=" %5%" style:num-prefix=" " text:bullet-char="•">
        <style:list-level-properties text:space-before="2cm" text:min-label-width="0.499cm"/>
        <style:text-properties style:font-name="StarSymbol"/>
      </text:list-level-style-bullet>
      <text:list-level-style-bullet text:level="6" text:style-name="Bullet_20_Symbols" loext:num-list-format=" %6%" style:num-prefix=" " text:bullet-char="•">
        <style:list-level-properties text:space-before="2.501cm" text:min-label-width="0.499cm"/>
        <style:text-properties style:font-name="StarSymbol"/>
      </text:list-level-style-bullet>
      <text:list-level-style-bullet text:level="7" text:style-name="Bullet_20_Symbols" loext:num-list-format=" %7%" style:num-prefix=" " text:bullet-char="•">
        <style:list-level-properties text:space-before="3.001cm" text:min-label-width="0.499cm"/>
        <style:text-properties style:font-name="StarSymbol"/>
      </text:list-level-style-bullet>
      <text:list-level-style-bullet text:level="8" text:style-name="Bullet_20_Symbols" loext:num-list-format=" %8%" style:num-prefix=" " text:bullet-char="•">
        <style:list-level-properties text:space-before="3.502cm" text:min-label-width="0.499cm"/>
        <style:text-properties style:font-name="StarSymbol"/>
      </text:list-level-style-bullet>
      <text:list-level-style-bullet text:level="9" text:style-name="Bullet_20_Symbols" loext:num-list-format=" %9%" style:num-prefix=" " text:bullet-char="•">
        <style:list-level-properties text:space-before="4.001cm" text:min-label-width="0.499cm"/>
        <style:text-properties style:font-name="StarSymbol"/>
      </text:list-level-style-bullet>
      <text:list-level-style-bullet text:level="10" text:style-name="Bullet_20_Symbols" loext:num-list-format=" %10%" style:num-prefix=" " text:bullet-char="•">
        <style:list-level-properties text:space-before="4.502cm" text:min-label-width="0.499cm"/>
        <style:text-properties style:font-name="StarSymbol"/>
      </text:list-level-style-bullet>
    </text:list-style>
    <text:list-style style:name="WWNum1">
      <text:list-level-style-number text:level="1" loext:num-list-format="%1%​" style:num-suffix="​" style:num-format="">
        <style:list-level-properties text:list-level-position-and-space-mode="label-alignment">
          <style:list-level-label-alignment text:label-followed-by="nothing"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nothing"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nothing"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nothing"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nothing"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nothing"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nothing"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nothing"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nothing"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5f_Numérotation_20_de_20_s_27_entraîner_20_et_20_approfondir" style:display-name="_Numérotation de s'entraîner et approfondir">
      <text:list-level-style-number text:level="1" text:style-name="Zeichenformat" loext:num-list-format=" %1% " style:num-prefix=" " style:num-suffix=" " style:num-format="1">
        <style:list-level-properties text:space-before="0.002cm" text:min-label-distance="0.15cm" fo:text-align="center"/>
      </text:list-level-style-number>
      <text:list-level-style-number text:level="2" text:style-name="Zeichenformat" loext:num-list-format="%2%." style:num-suffix="." style:num-format="a">
        <style:list-level-properties text:min-label-distance="0.15cm" fo:text-align="end"/>
      </text:list-level-style-number>
      <text:list-level-style-bullet text:level="3" text:style-name="Bullet_20_Symbols" loext:num-list-format=" %3%" style:num-prefix=" " text:bullet-char="•">
        <style:list-level-properties text:min-label-distance="0.15cm"/>
        <style:text-properties style:font-name="StarSymbol"/>
      </text:list-level-style-bullet>
      <text:list-level-style-bullet text:level="4" text:style-name="Bullet_20_Symbols" loext:num-list-format=" %4%" style:num-prefix=" " text:bullet-char="•">
        <style:list-level-properties text:space-before="1.501cm" text:min-label-width="0.499cm"/>
        <style:text-properties style:font-name="StarSymbol"/>
      </text:list-level-style-bullet>
      <text:list-level-style-bullet text:level="5" text:style-name="Bullet_20_Symbols" loext:num-list-format=" %5%" style:num-prefix=" " text:bullet-char="•">
        <style:list-level-properties text:space-before="2cm" text:min-label-width="0.499cm"/>
        <style:text-properties style:font-name="StarSymbol"/>
      </text:list-level-style-bullet>
      <text:list-level-style-bullet text:level="6" text:style-name="Bullet_20_Symbols" loext:num-list-format=" %6%" style:num-prefix=" " text:bullet-char="•">
        <style:list-level-properties text:space-before="2.501cm" text:min-label-width="0.499cm"/>
        <style:text-properties style:font-name="StarSymbol"/>
      </text:list-level-style-bullet>
      <text:list-level-style-bullet text:level="7" text:style-name="Bullet_20_Symbols" loext:num-list-format=" %7%" style:num-prefix=" " text:bullet-char="•">
        <style:list-level-properties text:space-before="3.001cm" text:min-label-width="0.499cm"/>
        <style:text-properties style:font-name="StarSymbol"/>
      </text:list-level-style-bullet>
      <text:list-level-style-bullet text:level="8" text:style-name="Bullet_20_Symbols" loext:num-list-format=" %8%" style:num-prefix=" " text:bullet-char="•">
        <style:list-level-properties text:space-before="3.502cm" text:min-label-width="0.499cm"/>
        <style:text-properties style:font-name="StarSymbol"/>
      </text:list-level-style-bullet>
      <text:list-level-style-bullet text:level="9" text:style-name="Bullet_20_Symbols" loext:num-list-format=" %9%" style:num-prefix=" " text:bullet-char="•">
        <style:list-level-properties text:space-before="4.001cm" text:min-label-width="0.499cm"/>
        <style:text-properties style:font-name="StarSymbol"/>
      </text:list-level-style-bullet>
      <text:list-level-style-bullet text:level="10" text:style-name="Bullet_20_Symbols" loext:num-list-format=" %10%" style:num-prefix=" " text:bullet-char="•">
        <style:list-level-properties text:space-before="4.502cm" text:min-label-width="0.499cm"/>
        <style:text-properties style:font-name="StarSymbol"/>
      </text:list-level-style-bullet>
    </text:list-style>
    <text:list-style style:name="Num_5f_Exo" style:display-name="Num_Exo" text:consecutive-numbering="true">
      <text:list-level-style-number text:level="1" text:style-name="Enonce_5f_Niv3" loext:num-list-format="%1%" style:num-format="1">
        <style:list-level-properties text:list-level-position-and-space-mode="label-alignment">
          <style:list-level-label-alignment text:label-followed-by="nothing"/>
        </style:list-level-properties>
      </text:list-level-style-number>
      <text:list-level-style-number text:level="2" text:style-name="Enonce_5f_Niv2" loext:num-list-format="%2%" style:num-format="1">
        <style:list-level-properties text:list-level-position-and-space-mode="label-alignment">
          <style:list-level-label-alignment text:label-followed-by="nothing"/>
        </style:list-level-properties>
      </text:list-level-style-number>
      <text:list-level-style-number text:level="3" text:style-name="Enonce_5f_Niv3" loext:num-list-format="%3%" style:num-format="1">
        <style:list-level-properties text:list-level-position-and-space-mode="label-alignment">
          <style:list-level-label-alignment text:label-followed-by="nothing"/>
        </style:list-level-properties>
      </text:list-level-style-number>
      <text:list-level-style-number text:level="4" text:style-name="Enonce_5f_Niv1" loext:num-list-format="%4%" style:num-format="1">
        <style:list-level-properties text:list-level-position-and-space-mode="label-alignment">
          <style:list-level-label-alignment text:label-followed-by="nothing"/>
        </style:list-level-properties>
      </text:list-level-style-number>
      <text:list-level-style-number text:level="5" text:style-name="Enonce_5f_Niv1" loext:num-list-format="%5%" style:num-format="1">
        <style:list-level-properties text:list-level-position-and-space-mode="label-alignment">
          <style:list-level-label-alignment text:label-followed-by="nothing"/>
        </style:list-level-properties>
      </text:list-level-style-number>
      <text:list-level-style-number text:level="6" text:style-name="Enonce_5f_Niv1" loext:num-list-format="%6%" style:num-format="1">
        <style:list-level-properties text:list-level-position-and-space-mode="label-alignment">
          <style:list-level-label-alignment text:label-followed-by="nothing"/>
        </style:list-level-properties>
      </text:list-level-style-number>
      <text:list-level-style-number text:level="7" text:style-name="Enonce_5f_Niv1" loext:num-list-format="%7%" style:num-format="1">
        <style:list-level-properties text:list-level-position-and-space-mode="label-alignment">
          <style:list-level-label-alignment text:label-followed-by="nothing"/>
        </style:list-level-properties>
      </text:list-level-style-number>
      <text:list-level-style-number text:level="8" text:style-name="Enonce_5f_Niv1" loext:num-list-format="%8%" style:num-format="1">
        <style:list-level-properties text:list-level-position-and-space-mode="label-alignment">
          <style:list-level-label-alignment text:label-followed-by="nothing"/>
        </style:list-level-properties>
      </text:list-level-style-number>
      <text:list-level-style-number text:level="9" text:style-name="Enonce_5f_Niv1" loext:num-list-format="%9%" style:num-format="1">
        <style:list-level-properties text:list-level-position-and-space-mode="label-alignment">
          <style:list-level-label-alignment text:label-followed-by="nothing"/>
        </style:list-level-properties>
      </text:list-level-style-number>
      <text:list-level-style-number text:level="10" text:style-name="Enonce_5f_Niv1" loext:num-list-format="%10%" style:num-format="1">
        <style:list-level-properties text:list-level-position-and-space-mode="label-alignment">
          <style:list-level-label-alignment text:label-followed-by="nothing"/>
        </style:list-level-properties>
      </text:list-level-style-number>
    </text:list-style>
    <text:list-style style:name="liste_5f_abc" style:display-name="liste_abc">
      <text:list-level-style-number text:level="1" text:style-name="Bold_5f_niv3" loext:num-list-format="%1%." style:num-suffix="." style:num-format="a">
        <style:list-level-properties text:list-level-position-and-space-mode="label-alignment">
          <style:list-level-label-alignment text:label-followed-by="listtab" text:list-tab-stop-position="0.499cm"/>
        </style:list-level-properties>
      </text:list-level-style-number>
      <text:list-level-style-number text:level="2" text:style-name="Bold_5f_niv2" loext:num-list-format="%2%." style:num-suffix="." style:num-format="a">
        <style:list-level-properties text:list-level-position-and-space-mode="label-alignment">
          <style:list-level-label-alignment text:label-followed-by="listtab" text:list-tab-stop-position="0.4cm"/>
        </style:list-level-properties>
      </text:list-level-style-number>
      <text:list-level-style-number text:level="3" text:style-name="Bold_5f_niv3" loext:num-list-format="%3%." style:num-suffix="." style:num-format="a">
        <style:list-level-properties text:list-level-position-and-space-mode="label-alignment">
          <style:list-level-label-alignment text:label-followed-by="listtab" text:list-tab-stop-position="0.499cm"/>
        </style:list-level-properties>
      </text:list-level-style-number>
      <text:list-level-style-number text:level="4" text:style-name="Bold_5f_niv3" loext:num-list-format="%4%." style:num-suffix="." style:num-format="a">
        <style:list-level-properties text:list-level-position-and-space-mode="label-alignment">
          <style:list-level-label-alignment text:label-followed-by="listtab" text:list-tab-stop-position="0.499cm"/>
        </style:list-level-properties>
      </text:list-level-style-number>
      <text:list-level-style-number text:level="5" text:style-name="Bold_5f_niv3" loext:num-list-format="%5%." style:num-suffix="." style:num-format="a">
        <style:list-level-properties text:list-level-position-and-space-mode="label-alignment">
          <style:list-level-label-alignment text:label-followed-by="listtab" text:list-tab-stop-position="0.499cm"/>
        </style:list-level-properties>
      </text:list-level-style-number>
      <text:list-level-style-number text:level="6" text:style-name="Bold_5f_niv3" loext:num-list-format="%6%." style:num-suffix="." style:num-format="a">
        <style:list-level-properties text:list-level-position-and-space-mode="label-alignment">
          <style:list-level-label-alignment text:label-followed-by="listtab" text:list-tab-stop-position="0.499cm"/>
        </style:list-level-properties>
      </text:list-level-style-number>
      <text:list-level-style-number text:level="7" text:style-name="Bold_5f_niv3" loext:num-list-format="%7%." style:num-suffix="." style:num-format="a">
        <style:list-level-properties text:list-level-position-and-space-mode="label-alignment">
          <style:list-level-label-alignment text:label-followed-by="listtab" text:list-tab-stop-position="0.499cm"/>
        </style:list-level-properties>
      </text:list-level-style-number>
      <text:list-level-style-number text:level="8" text:style-name="Bold_5f_niv3" loext:num-list-format="%8%." style:num-suffix="." style:num-format="a">
        <style:list-level-properties text:list-level-position-and-space-mode="label-alignment">
          <style:list-level-label-alignment text:label-followed-by="listtab" text:list-tab-stop-position="0.499cm"/>
        </style:list-level-properties>
      </text:list-level-style-number>
      <text:list-level-style-number text:level="9" text:style-name="Bold_5f_niv3" loext:num-list-format="%9%." style:num-suffix="." style:num-format="a">
        <style:list-level-properties text:list-level-position-and-space-mode="label-alignment">
          <style:list-level-label-alignment text:label-followed-by="listtab" text:list-tab-stop-position="0.499cm"/>
        </style:list-level-properties>
      </text:list-level-style-number>
      <text:list-level-style-number text:level="10" text:style-name="Bold_5f_niv3" loext:num-list-format="%10%." style:num-suffix="." style:num-format="a">
        <style:list-level-properties text:list-level-position-and-space-mode="label-alignment">
          <style:list-level-label-alignment text:label-followed-by="listtab" text:list-tab-stop-position="0.499cm"/>
        </style:list-level-properties>
      </text:list-level-style-number>
    </text:list-style>
    <text:list-style style:name="_5f_4_5f_Numérotation_20_de_20_s_27_entraîner_20_et_20_approfondir" style:display-name="_4_Numérotation de s'entraîner et approfondir" text:consecutive-numbering="true">
      <text:list-level-style-number text:level="1" text:style-name="_2d_Numéros_20_de_20_s_27_entraîner_20_et_20_approfondir_20_-_20_niv_20_1" loext:num-list-format=" %1% " style:num-prefix=" " style:num-suffix=" " style:num-format="1">
        <style:list-level-properties text:min-label-distance="0.25cm" fo:text-align="center"/>
      </text:list-level-style-number>
      <text:list-level-style-number text:level="2" text:style-name="_2d__20_Numeros_20_de_20_s_27_entrainer_20_et_20_approfondir_20_-_20_niv_20_2" loext:num-list-format=" %2% " style:num-prefix=" " style:num-suffix=" " style:num-format="1">
        <style:list-level-properties text:min-label-distance="0.25cm" fo:text-align="center"/>
      </text:list-level-style-number>
      <text:list-level-style-number text:level="3" text:style-name="_2d__20_Numeros_20_de_20_s_27_entrainer_20_et_20_approfondir_20_-_20_niv_20_3" loext:num-list-format=" %3% " style:num-prefix=" " style:num-suffix=" " style:num-format="1">
        <style:list-level-properties text:min-label-distance="0.25cm" fo:text-align="center"/>
      </text:list-level-style-number>
      <text:list-level-style-bullet text:level="4" text:style-name="Bullet_20_Symbols" loext:num-list-format=" %4%" style:num-prefix=" " text:bullet-char="•">
        <style:list-level-properties text:min-label-width="0.3cm"/>
        <style:text-properties style:font-name="StarSymbol"/>
      </text:list-level-style-bullet>
      <text:list-level-style-bullet text:level="5" text:style-name="Bullet_20_Symbols" loext:num-list-format=" %5%" style:num-prefix=" " text:bullet-char="•">
        <style:list-level-properties text:space-before="2cm" text:min-label-width="0.499cm"/>
        <style:text-properties style:font-name="StarSymbol"/>
      </text:list-level-style-bullet>
      <text:list-level-style-bullet text:level="6" text:style-name="Bullet_20_Symbols" loext:num-list-format=" %6%" style:num-prefix=" " text:bullet-char="•">
        <style:list-level-properties text:space-before="2.501cm" text:min-label-width="0.499cm"/>
        <style:text-properties style:font-name="StarSymbol"/>
      </text:list-level-style-bullet>
      <text:list-level-style-bullet text:level="7" text:style-name="Bullet_20_Symbols" loext:num-list-format=" %7%" style:num-prefix=" " text:bullet-char="•">
        <style:list-level-properties text:space-before="3.001cm" text:min-label-width="0.499cm"/>
        <style:text-properties style:font-name="StarSymbol"/>
      </text:list-level-style-bullet>
      <text:list-level-style-bullet text:level="8" text:style-name="Bullet_20_Symbols" loext:num-list-format=" %8%" style:num-prefix=" " text:bullet-char="•">
        <style:list-level-properties text:space-before="3.502cm" text:min-label-width="0.499cm"/>
        <style:text-properties style:font-name="StarSymbol"/>
      </text:list-level-style-bullet>
      <text:list-level-style-bullet text:level="9" text:style-name="Bullet_20_Symbols" loext:num-list-format=" %9%" style:num-prefix=" " text:bullet-char="•">
        <style:list-level-properties text:space-before="4.001cm" text:min-label-width="0.499cm"/>
        <style:text-properties style:font-name="StarSymbol"/>
      </text:list-level-style-bullet>
      <text:list-level-style-bullet text:level="10" text:style-name="Bullet_20_Symbols" loext:num-list-format=" %10%" style:num-prefix=" " text:bullet-char="•">
        <style:list-level-properties text:space-before="4.502cm" text:min-label-width="0.499cm"/>
        <style:text-properties style:font-name="StarSymbol"/>
      </text:list-level-style-bullet>
    </text:list-style>
    <text:list-style style:name="_5f_4_5f_Numerotation_20_de_20_s_27_entrainer_20_et_20_approfondir_20_-_20_niv_20_2" style:display-name="_4_Numerotation de s'entrainer et approfondir - niv 2">
      <text:list-level-style-number text:level="1" text:style-name="_5f_Numéros_20_second_20_de_20_s_27_entraîner" loext:num-list-format="%1%. " style:num-suffix=". " style:num-format="a">
        <style:list-level-properties text:list-level-position-and-space-mode="label-alignment">
          <style:list-level-label-alignment text:label-followed-by="nothing"/>
        </style:list-level-properties>
      </text:list-level-style-number>
      <text:list-level-style-number text:level="2" text:style-name="_5f_Numéros_20_second_20_de_20_s_27_entraîner_20_et_20_approfondir" loext:num-list-format="%2%. " style:num-suffix=". " style:num-format="a">
        <style:list-level-properties text:list-level-position-and-space-mode="label-alignment">
          <style:list-level-label-alignment text:label-followed-by="nothing"/>
        </style:list-level-properties>
      </text:list-level-style-number>
      <text:list-level-style-number text:level="3" text:style-name="Numbering_20_Symbols" loext:num-list-format="%3%" style:num-format="a" style:num-letter-sync="true">
        <style:list-level-properties text:list-level-position-and-space-mode="label-alignment">
          <style:list-level-label-alignment text:label-followed-by="listtab" text:list-tab-stop-position="0.049cm" fo:text-indent="-2.54cm" fo:margin-left="2.54cm"/>
        </style:list-level-properties>
      </text:list-level-style-number>
      <text:list-level-style-number text:level="4" text:style-name="Numbering_20_Symbols" loext:num-list-format="%4%" style:num-format="a" style:num-letter-sync="true">
        <style:list-level-properties text:list-level-position-and-space-mode="label-alignment">
          <style:list-level-label-alignment text:label-followed-by="listtab" text:list-tab-stop-position="0.049cm" fo:text-indent="-3.175cm" fo:margin-left="3.175cm"/>
        </style:list-level-properties>
      </text:list-level-style-number>
      <text:list-level-style-number text:level="5" text:style-name="Numbering_20_Symbols" loext:num-list-format="%5%" style:num-format="a" style:num-letter-sync="true">
        <style:list-level-properties text:list-level-position-and-space-mode="label-alignment">
          <style:list-level-label-alignment text:label-followed-by="listtab" text:list-tab-stop-position="0.049cm" fo:text-indent="-3.81cm" fo:margin-left="3.81cm"/>
        </style:list-level-properties>
      </text:list-level-style-number>
      <text:list-level-style-number text:level="6" text:style-name="Numbering_20_Symbols" loext:num-list-format="%6%" style:num-format="a" style:num-letter-sync="true">
        <style:list-level-properties text:list-level-position-and-space-mode="label-alignment">
          <style:list-level-label-alignment text:label-followed-by="listtab" text:list-tab-stop-position="0.049cm" fo:text-indent="-4.445cm" fo:margin-left="4.445cm"/>
        </style:list-level-properties>
      </text:list-level-style-number>
      <text:list-level-style-number text:level="7" text:style-name="Numbering_20_Symbols" loext:num-list-format="%7%" style:num-format="a" style:num-letter-sync="true">
        <style:list-level-properties text:list-level-position-and-space-mode="label-alignment">
          <style:list-level-label-alignment text:label-followed-by="listtab" text:list-tab-stop-position="0.049cm" fo:text-indent="-5.08cm" fo:margin-left="5.08cm"/>
        </style:list-level-properties>
      </text:list-level-style-number>
      <text:list-level-style-number text:level="8" text:style-name="Numbering_20_Symbols" loext:num-list-format="%8%" style:num-format="a" style:num-letter-sync="true">
        <style:list-level-properties text:list-level-position-and-space-mode="label-alignment">
          <style:list-level-label-alignment text:label-followed-by="listtab" text:list-tab-stop-position="0.049cm" fo:text-indent="-5.715cm" fo:margin-left="5.715cm"/>
        </style:list-level-properties>
      </text:list-level-style-number>
      <text:list-level-style-number text:level="9" text:style-name="Numbering_20_Symbols" loext:num-list-format="%9%" style:num-format="a" style:num-letter-sync="true">
        <style:list-level-properties text:list-level-position-and-space-mode="label-alignment">
          <style:list-level-label-alignment text:label-followed-by="listtab" text:list-tab-stop-position="0.049cm" fo:text-indent="-6.35cm" fo:margin-left="6.35cm"/>
        </style:list-level-properties>
      </text:list-level-style-number>
      <text:list-level-style-number text:level="10" text:style-name="Numbering_20_Symbols" loext:num-list-format="%10%" style:num-format="a" style:num-letter-sync="true">
        <style:list-level-properties text:list-level-position-and-space-mode="label-alignment">
          <style:list-level-label-alignment text:label-followed-by="listtab" text:list-tab-stop-position="0.049cm" fo:text-indent="-6.98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au18" style:family="table">
      <style:table-properties table:align="margins"/>
    </style:style>
    <style:style style:name="Tableau18.A" style:family="table-column">
      <style:table-column-properties style:rel-column-width="25870*"/>
    </style:style>
    <style:style style:name="Tableau18.B" style:family="table-column">
      <style:table-column-properties style:rel-column-width="37954*"/>
    </style:style>
    <style:style style:name="Tableau18.C" style:family="table-column">
      <style:table-column-properties style:rel-column-width="1711*"/>
    </style:style>
    <style:style style:name="Tableau18.1" style:family="table-row">
      <style:table-row-properties style:min-row-height="0.6cm"/>
    </style:style>
    <style:style style:name="Tableau18.A1" style:family="table-cell">
      <style:table-cell-properties style:vertical-align="middle" fo:padding="0cm" fo:border="none"/>
    </style:style>
    <style:style style:name="MP1" style:family="paragraph" style:parent-style-name="_5f_Pied_20_de_20_page" style:list-style-name=""/>
    <style:style style:name="MP2" style:family="paragraph" style:parent-style-name="_5f_Pied_20_de_20_page">
      <style:paragraph-properties fo:text-align="end" style:justify-single-word="false"/>
    </style:style>
    <style:style style:name="MP3" style:family="paragraph" style:parent-style-name="Header">
      <loext:graphic-properties draw:fill="solid" draw:fill-color="#cccccc" draw:opacity="100%"/>
      <style:paragraph-properties fo:text-align="center" style:justify-single-word="false" fo:background-color="#cccccc" fo:padding="0.019cm" fo:border="0.99pt solid #000000" style:shadow="none"/>
      <style:text-properties style:font-name="Bitstream Vera Sans4" fo:font-size="11pt" fo:font-style="italic" fo:text-shadow="1pt 1pt" fo:font-weight="bold"/>
    </style:style>
    <style:style style:name="MP4" style:family="paragraph" style:parent-style-name="Footer">
      <style:paragraph-properties fo:margin-left="0.9cm" fo:margin-right="0cm" fo:text-indent="0cm" style:auto-text-indent="false">
        <style:tab-stops/>
      </style:paragraph-properties>
      <style:text-properties fo:font-variant="small-caps" fo:color="#000000" loext:opacity="100%" style:font-name="Bitstream Vera Sans3" fo:font-size="11pt" fo:font-style="italic" fo:font-weight="bold" style:font-size-asian="11pt" style:font-style-asian="italic" style:font-weight-asian="bold" style:font-size-complex="11pt" style:font-style-complex="italic" style:font-weight-complex="bold"/>
    </style:style>
    <style:style style:name="MP5" style:family="paragraph" style:parent-style-name="_5f_Pied_20_de_20_page" style:list-style-name="">
      <style:paragraph-properties fo:text-align="end" style:justify-single-word="false"/>
    </style:style>
    <style:style style:name="MP6" style:family="paragraph" style:parent-style-name="Footer">
      <style:paragraph-properties fo:margin-left="0cm" fo:margin-right="0.9cm" fo:text-align="end" style:justify-single-word="false" fo:text-indent="0cm" style:auto-text-indent="false">
        <style:tab-stops/>
      </style:paragraph-properties>
      <style:text-properties fo:font-variant="small-caps" fo:color="#000000" loext:opacity="100%" style:font-name="Bitstream Vera Sans3" fo:font-size="11pt" fo:font-style="italic" fo:font-weight="bold" style:font-size-asian="11pt" style:font-style-asian="italic" style:font-weight-asian="bold" style:font-size-complex="11pt" style:font-style-complex="italic" style:font-weight-complex="bold"/>
    </style:style>
    <style:style style:name="MP7" style:family="paragraph" style:parent-style-name="Footer">
      <style:paragraph-properties fo:margin-left="1.101cm" fo:margin-right="0cm" fo:text-indent="0cm" style:auto-text-indent="false">
        <style:tab-stops/>
      </style:paragraph-properties>
      <style:text-properties fo:font-variant="small-caps" fo:color="#000000" loext:opacity="100%" style:font-name="Bitstream Vera Sans3" fo:font-size="11pt" fo:font-style="italic" fo:font-weight="bold" style:font-size-asian="11pt" style:font-style-asian="italic" style:font-weight-asian="bold" style:font-size-complex="11pt" style:font-style-complex="italic" style:font-weight-complex="bold"/>
    </style:style>
    <style:style style:name="MP8" style:family="paragraph" style:parent-style-name="_5f_En-tête">
      <loext:graphic-properties draw:fill="solid" draw:fill-color="#cccccc" draw:opacity="100%"/>
      <style:paragraph-properties fo:text-align="center" style:justify-single-word="false" fo:background-color="#cccccc" fo:padding="0.019cm" fo:border="0.99pt solid #000000" style:shadow="none"/>
      <style:text-properties fo:font-variant="small-caps" style:font-name="Bitstream Vera Sans4" fo:font-size="11pt" fo:font-style="italic" fo:text-shadow="1pt 1pt" fo:font-weight="bold"/>
    </style:style>
    <style:style style:name="MP9" style:family="paragraph" style:parent-style-name="_5f_Pied_20_de_20_page" style:list-style-name="">
      <style:paragraph-properties fo:margin-left="0.9cm" fo:margin-right="0cm" fo:text-indent="0cm" style:auto-text-indent="false" style:shadow="none">
        <style:tab-stops/>
      </style:paragraph-properties>
      <style:text-properties fo:font-variant="small-caps" fo:color="#000000" loext:opacity="100%" style:font-name="Bitstream Vera Sans3" fo:font-size="11pt" fo:font-style="italic" fo:font-weight="bold" style:font-size-asian="11pt" style:font-style-asian="italic" style:font-weight-asian="bold" style:font-size-complex="11pt" style:font-style-complex="italic" style:font-weight-complex="bold"/>
    </style:style>
    <style:style style:name="MP10" style:family="paragraph" style:parent-style-name="Header">
      <loext:graphic-properties draw:fill="solid" draw:fill-color="#cccccc" draw:opacity="100%"/>
      <style:paragraph-properties fo:text-align="center" style:justify-single-word="false" fo:background-color="#cccccc" fo:padding="0.019cm" fo:border="0.99pt solid #000000" style:shadow="none"/>
      <style:text-properties fo:font-variant="small-caps" style:font-name="Bitstream Vera Sans4" fo:font-size="11pt" fo:font-style="italic" fo:text-shadow="1pt 1pt" fo:font-weight="bold"/>
    </style:style>
    <style:style style:name="MP11" style:family="paragraph" style:parent-style-name="Footer">
      <style:paragraph-properties fo:margin-left="0.9cm" fo:margin-right="0cm" fo:text-align="start" style:justify-single-word="false" fo:text-indent="0cm" style:auto-text-indent="false">
        <style:tab-stops/>
      </style:paragraph-properties>
      <style:text-properties fo:font-variant="small-caps" fo:color="#000000" loext:opacity="100%" style:font-name="Bitstream Vera Sans3" fo:font-size="11pt" fo:font-style="italic" fo:font-weight="bold" style:font-size-asian="11pt" style:font-style-asian="italic" style:font-weight-asian="bold" style:font-size-complex="11pt" style:font-style-complex="italic" style:font-weight-complex="bold"/>
    </style:style>
    <style:style style:name="MP12" style:family="paragraph" style:parent-style-name="Footer">
      <style:text-properties fo:font-variant="small-caps" fo:color="#000000" loext:opacity="100%" style:font-name="Bitstream Vera Sans3" fo:font-size="11pt" fo:font-style="italic" fo:font-weight="bold" style:font-size-asian="11pt" style:font-style-asian="italic" style:font-weight-asian="bold" style:font-size-complex="11pt" style:font-style-complex="italic" style:font-weight-complex="bold"/>
    </style:style>
    <style:style style:name="MP13" style:family="paragraph" style:parent-style-name="Standard">
      <style:text-properties fo:font-size="2pt" style:font-size-asian="2pt" style:font-size-complex="2pt"/>
    </style:style>
    <style:style style:name="MP14" style:family="paragraph" style:parent-style-name="Header">
      <style:text-properties fo:font-size="3pt" style:font-size-asian="4pt" style:font-size-complex="4pt"/>
    </style:style>
    <style:style style:name="MP15" style:family="paragraph" style:parent-style-name="Header">
      <style:paragraph-properties fo:margin-left="6.399cm" fo:margin-right="0cm" fo:text-indent="0cm" style:auto-text-indent="false"/>
      <style:text-properties style:font-name="Bitstream Vera Sans3" fo:font-size="13pt" fo:font-weight="bold" style:font-size-asian="13pt" style:font-weight-asian="bold" style:font-size-complex="13pt" style:font-weight-complex="bold"/>
    </style:style>
    <style:style style:name="MP16" style:family="paragraph" style:parent-style-name="Header">
      <style:paragraph-properties fo:margin-left="7.001cm" fo:margin-right="0cm" fo:text-indent="0cm" style:auto-text-indent="false"/>
      <style:text-properties style:font-name="Bitstream Vera Sans3" fo:font-size="11pt" fo:font-weight="normal" style:font-size-asian="11pt" style:font-weight-asian="normal" style:font-size-complex="11pt" style:font-weight-complex="normal"/>
    </style:style>
    <style:style style:name="MP17" style:family="paragraph" style:parent-style-name="Footer">
      <style:paragraph-properties fo:margin-left="0cm" fo:margin-right="0.9cm" fo:text-align="end" style:justify-single-word="false" fo:text-indent="0cm" style:auto-text-indent="false" style:shadow="none">
        <style:tab-stops/>
      </style:paragraph-properties>
      <style:text-properties fo:font-variant="small-caps" fo:color="#000000" loext:opacity="100%" style:font-name="Bitstream Vera Sans3" fo:font-size="11pt" fo:font-style="italic" fo:font-weight="bold" style:font-size-asian="11pt" style:font-style-asian="italic" style:font-weight-asian="bold" style:font-size-complex="11pt" style:font-style-complex="italic" style:font-weight-complex="bold"/>
    </style:style>
    <style:style style:name="MP18" style:family="paragraph" style:parent-style-name="Footer">
      <style:text-properties style:font-name="Bitstream Vera Sans3" fo:font-size="10pt" fo:font-style="italic" fo:font-weight="bold" style:font-size-asian="10pt" style:font-style-asian="italic" style:font-weight-asian="bold" style:font-size-complex="10pt" style:font-style-complex="italic" style:font-weight-complex="bold"/>
    </style:style>
    <style:style style:name="MP19" style:family="paragraph" style:parent-style-name="Standard">
      <style:text-properties fo:font-size="6pt" style:font-size-asian="6pt" style:font-size-complex="6pt"/>
    </style:style>
    <style:style style:name="MP20" style:family="paragraph" style:parent-style-name="Footer">
      <style:paragraph-properties fo:margin-left="0cm" fo:margin-right="0.7cm" fo:text-indent="0cm" style:auto-text-indent="false">
        <style:tab-stops/>
      </style:paragraph-properties>
      <style:text-properties style:font-name="Bitstream Vera Sans3" fo:font-size="10pt" fo:font-style="italic" fo:font-weight="bold" style:font-size-asian="10pt" style:font-style-asian="italic" style:font-weight-asian="bold" style:font-size-complex="10pt" style:font-style-complex="italic" style:font-weight-complex="bold"/>
    </style:style>
    <style:style style:name="MP21" style:family="paragraph" style:parent-style-name="Footer">
      <style:paragraph-properties fo:margin-left="0.7cm" fo:margin-right="0cm" fo:text-indent="0cm" style:auto-text-indent="false">
        <style:tab-stops/>
      </style:paragraph-properties>
      <style:text-properties style:font-name="Bitstream Vera Sans3" fo:font-size="10pt" fo:font-style="italic" fo:font-weight="bold" style:font-size-asian="10pt" style:font-style-asian="italic" style:font-weight-asian="bold" style:font-size-complex="10pt" style:font-style-complex="italic" style:font-weight-complex="bold"/>
    </style:style>
    <style:style style:name="MP22" style:family="paragraph" style:parent-style-name="Footer">
      <style:paragraph-properties fo:margin-left="0.9cm" fo:margin-right="0cm" fo:text-align="start" style:justify-single-word="false" fo:text-indent="0cm" style:auto-text-indent="false" style:shadow="none">
        <style:tab-stops/>
      </style:paragraph-properties>
      <style:text-properties fo:font-variant="small-caps" fo:color="#ff660d" loext:opacity="100%" style:font-name="Bitstream Vera Sans3" fo:font-size="11pt" fo:font-style="italic" fo:font-weight="bold" style:font-size-asian="11pt" style:font-style-asian="italic" style:font-weight-asian="bold" style:font-size-complex="11pt" style:font-style-complex="italic" style:font-weight-complex="bold"/>
    </style:style>
    <style:style style:name="MP23" style:family="paragraph" style:parent-style-name="Footer">
      <style:paragraph-properties fo:margin-left="0cm" fo:margin-right="0.9cm" fo:text-align="end" style:justify-single-word="false" fo:text-indent="0cm" style:auto-text-indent="false">
        <style:tab-stops/>
      </style:paragraph-properties>
      <style:text-properties fo:font-variant="small-caps" fo:color="#ff660d" loext:opacity="100%" style:font-name="Bitstream Vera Sans3" fo:font-size="11pt" fo:font-style="italic" fo:font-weight="bold" style:font-size-asian="11pt" style:font-style-asian="italic" style:font-weight-asian="bold" style:font-size-complex="11pt" style:font-style-complex="italic" style:font-weight-complex="bold"/>
    </style:style>
    <style:style style:name="MP24" style:family="paragraph">
      <loext:graphic-properties draw:fill="solid" draw:fill-color="#d7e12c"/>
    </style:style>
    <style:style style:name="MP25" style:family="paragraph">
      <style:paragraph-properties fo:text-align="center"/>
    </style:style>
    <style:style style:name="MP26" style:family="paragraph">
      <loext:graphic-properties draw:fill="none" draw:fill-color="#ffffff"/>
      <style:paragraph-properties fo:text-align="center" style:writing-mode="lr-tb"/>
      <style:text-properties fo:color="#ffffff" loext:opacity="100%" style:font-name="Bitstream Vera Sans3" fo:font-size="16pt" fo:font-weight="bold" style:font-size-asian="16pt" style:font-weight-asian="bold" style:font-size-complex="16pt" style:font-weight-complex="bold"/>
    </style:style>
    <style:style style:name="MP27" style:family="paragraph" style:parent-style-name="Folio">
      <style:paragraph-properties fo:text-align="center" style:justify-single-word="false"/>
      <style:text-properties fo:font-size="8pt" style:font-size-asian="8pt" style:font-size-complex="8pt"/>
    </style:style>
    <style:style style:name="MP28" style:family="paragraph">
      <loext:graphic-properties draw:fill="solid" draw:fill-color="#d7e12c"/>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29" style:family="paragraph" style:parent-style-name="Header">
      <style:text-properties fo:font-size="14pt" style:font-size-asian="14pt" style:font-size-complex="14pt"/>
    </style:style>
    <style:style style:name="MP30" style:family="paragraph" style:parent-style-name="Header">
      <style:paragraph-properties fo:text-align="end" style:justify-single-word="false"/>
      <style:text-properties fo:font-size="12pt" style:font-size-asian="12pt" style:font-size-complex="12pt"/>
    </style:style>
    <style:style style:name="MT1" style:family="text">
      <style:text-properties fo:font-variant="small-caps"/>
    </style:style>
    <style:style style:name="MT2" style:family="text">
      <style:text-properties fo:font-variant="small-caps" fo:color="#000000" loext:opacity="100%" style:font-name="Bitstream Vera Sans3" fo:font-size="11pt" fo:font-style="italic" fo:font-weight="bold" style:font-size-asian="11pt" style:font-style-asian="italic" style:font-weight-asian="bold" style:font-size-complex="11pt" style:font-style-complex="italic" style:font-weight-complex="bold"/>
    </style:style>
    <style:style style:name="MT3" style:family="text">
      <style:text-properties fo:font-size="12pt" style:font-size-asian="12pt" style:font-size-complex="12pt"/>
    </style:style>
    <style:style style:name="MT4" style:family="text">
      <style:text-properties fo:font-variant="small-caps" fo:font-size="15pt" style:font-size-asian="15pt" style:font-size-complex="15pt"/>
    </style:style>
    <style:style style:name="MT5" style:family="text">
      <style:text-properties fo:color="#ffffff" loext:opacity="100%" style:font-name="Bitstream Vera Sans3" fo:font-size="16pt" fo:font-weight="bold" style:font-size-asian="16pt" style:font-weight-asian="bold" style:font-size-complex="16pt" style:font-weight-complex="bold"/>
    </style:style>
    <style:style style:name="Mfr1"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style:style>
    <style:style style:name="Mfr2" style:family="graphic" style:parent-style-name="Frame">
      <style:graphic-properties fo:margin-left="0cm" fo:margin-right="0cm" style:vertical-pos="from-top" style:vertical-rel="frame" style:horizontal-pos="from-inside" style:horizontal-rel="page-end-margin" fo:background-color="transparent" draw:fill="none" draw:fill-color="#ffffff" fo:padding="0cm" fo:border="none" style:shadow="none" draw:shadow-opacity="100%"/>
    </style:style>
    <style:style style:name="Mgr1" style:family="graphic">
      <style:graphic-properties draw:stroke="none" draw:fill="solid" draw:fill-color="#d7e12c"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2" style:family="graphic">
      <style:graphic-properties draw:stroke="none" svg:stroke-color="#000000" draw:fill="none" draw:fill-color="#ffffff" fo:min-height="0.71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Mgr3" style:family="graphic">
      <style:graphic-properties svg:stroke-width="0.06cm" svg:stroke-color="#d7e12c"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4" style:family="graphic">
      <style:graphic-properties style:run-through="background" style:wrap="run-through" style:number-wrapped-paragraphs="no-limit" style:vertical-pos="from-top" style:vertical-rel="paragraph" style:horizontal-pos="from-left" style:horizontal-rel="paragraph-content" draw:wrap-influence-on-position="once-concurrent" loext:allow-overlap="true" style:flow-with-text="false"/>
    </style:style>
    <style:style style:name="Mgr5" style:family="graphic">
      <style:graphic-properties draw:stroke="none" svg:stroke-width="0cm" svg:stroke-color="#3465a4" draw:marker-start-width="0.199cm" draw:marker-start-center="false" draw:marker-end-width="0.199cm" draw:marker-end-center="false" draw:fill="solid" draw:fill-color="#d7e12c" draw:textarea-horizontal-align="justify" fo:padding-top="0.125cm" fo:padding-bottom="0.125cm" fo:padding-left="0.25cm" fo:padding-right="0.25cm" draw:shadow="hidden" draw:shadow-offset-x="0.199cm" draw:shadow-offset-y="0.199cm" draw:shadow-color="#808080" style:run-through="background"/>
    </style:style>
    <style:page-layout style:name="Mpm1">
      <style:page-layout-properties fo:page-width="21.999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999cm" fo:page-height="30.7cm" style:num-format="1" style:print-orientation="portrait" fo:margin-top="1.199cm" fo:margin-bottom="1.101cm" fo:margin-left="1.499cm" fo:margin-right="1.7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column-sep style:width="0.035cm" style:color="#000000" style:height="0%" style:style="none"/>
        </style:columns>
        <style:footnote-sep style:width="0.018cm" style:distance-before-sep="0.101cm" style:distance-after-sep="0.101cm" style:line-style="solid" style:adjustment="left" style:rel-width="25%" style:color="#000000"/>
      </style:page-layout-properties>
      <style:header-style>
        <style:header-footer-properties svg:height="1.3cm" fo:margin-left="0cm" fo:margin-right="0cm" fo:margin-bottom="0.7cm" style:shadow="none" style:dynamic-spacing="false"/>
      </style:header-style>
      <style:footer-style>
        <style:header-footer-properties fo:min-height="0.998cm" fo:margin-left="0cm" fo:margin-right="0cm" fo:margin-top="0.499cm" style:dynamic-spacing="false"/>
      </style:footer-style>
    </style:page-layout>
    <style:page-layout style:name="Mpm5">
      <style:page-layout-properties fo:page-width="21.999cm" fo:page-height="30.7cm" style:num-format="1" style:print-orientation="portrait" fo:margin-top="1.199cm" fo:margin-bottom="1.101cm" fo:margin-left="1.7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1.3cm" fo:margin-left="0cm" fo:margin-right="0cm" fo:margin-bottom="0.7cm" style:dynamic-spacing="false"/>
      </style:header-style>
      <style:footer-style>
        <style:header-footer-properties fo:min-height="0.998cm" fo:margin-left="0cm" fo:margin-right="0cm" fo:margin-top="0.499cm" style:dynamic-spacing="false"/>
      </style:footer-style>
    </style:page-layout>
    <style:page-layout style:name="Mpm6">
      <style:page-layout-properties fo:page-width="21.999cm" fo:page-height="30.7cm" style:num-format="1" style:print-orientation="portrait" fo:margin-top="1.199cm" fo:margin-bottom="1.101cm" fo:margin-left="1.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1.3cm" fo:margin-left="0cm" fo:margin-right="0cm" fo:margin-bottom="0.7cm" style:dynamic-spacing="false"/>
      </style:header-style>
      <style:footer-style>
        <style:header-footer-properties fo:min-height="0.998cm" fo:margin-left="0cm" fo:margin-right="0cm" fo:margin-top="0.499cm" style:dynamic-spacing="false"/>
      </style:footer-style>
    </style:page-layout>
    <style:page-layout style:name="Mpm7">
      <style:page-layout-properties fo:page-width="21.999cm" fo:page-height="30.7cm" style:num-format="1" style:print-orientation="portrait" fo:margin-top="1.199cm" fo:margin-bottom="1.101cm" fo:margin-left="1.7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column-sep style:width="0.035cm" style:color="#000000" style:height="0%" style:style="none"/>
        </style:columns>
        <style:footnote-sep style:width="0.018cm" style:distance-before-sep="0.101cm" style:distance-after-sep="0.101cm" style:line-style="solid" style:adjustment="left" style:rel-width="25%" style:color="#000000"/>
      </style:page-layout-properties>
      <style:header-style>
        <style:header-footer-properties svg:height="1.3cm" fo:margin-left="0cm" fo:margin-right="0cm" fo:margin-bottom="0.7cm" style:dynamic-spacing="false"/>
      </style:header-style>
      <style:footer-style>
        <style:header-footer-properties fo:min-height="0.998cm" fo:margin-left="0cm" fo:margin-right="0cm" fo:margin-top="0.499cm" style:dynamic-spacing="false"/>
      </style:footer-style>
    </style:page-layout>
    <style:page-layout style:name="Mpm8" style:page-usage="left">
      <style:page-layout-properties fo:page-width="21.999cm" fo:page-height="30.2cm" style:num-format="1" style:print-orientation="portrait" fo:margin-top="0.801cm" fo:margin-bottom="0.85cm" fo:margin-left="1.499cm" fo:margin-right="1.7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2" fo:column-gap="0.699cm">
          <style:column-sep style:width="0.035cm" style:color="#000000" style:height="0%" style:style="none"/>
          <style:column style:rel-width="32767*" fo:start-indent="0cm" fo:end-indent="0.349cm"/>
          <style:column style:rel-width="32768*" fo:start-indent="0.349cm" fo:end-indent="0cm"/>
        </style:columns>
        <style:footnote-sep style:width="0.018cm" style:distance-before-sep="0.101cm" style:distance-after-sep="0.101cm" style:line-style="solid"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9" style:page-usage="right">
      <style:page-layout-properties fo:page-width="21.999cm" fo:page-height="30.2cm" style:num-format="1" style:print-orientation="portrait" fo:margin-top="0.801cm" fo:margin-bottom="0.85cm" fo:margin-left="1.7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2">
          <style:column-sep style:width="0.035cm" style:color="#000000" style:height="0%" style:style="none"/>
          <style:column style:rel-width="5301*" fo:start-indent="0cm" fo:end-indent="0.349cm"/>
          <style:column style:rel-width="5301*" fo:start-indent="0.349cm" fo:end-indent="0cm"/>
        </style:columns>
        <style:footnote-sep style:width="0.018cm" style:distance-before-sep="0.101cm" style:distance-after-sep="0.101cm" style:line-style="solid"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10" style:page-usage="right">
      <style:page-layout-properties fo:page-width="21.999cm" fo:page-height="30.2cm" style:num-format="1" style:print-orientation="portrait" fo:margin-top="0.801cm" fo:margin-bottom="0.85cm" fo:margin-left="1.7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2" fo:column-gap="0.699cm">
          <style:column-sep style:width="0.035cm" style:color="#000000" style:height="0%" style:style="none"/>
          <style:column style:rel-width="32767*" fo:start-indent="0cm" fo:end-indent="0.349cm"/>
          <style:column style:rel-width="32768*" fo:start-indent="0.349cm" fo:end-indent="0cm"/>
        </style:columns>
        <style:footnote-sep style:width="0.018cm" style:distance-before-sep="0.101cm" style:distance-after-sep="0.101cm" style:line-style="solid"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11" style:page-usage="left">
      <style:page-layout-properties fo:page-width="21.999cm" fo:page-height="30.2cm" style:num-format="1" style:print-orientation="portrait" fo:margin-top="0.801cm" fo:margin-bottom="0.85cm" fo:margin-left="1.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2" fo:column-gap="0.699cm">
          <style:column-sep style:width="0.035cm" style:color="#000000" style:height="0%" style:style="none"/>
          <style:column style:rel-width="32767*" fo:start-indent="0cm" fo:end-indent="0.349cm"/>
          <style:column style:rel-width="32768*" fo:start-indent="0.349cm" fo:end-indent="0cm"/>
        </style:columns>
        <style:footnote-sep style:width="0.018cm" style:distance-before-sep="0.101cm" style:distance-after-sep="0.101cm" style:line-style="solid"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12">
      <style:page-layout-properties fo:page-width="20.999cm" fo:page-height="29.699cm" style:num-format="1" style:print-orientation="portrait" fo:margin-top="1cm" fo:margin-bottom="0.80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2" fo:column-gap="0.998cm">
          <style:column-sep style:width="0.002cm" style:color="#000000" style:height="0%" style:style="none"/>
          <style:column style:rel-width="32767*" fo:start-indent="0cm" fo:end-indent="0.499cm"/>
          <style:column style:rel-width="32768*" fo:start-indent="0.499cm" fo:end-indent="0cm"/>
        </style:columns>
        <style:footnote-sep style:width="0.018cm" style:distance-before-sep="0.101cm" style:distance-after-sep="0.101cm" style:line-style="solid" style:adjustment="left" style:rel-width="25%" style:color="#000000"/>
      </style:page-layout-properties>
      <style:header-style>
        <style:header-footer-properties svg:height="1.699cm" fo:margin-left="0cm" fo:margin-right="0cm" fo:margin-bottom="0.499cm" style:dynamic-spacing="false"/>
      </style:header-style>
      <style:footer-style/>
    </style:page-layout>
    <style:page-layout style:name="Mpm13">
      <style:page-layout-properties fo:page-width="21.001cm" fo:page-height="29.7cm" style:num-format="1" style:print-orientation="portrait" fo:margin-top="1cm" fo:margin-bottom="1cm" fo:margin-left="1cm" fo:margin-right="1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2" fo:column-gap="0.998cm">
          <style:column-sep style:width="0.035cm" style:color="#000000" style:height="0%" style:style="none"/>
          <style:column style:rel-width="32767*" fo:start-indent="0cm" fo:end-indent="0.499cm"/>
          <style:column style:rel-width="32768*" fo:start-indent="0.499cm" fo:end-indent="0cm"/>
        </style:columns>
        <style:footnote-sep style:width="0.018cm" style:distance-before-sep="0.101cm" style:distance-after-sep="0.101cm" style:line-style="solid" style:adjustment="left" style:rel-width="25%" style:color="#000000"/>
      </style:page-layout-properties>
      <style:header-style>
        <style:header-footer-properties fo:min-height="1.6cm" fo:margin-left="0cm" fo:margin-right="0cm" fo:margin-bottom="0.101cm" style:shadow="none" style:dynamic-spacing="true" draw:fill="bitmap" draw:fill-image-name="Bitmape_20_2" style:repeat="stretch" draw:fill-image-ref-point="top-left">
          <style:background-image xlink:href="Pictures/1000000000000462000000587CE155E8D689C890.png" xlink:type="simple" xlink:actuate="onLoad" style:repeat="stretch"/>
        </style:header-footer-properties>
      </style:header-style>
      <style:footer-style/>
    </style:page-layout>
    <style:page-layout style:name="Mpm14" style:page-usage="right">
      <style:page-layout-properties fo:page-width="21.999cm" fo:page-height="30.2cm" style:num-format="1" style:print-orientation="portrait" fo:margin-top="0.801cm" fo:margin-bottom="0.85cm" fo:margin-left="1.7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2" fo:column-gap="0.699cm">
          <style:column-sep style:width="0.035cm" style:color="#000000" style:height="0%" style:style="none"/>
          <style:column style:rel-width="32767*" fo:start-indent="0cm" fo:end-indent="0.349cm"/>
          <style:column style:rel-width="32768*" fo:start-indent="0.349cm" fo:end-indent="0cm"/>
        </style:columns>
        <style:footnote-sep style:width="0.018cm" style:distance-before-sep="0.101cm" style:distance-after-sep="0.101cm" style:line-style="solid"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15">
      <style:page-layout-properties fo:page-width="22.8cm" fo:page-height="33.001cm" style:num-format="1" style:print-orientation="portrait" fo:margin-top="1.199cm" fo:margin-bottom="1.499cm" fo:margin-left="1.9cm" fo:margin-right="1.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2" fo:column-gap="0.998cm">
          <style:column-sep style:width="0.035cm" style:color="#000000" style:height="0%" style:style="none"/>
          <style:column style:rel-width="32767*" fo:start-indent="0cm" fo:end-indent="0.499cm"/>
          <style:column style:rel-width="32768*" fo:start-indent="0.499cm" fo:end-indent="0cm"/>
        </style:columns>
        <style:footnote-sep style:width="0.018cm" style:distance-before-sep="0.101cm" style:distance-after-sep="0.101cm" style:line-style="solid" style:adjustment="left" style:rel-width="25%" style:color="#000000"/>
      </style:page-layout-properties>
      <style:header-style>
        <style:header-footer-properties svg:height="3.099cm" fo:margin-left="0cm" fo:margin-right="0cm" fo:margin-bottom="0.499cm" style:shadow="none" style:dynamic-spacing="false"/>
      </style:header-style>
      <style:footer-style>
        <style:header-footer-properties fo:min-height="0.998cm" fo:margin-left="0cm" fo:margin-right="0cm" fo:margin-top="0.499cm" style:dynamic-spacing="false"/>
      </style:footer-style>
    </style:page-layout>
    <style:page-layout style:name="Mpm16"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7"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8">
      <style:page-layout-properties fo:page-width="21.999cm" fo:page-height="30.7cm" style:num-format="1" style:print-orientation="portrait" fo:margin-top="1.199cm" fo:margin-bottom="1.101cm" fo:margin-left="1.499cm" fo:margin-right="1.7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columns fo:column-count="1" fo:column-gap="0cm">
          <style:column-sep style:width="0.035cm" style:color="#000000" style:height="0%" style:style="none"/>
        </style:columns>
        <style:footnote-sep style:width="0.018cm" style:distance-before-sep="0.101cm" style:distance-after-sep="0.101cm" style:line-style="solid" style:adjustment="left" style:rel-width="25%" style:color="#000000"/>
      </style:page-layout-properties>
      <style:header-style>
        <style:header-footer-properties svg:height="1.3cm" fo:margin-left="0cm" fo:margin-right="0cm" fo:margin-bottom="0.7cm" style:dynamic-spacing="false"/>
      </style:header-style>
      <style:footer-style>
        <style:header-footer-properties fo:min-height="0.998cm" fo:margin-left="0cm" fo:margin-right="0cm" fo:margin-top="0.499cm" style:dynamic-spacing="false"/>
      </style:footer-style>
    </style:page-layout>
    <style:page-layout style:name="Mpm19">
      <style:page-layout-properties fo:page-width="21.999cm" fo:page-height="30.7cm" style:num-format="1" style:print-orientation="portrait" fo:margin-top="1.199cm" fo:margin-bottom="1.101cm" fo:margin-left="1.799cm" fo:margin-right="1.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columns fo:column-count="1" fo:column-gap="0cm">
          <style:column-sep style:width="0.035cm" style:color="#000000" style:height="0%" style:style="none"/>
        </style:columns>
        <style:footnote-sep style:width="0.018cm" style:distance-before-sep="0.101cm" style:distance-after-sep="0.101cm" style:line-style="solid" style:adjustment="left" style:rel-width="25%" style:color="#000000"/>
      </style:page-layout-properties>
      <style:header-style>
        <style:header-footer-properties svg:height="1.3cm" fo:margin-left="0cm" fo:margin-right="0cm" fo:margin-bottom="0.7cm" style:dynamic-spacing="false"/>
      </style:header-style>
      <style:footer-style>
        <style:header-footer-properties fo:min-height="0.998cm" fo:margin-left="0cm" fo:margin-right="0cm" fo:margin-top="0.499cm" style:dynamic-spacing="false"/>
      </style:footer-style>
    </style:page-layout>
    <style:page-layout style:name="Mpm20">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1">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2">
      <style:page-layout-properties fo:page-width="29.699cm" fo:page-height="20.999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3">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2" fo:column-gap="0.699cm">
          <style:column-sep style:width="0.021cm" style:color="#d7e12c" style:height="0%" style:style="none"/>
          <style:column style:rel-width="32767*" fo:start-indent="0cm" fo:end-indent="0.349cm"/>
          <style:column style:rel-width="32768*" fo:start-indent="0.349cm" fo:end-indent="0cm"/>
        </style:columns>
        <style:footnote-sep style:width="0.018cm" style:distance-before-sep="0.101cm" style:distance-after-sep="0.101cm" style:line-style="solid" style:adjustment="left" style:rel-width="25%" style:color="#000000"/>
      </style:page-layout-properties>
      <style:header-style>
        <style:header-footer-properties svg:height="2cm" fo:margin-left="0cm" fo:margin-right="0cm" fo:margin-bottom="1.3cm" fo:background-color="transparent" style:dynamic-spacing="false" draw:fill="none" draw:fill-color="#729fcf"/>
      </style:header-style>
      <style:footer-style>
        <style:header-footer-properties svg:height="1cm" fo:margin-left="0cm" fo:margin-right="0cm" fo:margin-top="0.7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style:master-page style:name="HTML" style:page-layout-name="Mpm3" draw:style-name="Mdp1"/>
    <style:master-page style:name="_5f_Fiche_20_éditeur_20_paire_20__28_G_29_" style:display-name="_Fiche éditeur paire (G)" style:page-layout-name="Mpm4" draw:style-name="Mdp1" style:next-style-name="_5f_Fiche_20_éditeur_20_impaire_20__28_D_29_">
      <style:header>
        <text:p text:style-name="_5f_En-tête">Série 2: Multiplier deux nombres relatifs</text:p>
      </style:header>
      <style:footer>
        <text:h text:style-name="MP1" text:outline-level="1">Chapitre A2: Nombres relatifs</text:h>
      </style:footer>
    </style:master-page>
    <style:master-page style:name="_5f_Fiche_20_éditeur_20__20__28_une_20_colonne_29__20__20_impaire_20__28_D_29_" style:display-name="_Fiche éditeur  (une colonne)  impaire (D)" style:page-layout-name="Mpm5" draw:style-name="Mdp1" style:next-style-name="_5f_Fiche_20_éditeur_20_paire_20__28_G_29_">
      <style:header>
        <text:p text:style-name="_5f_En-tête">Série 1 : Définir et nommer un angle</text:p>
      </style:header>
      <style:footer>
        <text:h text:style-name="MP2" text:outline-level="1">Chapitre M 1 : Angles</text:h>
      </style:footer>
    </style:master-page>
    <style:master-page style:name="_5f_Fiche_20_éditeur_20__28_une_20_colonne_29__20_paire_20__28_G_29_" style:display-name="_Fiche éditeur (une colonne) paire (G)" style:page-layout-name="Mpm6" draw:style-name="Mdp1" style:next-style-name="_5f_Fiche_20_éditeur_20__20__28_une_20_colonne_29__20__20_impaire_20__28_D_29_">
      <style:header>
        <text:p text:style-name="MP3"><text:span text:style-name="MT1">Série 1 :</text:span> <text:span text:style-name="MT1">???</text:span></text:p>
      </style:header>
      <style:footer>
        <text:p text:style-name="MP4">... : Chapitre ? </text:p>
      </style:footer>
    </style:master-page>
    <style:master-page style:name="_5f_Fiche_20_éditeur_20_impaire_20__28_D_29_" style:display-name="_Fiche éditeur impaire (D)" style:page-layout-name="Mpm7" draw:style-name="Mdp1" style:next-style-name="_5f_Fiche_20_éditeur_20_paire_20__28_G_29_">
      <style:header>
        <text:p text:style-name="_5f_En-tête">Série 1 : Diviser</text:p>
      </style:header>
      <style:footer>
        <text:h text:style-name="MP5" text:outline-level="1">Chapitre A3: Nombres rationnels </text:h>
      </style:footer>
    </style:master-page>
    <style:master-page style:name="_5f_Fiche_20_éditeur_20_série_20_1_20_paire_20__28_G_29_" style:display-name="_Fiche éditeur série 1 paire (G)" style:page-layout-name="Mpm8" draw:style-name="Mdp1" style:next-style-name="_5f_Fiche_20_éditeur_20_série_20_1_20_impaire_20__28_D_29_">
      <style:header>
        <text:p text:style-name="MP3"><text:span text:style-name="MT1">Série 1 :</text:span> <text:span text:style-name="MT1">???</text:span></text:p>
      </style:header>
      <style:footer>
        <text:p text:style-name="MP4">Chapitre ? : ...</text:p>
      </style:footer>
    </style:master-page>
    <style:master-page style:name="_5f_Fiche_20_éditeur_20_série_20_1_20_impaire_20__28_D_29_" style:display-name="_Fiche éditeur série 1 impaire (D)" style:page-layout-name="Mpm9" draw:style-name="Mdp1" style:next-style-name="_5f_Fiche_20_éditeur_20_série_20_1_20_paire_20__28_G_29_">
      <style:header>
        <text:p text:style-name="MP3"><text:span text:style-name="MT1">Série 1 :</text:span> <text:span text:style-name="MT1">???</text:span></text:p>
      </style:header>
      <style:footer>
        <text:p text:style-name="MP6">Chapitre ? : ...</text:p>
      </style:footer>
      <style:footer-left>
        <text:p text:style-name="MP7">Série 1 :<text:tab/><text:tab/> <text:s text:c="43"/>Chapitre G? : ...</text:p>
      </style:footer-left>
    </style:master-page>
    <style:master-page style:name="_5f_Fiche_20_éditeur_20_série_20_2_20_impaire_20__28_D_29_" style:display-name="_Fiche éditeur série 2 impaire (D)" style:page-layout-name="Mpm10" draw:style-name="Mdp1" style:next-style-name="_5f_Fiche_20_éditeur_20_série_20_2_20_paire_20__28_G_29_">
      <style:header>
        <text:p text:style-name="MP3"><text:span text:style-name="MT1">Série 2 :</text:span> <text:span text:style-name="MT1">???</text:span></text:p>
      </style:header>
      <style:footer>
        <text:p text:style-name="MP6">Chapitre <text:span text:style-name="MT2">? : ...</text:span></text:p>
      </style:footer>
      <style:footer-left>
        <text:p text:style-name="MP7">Série 2 :<text:tab/> <text:s text:c="87"/>Chapitre G? : ...</text:p>
      </style:footer-left>
    </style:master-page>
    <style:master-page style:name="_5f_Fiche_20_éditeur_20_série_20_2_20_paire_20__28_G_29_" style:display-name="_Fiche éditeur série 2 paire (G)" style:page-layout-name="Mpm11" draw:style-name="Mdp1" style:next-style-name="_5f_Fiche_20_éditeur_20_série_20_2_20_impaire_20__28_D_29_">
      <style:header>
        <text:p text:style-name="MP8">Série 2: Multiplier deux nombres relatifs</text:p>
      </style:header>
      <style:footer>
        <text:h text:style-name="MP9" text:outline-level="1">Chapitre A2: Nombres relatifs</text:h>
      </style:footer>
    </style:master-page>
    <style:master-page style:name="_5f_Fiche_20_éditeur_20_série_20_3_20_paire_20__28_G_29_" style:display-name="_Fiche éditeur série 3 paire (G)" style:page-layout-name="Mpm11" draw:style-name="Mdp1" style:next-style-name="_5f_Fiche_20_éditeur_20_série_20_3_20_impaire_20__28_D_29_">
      <style:header>
        <text:p text:style-name="MP10">Série 3 : ???</text:p>
      </style:header>
      <style:footer>
        <text:p text:style-name="MP11">Chapitre ? : ...</text:p>
      </style:footer>
    </style:master-page>
    <style:master-page style:name="_5f_Fiche_20_éditeur_20_série_20_3_20_impaire_20__28_D_29_" style:display-name="_Fiche éditeur série 3 impaire (D)" style:page-layout-name="Mpm10" draw:style-name="Mdp1" style:next-style-name="_5f_Fiche_20_éditeur_20_série_20_3_20_paire_20__28_G_29_">
      <style:header>
        <text:p text:style-name="MP3"><text:span text:style-name="MT1">Série 3 :</text:span> <text:span text:style-name="MT1">???</text:span></text:p>
      </style:header>
      <style:footer>
        <text:p text:style-name="MP6">Chapitre ? : ...</text:p>
      </style:footer>
      <style:footer-left>
        <text:p text:style-name="MP12"/>
      </style:footer-left>
    </style:master-page>
    <style:master-page style:name="_5f_Fiche_20_du_20_livret_20_pair" style:display-name="_Fiche du livret pair" style:page-layout-name="Mpm12" draw:style-name="Mdp1">
      <style:header>
        <table:table table:name="Tableau18" table:style-name="Tableau18">
          <table:table-column table:style-name="Tableau18.A"/>
          <table:table-column table:style-name="Tableau18.B"/>
          <table:table-column table:style-name="Tableau18.C"/>
          <table:table-header-rows>
            <table:table-row table:style-name="Tableau18.1">
              <table:table-cell table:style-name="Tableau18.A1" table:number-rows-spanned="2" office:value-type="string">
                <text:p text:style-name="Standard"/>
              </table:table-cell>
              <table:table-cell table:style-name="Tableau18.A1" office:value-type="string">
                <text:p text:style-name="MP29">N4 : Fractions</text:p>
              </table:table-cell>
              <table:table-cell table:style-name="Tableau18.A1" office:value-type="string">
                <text:p text:style-name="MP29"/>
              </table:table-cell>
            </table:table-row>
          </table:table-header-rows>
          <table:table-row table:style-name="Tableau18.1">
            <table:covered-table-cell table:style-name="Tableau18.A1"/>
            <table:table-cell table:style-name="Tableau18.A1" office:value-type="string">
              <text:p text:style-name="MP30">Série 1 : Fractions et parts</text:p>
            </table:table-cell>
            <table:table-cell table:style-name="Tableau18.A1" office:value-type="string">
              <text:p text:style-name="MP30"/>
            </table:table-cell>
          </table:table-row>
        </table:table>
        <text:p text:style-name="MP13"/>
      </style:header>
    </style:master-page>
    <style:master-page style:name="_5f_Fiche_20_format_20_Site" style:display-name="_Fiche format Site" style:page-layout-name="Mpm13" draw:style-name="Mdp1">
      <style:header>
        <text:p text:style-name="MP14"/>
        <text:p text:style-name="MP15"><text:span text:style-name="MT3">Chapitre N3 :</text:span> <text:span text:style-name="MT4">Nombres fractions</text:span></text:p>
        <text:p text:style-name="MP16">Série 2 : Fractions et partage <text:s text:c="75"/></text:p>
      </style:header>
    </style:master-page>
    <style:master-page style:name="_5f_Fiche_20_éditeur_20_série_20_4_20_impaire_20__28_D_29_" style:display-name="_Fiche éditeur série 4 impaire (D)" style:page-layout-name="Mpm14" draw:style-name="Mdp1" style:next-style-name="_5f_Fiche_20_éditeur_20_série_20_4_20_paire_20__28_G_29_">
      <style:header>
        <text:p text:style-name="MP10">Série 4 : ???</text:p>
      </style:header>
      <style:footer>
        <text:p text:style-name="MP17">Chapitre ? : ...</text:p>
      </style:footer>
      <style:footer-left>
        <text:p text:style-name="MP12"/>
      </style:footer-left>
    </style:master-page>
    <style:master-page style:name="_5f_Fiche_20_éditeur_20_synthèse_20_impaire_20__28_D_29_" style:display-name="_Fiche éditeur synthèse impaire (D)" style:page-layout-name="Mpm14" draw:style-name="Mdp1" style:next-style-name="_5f_Fiche_20_éditeur_20_synthèse_20_paire_20__28_G_29_">
      <style:header>
        <text:p text:style-name="MP10">Synthèse</text:p>
      </style:header>
      <style:footer>
        <text:p text:style-name="MP6">Chapitre ? : ...</text:p>
      </style:footer>
      <style:footer-left>
        <text:p text:style-name="MP18"/>
      </style:footer-left>
    </style:master-page>
    <style:master-page style:name="_5f_Fiche_20_éditeur_20_série_20_4_20_paire_20__28_G_29_" style:display-name="_Fiche éditeur série 4 paire (G)" style:page-layout-name="Mpm11" draw:style-name="Mdp1" style:next-style-name="_5f_Fiche_20_éditeur_20_série_20_4_20_impaire_20__28_D_29_">
      <style:header>
        <text:p text:style-name="MP10">Série 4 : ???</text:p>
      </style:header>
      <style:footer>
        <text:p text:style-name="MP11">Chapitre ? : ...</text:p>
      </style:footer>
    </style:master-page>
    <style:master-page style:name="_5f_Fiche_20_éditeur_20_synthèse_20_paire_20__28_G_29_" style:display-name="_Fiche éditeur synthèse paire (G)" style:page-layout-name="Mpm11" draw:style-name="Mdp1" style:next-style-name="_5f_Fiche_20_éditeur_20_synthèse_20_impaire_20__28_D_29_">
      <style:header>
        <text:p text:style-name="MP10">Synthèse</text:p>
      </style:header>
      <style:footer>
        <text:p text:style-name="MP4">Chapitre ? : ...</text:p>
      </style:footer>
    </style:master-page>
    <style:master-page style:name="_5f_Fiche_20_du_20_livret_20_Génération_20_5" style:display-name="_Fiche du livret Génération 5" style:page-layout-name="Mpm15" draw:style-name="Mdp1">
      <style:header>
        <text:p text:style-name="MP19"><text:tab/><text:tab/><text:tab/><text:tab/><text:tab/><text:tab/></text:p>
        <text:p text:style-name="MP19"/>
      </style:header>
      <style:footer>
        <text:p text:style-name="MP20">Chapitre G? :<text:tab/><text:tab/> <text:s text:c="93"/>Série ? :</text:p>
      </style:footer>
      <style:footer-left>
        <text:p text:style-name="MP21">Série ? :<text:tab/><text:tab/> <text:s text:c="92"/>Chapitre G? :</text:p>
      </style:footer-left>
    </style:master-page>
    <style:master-page style:name="Right_20_Page" style:display-name="Right Page" style:page-layout-name="Mpm16" draw:style-name="Mdp1"/>
    <style:master-page style:name="Left_20_Page" style:display-name="Left Page" style:page-layout-name="Mpm17" draw:style-name="Mdp1" style:next-style-name="Right_20_Page"/>
    <style:master-page style:name="_5f_Fiche_20_éditeur_20_série_20_5_20__28_une_20_colonne_29__20_paire_20__28_G_29_" style:display-name="_Fiche éditeur série 5 (une colonne) paire (G)" style:page-layout-name="Mpm18" draw:style-name="Mdp1" style:next-style-name="_5f_Fiche_20_éditeur_20_série_20_5_20__28_une_20_colonne_29__20_impaire_20__28_D_29_">
      <style:header>
        <text:p text:style-name="Entête_20_couleur">Série 5 : Priorités opératoires et fractions</text:p>
      </style:header>
      <style:footer>
        <text:p text:style-name="MP22">Écritures fractionnaires : Chapitre N2</text:p>
      </style:footer>
      <style:footer-left>
        <text:p text:style-name="MP6">Chapitre N2 : Écritures fractionnaires</text:p>
      </style:footer-left>
    </style:master-page>
    <style:master-page style:name="_5f_Fiche_20_éditeur_20_série_20_5_20__28_une_20_colonne_29__20_impaire_20__28_D_29_" style:display-name="_Fiche éditeur série 5 (une colonne) impaire (D)" style:page-layout-name="Mpm19" draw:style-name="Mdp1" style:next-style-name="_5f_Fiche_20_éditeur_20_série_20_5_20__28_une_20_colonne_29__20_paire_20__28_G_29_">
      <style:header>
        <text:p text:style-name="Entête_20_couleur">Série 5 : Priorités opératoires et fractions</text:p>
      </style:header>
      <style:footer>
        <text:p text:style-name="MP17">Chapitre G2 : Triangles</text:p>
      </style:footer>
      <style:footer-left>
        <text:p text:style-name="MP23">Chapitre N2 : Écritures fractionnaires</text:p>
      </style:footer-left>
    </style:master-page>
    <style:master-page style:name="First_20_Page" style:display-name="First Page" style:page-layout-name="Mpm20" draw:style-name="Mdp1" style:next-style-name="Standard"/>
    <style:master-page style:name="Envelope" style:page-layout-name="Mpm21" draw:style-name="Mdp1"/>
    <style:master-page style:name="Index" style:page-layout-name="Mpm20" draw:style-name="Mdp1"/>
    <style:master-page style:name="Footnote" style:page-layout-name="Mpm2" draw:style-name="Mdp1"/>
    <style:master-page style:name="Landscape" style:page-layout-name="Mpm22" draw:style-name="Mdp1"/>
    <style:master-page style:name="_5f_Fiche_20_éditeur_20_série_20_2_20_une_20_colonne_20_impaire_20__28_G_29_" style:display-name="_Fiche éditeur série 2 une colonne impaire (G)" style:page-layout-name="Mpm23" draw:style-name="Mdp1">
      <style:header>
        <text:p text:style-name="_5f_En-tête"><draw:path text:anchor-type="paragraph" draw:z-index="5" draw:name="Forme1" draw:style-name="Mgr1" draw:text-style-name="MP24" svg:width="4.329cm" svg:height="2.24cm" svg:x="-1.499cm" svg:y="-1cm" svg:viewBox="0 0 4330 2241" svg:d="M0 2241l3984-288c209-15 363-168 345-342l-170-1611h-4159z"><text:p/></draw:path><draw:frame text:anchor-type="paragraph" draw:z-index="8" draw:name="Forme2" draw:style-name="Mgr2" draw:text-style-name="MP26" svg:width="2.703cm" svg:height="0.715cm" draw:transform="rotate (0.0872664625997165) translate (-0.172861111111111cm 0.218722222222222cm)"><draw:text-box><text:p text:style-name="MP25"><text:span text:style-name="MT5">Série 3</text:span></text:p></draw:text-box></draw:frame><draw:line text:anchor-type="paragraph" draw:z-index="25" draw:name="Forme3" draw:style-name="Mgr3" draw:text-style-name="MP25" svg:x1="7.034cm" svg:y1="0.36cm" svg:x2="20.496cm" svg:y2="0.36cm"><text:p/></draw:line>Développer</text:p>
      </style:header>
      <style:footer>
        <text:p text:style-name="Footer"><draw:frame draw:style-name="Mfr1" draw:name="Cadre1" text:anchor-type="paragraph" svg:y="-0.06cm" draw:z-index="11"><draw:text-box fo:min-height="0.499cm" fo:min-width="3cm"><draw:frame draw:style-name="Mfr2" draw:name="Cadre2" text:anchor-type="frame" svg:x="0.45cm" svg:y="0.079cm" svg:width="0.817cm" draw:z-index="14"><draw:text-box fo:min-height="0.355cm"><text:p text:style-name="MP27"><draw:g text:anchor-type="paragraph" draw:z-index="2" draw:name="Forme4" draw:style-name="Mgr4"><draw:path draw:style-name="Mgr5" draw:text-style-name="MP28" svg:width="0.855cm" svg:height="1.172cm" svg:x="-0.03cm" svg:y="-0.194cm" svg:viewBox="0 0 856 1173" svg:d="M856 1173h-856v-991c0-100 79-182 175-182h505c97 0 176 82 176 182z"><text:p/></draw:path></draw:g><text:page-number text:select-page="current">27</text:page-number></text:p></draw:text-box></draw:frame><text:p text:style-name="Footer">Calcul littéral • A7</text:p></draw:text-box></draw:frame></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2.1.2$Windows_X86_64 LibreOffice_project/87b77fad49947c1441b67c559c339af8f3517e22</meta:generator>
    <dc:description>Version modifiée :
Copyright (c) 2009
Katia Hache

Version d'origine : 6N5s1 : Proportionnalité - Proportionnalité  
Copyright (c) 2005
Isabelle Vivien

Permission est accordée de copier, distribuer et/ou modifier ce document selon les termes de la Licence de Documentation Libre GNU (GNU Free Documentation License), version 1.1 ou toute version ultérieure publiée par la Free Software Foundation ; sans Sections Invariables ; sans Textes de Première de Couverture, sans Textes de Quatrième de Couverture.

----------------
Ceci est une traduction française non officielle de la Licence de documentation libre GNU. Elle n'a pas été publiée par la Free Software Foundation, et ne fixe pas légalement les conditions de redistribution des documents qui l'utilisent -- seul le texte original en anglais le fait. Nous espérons toutefois que cette traduction aidera les francophones à mieux comprendre la FDL GNU.
Traduction française non officielle de la GFDL Version 1.1 (Mars 2000)

Copyright original :

Copyright (C) 2000 Free Sofware Foundation, inc

59 Temple Place, Suite 330, Boston, MA 02111-1307 USA

Pour la traduction :
Version 1.0 FR (Jean-Luc Fortin, juillet 2000)
Version 1.1 FR (Christian Casteyde, mars 2001)
Version 1.1.1 FR (César Alexanian, mars 2001)
Version 1.1.2r2 FR (Christian Casteyde et César Alexanian, juin 2001)
--------------------------------
Chacun est libre de copier et de distribuer des copies conformes de cette Licence, mais nul n'est autorisé à la modifier.
0 - PRÉAMBULE

L'objet de cette Licence est de rendre tout manuel, livre ou autre document écrit « libre » au sens de la liberté d'utilisation, à savoir : assurer à chacun la liberté effective de le copier ou de le redistribuer, avec ou sans modifications, commercialement ou non. En outre, cette Licence garantit à l'auteur et à l'éditeur la reconnaissance de leur travail, sans qu'ils soient pour autant considérés comme responsables des modifications réalisées par des tiers.

Cette Licence est une sorte de « copyleft », ce qui signifie que les travaux dérivés du document d'origine sont eux-mêmes « libres » selon les mêmes termes. Elle complète la Licence Publique Générale GNU, qui est également une Licence copyleft, conçue pour les logiciels libres.

Nous avons conçu cette Licence pour la documentation des logiciels libres, car les logiciels libres ont besoin d'une documentation elle-même libre : un logiciel libre doit être accompagné d'un manuel garantissant les mêmes libertés que celles accordées par le logiciel lui-même. Mais cette Licence n'est pas limitée aux seuls manuels des logiciels ; elle peut être utilisée pour tous les documents écrits, sans distinction particulière relative au sujet traité ou au mode de publication. Nous recommandons l'usage de cette Licence principalement pour les travaux destinés à des fins d'enseignement ou devant servir de documents de référence.
1 - APPLICABILITÉ ET DÉFINITIONS

Cette Licence couvre tout manuel ou tout autre travail écrit contenant une notice de copyright autorisant la redistribution selon les termes de cette Licence. Le mot « Document » se réfère ci-après à un tel manuel ou travail. Toute personne en est par définition concessionnaire et est référencée ci-après par le terme « Vous ».

Une « Version modifiée » du Document désigne tout travail en contenant la totalité ou seulement une portion de celui-ci, copiée mot pour mot, modifiée et/ou traduite dans une autre langue.

Une « Section secondaire » désigne une annexe au Document, ou toute information indiquant les rapports entre l'auteur ou l'éditeur et le sujet (ou tout autre sujet connexe) du document, sans toutefois être en rapport direct avec le sujet lui-même (par exemple, si le Document est un manuel de mathématiques, une Section secondaire ne traitera d'aucune notion mathématique). Cette section peut contenir des informations relatives à l'historique du Document, des sources documentaires, des dispositions légales, commerciales, philosophiques, ou des positions éthiques ou politiques susceptibles de concerner le sujet traité.

Les « Sections inaltérables » sont des sections secondaires considérées comme ne pouvant être modifiées et citées comme telles dans la notice légale qui place le Document sous cette Licence.

Les « Textes de couverture » sont les textes courts situés sur les pages de couverture avant et arrière du Document, et cités comme tels dans la mention légale de ce Document.

Le terme « Copie transparente » désigne une version numérique du Document représentée dans un format dont les spécifications sont publiquement disponibles et dont le contenu peut être visualisé et édité directement et immédiatement par un éditeur de texte quelconque, ou (pour les images composées de pixels) par un programme de traitement d'images quelconque, ou (pour les dessins) par un éditeur de dessins courant. Ce format doit pouvoir être accepté directement ou être convertible facilement dans des formats utilisables directement par des logiciels de formatage de texte. Une copie publiée dans un quelconque format numérique ouvert mais dont la structure a été conçue dans le but exprès de prévenir les modifications ultérieures du Document ou dans le but d'en décourager les lecteurs n'est pas considérée comme une Copie Transparente. Une copie qui n'est pas « Transparente » est considérée, par opposition, comme « Opaque ».

Le format de fichier texte codé en ASCII générique et n'utilisant pas de balises, les formats de fichiers Texinfo ou LaTeX, les formats de fichiers SGML ou XML utilisant une DTD publiquement accessible, ainsi que les formats de fichiers HTML simple et standard, écrits de telle sorte qu'ils sont modifiables sans outil spécifique, sont des exemples de formats acceptables pour la réalisation de Copies Transparentes. Les formats suivants sont opaques : PostScript, PDF, formats de fichiers propriétaires qui ne peuvent être visualisés ou édités que par des traitements de textes propriétaires, SGML et XML utilisant des DTD et/ou des outils de formatage qui ne sont pas disponibles publiquement, et du code HTML généré par une machine à l'aide d'un traitement de texte quelconque et dans le seul but de la génération d'un format de sortie.

La « Page de titre » désigne, pour les ouvrages imprimés, la page de titre elle-même, ainsi que les pages supplémentaires nécessaires pour fournir clairement les informations dont cette Licence impose la présence sur la page de titre. Pour les travaux n'ayant pas de Page de titre comme décrit ci-dessus, la « Page de titre » désigne le texte qui s'apparente le plus au titre du document et situé avant le texte principal.
2 - COPIES CONFORMES

Vous pouvez copier et distribuer le Document sur tout type de support, commercialement ou non, à condition que cette Licence, la notice de copyright et la notice de la Licence indiquant que cette Licence s'applique à ce Document soient reproduits dans toutes les copies, et que vous n'y ajoutiez aucune condition restrictive supplémentaire. Vous ne pouvez pas utiliser un quelconque moyen technique visant à empêcher ou à contrôler la lecture ou la reproduction ultérieure des copies que vous avez créées ou distribuées. Toutefois, vous pouvez solliciter une rétribution en échange des copies. Si vous distribuez une grande quantité de copies, référez-vous aux dispositions de la section 3.

Vous pouvez également prêter des copies, sous les mêmes conditions que celles suscitées, et vous pouvez afficher publiquement des copies de ce Document.
3 - COPIES EN NOMBRE

Si vous publiez des copies imprimées de ce Document à plus de 100 exemplaires et que la Licence du Document indique la présence de Textes de couverture, vous devez fournir une couverture pour chaque copie, qui présente les Textes de couverture des première et dernière pages de couverture du Document. Les première et dernière pages de couverture doivent également vous identifier clairement et sans ambiguïté comme étant l'éditeur de ces copies. La première page de couverture doit comporter le titre du Document en mots d'importance et de visibilité égales. Vous pouvez ajouter des informations complémentaires sur les pages de couverture. Les copies du Document dont seule la couverture a été modifiée peuvent être considérées comme des copies conformes, à condition que le titre du Document soit préservé et que les conditions indiquées précédemment soient respectées.

Si les textes devant se trouver sur la couverture sont trop importants pour y tenir de manière claire, vous pouvez ne placer que les premiers sur la première page et placer les suivants sur les pages consécutives.

Si vous publiez plus de 100 Copies opaques du Document, vous devez soit fournir une Copie transparente pour chaque Copie opaque, soit préciser ou fournir avec chaque Copie opaque une adresse réseau publiquement accessible d'une Copie transparente et complète du Document, sans aucun ajout ou modification, et à laquelle tout le monde peut accéder en téléchargement anonyme et sans frais, selon des protocoles réseau communs et standards. Si vous choisissez cette dernière option, vous devez prendre les dispositions nécessaires, dans la limite du raisonnable, afin de garantir l'accès non restrictif à la Copie transparente durant une année pleine après la diffusion publique de la dernière Copie opaque (directement ou via vos revendeurs).

Nous recommandons, mais ce n'est pas obligatoire, que vous contactiez l'auteur du Document suffisamment tôt avant toute publication d'un grand nombre de copies, afin de lui permettre de vous donner une version à jour du Document.
4 - MODIFICATIONS

Vous pouvez copier et distribuer une Version modifiée du Document en respectant les conditions des sections 2 et 3 précédentes, à condition de placer cette Version modifiée sous la présente Licence, dans laquelle le terme « Document » doit être remplacé par les termes « Version modifiée », donnant ainsi l'autorisation de redistribuer et de modifier cette Version modifiée à quiconque en possède une copie. De plus, vous devez effectuer les actions suivantes dans la Version modifiée :

Utiliser sur la Page de titre (et sur la page de couverture éventuellement présente) un titre distinct de celui du Document d'origine et de toutes ses versions antérieures (qui, si elles existent, doivent être mentionnées dans la section « Historique » du Document). Vous pouvez utiliser le même titre si l'éditeur d'origine vous en a donné expressément la permission.

Mentionner sur la Page de titre en tant qu'auteurs une ou plusieurs des personnes ou entités responsables des modifications de la Version modifiée, avec au moins les cinq principaux auteurs du Document (ou tous les auteurs s'il y en a moins de cinq).

Préciser sur la Page de titre le nom de l'éditeur de la Version modifiée, en tant qu'éditeur du Document.

Préserver intégralement toutes les notices de copyright du Document.

Ajouter une notice de copyright adjacente aux autres notices pour vos propres modifications.

Inclure immédiatement après les notices de copyright une notice donnant à quiconque l'autorisation d'utiliser la Version modifiée selon les termes de cette Licence, sous la forme présentée dans l'annexe indiquée ci-dessous.

Préserver dans cette notice la liste complète des Sections inaltérables et les Textes de couverture donnés avec la notice de la Licence du Document.

Inclure une copie non modifiée de cette Licence.

Préserver la section nommée « Historique » et son titre, et y ajouter une nouvelle entrée décrivant le titre, l'année, les nouveaux auteurs et l'éditeur de la Version modifiée, tels que décrits sur la Page de titre, ainsi qu'un descriptif des modifications apportées depuis la précédente version.

Conserver l'adresse réseau éventuellement indiquée dans le Document permettant à quiconque d'accéder à une Copie transparente du Document, ainsi que les adresses réseau indiquées dans le Document pour les versions précédentes sur lesquelles le Document se base. Ces liens peuvent être placés dans la section « Historique ». Vous pouvez ne pas conserver les liens pour un travail datant de plus de quatre ans avant la version courante ou si l'éditeur d'origine vous en accorde la permission.

Si une section « Dédicaces » ou une section « Remerciements » sont présentes, les informations et les appréciations concernant les contributeurs et les personnes auxquelles s'adressent ces remerciements doivent être conservées, ainsi que le titre de ces sections.

Conserver sans modification les Sections inaltérables du Document, ni dans leurs textes, ni dans leurs titres. Les numéros de sections ne sont pas considérés comme faisant partie du texte des sections.

Effacer toute section intitulée « Approbations ». Une telle section ne peut pas être incluse dans une Version modifiée.

Ne pas renommer une section existante sous le titre « Approbations » ou sous un autre titre entrant en conflit avec le titre d'une Section inaltérable.

Si la Version modifiée contient de nouvelles sections préliminaires ou de nouvelles annexes considérées comme des Sections secondaires et que celles-ci ne contiennent aucun élément copié à partir du Document, vous pouvez à votre convenance en désigner une ou plusieurs comme étant des Sections inaltérables. Pour ce faire, ajoutez leurs titres dans la liste des Sections inaltérables au sein de la notice de Licence de la version Modifiée. Ces titres doivent êtres distincts des titres des autres sections.

Vous pouvez ajouter une section nommée « Approbations » à condition que ces approbations ne concernent que les modifications ayant donné naissance à la Version modifiée (par exemple, comptes rendus de revue du document ou acceptation du texte par une organisation le reconnaissant comme étant la définition d'un standard).

Vous pouvez ajouter un passage comprenant jusqu'à cinq mots en première page de couverture, et jusqu'à vingt-cinq mots en dernière page de couverture, à la liste des Textes de couverture de la Version modifiée. Il n'est autorisé d'ajouter qu'un seul passage en première et en dernière pages de couverture par personne ou groupe de personnes ou organisation ayant contribué à la modification du Document. Si le Document comporte déjà un passage sur la même couverture, ajouté en votre nom ou au nom de l'organisation au nom de laquelle vous agissez, vous ne pouvez pas ajouter de passage supplémentaire ; mais vous pouvez remplacer un ancien passage si vous avez expressément obtenu l'autorisation de l'éditeur de celui-ci.

Cette Licence ne vous donne pas le droit d'utiliser le nom des auteurs et des éditeurs de ce Document à des fins publicitaires ou pour prétendre à l'approbation d'une Version modifiée.
5 - FUSION DE DOCUMENTS

Vous pouvez fusionner le Document avec d'autres documents soumis à cette Licence, suivant les spécifications de la section 4 pour les Versions modifiées, à condition d'inclure dans le document résultant toutes les Sections inaltérables des documents originaux sans modification, et de toutes les lister dans la liste des Sections inaltérables de la notice de Licence du document résultant de la fusion.

Le document résultant de la fusion n'a besoin que d'une seule copie de cette Licence, et les Sections inaltérables existant en multiples exemplaires peuvent être remplacées par une copie unique. S'il existe plusieurs Sections inaltérables portant le même nom mais de contenu différent, rendez unique le titre de chaque section en ajoutant, à la fin de celui-ci, entre parenthèses, le nom de l'auteur ou de l'éditeur d'origine, ou, à défaut, un numéro unique. Les mêmes modifications doivent être réalisées dans la liste des Sections inaltérables de la notice de Licence du document final.

Dans le document résultant de la fusion, vous devez rassembler en une seule toutes les sections « Historique » des documents d'origine. De même, vous devez rassembler les sections « Remerciements » et « Dédicaces ». Vous devez supprimer toutes les sections « Approbations ».
6 - REGROUPEMENTS DE DOCUMENTS

Vous pouvez créer un regroupement de documents comprenant le Document et d'autres documents soumis à cette Licence, et remplacer les copies individuelles de cette Licence des différents documents par une unique copie incluse dans le regroupement de documents, à condition de respecter pour chacun de ces documents l'ensemble des règles de cette Licence concernant les copies conformes.

Vous pouvez extraire un document d'un tel regroupement et le distribuer individuellement sous couvert de cette Licence, à condition d'y inclure une copie de cette Licence et d'en respecter l'ensemble des règles concernant les copies conformes.
7 - AGRÉGATION AVEC DES TRAVAUX INDÉPENDANTS

La compilation du Document ou de ses dérivés avec d'autres documents ou travaux séparés et indépendants sur un support de stockage ou sur un média de distribution quelconque ne représente pas une Version modifiée du Document tant qu'aucun copyright n'est déposé pour cette compilation. Une telle compilation est appelée « agrégat » et cette Licence ne s'applique pas aux autres travaux indépendants compilés avec le Document s'ils ne sont pas eux-mêmes des travaux dérivés du Document.

Si les exigences de la section 3 concernant les Textes de couverture sont applicables à ces copies du Document, et si le Document représente un volume inférieur à un quart du volume total de l'agrégat, les Textes de couverture du Document peuvent être placés sur des pages de couverture qui n'encadrent que le Document au sein de l'agrégat. Dans le cas contraire, ils doivent apparaître sur les pages de couverture de l'agrégat complet.
8 - TRADUCTION

La traduction est considérée comme une forme de modification, vous pouvez donc distribuer les traductions du Document selon les termes de la section 4. Vous devez obtenir l'autorisation spéciale des auteurs des Sections inaltérables pour les remplacer par des traductions, mais vous pouvez inclure les traductions des Sections inaltérables en plus des textes originaux. Vous pouvez inclure une traduction de cette Licence à condition d'inclure également la version originale en anglais. En cas de contradiction entre la traduction et la version originale en anglais, c'est cette dernière qui prévaut.
9 - RÉVOCATION

Vous ne pouvez pas copier, modifier, sous-licencier ou distribuer le Document autrement que selon les termes de cette Licence. Tout autre acte de copie, modification, sous-Licence ou distribution du Document est sans objet et vous prive automatiquement des droits que cette Licence vous accorde. En revanche, les personnes qui ont reçu de votre part des copies ou les droits sur le document sous couvert de cette Licence ne voient pas leurs droits révoqués tant qu'elles en respectent les principes.
10 - RÉVISIONS FUTURES DE CETTE LICENCE

La Free Software Foundation peut publier de temps en temps de nouvelles versions révisées de cette Licence. Ces nouvelles versions seront semblables à la présente version dans l'esprit, mais pourront différer sur des points particuliers en fonction de nouvelles questions ou nouveaux problèmes. Voyez http://www.gnu.org/copyleft/ pour plus de détails.
</dc:description>
    <meta:initial-creator>Katia Hache</meta:initial-creator>
    <meta:creation-date>2008-12-03T15:37:30</meta:creation-date>
    <dc:date>2021-10-26T09:27:10.013000000</dc:date>
    <meta:printed-by>Katia Hache</meta:printed-by>
    <meta:print-date>2008-12-06T20:07:18</meta:print-date>
    <meta:editing-cycles>131</meta:editing-cycles>
    <meta:editing-duration>P1DT9H36M2S</meta:editing-duration>
    <meta:document-statistic meta:table-count="3" meta:image-count="0" meta:object-count="7" meta:page-count="3" meta:paragraph-count="203" meta:word-count="1475" meta:character-count="5320" meta:non-whitespace-character-count="3433"/>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style math:fontsize="10pt">
      <math:mrow>
        <math:mfrac>
          <math:mn>1</math:mn>
          <math:mn>2</math:mn>
        </math:mfrac>
      </math:mrow>
    </math:mstyle>
    <math:annotation math:encoding="StarMath 5.0">size 10{{{1} over 2}}</math:annotation>
  </math:semantics>
</math:math>
</file>

<file path=Object 2/content.xml><?xml version="1.0" encoding="utf-8"?>
<math xmlns="http://www.w3.org/1998/Math/MathML" display="block">
  <semantics>
    <msup>
      <mrow>
        <mo fence="true" stretchy="true">(</mo>
        <mrow>
          <mstyle mathsize="10pt">
            <mfrac>
              <mn>1</mn>
              <mn>2</mn>
            </mfrac>
          </mstyle>
        </mrow>
        <mo fence="true" stretchy="true">)</mo>
      </mrow>
      <mn>2</mn>
    </msup>
    <annotation encoding="StarMath 5.0">left ( size 10{{{1} over 2}} right) ^2</annotation>
  </semantics>
</math>
</file>

<file path=Object 3/content.xml><?xml version="1.0" encoding="utf-8"?>
<math xmlns="http://www.w3.org/1998/Math/MathML" display="block">
  <semantics>
    <mstyle mathsize="10pt">
      <mfrac>
        <mn>1</mn>
        <mn>2</mn>
      </mfrac>
    </mstyle>
    <annotation encoding="StarMath 5.0">size 10{{{1} over 2}}</annotation>
  </semantics>
</math>
</file>

<file path=Object 4/content.xml><?xml version="1.0" encoding="utf-8"?>
<math xmlns="http://www.w3.org/1998/Math/MathML">
  <semantics>
    <mstyle mathsize="10pt">
      <mrow>
        <mfrac>
          <mn>1</mn>
          <mn>4</mn>
        </mfrac>
      </mrow>
    </mstyle>
    <annotation encoding="StarMath 5.0">size 10{{{1} over 4}}</annotation>
  </semantics>
</math>
</file>

<file path=Object 5/content.xml><?xml version="1.0" encoding="utf-8"?>
<math xmlns="http://www.w3.org/1998/Math/MathML" display="block">
  <semantics>
    <mstyle mathsize="10pt">
      <mfrac>
        <mn>2</mn>
        <mn>4</mn>
      </mfrac>
    </mstyle>
    <annotation encoding="StarMath 5.0">size 10{{{2} over 4}}</annotation>
  </semantics>
</math>
</file>

<file path=Object 6/content.xml><?xml version="1.0" encoding="utf-8"?>
<math xmlns="http://www.w3.org/1998/Math/MathML" display="block">
  <semantics>
    <mstyle mathsize="10pt">
      <mfrac>
        <mn>8</mn>
        <mn>4</mn>
      </mfrac>
    </mstyle>
    <annotation encoding="StarMath 5.0">size 10{{{8} over 4}}</annotation>
  </semantics>
</math>
</file>

<file path=Object 7/content.xml><?xml version="1.0" encoding="utf-8"?>
<math xmlns="http://www.w3.org/1998/Math/MathML">
  <semantics>
    <mstyle mathsize="10pt">
      <mrow>
        <mfrac>
          <mn>13</mn>
          <mn>4</mn>
        </mfrac>
      </mrow>
    </mstyle>
    <annotation encoding="StarMath 5.0">size 10{{{13} over 4}}</annotation>
  </semantics>
</math>
</file>